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2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3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4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7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9" style:family="paragraph" style:parent-style-name="Standard">
      <style:text-properties fo:font-style="italic" officeooo:paragraph-rsid="013013d9" style:font-style-asian="italic" style:font-style-complex="italic"/>
    </style:style>
    <style:style style:name="P4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1" style:family="paragraph" style:parent-style-name="Standard">
      <style:text-properties fo:font-style="italic" officeooo:paragraph-rsid="01408f03" style:font-style-asian="italic" style:font-style-complex="italic"/>
    </style:style>
    <style:style style:name="P4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1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2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22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23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7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8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52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53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4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5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6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7" style:family="paragraph" style:parent-style-name="Standard">
      <style:text-properties officeooo:rsid="0015f1ff" officeooo:paragraph-rsid="0015f1ff"/>
    </style:style>
    <style:style style:name="P258" style:family="paragraph" style:parent-style-name="Standard">
      <style:text-properties officeooo:rsid="0015f1ff" officeooo:paragraph-rsid="0013268f"/>
    </style:style>
    <style:style style:name="P259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61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7" style:family="paragraph" style:parent-style-name="Standard">
      <style:text-properties fo:font-style="normal" officeooo:paragraph-rsid="02be3c45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7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0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1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2" style:family="paragraph" style:parent-style-name="Standard">
      <style:text-properties fo:font-style="normal" officeooo:paragraph-rsid="076fec72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6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7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8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3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3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3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9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4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4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5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5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5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6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6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7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90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91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9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8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83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85" style:family="paragraph" style:parent-style-name="Standard">
      <style:text-properties officeooo:rsid="0033fbdf" officeooo:paragraph-rsid="0033fbdf"/>
    </style:style>
    <style:style style:name="P686" style:family="paragraph" style:parent-style-name="Standard">
      <style:text-properties officeooo:rsid="0034ed8b" officeooo:paragraph-rsid="0106c767"/>
    </style:style>
    <style:style style:name="P68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8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30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34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44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4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47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48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49" style:family="paragraph" style:parent-style-name="Standard">
      <style:paragraph-properties fo:line-height="100%"/>
      <style:text-properties fo:font-weight="normal" officeooo:paragraph-rsid="0798f474"/>
    </style:style>
    <style:style style:name="P75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5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5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53" style:family="paragraph" style:parent-style-name="Standard">
      <style:text-properties officeooo:rsid="0012a0dc" officeooo:paragraph-rsid="0012a0dc"/>
    </style:style>
    <style:style style:name="P754" style:family="paragraph" style:parent-style-name="Standard">
      <style:text-properties officeooo:paragraph-rsid="003eeb50"/>
    </style:style>
    <style:style style:name="P755" style:family="paragraph" style:parent-style-name="Standard">
      <style:text-properties officeooo:rsid="00205d85" officeooo:paragraph-rsid="005f7223"/>
    </style:style>
    <style:style style:name="P756" style:family="paragraph" style:parent-style-name="Standard">
      <style:text-properties officeooo:rsid="002436f5" officeooo:paragraph-rsid="00ed9297"/>
    </style:style>
    <style:style style:name="P757" style:family="paragraph" style:parent-style-name="Standard">
      <style:text-properties officeooo:rsid="0056d959" officeooo:paragraph-rsid="0056d959"/>
    </style:style>
    <style:style style:name="P758" style:family="paragraph" style:parent-style-name="Standard">
      <style:paragraph-properties fo:line-height="150%"/>
      <style:text-properties officeooo:paragraph-rsid="0013268f"/>
    </style:style>
    <style:style style:name="P759" style:family="paragraph" style:parent-style-name="Standard">
      <style:paragraph-properties fo:line-height="150%"/>
      <style:text-properties officeooo:paragraph-rsid="0040eb9d"/>
    </style:style>
    <style:style style:name="P760" style:family="paragraph" style:parent-style-name="Standard">
      <style:paragraph-properties fo:line-height="150%"/>
      <style:text-properties officeooo:paragraph-rsid="00c6421c"/>
    </style:style>
    <style:style style:name="P761" style:family="paragraph" style:parent-style-name="Standard">
      <style:paragraph-properties fo:line-height="150%"/>
      <style:text-properties officeooo:paragraph-rsid="0106c767"/>
    </style:style>
    <style:style style:name="P762" style:family="paragraph" style:parent-style-name="Standard">
      <style:paragraph-properties fo:line-height="150%"/>
      <style:text-properties officeooo:paragraph-rsid="01d80854"/>
    </style:style>
    <style:style style:name="P763" style:family="paragraph" style:parent-style-name="Standard">
      <style:paragraph-properties fo:line-height="150%"/>
      <style:text-properties officeooo:paragraph-rsid="0265f14b"/>
    </style:style>
    <style:style style:name="P764" style:family="paragraph" style:parent-style-name="Standard">
      <style:paragraph-properties fo:line-height="150%"/>
      <style:text-properties officeooo:paragraph-rsid="00cab904"/>
    </style:style>
    <style:style style:name="P765" style:family="paragraph" style:parent-style-name="Standard">
      <style:paragraph-properties fo:line-height="150%"/>
      <style:text-properties officeooo:paragraph-rsid="0339abb7"/>
    </style:style>
    <style:style style:name="P766" style:family="paragraph" style:parent-style-name="Standard">
      <style:paragraph-properties fo:line-height="150%"/>
      <style:text-properties officeooo:paragraph-rsid="031857c7"/>
    </style:style>
    <style:style style:name="P767" style:family="paragraph" style:parent-style-name="Standard">
      <style:paragraph-properties fo:line-height="150%"/>
      <style:text-properties officeooo:paragraph-rsid="0347bb43"/>
    </style:style>
    <style:style style:name="P768" style:family="paragraph" style:parent-style-name="Standard">
      <style:paragraph-properties fo:line-height="150%"/>
      <style:text-properties officeooo:paragraph-rsid="03af7bf7"/>
    </style:style>
    <style:style style:name="P769" style:family="paragraph" style:parent-style-name="Standard">
      <style:paragraph-properties fo:line-height="150%"/>
      <style:text-properties officeooo:paragraph-rsid="03e90de3"/>
    </style:style>
    <style:style style:name="P770" style:family="paragraph" style:parent-style-name="Standard">
      <style:paragraph-properties fo:line-height="150%"/>
      <style:text-properties officeooo:paragraph-rsid="03ffa765"/>
    </style:style>
    <style:style style:name="P771" style:family="paragraph" style:parent-style-name="Standard">
      <style:paragraph-properties fo:line-height="150%"/>
      <style:text-properties officeooo:paragraph-rsid="04226783"/>
    </style:style>
    <style:style style:name="P772" style:family="paragraph" style:parent-style-name="Standard">
      <style:paragraph-properties fo:line-height="150%"/>
      <style:text-properties officeooo:paragraph-rsid="04ddd894"/>
    </style:style>
    <style:style style:name="P773" style:family="paragraph" style:parent-style-name="Standard">
      <style:paragraph-properties fo:line-height="150%"/>
      <style:text-properties officeooo:paragraph-rsid="05319739"/>
    </style:style>
    <style:style style:name="P774" style:family="paragraph" style:parent-style-name="Standard">
      <style:paragraph-properties fo:line-height="150%"/>
      <style:text-properties officeooo:paragraph-rsid="057d2115"/>
    </style:style>
    <style:style style:name="P775" style:family="paragraph" style:parent-style-name="Standard">
      <style:paragraph-properties fo:line-height="150%"/>
      <style:text-properties officeooo:paragraph-rsid="058bbc5e"/>
    </style:style>
    <style:style style:name="P776" style:family="paragraph" style:parent-style-name="Standard">
      <style:paragraph-properties fo:line-height="150%"/>
      <style:text-properties officeooo:paragraph-rsid="054d7055"/>
    </style:style>
    <style:style style:name="P777" style:family="paragraph" style:parent-style-name="Standard">
      <style:paragraph-properties fo:line-height="150%"/>
      <style:text-properties officeooo:paragraph-rsid="05cd3bc5"/>
    </style:style>
    <style:style style:name="P778" style:family="paragraph" style:parent-style-name="Standard">
      <style:paragraph-properties fo:line-height="150%"/>
      <style:text-properties officeooo:paragraph-rsid="05e46ca0"/>
    </style:style>
    <style:style style:name="P779" style:family="paragraph" style:parent-style-name="Standard">
      <style:paragraph-properties fo:line-height="150%"/>
      <style:text-properties officeooo:paragraph-rsid="05e8bd08"/>
    </style:style>
    <style:style style:name="P780" style:family="paragraph" style:parent-style-name="Standard">
      <style:paragraph-properties fo:line-height="150%"/>
      <style:text-properties officeooo:paragraph-rsid="0608abbd"/>
    </style:style>
    <style:style style:name="P781" style:family="paragraph" style:parent-style-name="Standard">
      <style:paragraph-properties fo:line-height="150%"/>
      <style:text-properties officeooo:paragraph-rsid="061a2a29"/>
    </style:style>
    <style:style style:name="P782" style:family="paragraph" style:parent-style-name="Standard">
      <style:paragraph-properties fo:line-height="150%"/>
      <style:text-properties officeooo:paragraph-rsid="06130d41"/>
    </style:style>
    <style:style style:name="P783" style:family="paragraph" style:parent-style-name="Standard">
      <style:paragraph-properties fo:line-height="150%"/>
      <style:text-properties officeooo:paragraph-rsid="062535ed"/>
    </style:style>
    <style:style style:name="P784" style:family="paragraph" style:parent-style-name="Standard">
      <style:paragraph-properties fo:line-height="150%"/>
      <style:text-properties officeooo:paragraph-rsid="06257b22"/>
    </style:style>
    <style:style style:name="P785" style:family="paragraph" style:parent-style-name="Standard">
      <style:paragraph-properties fo:line-height="150%"/>
      <style:text-properties officeooo:paragraph-rsid="067e3ef2"/>
    </style:style>
    <style:style style:name="P786" style:family="paragraph" style:parent-style-name="Standard">
      <style:paragraph-properties fo:line-height="150%"/>
      <style:text-properties officeooo:paragraph-rsid="063bda54"/>
    </style:style>
    <style:style style:name="P787" style:family="paragraph" style:parent-style-name="Standard">
      <style:paragraph-properties fo:line-height="150%"/>
      <style:text-properties officeooo:paragraph-rsid="07267459"/>
    </style:style>
    <style:style style:name="P788" style:family="paragraph" style:parent-style-name="Standard">
      <style:paragraph-properties fo:line-height="150%"/>
      <style:text-properties officeooo:paragraph-rsid="05f80830"/>
    </style:style>
    <style:style style:name="P789" style:family="paragraph" style:parent-style-name="Standard">
      <style:paragraph-properties fo:line-height="150%"/>
      <style:text-properties officeooo:paragraph-rsid="03becfb9"/>
    </style:style>
    <style:style style:name="P790" style:family="paragraph" style:parent-style-name="Standard">
      <style:paragraph-properties fo:line-height="150%"/>
      <style:text-properties officeooo:paragraph-rsid="079b1a71"/>
    </style:style>
    <style:style style:name="P791" style:family="paragraph" style:parent-style-name="Standard">
      <style:paragraph-properties fo:line-height="150%"/>
      <style:text-properties officeooo:paragraph-rsid="079c6b22"/>
    </style:style>
    <style:style style:name="P792" style:family="paragraph" style:parent-style-name="Standard">
      <style:paragraph-properties fo:line-height="150%"/>
      <style:text-properties officeooo:paragraph-rsid="065d401a"/>
    </style:style>
    <style:style style:name="P793" style:family="paragraph" style:parent-style-name="Standard">
      <style:paragraph-properties fo:line-height="150%"/>
      <style:text-properties officeooo:paragraph-rsid="087e78ab"/>
    </style:style>
    <style:style style:name="P794" style:family="paragraph" style:parent-style-name="Standard">
      <style:paragraph-properties fo:line-height="150%"/>
      <style:text-properties officeooo:paragraph-rsid="0893372d"/>
    </style:style>
    <style:style style:name="P795" style:family="paragraph" style:parent-style-name="Standard">
      <style:text-properties officeooo:paragraph-rsid="00883289"/>
    </style:style>
    <style:style style:name="P796" style:family="paragraph" style:parent-style-name="Standard">
      <style:text-properties officeooo:rsid="008872eb" officeooo:paragraph-rsid="008872eb"/>
    </style:style>
    <style:style style:name="P797" style:family="paragraph" style:parent-style-name="Standard">
      <style:text-properties officeooo:paragraph-rsid="00a75993"/>
    </style:style>
    <style:style style:name="P79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80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7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7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8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7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8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9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00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03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4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5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7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8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70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92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6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7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8" style:family="paragraph" style:parent-style-name="Standard">
      <style:text-properties style:use-window-font-color="true" officeooo:paragraph-rsid="02be3c45"/>
    </style:style>
    <style:style style:name="P1099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0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0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0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1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11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12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5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6" style:family="paragraph" style:parent-style-name="Standard">
      <style:text-properties style:use-window-font-color="true" officeooo:paragraph-rsid="02ecf51e"/>
    </style:style>
    <style:style style:name="P1117" style:family="paragraph" style:parent-style-name="Standard">
      <style:paragraph-properties fo:line-height="150%"/>
      <style:text-properties style:use-window-font-color="true" officeooo:paragraph-rsid="02edc963"/>
    </style:style>
    <style:style style:name="P1118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9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20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3" style:family="paragraph" style:parent-style-name="Standard">
      <style:text-properties style:use-window-font-color="true" officeooo:rsid="003eeb50" officeooo:paragraph-rsid="078db77b"/>
    </style:style>
    <style:style style:name="P1124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5" style:family="paragraph" style:parent-style-name="Standard">
      <style:text-properties style:use-window-font-color="true" officeooo:paragraph-rsid="07ab30f1"/>
    </style:style>
    <style:style style:name="P1126" style:family="paragraph" style:parent-style-name="Standard">
      <style:text-properties style:use-window-font-color="true" officeooo:paragraph-rsid="0862b4fb"/>
    </style:style>
    <style:style style:name="P1127" style:family="paragraph" style:parent-style-name="Standard">
      <style:text-properties officeooo:paragraph-rsid="00ba4170"/>
    </style:style>
    <style:style style:name="P1128" style:family="paragraph" style:parent-style-name="Standard">
      <style:text-properties officeooo:paragraph-rsid="00bbbf73"/>
    </style:style>
    <style:style style:name="P1129" style:family="paragraph" style:parent-style-name="Standard">
      <style:text-properties officeooo:rsid="00beb82f" officeooo:paragraph-rsid="00beb82f"/>
    </style:style>
    <style:style style:name="P1130" style:family="paragraph" style:parent-style-name="Standard">
      <style:text-properties officeooo:paragraph-rsid="00beb82f"/>
    </style:style>
    <style:style style:name="P1131" style:family="paragraph" style:parent-style-name="Standard">
      <style:text-properties officeooo:rsid="00c0d7c6" officeooo:paragraph-rsid="00c0d7c6"/>
    </style:style>
    <style:style style:name="P1132" style:family="paragraph" style:parent-style-name="Standard">
      <style:text-properties officeooo:rsid="005521a3" officeooo:paragraph-rsid="005521a3"/>
    </style:style>
    <style:style style:name="P1133" style:family="paragraph" style:parent-style-name="Standard">
      <style:text-properties officeooo:paragraph-rsid="00d2fc06"/>
    </style:style>
    <style:style style:name="P1134" style:family="paragraph" style:parent-style-name="Standard">
      <style:text-properties officeooo:paragraph-rsid="00d77d7d"/>
    </style:style>
    <style:style style:name="P1135" style:family="paragraph" style:parent-style-name="Standard">
      <style:text-properties officeooo:rsid="00d9c9e4" officeooo:paragraph-rsid="00d9c9e4"/>
    </style:style>
    <style:style style:name="P1136" style:family="paragraph" style:parent-style-name="Standard">
      <style:text-properties officeooo:paragraph-rsid="00e5f586"/>
    </style:style>
    <style:style style:name="P1137" style:family="paragraph" style:parent-style-name="Standard">
      <style:text-properties officeooo:paragraph-rsid="00eb50e0"/>
    </style:style>
    <style:style style:name="P1138" style:family="paragraph" style:parent-style-name="Standard">
      <style:paragraph-properties fo:line-height="150%"/>
      <style:text-properties officeooo:rsid="00f2503e" officeooo:paragraph-rsid="00f2503e"/>
    </style:style>
    <style:style style:name="P1139" style:family="paragraph" style:parent-style-name="Standard">
      <style:text-properties officeooo:rsid="00f2503e" officeooo:paragraph-rsid="01222be5"/>
    </style:style>
    <style:style style:name="P1140" style:family="paragraph" style:parent-style-name="Standard">
      <style:text-properties officeooo:rsid="00d1487d" officeooo:paragraph-rsid="00d2fc06"/>
    </style:style>
    <style:style style:name="P1141" style:family="paragraph" style:parent-style-name="Standard">
      <style:text-properties officeooo:paragraph-rsid="00f5260b"/>
    </style:style>
    <style:style style:name="P1142" style:family="paragraph" style:parent-style-name="Standard">
      <style:text-properties officeooo:paragraph-rsid="010c486e"/>
    </style:style>
    <style:style style:name="P1143" style:family="paragraph" style:parent-style-name="Standard">
      <style:text-properties officeooo:paragraph-rsid="00367935"/>
    </style:style>
    <style:style style:name="P1144" style:family="paragraph" style:parent-style-name="Standard">
      <style:text-properties officeooo:paragraph-rsid="011fc384"/>
    </style:style>
    <style:style style:name="P1145" style:family="paragraph" style:parent-style-name="Standard">
      <style:text-properties officeooo:paragraph-rsid="0122678f"/>
    </style:style>
    <style:style style:name="P1146" style:family="paragraph" style:parent-style-name="Standard">
      <style:text-properties officeooo:paragraph-rsid="012dfde8"/>
    </style:style>
    <style:style style:name="P1147" style:family="paragraph" style:parent-style-name="Standard">
      <style:text-properties officeooo:paragraph-rsid="0130fd48"/>
    </style:style>
    <style:style style:name="P1148" style:family="paragraph" style:parent-style-name="Standard">
      <style:text-properties officeooo:paragraph-rsid="013282b3"/>
    </style:style>
    <style:style style:name="P1149" style:family="paragraph" style:parent-style-name="Standard">
      <style:text-properties officeooo:paragraph-rsid="013f3c54"/>
    </style:style>
    <style:style style:name="P1150" style:family="paragraph" style:parent-style-name="Standard">
      <style:text-properties officeooo:paragraph-rsid="0152f194"/>
    </style:style>
    <style:style style:name="P1151" style:family="paragraph" style:parent-style-name="Standard">
      <style:text-properties officeooo:paragraph-rsid="0150aafa"/>
    </style:style>
    <style:style style:name="P1152" style:family="paragraph" style:parent-style-name="Standard">
      <style:paragraph-properties fo:line-height="100%"/>
      <style:text-properties officeooo:paragraph-rsid="016aa5ac"/>
    </style:style>
    <style:style style:name="P1153" style:family="paragraph" style:parent-style-name="Standard">
      <style:paragraph-properties fo:line-height="100%"/>
      <style:text-properties officeooo:paragraph-rsid="016d2800"/>
    </style:style>
    <style:style style:name="P1154" style:family="paragraph" style:parent-style-name="Standard">
      <style:paragraph-properties fo:line-height="100%"/>
      <style:text-properties officeooo:paragraph-rsid="0176ee1b"/>
    </style:style>
    <style:style style:name="P1155" style:family="paragraph" style:parent-style-name="Standard">
      <style:paragraph-properties fo:line-height="100%"/>
      <style:text-properties officeooo:paragraph-rsid="017941db"/>
    </style:style>
    <style:style style:name="P1156" style:family="paragraph" style:parent-style-name="Standard">
      <style:paragraph-properties fo:line-height="100%"/>
      <style:text-properties officeooo:paragraph-rsid="017a7161"/>
    </style:style>
    <style:style style:name="P1157" style:family="paragraph" style:parent-style-name="Standard">
      <style:paragraph-properties fo:line-height="100%"/>
      <style:text-properties officeooo:paragraph-rsid="018105ab"/>
    </style:style>
    <style:style style:name="P1158" style:family="paragraph" style:parent-style-name="Standard">
      <style:paragraph-properties fo:line-height="100%"/>
      <style:text-properties officeooo:paragraph-rsid="01aaba73"/>
    </style:style>
    <style:style style:name="P1159" style:family="paragraph" style:parent-style-name="Standard">
      <style:paragraph-properties fo:line-height="100%"/>
      <style:text-properties officeooo:paragraph-rsid="01d3aa7e"/>
    </style:style>
    <style:style style:name="P1160" style:family="paragraph" style:parent-style-name="Standard">
      <style:paragraph-properties fo:line-height="100%"/>
      <style:text-properties officeooo:paragraph-rsid="01e2b86d"/>
    </style:style>
    <style:style style:name="P1161" style:family="paragraph" style:parent-style-name="Standard">
      <style:paragraph-properties fo:line-height="100%"/>
      <style:text-properties officeooo:paragraph-rsid="01e7ea9a"/>
    </style:style>
    <style:style style:name="P1162" style:family="paragraph" style:parent-style-name="Standard">
      <style:paragraph-properties fo:line-height="100%"/>
      <style:text-properties officeooo:paragraph-rsid="01f79ca2"/>
    </style:style>
    <style:style style:name="P1163" style:family="paragraph" style:parent-style-name="Standard">
      <style:paragraph-properties fo:line-height="100%"/>
      <style:text-properties officeooo:paragraph-rsid="020131ae"/>
    </style:style>
    <style:style style:name="P1164" style:family="paragraph" style:parent-style-name="Standard">
      <style:paragraph-properties fo:line-height="100%"/>
      <style:text-properties officeooo:paragraph-rsid="0212a48a"/>
    </style:style>
    <style:style style:name="P1165" style:family="paragraph" style:parent-style-name="Standard">
      <style:paragraph-properties fo:line-height="100%"/>
      <style:text-properties officeooo:paragraph-rsid="01d522fe"/>
    </style:style>
    <style:style style:name="P1166" style:family="paragraph" style:parent-style-name="Standard">
      <style:paragraph-properties fo:line-height="100%"/>
      <style:text-properties officeooo:paragraph-rsid="021920c6"/>
    </style:style>
    <style:style style:name="P1167" style:family="paragraph" style:parent-style-name="Standard">
      <style:paragraph-properties fo:line-height="100%"/>
      <style:text-properties officeooo:paragraph-rsid="021bfb0f"/>
    </style:style>
    <style:style style:name="P1168" style:family="paragraph" style:parent-style-name="Standard">
      <style:paragraph-properties fo:line-height="100%"/>
      <style:text-properties officeooo:paragraph-rsid="021d76dd"/>
    </style:style>
    <style:style style:name="P1169" style:family="paragraph" style:parent-style-name="Standard">
      <style:paragraph-properties fo:line-height="100%"/>
      <style:text-properties officeooo:paragraph-rsid="01ec8e18"/>
    </style:style>
    <style:style style:name="P1170" style:family="paragraph" style:parent-style-name="Standard">
      <style:paragraph-properties fo:line-height="100%"/>
      <style:text-properties officeooo:paragraph-rsid="0228bd00"/>
    </style:style>
    <style:style style:name="P1171" style:family="paragraph" style:parent-style-name="Standard">
      <style:paragraph-properties fo:line-height="100%"/>
      <style:text-properties officeooo:paragraph-rsid="0239e044"/>
    </style:style>
    <style:style style:name="P1172" style:family="paragraph" style:parent-style-name="Standard">
      <style:paragraph-properties fo:line-height="100%"/>
      <style:text-properties officeooo:paragraph-rsid="023e217a"/>
    </style:style>
    <style:style style:name="P1173" style:family="paragraph" style:parent-style-name="Standard">
      <style:paragraph-properties fo:line-height="100%"/>
      <style:text-properties officeooo:paragraph-rsid="0245c9e7"/>
    </style:style>
    <style:style style:name="P1174" style:family="paragraph" style:parent-style-name="Standard">
      <style:paragraph-properties fo:line-height="100%"/>
      <style:text-properties officeooo:paragraph-rsid="0248e2f5"/>
    </style:style>
    <style:style style:name="P1175" style:family="paragraph" style:parent-style-name="Standard">
      <style:paragraph-properties fo:line-height="100%"/>
      <style:text-properties officeooo:paragraph-rsid="024d9b01"/>
    </style:style>
    <style:style style:name="P1176" style:family="paragraph" style:parent-style-name="Standard">
      <style:paragraph-properties fo:line-height="100%"/>
      <style:text-properties officeooo:paragraph-rsid="02540cb9"/>
    </style:style>
    <style:style style:name="P1177" style:family="paragraph" style:parent-style-name="Standard">
      <style:paragraph-properties fo:line-height="100%"/>
      <style:text-properties officeooo:paragraph-rsid="02656310"/>
    </style:style>
    <style:style style:name="P1178" style:family="paragraph" style:parent-style-name="Standard">
      <style:paragraph-properties fo:line-height="100%"/>
      <style:text-properties officeooo:paragraph-rsid="0265f14b"/>
    </style:style>
    <style:style style:name="P1179" style:family="paragraph" style:parent-style-name="Standard">
      <style:paragraph-properties fo:line-height="100%"/>
      <style:text-properties officeooo:paragraph-rsid="02778926"/>
    </style:style>
    <style:style style:name="P1180" style:family="paragraph" style:parent-style-name="Standard">
      <style:paragraph-properties fo:line-height="100%"/>
      <style:text-properties officeooo:paragraph-rsid="027b57d1"/>
    </style:style>
    <style:style style:name="P1181" style:family="paragraph" style:parent-style-name="Standard">
      <style:paragraph-properties fo:line-height="100%"/>
      <style:text-properties officeooo:paragraph-rsid="02819040"/>
    </style:style>
    <style:style style:name="P1182" style:family="paragraph" style:parent-style-name="Standard">
      <style:paragraph-properties fo:line-height="100%"/>
      <style:text-properties officeooo:paragraph-rsid="02939b7b"/>
    </style:style>
    <style:style style:name="P1183" style:family="paragraph" style:parent-style-name="Standard">
      <style:paragraph-properties fo:line-height="100%"/>
      <style:text-properties officeooo:paragraph-rsid="0293a523"/>
    </style:style>
    <style:style style:name="P1184" style:family="paragraph" style:parent-style-name="Standard">
      <style:paragraph-properties fo:line-height="100%"/>
      <style:text-properties officeooo:paragraph-rsid="0297c923"/>
    </style:style>
    <style:style style:name="P1185" style:family="paragraph" style:parent-style-name="Standard">
      <style:paragraph-properties fo:line-height="100%"/>
      <style:text-properties officeooo:paragraph-rsid="029bb505"/>
    </style:style>
    <style:style style:name="P1186" style:family="paragraph" style:parent-style-name="Standard">
      <style:paragraph-properties fo:line-height="100%"/>
      <style:text-properties officeooo:paragraph-rsid="02a71f0b"/>
    </style:style>
    <style:style style:name="P1187" style:family="paragraph" style:parent-style-name="Standard">
      <style:paragraph-properties fo:line-height="100%"/>
      <style:text-properties officeooo:paragraph-rsid="027c1b85"/>
    </style:style>
    <style:style style:name="P1188" style:family="paragraph" style:parent-style-name="Standard">
      <style:paragraph-properties fo:line-height="100%"/>
      <style:text-properties officeooo:paragraph-rsid="02bd01a2"/>
    </style:style>
    <style:style style:name="P1189" style:family="paragraph" style:parent-style-name="Standard">
      <style:paragraph-properties fo:line-height="100%"/>
      <style:text-properties officeooo:paragraph-rsid="02d5eaee"/>
    </style:style>
    <style:style style:name="P1190" style:family="paragraph" style:parent-style-name="Standard">
      <style:paragraph-properties fo:line-height="100%"/>
      <style:text-properties officeooo:paragraph-rsid="02e4f960"/>
    </style:style>
    <style:style style:name="P1191" style:family="paragraph" style:parent-style-name="Standard">
      <style:paragraph-properties fo:line-height="100%"/>
      <style:text-properties officeooo:paragraph-rsid="02eac01d"/>
    </style:style>
    <style:style style:name="P1192" style:family="paragraph" style:parent-style-name="Standard">
      <style:paragraph-properties fo:line-height="100%"/>
      <style:text-properties officeooo:paragraph-rsid="02f17ec6"/>
    </style:style>
    <style:style style:name="P1193" style:family="paragraph" style:parent-style-name="Standard">
      <style:paragraph-properties fo:line-height="100%"/>
      <style:text-properties officeooo:paragraph-rsid="03040c1c"/>
    </style:style>
    <style:style style:name="P1194" style:family="paragraph" style:parent-style-name="Standard">
      <style:paragraph-properties fo:line-height="100%"/>
      <style:text-properties officeooo:paragraph-rsid="03049b98"/>
    </style:style>
    <style:style style:name="P1195" style:family="paragraph" style:parent-style-name="Standard">
      <style:paragraph-properties fo:line-height="100%"/>
      <style:text-properties officeooo:paragraph-rsid="0305aebe"/>
    </style:style>
    <style:style style:name="P1196" style:family="paragraph" style:parent-style-name="Standard">
      <style:paragraph-properties fo:line-height="100%"/>
      <style:text-properties officeooo:paragraph-rsid="03061f93"/>
    </style:style>
    <style:style style:name="P1197" style:family="paragraph" style:parent-style-name="Standard">
      <style:paragraph-properties fo:line-height="100%"/>
      <style:text-properties officeooo:paragraph-rsid="03153caa"/>
    </style:style>
    <style:style style:name="P1198" style:family="paragraph" style:parent-style-name="Standard">
      <style:paragraph-properties fo:line-height="100%"/>
      <style:text-properties officeooo:paragraph-rsid="03343ce6"/>
    </style:style>
    <style:style style:name="P1199" style:family="paragraph" style:parent-style-name="Standard">
      <style:paragraph-properties fo:line-height="100%"/>
      <style:text-properties officeooo:paragraph-rsid="03349842"/>
    </style:style>
    <style:style style:name="P1200" style:family="paragraph" style:parent-style-name="Standard">
      <style:paragraph-properties fo:line-height="100%"/>
      <style:text-properties officeooo:paragraph-rsid="033f17a3"/>
    </style:style>
    <style:style style:name="P1201" style:family="paragraph" style:parent-style-name="Standard">
      <style:paragraph-properties fo:line-height="100%"/>
      <style:text-properties officeooo:paragraph-rsid="034adc9b"/>
    </style:style>
    <style:style style:name="P1202" style:family="paragraph" style:parent-style-name="Standard">
      <style:paragraph-properties fo:line-height="100%"/>
      <style:text-properties officeooo:paragraph-rsid="034f33b6"/>
    </style:style>
    <style:style style:name="P1203" style:family="paragraph" style:parent-style-name="Standard">
      <style:paragraph-properties fo:line-height="100%"/>
      <style:text-properties officeooo:paragraph-rsid="034f680a"/>
    </style:style>
    <style:style style:name="P1204" style:family="paragraph" style:parent-style-name="Standard">
      <style:paragraph-properties fo:line-height="100%"/>
      <style:text-properties officeooo:paragraph-rsid="035051aa"/>
    </style:style>
    <style:style style:name="P1205" style:family="paragraph" style:parent-style-name="Standard">
      <style:paragraph-properties fo:line-height="100%"/>
      <style:text-properties officeooo:paragraph-rsid="0369854f"/>
    </style:style>
    <style:style style:name="P1206" style:family="paragraph" style:parent-style-name="Standard">
      <style:paragraph-properties fo:line-height="100%"/>
      <style:text-properties officeooo:paragraph-rsid="03963307"/>
    </style:style>
    <style:style style:name="P1207" style:family="paragraph" style:parent-style-name="Standard">
      <style:paragraph-properties fo:line-height="100%"/>
      <style:text-properties officeooo:paragraph-rsid="039c640b"/>
    </style:style>
    <style:style style:name="P1208" style:family="paragraph" style:parent-style-name="Standard">
      <style:paragraph-properties fo:line-height="100%"/>
      <style:text-properties officeooo:paragraph-rsid="039e9821"/>
    </style:style>
    <style:style style:name="P1209" style:family="paragraph" style:parent-style-name="Standard">
      <style:paragraph-properties fo:line-height="100%"/>
      <style:text-properties officeooo:paragraph-rsid="03a073aa"/>
    </style:style>
    <style:style style:name="P1210" style:family="paragraph" style:parent-style-name="Standard">
      <style:paragraph-properties fo:line-height="100%"/>
      <style:text-properties officeooo:paragraph-rsid="03b1fbc9"/>
    </style:style>
    <style:style style:name="P1211" style:family="paragraph" style:parent-style-name="Standard">
      <style:paragraph-properties fo:line-height="100%"/>
      <style:text-properties officeooo:paragraph-rsid="03eb005c"/>
    </style:style>
    <style:style style:name="P1212" style:family="paragraph" style:parent-style-name="Standard">
      <style:paragraph-properties fo:line-height="100%"/>
      <style:text-properties officeooo:paragraph-rsid="03f0c84b"/>
    </style:style>
    <style:style style:name="P1213" style:family="paragraph" style:parent-style-name="Standard">
      <style:paragraph-properties fo:line-height="100%"/>
      <style:text-properties officeooo:paragraph-rsid="03e90de3"/>
    </style:style>
    <style:style style:name="P1214" style:family="paragraph" style:parent-style-name="Standard">
      <style:paragraph-properties fo:line-height="100%"/>
      <style:text-properties officeooo:paragraph-rsid="03f27278"/>
    </style:style>
    <style:style style:name="P1215" style:family="paragraph" style:parent-style-name="Standard">
      <style:paragraph-properties fo:line-height="100%"/>
      <style:text-properties officeooo:paragraph-rsid="03fd5e01"/>
    </style:style>
    <style:style style:name="P1216" style:family="paragraph" style:parent-style-name="Standard">
      <style:paragraph-properties fo:line-height="100%"/>
      <style:text-properties officeooo:paragraph-rsid="0400a6e4"/>
    </style:style>
    <style:style style:name="P1217" style:family="paragraph" style:parent-style-name="Standard">
      <style:paragraph-properties fo:line-height="100%"/>
      <style:text-properties officeooo:paragraph-rsid="0404aa05"/>
    </style:style>
    <style:style style:name="P1218" style:family="paragraph" style:parent-style-name="Standard">
      <style:paragraph-properties fo:line-height="100%"/>
      <style:text-properties officeooo:paragraph-rsid="04102973"/>
    </style:style>
    <style:style style:name="P1219" style:family="paragraph" style:parent-style-name="Standard">
      <style:paragraph-properties fo:line-height="100%"/>
      <style:text-properties officeooo:paragraph-rsid="041e6a3e"/>
    </style:style>
    <style:style style:name="P1220" style:family="paragraph" style:parent-style-name="Standard">
      <style:paragraph-properties fo:line-height="100%"/>
      <style:text-properties officeooo:paragraph-rsid="03a31e81"/>
    </style:style>
    <style:style style:name="P1221" style:family="paragraph" style:parent-style-name="Standard">
      <style:paragraph-properties fo:line-height="100%"/>
      <style:text-properties officeooo:paragraph-rsid="043fc929"/>
    </style:style>
    <style:style style:name="P1222" style:family="paragraph" style:parent-style-name="Standard">
      <style:paragraph-properties fo:line-height="100%"/>
      <style:text-properties officeooo:paragraph-rsid="043a0ede"/>
    </style:style>
    <style:style style:name="P1223" style:family="paragraph" style:parent-style-name="Standard">
      <style:paragraph-properties fo:line-height="100%"/>
      <style:text-properties officeooo:paragraph-rsid="04518e70"/>
    </style:style>
    <style:style style:name="P1224" style:family="paragraph" style:parent-style-name="Standard">
      <style:paragraph-properties fo:line-height="100%"/>
      <style:text-properties officeooo:paragraph-rsid="04592f7c"/>
    </style:style>
    <style:style style:name="P1225" style:family="paragraph" style:parent-style-name="Standard">
      <style:paragraph-properties fo:line-height="100%"/>
      <style:text-properties officeooo:paragraph-rsid="0473548b"/>
    </style:style>
    <style:style style:name="P1226" style:family="paragraph" style:parent-style-name="Standard">
      <style:paragraph-properties fo:line-height="100%"/>
      <style:text-properties officeooo:paragraph-rsid="0411d16e"/>
    </style:style>
    <style:style style:name="P1227" style:family="paragraph" style:parent-style-name="Standard">
      <style:paragraph-properties fo:line-height="100%"/>
      <style:text-properties officeooo:paragraph-rsid="041746e7"/>
    </style:style>
    <style:style style:name="P1228" style:family="paragraph" style:parent-style-name="Standard">
      <style:paragraph-properties fo:line-height="100%"/>
      <style:text-properties officeooo:paragraph-rsid="043c6125"/>
    </style:style>
    <style:style style:name="P1229" style:family="paragraph" style:parent-style-name="Standard">
      <style:paragraph-properties fo:line-height="100%"/>
      <style:text-properties officeooo:paragraph-rsid="04472f62"/>
    </style:style>
    <style:style style:name="P1230" style:family="paragraph" style:parent-style-name="Standard">
      <style:paragraph-properties fo:line-height="100%"/>
      <style:text-properties officeooo:paragraph-rsid="03fc17c3"/>
    </style:style>
    <style:style style:name="P1231" style:family="paragraph" style:parent-style-name="Standard">
      <style:paragraph-properties fo:line-height="100%"/>
      <style:text-properties officeooo:paragraph-rsid="039292f6"/>
    </style:style>
    <style:style style:name="P1232" style:family="paragraph" style:parent-style-name="Standard">
      <style:paragraph-properties fo:line-height="100%"/>
      <style:text-properties officeooo:paragraph-rsid="0486c03e"/>
    </style:style>
    <style:style style:name="P1233" style:family="paragraph" style:parent-style-name="Standard">
      <style:paragraph-properties fo:line-height="100%"/>
      <style:text-properties officeooo:paragraph-rsid="048ffd4a"/>
    </style:style>
    <style:style style:name="P1234" style:family="paragraph" style:parent-style-name="Standard">
      <style:paragraph-properties fo:line-height="100%"/>
      <style:text-properties officeooo:paragraph-rsid="04915c32"/>
    </style:style>
    <style:style style:name="P1235" style:family="paragraph" style:parent-style-name="Standard">
      <style:paragraph-properties fo:line-height="100%"/>
      <style:text-properties officeooo:paragraph-rsid="0496a172"/>
    </style:style>
    <style:style style:name="P1236" style:family="paragraph" style:parent-style-name="Standard">
      <style:paragraph-properties fo:line-height="100%"/>
      <style:text-properties officeooo:paragraph-rsid="04a08898"/>
    </style:style>
    <style:style style:name="P1237" style:family="paragraph" style:parent-style-name="Standard">
      <style:paragraph-properties fo:line-height="100%"/>
      <style:text-properties officeooo:paragraph-rsid="04a6679a"/>
    </style:style>
    <style:style style:name="P1238" style:family="paragraph" style:parent-style-name="Standard">
      <style:paragraph-properties fo:line-height="100%"/>
      <style:text-properties officeooo:paragraph-rsid="04ad05fc"/>
    </style:style>
    <style:style style:name="P1239" style:family="paragraph" style:parent-style-name="Standard">
      <style:paragraph-properties fo:line-height="100%"/>
      <style:text-properties officeooo:paragraph-rsid="04b3c5c0"/>
    </style:style>
    <style:style style:name="P1240" style:family="paragraph" style:parent-style-name="Standard">
      <style:paragraph-properties fo:line-height="100%"/>
      <style:text-properties officeooo:paragraph-rsid="04ba1b39"/>
    </style:style>
    <style:style style:name="P1241" style:family="paragraph" style:parent-style-name="Standard">
      <style:paragraph-properties fo:line-height="100%"/>
      <style:text-properties officeooo:paragraph-rsid="04bc7059"/>
    </style:style>
    <style:style style:name="P1242" style:family="paragraph" style:parent-style-name="Standard">
      <style:paragraph-properties fo:line-height="100%"/>
      <style:text-properties officeooo:paragraph-rsid="04b80b14"/>
    </style:style>
    <style:style style:name="P1243" style:family="paragraph" style:parent-style-name="Standard">
      <style:paragraph-properties fo:line-height="100%"/>
      <style:text-properties officeooo:paragraph-rsid="04ddd894"/>
    </style:style>
    <style:style style:name="P1244" style:family="paragraph" style:parent-style-name="Standard">
      <style:paragraph-properties fo:line-height="100%"/>
      <style:text-properties officeooo:paragraph-rsid="04f29906"/>
    </style:style>
    <style:style style:name="P1245" style:family="paragraph" style:parent-style-name="Standard">
      <style:paragraph-properties fo:line-height="100%"/>
      <style:text-properties officeooo:paragraph-rsid="04faca3a"/>
    </style:style>
    <style:style style:name="P1246" style:family="paragraph" style:parent-style-name="Standard">
      <style:paragraph-properties fo:line-height="100%"/>
      <style:text-properties officeooo:paragraph-rsid="051228a5"/>
    </style:style>
    <style:style style:name="P1247" style:family="paragraph" style:parent-style-name="Standard">
      <style:paragraph-properties fo:line-height="100%"/>
      <style:text-properties officeooo:paragraph-rsid="05149db7"/>
    </style:style>
    <style:style style:name="P1248" style:family="paragraph" style:parent-style-name="Standard">
      <style:paragraph-properties fo:line-height="100%"/>
      <style:text-properties officeooo:paragraph-rsid="051755b6"/>
    </style:style>
    <style:style style:name="P1249" style:family="paragraph" style:parent-style-name="Standard">
      <style:paragraph-properties fo:line-height="100%"/>
      <style:text-properties officeooo:paragraph-rsid="04f1c42d"/>
    </style:style>
    <style:style style:name="P1250" style:family="paragraph" style:parent-style-name="Standard">
      <style:paragraph-properties fo:line-height="100%"/>
      <style:text-properties officeooo:paragraph-rsid="052c470d"/>
    </style:style>
    <style:style style:name="P1251" style:family="paragraph" style:parent-style-name="Standard">
      <style:paragraph-properties fo:line-height="100%"/>
      <style:text-properties officeooo:paragraph-rsid="052e1d4e"/>
    </style:style>
    <style:style style:name="P1252" style:family="paragraph" style:parent-style-name="Standard">
      <style:paragraph-properties fo:line-height="100%"/>
      <style:text-properties officeooo:paragraph-rsid="052fd794"/>
    </style:style>
    <style:style style:name="P1253" style:family="paragraph" style:parent-style-name="Standard">
      <style:paragraph-properties fo:line-height="100%"/>
      <style:text-properties officeooo:paragraph-rsid="053faa40"/>
    </style:style>
    <style:style style:name="P1254" style:family="paragraph" style:parent-style-name="Standard">
      <style:paragraph-properties fo:line-height="100%"/>
      <style:text-properties officeooo:paragraph-rsid="054f83a7"/>
    </style:style>
    <style:style style:name="P1255" style:family="paragraph" style:parent-style-name="Standard">
      <style:paragraph-properties fo:line-height="100%"/>
      <style:text-properties officeooo:paragraph-rsid="0557f31f"/>
    </style:style>
    <style:style style:name="P1256" style:family="paragraph" style:parent-style-name="Standard">
      <style:paragraph-properties fo:line-height="100%"/>
      <style:text-properties officeooo:paragraph-rsid="055a623a"/>
    </style:style>
    <style:style style:name="P1257" style:family="paragraph" style:parent-style-name="Standard">
      <style:paragraph-properties fo:line-height="100%"/>
      <style:text-properties officeooo:paragraph-rsid="0569d9ca"/>
    </style:style>
    <style:style style:name="P1258" style:family="paragraph" style:parent-style-name="Standard">
      <style:paragraph-properties fo:line-height="100%"/>
      <style:text-properties officeooo:paragraph-rsid="056d9742"/>
    </style:style>
    <style:style style:name="P1259" style:family="paragraph" style:parent-style-name="Standard">
      <style:paragraph-properties fo:line-height="100%"/>
      <style:text-properties officeooo:paragraph-rsid="057cbee6"/>
    </style:style>
    <style:style style:name="P1260" style:family="paragraph" style:parent-style-name="Standard">
      <style:paragraph-properties fo:line-height="100%"/>
      <style:text-properties officeooo:paragraph-rsid="0580d52a"/>
    </style:style>
    <style:style style:name="P1261" style:family="paragraph" style:parent-style-name="Standard">
      <style:paragraph-properties fo:line-height="100%"/>
      <style:text-properties officeooo:paragraph-rsid="059e7836"/>
    </style:style>
    <style:style style:name="P1262" style:family="paragraph" style:parent-style-name="Standard">
      <style:paragraph-properties fo:line-height="100%"/>
      <style:text-properties officeooo:paragraph-rsid="05ab1076"/>
    </style:style>
    <style:style style:name="P1263" style:family="paragraph" style:parent-style-name="Standard">
      <style:paragraph-properties fo:line-height="100%"/>
      <style:text-properties officeooo:paragraph-rsid="05b1d6ac"/>
    </style:style>
    <style:style style:name="P1264" style:family="paragraph" style:parent-style-name="Standard">
      <style:paragraph-properties fo:line-height="100%"/>
      <style:text-properties officeooo:paragraph-rsid="05b6653b"/>
    </style:style>
    <style:style style:name="P1265" style:family="paragraph" style:parent-style-name="Standard">
      <style:paragraph-properties fo:line-height="100%"/>
      <style:text-properties officeooo:paragraph-rsid="05bc64d7"/>
    </style:style>
    <style:style style:name="P1266" style:family="paragraph" style:parent-style-name="Standard">
      <style:paragraph-properties fo:line-height="100%"/>
      <style:text-properties officeooo:paragraph-rsid="05d96232"/>
    </style:style>
    <style:style style:name="P1267" style:family="paragraph" style:parent-style-name="Standard">
      <style:paragraph-properties fo:line-height="100%"/>
      <style:text-properties officeooo:paragraph-rsid="05dd0971"/>
    </style:style>
    <style:style style:name="P1268" style:family="paragraph" style:parent-style-name="Standard">
      <style:paragraph-properties fo:line-height="100%"/>
      <style:text-properties officeooo:paragraph-rsid="06011cd1"/>
    </style:style>
    <style:style style:name="P1269" style:family="paragraph" style:parent-style-name="Standard">
      <style:paragraph-properties fo:line-height="100%"/>
      <style:text-properties officeooo:paragraph-rsid="06063862"/>
    </style:style>
    <style:style style:name="P1270" style:family="paragraph" style:parent-style-name="Standard">
      <style:paragraph-properties fo:line-height="100%"/>
      <style:text-properties officeooo:paragraph-rsid="060fe20f"/>
    </style:style>
    <style:style style:name="P1271" style:family="paragraph" style:parent-style-name="Standard">
      <style:paragraph-properties fo:line-height="100%"/>
      <style:text-properties officeooo:paragraph-rsid="061169e8"/>
    </style:style>
    <style:style style:name="P1272" style:family="paragraph" style:parent-style-name="Standard">
      <style:paragraph-properties fo:line-height="100%"/>
      <style:text-properties officeooo:paragraph-rsid="06125c09"/>
    </style:style>
    <style:style style:name="P1273" style:family="paragraph" style:parent-style-name="Standard">
      <style:paragraph-properties fo:line-height="100%"/>
      <style:text-properties officeooo:paragraph-rsid="062f0400"/>
    </style:style>
    <style:style style:name="P1274" style:family="paragraph" style:parent-style-name="Standard">
      <style:paragraph-properties fo:line-height="100%"/>
      <style:text-properties officeooo:paragraph-rsid="06307d14"/>
    </style:style>
    <style:style style:name="P1275" style:family="paragraph" style:parent-style-name="Standard">
      <style:paragraph-properties fo:line-height="100%"/>
      <style:text-properties officeooo:paragraph-rsid="06408df0"/>
    </style:style>
    <style:style style:name="P1276" style:family="paragraph" style:parent-style-name="Standard">
      <style:paragraph-properties fo:line-height="100%"/>
      <style:text-properties officeooo:paragraph-rsid="0652812f"/>
    </style:style>
    <style:style style:name="P1277" style:family="paragraph" style:parent-style-name="Standard">
      <style:paragraph-properties fo:line-height="100%"/>
      <style:text-properties officeooo:paragraph-rsid="065d9833"/>
    </style:style>
    <style:style style:name="P1278" style:family="paragraph" style:parent-style-name="Standard">
      <style:paragraph-properties fo:line-height="100%"/>
      <style:text-properties officeooo:paragraph-rsid="0663a1c9"/>
    </style:style>
    <style:style style:name="P1279" style:family="paragraph" style:parent-style-name="Standard">
      <style:paragraph-properties fo:line-height="100%"/>
      <style:text-properties officeooo:paragraph-rsid="069290ce"/>
    </style:style>
    <style:style style:name="P1280" style:family="paragraph" style:parent-style-name="Standard">
      <style:paragraph-properties fo:line-height="100%"/>
      <style:text-properties officeooo:paragraph-rsid="069f9907"/>
    </style:style>
    <style:style style:name="P1281" style:family="paragraph" style:parent-style-name="Standard">
      <style:paragraph-properties fo:line-height="100%"/>
      <style:text-properties officeooo:paragraph-rsid="069e7007"/>
    </style:style>
    <style:style style:name="P1282" style:family="paragraph" style:parent-style-name="Standard">
      <style:paragraph-properties fo:line-height="100%"/>
      <style:text-properties officeooo:paragraph-rsid="069d3467"/>
    </style:style>
    <style:style style:name="P1283" style:family="paragraph" style:parent-style-name="Standard">
      <style:paragraph-properties fo:line-height="100%"/>
      <style:text-properties officeooo:paragraph-rsid="06d0bb9d"/>
    </style:style>
    <style:style style:name="P1284" style:family="paragraph" style:parent-style-name="Standard">
      <style:paragraph-properties fo:line-height="100%"/>
      <style:text-properties officeooo:paragraph-rsid="06d6e503"/>
    </style:style>
    <style:style style:name="P1285" style:family="paragraph" style:parent-style-name="Standard">
      <style:paragraph-properties fo:line-height="100%"/>
      <style:text-properties officeooo:paragraph-rsid="06bf5f63"/>
    </style:style>
    <style:style style:name="P1286" style:family="paragraph" style:parent-style-name="Standard">
      <style:paragraph-properties fo:line-height="100%"/>
      <style:text-properties officeooo:paragraph-rsid="06dce0b5"/>
    </style:style>
    <style:style style:name="P1287" style:family="paragraph" style:parent-style-name="Standard">
      <style:paragraph-properties fo:line-height="100%"/>
      <style:text-properties officeooo:paragraph-rsid="06e51493"/>
    </style:style>
    <style:style style:name="P1288" style:family="paragraph" style:parent-style-name="Standard">
      <style:paragraph-properties fo:line-height="100%"/>
      <style:text-properties officeooo:paragraph-rsid="06e9b05d"/>
    </style:style>
    <style:style style:name="P1289" style:family="paragraph" style:parent-style-name="Standard">
      <style:paragraph-properties fo:line-height="100%"/>
      <style:text-properties officeooo:paragraph-rsid="06f2eb19"/>
    </style:style>
    <style:style style:name="P1290" style:family="paragraph" style:parent-style-name="Standard">
      <style:paragraph-properties fo:line-height="100%"/>
      <style:text-properties officeooo:paragraph-rsid="06fe5f86"/>
    </style:style>
    <style:style style:name="P1291" style:family="paragraph" style:parent-style-name="Standard">
      <style:paragraph-properties fo:line-height="100%"/>
      <style:text-properties officeooo:paragraph-rsid="070b4184"/>
    </style:style>
    <style:style style:name="P1292" style:family="paragraph" style:parent-style-name="Standard">
      <style:paragraph-properties fo:line-height="100%"/>
      <style:text-properties officeooo:paragraph-rsid="071053d5"/>
    </style:style>
    <style:style style:name="P1293" style:family="paragraph" style:parent-style-name="Standard">
      <style:paragraph-properties fo:line-height="100%"/>
      <style:text-properties officeooo:paragraph-rsid="07175761"/>
    </style:style>
    <style:style style:name="P1294" style:family="paragraph" style:parent-style-name="Standard">
      <style:paragraph-properties fo:line-height="100%"/>
      <style:text-properties officeooo:paragraph-rsid="071be8ce"/>
    </style:style>
    <style:style style:name="P1295" style:family="paragraph" style:parent-style-name="Standard">
      <style:paragraph-properties fo:line-height="100%"/>
      <style:text-properties officeooo:paragraph-rsid="071f6f35"/>
    </style:style>
    <style:style style:name="P1296" style:family="paragraph" style:parent-style-name="Standard">
      <style:paragraph-properties fo:line-height="100%"/>
      <style:text-properties officeooo:paragraph-rsid="0721d28f"/>
    </style:style>
    <style:style style:name="P1297" style:family="paragraph" style:parent-style-name="Standard">
      <style:paragraph-properties fo:line-height="100%"/>
      <style:text-properties officeooo:paragraph-rsid="0734c99b"/>
    </style:style>
    <style:style style:name="P1298" style:family="paragraph" style:parent-style-name="Standard">
      <style:paragraph-properties fo:line-height="100%"/>
      <style:text-properties officeooo:paragraph-rsid="07353afe"/>
    </style:style>
    <style:style style:name="P1299" style:family="paragraph" style:parent-style-name="Standard">
      <style:paragraph-properties fo:line-height="100%"/>
      <style:text-properties officeooo:paragraph-rsid="074a9a44"/>
    </style:style>
    <style:style style:name="P1300" style:family="paragraph" style:parent-style-name="Standard">
      <style:paragraph-properties fo:line-height="100%"/>
      <style:text-properties officeooo:paragraph-rsid="07501f8e"/>
    </style:style>
    <style:style style:name="P1301" style:family="paragraph" style:parent-style-name="Standard">
      <style:paragraph-properties fo:line-height="100%"/>
      <style:text-properties officeooo:paragraph-rsid="075d0c99"/>
    </style:style>
    <style:style style:name="P1302" style:family="paragraph" style:parent-style-name="Standard">
      <style:paragraph-properties fo:line-height="100%"/>
      <style:text-properties officeooo:paragraph-rsid="075dc6a9"/>
    </style:style>
    <style:style style:name="P1303" style:family="paragraph" style:parent-style-name="Standard">
      <style:paragraph-properties fo:line-height="100%"/>
      <style:text-properties officeooo:paragraph-rsid="0288fb00"/>
    </style:style>
    <style:style style:name="P1304" style:family="paragraph" style:parent-style-name="Standard">
      <style:paragraph-properties fo:line-height="100%"/>
      <style:text-properties officeooo:paragraph-rsid="0785f435"/>
    </style:style>
    <style:style style:name="P1305" style:family="paragraph" style:parent-style-name="Standard">
      <style:paragraph-properties fo:line-height="100%"/>
      <style:text-properties officeooo:paragraph-rsid="03becfb9"/>
    </style:style>
    <style:style style:name="P1306" style:family="paragraph" style:parent-style-name="Standard">
      <style:paragraph-properties fo:line-height="100%"/>
      <style:text-properties officeooo:paragraph-rsid="0045286d"/>
    </style:style>
    <style:style style:name="P1307" style:family="paragraph" style:parent-style-name="Standard">
      <style:paragraph-properties fo:line-height="100%"/>
      <style:text-properties officeooo:paragraph-rsid="078f70dd"/>
    </style:style>
    <style:style style:name="P1308" style:family="paragraph" style:parent-style-name="Standard">
      <style:paragraph-properties fo:line-height="100%"/>
      <style:text-properties officeooo:paragraph-rsid="0792feb3"/>
    </style:style>
    <style:style style:name="P1309" style:family="paragraph" style:parent-style-name="Standard">
      <style:paragraph-properties fo:line-height="100%"/>
      <style:text-properties officeooo:paragraph-rsid="02f2e947"/>
    </style:style>
    <style:style style:name="P1310" style:family="paragraph" style:parent-style-name="Standard">
      <style:paragraph-properties fo:line-height="100%"/>
      <style:text-properties officeooo:paragraph-rsid="0797538f"/>
    </style:style>
    <style:style style:name="P1311" style:family="paragraph" style:parent-style-name="Standard">
      <style:paragraph-properties fo:line-height="100%"/>
      <style:text-properties officeooo:paragraph-rsid="079c6b22"/>
    </style:style>
    <style:style style:name="P1312" style:family="paragraph" style:parent-style-name="Standard">
      <style:paragraph-properties fo:line-height="100%"/>
      <style:text-properties officeooo:paragraph-rsid="07a70dc0"/>
    </style:style>
    <style:style style:name="P1313" style:family="paragraph" style:parent-style-name="Standard">
      <style:paragraph-properties fo:line-height="100%"/>
      <style:text-properties officeooo:paragraph-rsid="07a8a857"/>
    </style:style>
    <style:style style:name="P1314" style:family="paragraph" style:parent-style-name="Standard">
      <style:paragraph-properties fo:line-height="100%"/>
      <style:text-properties officeooo:paragraph-rsid="07c66353"/>
    </style:style>
    <style:style style:name="P1315" style:family="paragraph" style:parent-style-name="Standard">
      <style:paragraph-properties fo:line-height="100%"/>
      <style:text-properties officeooo:paragraph-rsid="07c936b1"/>
    </style:style>
    <style:style style:name="P1316" style:family="paragraph" style:parent-style-name="Standard">
      <style:paragraph-properties fo:line-height="100%"/>
      <style:text-properties officeooo:paragraph-rsid="02e7b1ff"/>
    </style:style>
    <style:style style:name="P1317" style:family="paragraph" style:parent-style-name="Standard">
      <style:paragraph-properties fo:line-height="100%"/>
      <style:text-properties officeooo:paragraph-rsid="07d6a1a9"/>
    </style:style>
    <style:style style:name="P1318" style:family="paragraph" style:parent-style-name="Standard">
      <style:paragraph-properties fo:line-height="100%"/>
      <style:text-properties officeooo:paragraph-rsid="07de105f"/>
    </style:style>
    <style:style style:name="P1319" style:family="paragraph" style:parent-style-name="Standard">
      <style:paragraph-properties fo:line-height="100%"/>
      <style:text-properties officeooo:paragraph-rsid="034172a0"/>
    </style:style>
    <style:style style:name="P1320" style:family="paragraph" style:parent-style-name="Standard">
      <style:paragraph-properties fo:line-height="100%"/>
      <style:text-properties officeooo:paragraph-rsid="0171553b"/>
    </style:style>
    <style:style style:name="P1321" style:family="paragraph" style:parent-style-name="Standard">
      <style:paragraph-properties fo:line-height="100%"/>
      <style:text-properties officeooo:paragraph-rsid="0744fff5"/>
    </style:style>
    <style:style style:name="P1322" style:family="paragraph" style:parent-style-name="Standard">
      <style:paragraph-properties fo:line-height="100%"/>
      <style:text-properties officeooo:paragraph-rsid="0820d0ad"/>
    </style:style>
    <style:style style:name="P1323" style:family="paragraph" style:parent-style-name="Standard">
      <style:paragraph-properties fo:line-height="100%"/>
      <style:text-properties officeooo:paragraph-rsid="048bee3c"/>
    </style:style>
    <style:style style:name="P1324" style:family="paragraph" style:parent-style-name="Standard">
      <style:paragraph-properties fo:line-height="100%"/>
      <style:text-properties officeooo:paragraph-rsid="082fde2b"/>
    </style:style>
    <style:style style:name="P1325" style:family="paragraph" style:parent-style-name="Standard">
      <style:paragraph-properties fo:line-height="100%"/>
      <style:text-properties officeooo:paragraph-rsid="0494bc64"/>
    </style:style>
    <style:style style:name="P1326" style:family="paragraph" style:parent-style-name="Standard">
      <style:paragraph-properties fo:line-height="100%"/>
      <style:text-properties officeooo:paragraph-rsid="0836f083"/>
    </style:style>
    <style:style style:name="P1327" style:family="paragraph" style:parent-style-name="Standard">
      <style:paragraph-properties fo:line-height="100%"/>
      <style:text-properties officeooo:paragraph-rsid="083796f4"/>
    </style:style>
    <style:style style:name="P1328" style:family="paragraph" style:parent-style-name="Standard">
      <style:paragraph-properties fo:line-height="100%"/>
      <style:text-properties officeooo:paragraph-rsid="083e0513"/>
    </style:style>
    <style:style style:name="P1329" style:family="paragraph" style:parent-style-name="Standard">
      <style:paragraph-properties fo:line-height="100%"/>
      <style:text-properties officeooo:paragraph-rsid="04f62663"/>
    </style:style>
    <style:style style:name="P1330" style:family="paragraph" style:parent-style-name="Standard">
      <style:paragraph-properties fo:line-height="100%"/>
      <style:text-properties officeooo:paragraph-rsid="08613700"/>
    </style:style>
    <style:style style:name="P1331" style:family="paragraph" style:parent-style-name="Standard">
      <style:paragraph-properties fo:line-height="100%"/>
      <style:text-properties officeooo:paragraph-rsid="058db648"/>
    </style:style>
    <style:style style:name="P1332" style:family="paragraph" style:parent-style-name="Standard">
      <style:paragraph-properties fo:line-height="100%"/>
      <style:text-properties officeooo:paragraph-rsid="087e78ab"/>
    </style:style>
    <style:style style:name="P1333" style:family="paragraph" style:parent-style-name="Standard">
      <style:paragraph-properties fo:line-height="100%"/>
      <style:text-properties officeooo:paragraph-rsid="063bda54"/>
    </style:style>
    <style:style style:name="P1334" style:family="paragraph" style:parent-style-name="Standard">
      <style:paragraph-properties fo:line-height="100%"/>
      <style:text-properties officeooo:paragraph-rsid="08af0321"/>
    </style:style>
    <style:style style:name="P1335" style:family="paragraph" style:parent-style-name="Standard">
      <style:paragraph-properties fo:line-height="100%"/>
      <style:text-properties officeooo:paragraph-rsid="08b8923a"/>
    </style:style>
    <style:style style:name="P1336" style:family="paragraph" style:parent-style-name="Standard">
      <style:paragraph-properties fo:line-height="100%"/>
      <style:text-properties officeooo:paragraph-rsid="08c05a8f"/>
    </style:style>
    <style:style style:name="P133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38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39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4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4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4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4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4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45" style:family="paragraph" style:parent-style-name="Standard">
      <style:paragraph-properties fo:line-height="100%"/>
      <style:text-properties officeooo:rsid="016b9044" officeooo:paragraph-rsid="016b9044"/>
    </style:style>
    <style:style style:name="P1346" style:family="paragraph" style:parent-style-name="Standard">
      <style:paragraph-properties fo:line-height="100%"/>
      <style:text-properties officeooo:rsid="01a2dcc2" officeooo:paragraph-rsid="01a2dcc2"/>
    </style:style>
    <style:style style:name="P1347" style:family="paragraph" style:parent-style-name="Standard">
      <style:paragraph-properties fo:line-height="100%"/>
      <style:text-properties officeooo:rsid="01a92b83" officeooo:paragraph-rsid="01abda5f"/>
    </style:style>
    <style:style style:name="P1348" style:family="paragraph" style:parent-style-name="Standard">
      <style:paragraph-properties fo:line-height="100%"/>
      <style:text-properties officeooo:rsid="01b78805" officeooo:paragraph-rsid="01b9977e"/>
    </style:style>
    <style:style style:name="P1349" style:family="paragraph" style:parent-style-name="Standard">
      <style:paragraph-properties fo:line-height="100%"/>
      <style:text-properties officeooo:rsid="01b78805" officeooo:paragraph-rsid="020d39a8"/>
    </style:style>
    <style:style style:name="P1350" style:family="paragraph" style:parent-style-name="Standard">
      <style:paragraph-properties fo:line-height="100%"/>
      <style:text-properties officeooo:rsid="01bcc73c" officeooo:paragraph-rsid="01bcc73c"/>
    </style:style>
    <style:style style:name="P1351" style:family="paragraph" style:parent-style-name="Standard">
      <style:paragraph-properties fo:line-height="100%"/>
      <style:text-properties officeooo:rsid="01cb0c6f" officeooo:paragraph-rsid="01cb0c6f"/>
    </style:style>
    <style:style style:name="P1352" style:family="paragraph" style:parent-style-name="Standard">
      <style:paragraph-properties fo:line-height="100%"/>
      <style:text-properties officeooo:rsid="01cd0839" officeooo:paragraph-rsid="01cd0839"/>
    </style:style>
    <style:style style:name="P1353" style:family="paragraph" style:parent-style-name="Standard">
      <style:paragraph-properties fo:line-height="100%"/>
      <style:text-properties officeooo:rsid="01e4a612" officeooo:paragraph-rsid="01e4a612"/>
    </style:style>
    <style:style style:name="P1354" style:family="paragraph" style:parent-style-name="Standard">
      <style:paragraph-properties fo:line-height="100%"/>
      <style:text-properties officeooo:rsid="022b7ea9" officeooo:paragraph-rsid="022b7ea9"/>
    </style:style>
    <style:style style:name="P1355" style:family="paragraph" style:parent-style-name="Standard">
      <style:paragraph-properties fo:line-height="100%"/>
      <style:text-properties officeooo:rsid="022dff2a" officeooo:paragraph-rsid="022dff2a"/>
    </style:style>
    <style:style style:name="P1356" style:family="paragraph" style:parent-style-name="Standard">
      <style:text-properties officeooo:paragraph-rsid="0275c15d"/>
    </style:style>
    <style:style style:name="P1357" style:family="paragraph" style:parent-style-name="Standard">
      <style:paragraph-properties fo:line-height="100%"/>
      <style:text-properties officeooo:rsid="02819040" officeooo:paragraph-rsid="028fc45c"/>
    </style:style>
    <style:style style:name="P1358" style:family="paragraph" style:parent-style-name="Standard">
      <style:paragraph-properties fo:line-height="100%"/>
      <style:text-properties officeooo:rsid="0285839b" officeooo:paragraph-rsid="0288fb00"/>
    </style:style>
    <style:style style:name="P1359" style:family="paragraph" style:parent-style-name="Standard">
      <style:paragraph-properties fo:line-height="100%"/>
      <style:text-properties officeooo:rsid="0297c923" officeooo:paragraph-rsid="0297c923"/>
    </style:style>
    <style:style style:name="P1360" style:family="paragraph" style:parent-style-name="Standard">
      <style:paragraph-properties fo:line-height="100%"/>
      <style:text-properties officeooo:rsid="029ac75f" officeooo:paragraph-rsid="029ac75f"/>
    </style:style>
    <style:style style:name="P1361" style:family="paragraph" style:parent-style-name="Standard">
      <style:text-properties officeooo:paragraph-rsid="00bfa17d"/>
    </style:style>
    <style:style style:name="P1362" style:family="paragraph" style:parent-style-name="Standard">
      <style:text-properties officeooo:paragraph-rsid="00bd11a0"/>
    </style:style>
    <style:style style:name="P1363" style:family="paragraph" style:parent-style-name="Standard">
      <style:paragraph-properties fo:line-height="100%"/>
      <style:text-properties officeooo:rsid="02540cb9" officeooo:paragraph-rsid="02bd01a2"/>
    </style:style>
    <style:style style:name="P1364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6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6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6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68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69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70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71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72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73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77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78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79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80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81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82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83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8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85" style:family="paragraph" style:parent-style-name="Standard">
      <style:paragraph-properties fo:line-height="100%"/>
      <style:text-properties officeooo:rsid="02da5175" officeooo:paragraph-rsid="02da5175"/>
    </style:style>
    <style:style style:name="P1386" style:family="paragraph" style:parent-style-name="Standard">
      <style:paragraph-properties fo:line-height="100%"/>
      <style:text-properties officeooo:rsid="02e4f960" officeooo:paragraph-rsid="02e4f960"/>
    </style:style>
    <style:style style:name="P1387" style:family="paragraph" style:parent-style-name="Standard">
      <style:paragraph-properties fo:line-height="100%"/>
      <style:text-properties officeooo:rsid="02eabaea" officeooo:paragraph-rsid="02eabaea"/>
    </style:style>
    <style:style style:name="P1388" style:family="paragraph" style:parent-style-name="Standard">
      <style:paragraph-properties fo:line-height="100%"/>
      <style:text-properties officeooo:rsid="02eac01d" officeooo:paragraph-rsid="02eac01d"/>
    </style:style>
    <style:style style:name="P1389" style:family="paragraph" style:parent-style-name="Standard">
      <style:paragraph-properties fo:line-height="100%"/>
      <style:text-properties officeooo:rsid="02eb27fd" officeooo:paragraph-rsid="02ec089f"/>
    </style:style>
    <style:style style:name="P1390" style:family="paragraph" style:parent-style-name="Standard">
      <style:text-properties officeooo:paragraph-rsid="02ecf51e"/>
    </style:style>
    <style:style style:name="P1391" style:family="paragraph" style:parent-style-name="Standard">
      <style:text-properties officeooo:paragraph-rsid="02f17ec6"/>
    </style:style>
    <style:style style:name="P1392" style:family="paragraph" style:parent-style-name="Standard">
      <style:paragraph-properties fo:line-height="100%"/>
      <style:text-properties officeooo:rsid="02e59398" officeooo:paragraph-rsid="03049b98"/>
    </style:style>
    <style:style style:name="P1393" style:family="paragraph" style:parent-style-name="Standard">
      <style:paragraph-properties fo:line-height="150%"/>
      <style:text-properties officeooo:rsid="02e59398" officeooo:paragraph-rsid="03049b98"/>
    </style:style>
    <style:style style:name="P1394" style:family="paragraph" style:parent-style-name="Standard">
      <style:paragraph-properties fo:line-height="100%"/>
      <style:text-properties officeooo:rsid="022ee1ec" officeooo:paragraph-rsid="022ee1ec"/>
    </style:style>
    <style:style style:name="P1395" style:family="paragraph" style:parent-style-name="Standard">
      <style:text-properties officeooo:paragraph-rsid="03061f93"/>
    </style:style>
    <style:style style:name="P1396" style:family="paragraph" style:parent-style-name="Standard">
      <style:paragraph-properties fo:line-height="100%"/>
      <style:text-properties officeooo:rsid="0346a444" officeooo:paragraph-rsid="0346a444"/>
    </style:style>
    <style:style style:name="P1397" style:family="paragraph" style:parent-style-name="Standard">
      <style:text-properties officeooo:paragraph-rsid="03733aab"/>
    </style:style>
    <style:style style:name="P1398" style:family="paragraph" style:parent-style-name="Standard">
      <style:paragraph-properties fo:line-height="100%"/>
      <style:text-properties officeooo:rsid="038a2c81" officeooo:paragraph-rsid="039e9821"/>
    </style:style>
    <style:style style:name="P139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0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0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0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03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04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05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06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07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08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09" style:family="paragraph" style:parent-style-name="Standard">
      <style:paragraph-properties fo:line-height="100%"/>
      <style:text-properties officeooo:rsid="03a4e520" officeooo:paragraph-rsid="03a4e520"/>
    </style:style>
    <style:style style:name="P1410" style:family="paragraph" style:parent-style-name="Standard">
      <style:paragraph-properties fo:line-height="100%"/>
      <style:text-properties officeooo:rsid="03a073aa" officeooo:paragraph-rsid="03a073aa"/>
    </style:style>
    <style:style style:name="P1411" style:family="paragraph" style:parent-style-name="Standard">
      <style:text-properties officeooo:paragraph-rsid="00c0d7c6"/>
    </style:style>
    <style:style style:name="P1412" style:family="paragraph" style:parent-style-name="Standard">
      <style:text-properties officeooo:paragraph-rsid="03e93625"/>
    </style:style>
    <style:style style:name="P1413" style:family="paragraph" style:parent-style-name="Standard">
      <style:text-properties officeooo:rsid="0019f535" officeooo:paragraph-rsid="03e93625"/>
    </style:style>
    <style:style style:name="P1414" style:family="paragraph" style:parent-style-name="Standard">
      <style:paragraph-properties fo:line-height="100%"/>
      <style:text-properties officeooo:rsid="045a6b37" officeooo:paragraph-rsid="045a6b37"/>
    </style:style>
    <style:style style:name="P1415" style:family="paragraph" style:parent-style-name="Standard">
      <style:text-properties officeooo:paragraph-rsid="00118c4a"/>
    </style:style>
    <style:style style:name="P1416" style:family="paragraph" style:parent-style-name="Standard">
      <style:paragraph-properties fo:line-height="100%"/>
      <style:text-properties officeooo:rsid="048fe3f8" officeooo:paragraph-rsid="048ffd4a"/>
    </style:style>
    <style:style style:name="P1417" style:family="paragraph" style:parent-style-name="Standard">
      <style:paragraph-properties fo:line-height="100%"/>
      <style:text-properties officeooo:rsid="0497dc28" officeooo:paragraph-rsid="0497dc28"/>
    </style:style>
    <style:style style:name="P1418" style:family="paragraph" style:parent-style-name="Standard">
      <style:paragraph-properties fo:line-height="150%"/>
      <style:text-properties officeooo:rsid="049a8a7e" officeooo:paragraph-rsid="049a8a7e"/>
    </style:style>
    <style:style style:name="P1419" style:family="paragraph" style:parent-style-name="Standard">
      <style:paragraph-properties fo:line-height="100%"/>
      <style:text-properties officeooo:rsid="049c223c" officeooo:paragraph-rsid="049c223c"/>
    </style:style>
    <style:style style:name="P1420" style:family="paragraph" style:parent-style-name="Standard">
      <style:paragraph-properties fo:line-height="100%"/>
      <style:text-properties officeooo:rsid="04a08898" officeooo:paragraph-rsid="04a08898"/>
    </style:style>
    <style:style style:name="P1421" style:family="paragraph" style:parent-style-name="Standard">
      <style:paragraph-properties fo:line-height="100%"/>
      <style:text-properties officeooo:rsid="04ad05fc" officeooo:paragraph-rsid="04b3c5c0"/>
    </style:style>
    <style:style style:name="P1422" style:family="paragraph" style:parent-style-name="Standard">
      <style:paragraph-properties fo:line-height="100%"/>
      <style:text-properties officeooo:rsid="04ba1b39" officeooo:paragraph-rsid="04ba1b39"/>
    </style:style>
    <style:style style:name="P1423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24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25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26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27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28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29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30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31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32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33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34" style:family="paragraph" style:parent-style-name="Standard">
      <style:paragraph-properties fo:line-height="100%"/>
      <style:text-properties officeooo:rsid="04bc7059" officeooo:paragraph-rsid="04bc7059"/>
    </style:style>
    <style:style style:name="P1435" style:family="paragraph" style:parent-style-name="Standard">
      <style:paragraph-properties fo:line-height="100%"/>
      <style:text-properties officeooo:rsid="04a57ad8" officeooo:paragraph-rsid="04ba1b39"/>
    </style:style>
    <style:style style:name="P1436" style:family="paragraph" style:parent-style-name="Standard">
      <style:paragraph-properties fo:line-height="100%"/>
      <style:text-properties officeooo:rsid="051228a5" officeooo:paragraph-rsid="05270c2d"/>
    </style:style>
    <style:style style:name="P1437" style:family="paragraph" style:parent-style-name="Standard">
      <style:paragraph-properties fo:line-height="100%"/>
      <style:text-properties officeooo:rsid="05149db7" officeooo:paragraph-rsid="05149db7"/>
    </style:style>
    <style:style style:name="P1438" style:family="paragraph" style:parent-style-name="Standard">
      <style:paragraph-properties fo:line-height="100%"/>
      <style:text-properties officeooo:rsid="04f29906" officeooo:paragraph-rsid="051fdc2f"/>
    </style:style>
    <style:style style:name="P1439" style:family="paragraph" style:parent-style-name="Standard">
      <style:paragraph-properties fo:line-height="100%"/>
      <style:text-properties officeooo:rsid="052fd794" officeooo:paragraph-rsid="052fd794"/>
    </style:style>
    <style:style style:name="P1440" style:family="paragraph" style:parent-style-name="Standard">
      <style:paragraph-properties fo:line-height="100%"/>
      <style:text-properties officeooo:rsid="0569d9ca" officeooo:paragraph-rsid="0569d9ca"/>
    </style:style>
    <style:style style:name="P1441" style:family="paragraph" style:parent-style-name="Standard">
      <style:paragraph-properties fo:line-height="100%"/>
      <style:text-properties officeooo:rsid="058ba444" officeooo:paragraph-rsid="058ba444"/>
    </style:style>
    <style:style style:name="P1442" style:family="paragraph" style:parent-style-name="Standard">
      <style:paragraph-properties fo:line-height="100%"/>
      <style:text-properties officeooo:rsid="05e2db49" officeooo:paragraph-rsid="05ef59a4"/>
    </style:style>
    <style:style style:name="P1443" style:family="paragraph" style:parent-style-name="Standard">
      <style:paragraph-properties fo:line-height="100%"/>
      <style:text-properties officeooo:rsid="05e46ca0" officeooo:paragraph-rsid="05e5f887"/>
    </style:style>
    <style:style style:name="P1444" style:family="paragraph" style:parent-style-name="Standard">
      <style:paragraph-properties fo:line-height="100%"/>
      <style:text-properties officeooo:rsid="0620d52b" officeooo:paragraph-rsid="0620d52b"/>
    </style:style>
    <style:style style:name="P1445" style:family="paragraph" style:parent-style-name="Standard">
      <style:paragraph-properties fo:line-height="100%"/>
      <style:text-properties officeooo:rsid="06307d14" officeooo:paragraph-rsid="06307d14"/>
    </style:style>
    <style:style style:name="P1446" style:family="paragraph" style:parent-style-name="Standard">
      <style:paragraph-properties fo:line-height="100%"/>
      <style:text-properties officeooo:rsid="0630fb9a" officeooo:paragraph-rsid="0630fb9a"/>
    </style:style>
    <style:style style:name="P1447" style:family="paragraph" style:parent-style-name="Standard">
      <style:paragraph-properties fo:line-height="100%"/>
      <style:text-properties officeooo:rsid="0630fb9a" officeooo:paragraph-rsid="069290ce"/>
    </style:style>
    <style:style style:name="P1448" style:family="paragraph" style:parent-style-name="Standard">
      <style:paragraph-properties fo:line-height="100%"/>
      <style:text-properties officeooo:rsid="06321a8e" officeooo:paragraph-rsid="06321a8e"/>
    </style:style>
    <style:style style:name="P1449" style:family="paragraph" style:parent-style-name="Standard">
      <style:paragraph-properties fo:line-height="100%"/>
      <style:text-properties officeooo:rsid="06340678" officeooo:paragraph-rsid="06340678"/>
    </style:style>
    <style:style style:name="P1450" style:family="paragraph" style:parent-style-name="Standard">
      <style:paragraph-properties fo:line-height="100%"/>
      <style:text-properties officeooo:rsid="062f0400" officeooo:paragraph-rsid="06307d14"/>
    </style:style>
    <style:style style:name="P1451" style:family="paragraph" style:parent-style-name="Standard">
      <style:paragraph-properties fo:line-height="100%"/>
      <style:text-properties officeooo:rsid="063bda54" officeooo:paragraph-rsid="063bda54"/>
    </style:style>
    <style:style style:name="P1452" style:family="paragraph" style:parent-style-name="Standard">
      <style:paragraph-properties fo:line-height="100%"/>
      <style:text-properties officeooo:rsid="063bda54" officeooo:paragraph-rsid="069290ce"/>
    </style:style>
    <style:style style:name="P1453" style:family="paragraph" style:parent-style-name="Standard">
      <style:paragraph-properties fo:line-height="100%"/>
      <style:text-properties officeooo:rsid="063d933e" officeooo:paragraph-rsid="063d933e"/>
    </style:style>
    <style:style style:name="P1454" style:family="paragraph" style:parent-style-name="Standard">
      <style:paragraph-properties fo:line-height="100%"/>
      <style:text-properties officeooo:rsid="063e62c4" officeooo:paragraph-rsid="063e62c4"/>
    </style:style>
    <style:style style:name="P1455" style:family="paragraph" style:parent-style-name="Standard">
      <style:paragraph-properties fo:line-height="100%"/>
      <style:text-properties officeooo:rsid="063e62c4" officeooo:paragraph-rsid="06408df0"/>
    </style:style>
    <style:style style:name="P1456" style:family="paragraph" style:parent-style-name="Standard">
      <style:paragraph-properties fo:line-height="100%"/>
      <style:text-properties officeooo:rsid="063fe71c" officeooo:paragraph-rsid="06408df0"/>
    </style:style>
    <style:style style:name="P1457" style:family="paragraph" style:parent-style-name="Standard">
      <style:paragraph-properties fo:line-height="100%"/>
      <style:text-properties officeooo:rsid="06408df0" officeooo:paragraph-rsid="06408df0"/>
    </style:style>
    <style:style style:name="P1458" style:family="paragraph" style:parent-style-name="Standard">
      <style:paragraph-properties fo:line-height="150%"/>
      <style:text-properties officeooo:rsid="06408df0" officeooo:paragraph-rsid="06408df0"/>
    </style:style>
    <style:style style:name="P1459" style:family="paragraph" style:parent-style-name="Standard">
      <style:paragraph-properties fo:line-height="100%"/>
      <style:text-properties officeooo:rsid="06440517" officeooo:paragraph-rsid="06440517"/>
    </style:style>
    <style:style style:name="P1460" style:family="paragraph" style:parent-style-name="Standard">
      <style:paragraph-properties fo:line-height="100%"/>
      <style:text-properties officeooo:rsid="0646a7a3" officeooo:paragraph-rsid="0646a7a3"/>
    </style:style>
    <style:style style:name="P1461" style:family="paragraph" style:parent-style-name="Standard">
      <style:paragraph-properties fo:line-height="150%"/>
      <style:text-properties officeooo:rsid="0646a7a3" officeooo:paragraph-rsid="0646a7a3"/>
    </style:style>
    <style:style style:name="P1462" style:family="paragraph" style:parent-style-name="Standard">
      <style:paragraph-properties fo:line-height="100%"/>
      <style:text-properties officeooo:rsid="07353afe" officeooo:paragraph-rsid="07353afe"/>
    </style:style>
    <style:style style:name="P1463" style:family="paragraph" style:parent-style-name="Standard">
      <style:paragraph-properties fo:line-height="100%"/>
      <style:text-properties officeooo:rsid="075d0c99" officeooo:paragraph-rsid="075d0c99"/>
    </style:style>
    <style:style style:name="P1464" style:family="paragraph" style:parent-style-name="Standard">
      <style:text-properties officeooo:paragraph-rsid="0766ef94"/>
    </style:style>
    <style:style style:name="P1465" style:family="paragraph" style:parent-style-name="Standard">
      <style:text-properties officeooo:paragraph-rsid="07674e6b"/>
    </style:style>
    <style:style style:name="P1466" style:family="paragraph" style:parent-style-name="Standard">
      <style:text-properties officeooo:paragraph-rsid="076da30e"/>
    </style:style>
    <style:style style:name="P1467" style:family="paragraph" style:parent-style-name="Standard">
      <style:text-properties officeooo:paragraph-rsid="034f5b13"/>
    </style:style>
    <style:style style:name="P1468" style:family="paragraph" style:parent-style-name="Standard">
      <style:text-properties officeooo:paragraph-rsid="078f70dd"/>
    </style:style>
    <style:style style:name="P1469" style:family="paragraph" style:parent-style-name="Standard">
      <style:paragraph-properties fo:line-height="100%"/>
      <style:text-properties officeooo:rsid="03de8421" officeooo:paragraph-rsid="0797538f"/>
    </style:style>
    <style:style style:name="P1470" style:family="paragraph" style:parent-style-name="Standard">
      <style:text-properties officeooo:paragraph-rsid="0486c03e"/>
    </style:style>
    <style:style style:name="P1471" style:family="paragraph" style:parent-style-name="Standard">
      <style:paragraph-properties fo:line-height="150%"/>
      <style:text-properties officeooo:rsid="00d5826a" officeooo:paragraph-rsid="00d5826a"/>
    </style:style>
    <style:style style:name="P1472" style:family="paragraph" style:parent-style-name="Standard">
      <style:paragraph-properties fo:line-height="100%"/>
      <style:text-properties officeooo:rsid="038d7d5e" officeooo:paragraph-rsid="03963307"/>
    </style:style>
    <style:style style:name="P1473" style:family="paragraph" style:parent-style-name="Standard">
      <style:paragraph-properties fo:line-height="100%"/>
      <style:text-properties officeooo:rsid="078c8253" officeooo:paragraph-rsid="07ee20f5"/>
    </style:style>
    <style:style style:name="P1474" style:family="paragraph" style:parent-style-name="Standard">
      <style:paragraph-properties fo:line-height="150%"/>
      <style:text-properties officeooo:rsid="06130d41" officeooo:paragraph-rsid="06130d41"/>
    </style:style>
    <style:style style:name="P1475" style:family="paragraph" style:parent-style-name="Standard">
      <style:paragraph-properties fo:line-height="100%"/>
      <style:text-properties officeooo:rsid="08b4e42e" officeooo:paragraph-rsid="08b535b3"/>
    </style:style>
    <style:style style:name="P1476" style:family="paragraph" style:parent-style-name="Standard">
      <style:text-properties officeooo:paragraph-rsid="04862b4c"/>
    </style:style>
    <style:style style:name="P1477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78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79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80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81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82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83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84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85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86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87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88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89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90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91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92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93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94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95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96" style:family="paragraph" style:parent-style-name="Table_20_Contents">
      <style:paragraph-properties fo:text-align="center" style:justify-single-word="false"/>
    </style:style>
    <style:style style:name="P1497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98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99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00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01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0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0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0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0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0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0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0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0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1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1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1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13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1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1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1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1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1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19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20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21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22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23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24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25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26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27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28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29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30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31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3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3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3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3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36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37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38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39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40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41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42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43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44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45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46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47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48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49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50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51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52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5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54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55" style:family="paragraph" style:parent-style-name="Table_20_Contents">
      <style:text-properties officeooo:rsid="0735889c" officeooo:paragraph-rsid="0735889c"/>
    </style:style>
    <style:style style:name="P1556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57" style:family="paragraph" style:parent-style-name="Table_20_Contents">
      <style:text-properties officeooo:paragraph-rsid="0735889c"/>
    </style:style>
    <style:style style:name="P1558" style:family="paragraph" style:parent-style-name="Table_20_Contents">
      <style:text-properties officeooo:rsid="0739531b" officeooo:paragraph-rsid="0739531b"/>
    </style:style>
    <style:style style:name="P1559" style:family="paragraph" style:parent-style-name="Table_20_Contents">
      <style:text-properties officeooo:paragraph-rsid="0739531b"/>
    </style:style>
    <style:style style:name="P1560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61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6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63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64" style:family="paragraph" style:parent-style-name="Standard">
      <style:paragraph-properties fo:line-height="100%" fo:break-before="page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1565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66" style:family="paragraph" style:parent-style-name="Standard">
      <style:paragraph-properties fo:line-height="150%" fo:break-before="page"/>
      <style:text-properties officeooo:paragraph-rsid="02d98b08"/>
    </style:style>
    <style:style style:name="P1567" style:family="paragraph" style:parent-style-name="Standard">
      <style:paragraph-properties fo:line-height="150%" fo:break-before="page"/>
      <style:text-properties officeooo:paragraph-rsid="03fd5e01"/>
    </style:style>
    <style:style style:name="P1568" style:family="paragraph" style:parent-style-name="Standard">
      <style:paragraph-properties fo:line-height="150%" fo:break-before="page"/>
      <style:text-properties officeooo:paragraph-rsid="066d2ed4"/>
    </style:style>
    <style:style style:name="P1569" style:family="paragraph" style:parent-style-name="Standard">
      <style:paragraph-properties fo:break-before="page"/>
      <style:text-properties officeooo:paragraph-rsid="02be3c45"/>
    </style:style>
    <style:style style:name="P1570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71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72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73" style:family="paragraph" style:parent-style-name="Standard">
      <style:paragraph-properties fo:line-height="100%" fo:break-before="page"/>
      <style:text-properties fo:font-weight="bold" officeooo:rsid="0403870c" officeooo:paragraph-rsid="0403870c" style:font-weight-asian="bold" style:font-weight-complex="bold"/>
    </style:style>
    <style:style style:name="P1574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75" style:family="paragraph" style:parent-style-name="Standard">
      <style:paragraph-properties fo:line-height="100%" fo:break-before="page"/>
      <style:text-properties fo:font-weight="bold" officeooo:rsid="06b945ce" officeooo:paragraph-rsid="06b945ce" style:font-weight-asian="bold" style:font-weight-complex="bold"/>
    </style:style>
    <style:style style:name="P1576" style:family="paragraph" style:parent-style-name="Standard">
      <style:paragraph-properties fo:line-height="100%" fo:break-before="page"/>
      <style:text-properties officeooo:paragraph-rsid="02ec4cc6"/>
    </style:style>
    <style:style style:name="P1577" style:family="paragraph" style:parent-style-name="Standard">
      <style:paragraph-properties fo:line-height="100%" fo:break-before="page"/>
      <style:text-properties officeooo:paragraph-rsid="01abda5f"/>
    </style:style>
    <style:style style:name="P1578" style:family="paragraph" style:parent-style-name="Standard">
      <style:paragraph-properties fo:break-before="page"/>
      <style:text-properties officeooo:paragraph-rsid="009622c6"/>
    </style:style>
    <style:style style:name="P1579" style:family="paragraph" style:parent-style-name="Standard">
      <style:paragraph-properties fo:line-height="100%" fo:break-before="page"/>
      <style:text-properties fo:font-style="italic" fo:font-weight="normal" officeooo:rsid="038d7d5e" officeooo:paragraph-rsid="079587a7" style:font-style-asian="italic" style:font-weight-asian="normal" style:font-style-complex="italic" style:font-weight-complex="normal"/>
    </style:style>
    <style:style style:name="P15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81" style:family="paragraph" style:parent-style-name="Standard" style:list-style-name="L1">
      <style:text-properties officeooo:paragraph-rsid="0013268f"/>
    </style:style>
    <style:style style:name="P1582" style:family="paragraph" style:parent-style-name="Standard" style:list-style-name="L1">
      <style:text-properties officeooo:rsid="0013268f" officeooo:paragraph-rsid="0013268f"/>
    </style:style>
    <style:style style:name="P1583" style:family="paragraph" style:parent-style-name="Standard" style:list-style-name="L2">
      <style:text-properties style:use-window-font-color="true" officeooo:paragraph-rsid="00118c4a"/>
    </style:style>
    <style:style style:name="P1584" style:family="paragraph" style:parent-style-name="Standard" style:list-style-name="L2">
      <style:text-properties style:use-window-font-color="true" officeooo:rsid="0011b025" officeooo:paragraph-rsid="0011b025"/>
    </style:style>
    <style:style style:name="P1585" style:family="paragraph" style:parent-style-name="Standard" style:list-style-name="L4">
      <style:text-properties style:use-window-font-color="true" officeooo:rsid="00a8a4b1" officeooo:paragraph-rsid="02be3c45"/>
    </style:style>
    <style:style style:name="P158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8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8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8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9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9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9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9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9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9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159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9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98" style:family="paragraph" style:parent-style-name="Standard" style:list-style-name="L88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9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0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0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02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0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04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05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60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8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09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0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1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1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1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1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1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1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1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1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20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21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22" style:family="paragraph" style:parent-style-name="Standard" style:list-style-name="L112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2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62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2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26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27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28" style:family="paragraph" style:parent-style-name="Standard" style:list-style-name="L43">
      <style:text-properties style:use-window-font-color="true" officeooo:paragraph-rsid="07b3bfe3"/>
    </style:style>
    <style:style style:name="P162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630" style:family="paragraph" style:parent-style-name="Standard" style:list-style-name="L3">
      <style:text-properties officeooo:rsid="0012a0dc" officeooo:paragraph-rsid="0012a0dc"/>
    </style:style>
    <style:style style:name="P163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3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3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3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3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36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37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38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39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40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41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42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43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44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45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46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47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48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49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50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51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5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5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5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55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56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57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58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59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60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61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62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63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64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65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66" style:family="paragraph" style:parent-style-name="Standard" style:list-style-name="L80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67" style:family="paragraph" style:parent-style-name="Standard" style:list-style-name="L81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68" style:family="paragraph" style:parent-style-name="Standard" style:list-style-name="L82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69" style:family="paragraph" style:parent-style-name="Standard" style:list-style-name="L84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70" style:family="paragraph" style:parent-style-name="Standard" style:list-style-name="L85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71" style:family="paragraph" style:parent-style-name="Standard" style:list-style-name="L86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72" style:family="paragraph" style:parent-style-name="Standard" style:list-style-name="L87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73" style:family="paragraph" style:parent-style-name="Standard" style:list-style-name="L88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74" style:family="paragraph" style:parent-style-name="Standard" style:list-style-name="L89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75" style:family="paragraph" style:parent-style-name="Standard" style:list-style-name="L90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76" style:family="paragraph" style:parent-style-name="Standard" style:list-style-name="L90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77" style:family="paragraph" style:parent-style-name="Standard" style:list-style-name="L91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78" style:family="paragraph" style:parent-style-name="Standard" style:list-style-name="L92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79" style:family="paragraph" style:parent-style-name="Standard" style:list-style-name="L93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80" style:family="paragraph" style:parent-style-name="Standard" style:list-style-name="L95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81" style:family="paragraph" style:parent-style-name="Standard" style:list-style-name="L96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82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8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8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8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8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9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9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9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9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9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9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9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9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9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99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00" style:family="paragraph" style:parent-style-name="Standard" style:list-style-name="L97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01" style:family="paragraph" style:parent-style-name="Standard" style:list-style-name="L99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02" style:family="paragraph" style:parent-style-name="Standard" style:list-style-name="L100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03" style:family="paragraph" style:parent-style-name="Standard" style:list-style-name="L100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04" style:family="paragraph" style:parent-style-name="Standard" style:list-style-name="L101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05" style:family="paragraph" style:parent-style-name="Standard" style:list-style-name="L102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06" style:family="paragraph" style:parent-style-name="Standard" style:list-style-name="L103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07" style:family="paragraph" style:parent-style-name="Standard" style:list-style-name="L103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08" style:family="paragraph" style:parent-style-name="Standard" style:list-style-name="L104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09" style:family="paragraph" style:parent-style-name="Standard" style:list-style-name="L104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10" style:family="paragraph" style:parent-style-name="Standard" style:list-style-name="L110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11" style:family="paragraph" style:parent-style-name="Standard" style:list-style-name="L111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12" style:family="paragraph" style:parent-style-name="Standard" style:list-style-name="L111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13" style:family="paragraph" style:parent-style-name="Standard" style:list-style-name="L113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14" style:family="paragraph" style:parent-style-name="Standard" style:list-style-name="L114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15" style:family="paragraph" style:parent-style-name="Standard" style:list-style-name="L114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16" style:family="paragraph" style:parent-style-name="Standard" style:list-style-name="L114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17" style:family="paragraph" style:parent-style-name="Standard" style:list-style-name="L115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18" style:family="paragraph" style:parent-style-name="Standard" style:list-style-name="L7">
      <style:text-properties officeooo:rsid="0033fbdf" officeooo:paragraph-rsid="0033fbdf"/>
    </style:style>
    <style:style style:name="P1719" style:family="paragraph" style:parent-style-name="Standard" style:list-style-name="L11">
      <style:text-properties officeooo:rsid="0033fbdf" officeooo:paragraph-rsid="0106c767"/>
    </style:style>
    <style:style style:name="P1720" style:family="paragraph" style:parent-style-name="Standard" style:list-style-name="L8">
      <style:text-properties officeooo:paragraph-rsid="005b5cd3"/>
    </style:style>
    <style:style style:name="P1721" style:family="paragraph" style:parent-style-name="Standard" style:list-style-name="L9">
      <style:text-properties officeooo:paragraph-rsid="00367935"/>
    </style:style>
    <style:style style:name="P1722" style:family="paragraph" style:parent-style-name="Standard" style:list-style-name="L9">
      <style:text-properties officeooo:rsid="00367935" officeooo:paragraph-rsid="00367935"/>
    </style:style>
    <style:style style:name="P1723" style:family="paragraph" style:parent-style-name="Standard" style:list-style-name="L10">
      <style:text-properties officeooo:rsid="00386ddb" officeooo:paragraph-rsid="00386ddb"/>
    </style:style>
    <style:style style:name="P172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25" style:family="paragraph" style:parent-style-name="Standard" style:list-style-name="L20">
      <style:text-properties officeooo:paragraph-rsid="00a4ce44"/>
    </style:style>
    <style:style style:name="P172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27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28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29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30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31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32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33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34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35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36" style:family="paragraph" style:parent-style-name="Standard" style:list-style-name="L23">
      <style:text-properties officeooo:paragraph-rsid="00bbbf73"/>
    </style:style>
    <style:style style:name="P1737" style:family="paragraph" style:parent-style-name="Standard" style:list-style-name="L25">
      <style:text-properties officeooo:paragraph-rsid="00beb82f"/>
    </style:style>
    <style:style style:name="P1738" style:family="paragraph" style:parent-style-name="Standard" style:list-style-name="L26">
      <style:text-properties officeooo:paragraph-rsid="00d139a0"/>
    </style:style>
    <style:style style:name="P1739" style:family="paragraph" style:parent-style-name="Standard" style:list-style-name="L29">
      <style:text-properties officeooo:paragraph-rsid="00f2503e"/>
    </style:style>
    <style:style style:name="P1740" style:family="paragraph" style:parent-style-name="Standard" style:list-style-name="L30">
      <style:text-properties officeooo:rsid="00f3f4f5" officeooo:paragraph-rsid="00f5260b"/>
    </style:style>
    <style:style style:name="P1741" style:family="paragraph" style:parent-style-name="Standard" style:list-style-name="L30">
      <style:text-properties officeooo:rsid="00f3f4f5" officeooo:paragraph-rsid="00f3f4f5"/>
    </style:style>
    <style:style style:name="P1742" style:family="paragraph" style:parent-style-name="Standard" style:list-style-name="L33">
      <style:paragraph-properties fo:line-height="100%"/>
      <style:text-properties officeooo:paragraph-rsid="01b5c969"/>
    </style:style>
    <style:style style:name="P1743" style:family="paragraph" style:parent-style-name="Standard" style:list-style-name="L51">
      <style:paragraph-properties fo:line-height="100%"/>
      <style:text-properties officeooo:paragraph-rsid="02e657d4"/>
    </style:style>
    <style:style style:name="P1744" style:family="paragraph" style:parent-style-name="Standard" style:list-style-name="L58">
      <style:paragraph-properties fo:line-height="100%"/>
      <style:text-properties officeooo:paragraph-rsid="0346a444"/>
    </style:style>
    <style:style style:name="P1745" style:family="paragraph" style:parent-style-name="Standard" style:list-style-name="L63">
      <style:paragraph-properties fo:line-height="100%"/>
      <style:text-properties officeooo:paragraph-rsid="03ec3a95"/>
    </style:style>
    <style:style style:name="P1746" style:family="paragraph" style:parent-style-name="Standard" style:list-style-name="L64">
      <style:paragraph-properties fo:line-height="100%"/>
      <style:text-properties officeooo:paragraph-rsid="03ed0846"/>
    </style:style>
    <style:style style:name="P1747" style:family="paragraph" style:parent-style-name="Standard" style:list-style-name="L68">
      <style:paragraph-properties fo:line-height="100%"/>
      <style:text-properties officeooo:paragraph-rsid="04a57ad8"/>
    </style:style>
    <style:style style:name="P1748" style:family="paragraph" style:parent-style-name="Standard" style:list-style-name="L72">
      <style:paragraph-properties fo:line-height="100%"/>
      <style:text-properties officeooo:paragraph-rsid="04deac5d"/>
    </style:style>
    <style:style style:name="P1749" style:family="paragraph" style:parent-style-name="Standard" style:list-style-name="L76">
      <style:paragraph-properties fo:line-height="100%"/>
      <style:text-properties officeooo:paragraph-rsid="05319739"/>
    </style:style>
    <style:style style:name="P1750" style:family="paragraph" style:parent-style-name="Standard" style:list-style-name="L88">
      <style:paragraph-properties fo:line-height="100%"/>
      <style:text-properties officeooo:paragraph-rsid="05cd3bc5"/>
    </style:style>
    <style:style style:name="P1751" style:family="paragraph" style:parent-style-name="Standard" style:list-style-name="L91">
      <style:paragraph-properties fo:line-height="100%"/>
      <style:text-properties officeooo:paragraph-rsid="05e7f406"/>
    </style:style>
    <style:style style:name="P1752" style:family="paragraph" style:parent-style-name="Standard" style:list-style-name="L98">
      <style:paragraph-properties fo:line-height="100%"/>
      <style:text-properties officeooo:paragraph-rsid="06176dd5"/>
    </style:style>
    <style:style style:name="P1753" style:family="paragraph" style:parent-style-name="Standard" style:list-style-name="L104">
      <style:paragraph-properties fo:line-height="100%"/>
      <style:text-properties officeooo:paragraph-rsid="06257b22"/>
    </style:style>
    <style:style style:name="P1754" style:family="paragraph" style:parent-style-name="Standard" style:list-style-name="L105">
      <style:paragraph-properties fo:line-height="100%"/>
      <style:text-properties officeooo:paragraph-rsid="0630fb9a"/>
    </style:style>
    <style:style style:name="P1755" style:family="paragraph" style:parent-style-name="Standard" style:list-style-name="L111">
      <style:paragraph-properties fo:line-height="100%"/>
      <style:text-properties officeooo:paragraph-rsid="065a8b52"/>
    </style:style>
    <style:style style:name="P1756" style:family="paragraph" style:parent-style-name="Standard">
      <style:paragraph-properties fo:line-height="100%"/>
      <style:text-properties officeooo:paragraph-rsid="08d9c724"/>
    </style:style>
    <style:style style:name="P1757" style:family="paragraph" style:parent-style-name="Standard">
      <style:paragraph-properties fo:line-height="100%"/>
      <style:text-properties officeooo:paragraph-rsid="020068b3"/>
    </style:style>
    <style:style style:name="P1758" style:family="paragraph" style:parent-style-name="Standard">
      <style:paragraph-properties fo:line-height="100%"/>
      <style:text-properties officeooo:paragraph-rsid="01d87a11"/>
    </style:style>
    <style:style style:name="P1759" style:family="paragraph" style:parent-style-name="Standard">
      <style:paragraph-properties fo:line-height="100%"/>
      <style:text-properties officeooo:paragraph-rsid="09071026"/>
    </style:style>
    <style:style style:name="P1760" style:family="paragraph" style:parent-style-name="Standard">
      <style:paragraph-properties fo:line-height="100%"/>
      <style:text-properties officeooo:paragraph-rsid="0912d495"/>
    </style:style>
    <style:style style:name="P1761" style:family="paragraph" style:parent-style-name="Standard">
      <style:paragraph-properties fo:line-height="100%"/>
      <style:text-properties officeooo:paragraph-rsid="0228bd00"/>
    </style:style>
    <style:style style:name="P1762" style:family="paragraph" style:parent-style-name="Standard">
      <style:paragraph-properties fo:line-height="100%"/>
      <style:text-properties officeooo:paragraph-rsid="0239e044"/>
    </style:style>
    <style:style style:name="P176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6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65" style:family="paragraph" style:parent-style-name="Standard" style:list-style-name="L43">
      <style:text-properties officeooo:paragraph-rsid="07b3bfe3"/>
    </style:style>
    <style:style style:name="P1766" style:family="paragraph" style:parent-style-name="Standard" style:list-style-name="L44">
      <style:paragraph-properties fo:line-height="150%"/>
      <style:text-properties officeooo:paragraph-rsid="02df5c92"/>
    </style:style>
    <style:style style:name="P1767" style:family="paragraph" style:parent-style-name="Standard" style:list-style-name="L44">
      <style:paragraph-properties fo:line-height="150%"/>
      <style:text-properties officeooo:paragraph-rsid="02e142ec"/>
    </style:style>
    <style:style style:name="P1768" style:family="paragraph" style:parent-style-name="Standard">
      <style:paragraph-properties fo:line-height="150%"/>
      <style:text-properties officeooo:paragraph-rsid="08d9c724"/>
    </style:style>
    <style:style style:name="P1769" style:family="paragraph" style:parent-style-name="Standard">
      <style:paragraph-properties fo:line-height="150%"/>
      <style:text-properties officeooo:paragraph-rsid="08dad3a6"/>
    </style:style>
    <style:style style:name="P1770" style:family="paragraph" style:parent-style-name="Standard">
      <style:paragraph-properties fo:line-height="150%"/>
      <style:text-properties officeooo:paragraph-rsid="02be3c45"/>
    </style:style>
    <style:style style:name="P1771" style:family="paragraph" style:parent-style-name="Standard">
      <style:paragraph-properties fo:line-height="150%"/>
      <style:text-properties officeooo:paragraph-rsid="00bbbf73"/>
    </style:style>
    <style:style style:name="P1772" style:family="paragraph" style:parent-style-name="Standard">
      <style:paragraph-properties fo:line-height="150%"/>
      <style:text-properties officeooo:paragraph-rsid="020068b3"/>
    </style:style>
    <style:style style:name="P177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7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7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7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7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78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79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80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81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82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83" style:family="paragraph" style:parent-style-name="Standard" style:list-style-name="L88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84" style:family="paragraph" style:parent-style-name="Standard" style:list-style-name="L88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85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86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87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88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89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90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91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92" style:family="paragraph" style:parent-style-name="Standard" style:list-style-name="L77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793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794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795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796" style:family="paragraph" style:parent-style-name="Standard" style:list-style-name="L83">
      <style:paragraph-properties fo:line-height="100%"/>
      <style:text-properties officeooo:rsid="057d2115" officeooo:paragraph-rsid="057d2115"/>
    </style:style>
    <style:style style:name="P1797" style:family="paragraph" style:parent-style-name="Standard" style:list-style-name="L84">
      <style:paragraph-properties fo:line-height="100%"/>
      <style:text-properties officeooo:rsid="058ba444" officeooo:paragraph-rsid="058ba444"/>
    </style:style>
    <style:style style:name="P1798" style:family="paragraph" style:parent-style-name="Standard" style:list-style-name="L86">
      <style:paragraph-properties fo:line-height="100%"/>
      <style:text-properties officeooo:rsid="058ba444" officeooo:paragraph-rsid="058bbc5e"/>
    </style:style>
    <style:style style:name="P1799" style:family="paragraph" style:parent-style-name="Standard" style:list-style-name="L88">
      <style:paragraph-properties fo:line-height="100%"/>
      <style:text-properties officeooo:rsid="05cd3bc5" officeooo:paragraph-rsid="05cd3bc5"/>
    </style:style>
    <style:style style:name="P1800" style:family="paragraph" style:parent-style-name="Standard" style:list-style-name="L90">
      <style:paragraph-properties fo:line-height="100%"/>
      <style:text-properties officeooo:rsid="05e4e7bb" officeooo:paragraph-rsid="05e4e7bb"/>
    </style:style>
    <style:style style:name="P1801" style:family="paragraph" style:parent-style-name="Standard" style:list-style-name="L91">
      <style:paragraph-properties fo:line-height="100%"/>
      <style:text-properties officeooo:rsid="05e7f406" officeooo:paragraph-rsid="05e7f406"/>
    </style:style>
    <style:style style:name="P1802" style:family="paragraph" style:parent-style-name="Standard" style:list-style-name="L91">
      <style:paragraph-properties fo:line-height="150%"/>
      <style:text-properties officeooo:rsid="05e7f406" officeooo:paragraph-rsid="05e7f406"/>
    </style:style>
    <style:style style:name="P1803" style:family="paragraph" style:parent-style-name="Standard" style:list-style-name="L94">
      <style:paragraph-properties fo:line-height="100%"/>
      <style:text-properties officeooo:rsid="06025589" officeooo:paragraph-rsid="06025589"/>
    </style:style>
    <style:style style:name="P1804" style:family="paragraph" style:parent-style-name="Standard" style:list-style-name="L97">
      <style:paragraph-properties fo:line-height="100%"/>
      <style:text-properties officeooo:rsid="06130d41" officeooo:paragraph-rsid="06130d41"/>
    </style:style>
    <style:style style:name="P1805" style:family="paragraph" style:parent-style-name="Standard" style:list-style-name="L98">
      <style:paragraph-properties fo:line-height="100%"/>
      <style:text-properties officeooo:rsid="06130d41" officeooo:paragraph-rsid="06130d41"/>
    </style:style>
    <style:style style:name="P1806" style:family="paragraph" style:parent-style-name="Standard" style:list-style-name="L98">
      <style:paragraph-properties fo:line-height="100%"/>
      <style:text-properties officeooo:rsid="06130d41" officeooo:paragraph-rsid="06176dd5"/>
    </style:style>
    <style:style style:name="P1807" style:family="paragraph" style:parent-style-name="Standard" style:list-style-name="L99">
      <style:paragraph-properties fo:line-height="100%"/>
      <style:text-properties officeooo:rsid="06148669" officeooo:paragraph-rsid="06148669"/>
    </style:style>
    <style:style style:name="P1808" style:family="paragraph" style:parent-style-name="Standard" style:list-style-name="L100">
      <style:paragraph-properties fo:line-height="150%"/>
      <style:text-properties officeooo:rsid="06176dd5" officeooo:paragraph-rsid="06176dd5"/>
    </style:style>
    <style:style style:name="P1809" style:family="paragraph" style:parent-style-name="Standard" style:list-style-name="L100">
      <style:paragraph-properties fo:line-height="100%"/>
      <style:text-properties officeooo:rsid="06191840" officeooo:paragraph-rsid="06191840"/>
    </style:style>
    <style:style style:name="P1810" style:family="paragraph" style:parent-style-name="Standard" style:list-style-name="L100">
      <style:paragraph-properties fo:line-height="150%"/>
      <style:text-properties officeooo:rsid="06191840" officeooo:paragraph-rsid="06191840"/>
    </style:style>
    <style:style style:name="P1811" style:family="paragraph" style:parent-style-name="Standard" style:list-style-name="L105">
      <style:paragraph-properties fo:line-height="100%"/>
      <style:text-properties officeooo:rsid="0630fb9a" officeooo:paragraph-rsid="0630fb9a"/>
    </style:style>
    <style:style style:name="P1812" style:family="paragraph" style:parent-style-name="Standard" style:list-style-name="L105">
      <style:paragraph-properties fo:line-height="100%"/>
      <style:text-properties officeooo:rsid="0630fb9a" officeooo:paragraph-rsid="06321a8e"/>
    </style:style>
    <style:style style:name="P1813" style:family="paragraph" style:parent-style-name="Standard" style:list-style-name="L105">
      <style:paragraph-properties fo:line-height="150%"/>
      <style:text-properties officeooo:rsid="0630fb9a" officeooo:paragraph-rsid="0630fb9a"/>
    </style:style>
    <style:style style:name="P1814" style:family="paragraph" style:parent-style-name="Standard" style:list-style-name="L106">
      <style:paragraph-properties fo:line-height="100%"/>
      <style:text-properties officeooo:rsid="063bda54" officeooo:paragraph-rsid="063bda54"/>
    </style:style>
    <style:style style:name="P1815" style:family="paragraph" style:parent-style-name="Standard" style:list-style-name="L107">
      <style:paragraph-properties fo:line-height="100%"/>
      <style:text-properties officeooo:rsid="063d933e" officeooo:paragraph-rsid="063d933e"/>
    </style:style>
    <style:style style:name="P1816" style:family="paragraph" style:parent-style-name="Standard" style:list-style-name="L108">
      <style:paragraph-properties fo:line-height="100%"/>
      <style:text-properties officeooo:rsid="06408df0" officeooo:paragraph-rsid="06408df0"/>
    </style:style>
    <style:style style:name="P1817" style:family="paragraph" style:parent-style-name="Standard" style:list-style-name="L108">
      <style:paragraph-properties fo:line-height="100%"/>
      <style:text-properties officeooo:rsid="06440517" officeooo:paragraph-rsid="06440517"/>
    </style:style>
    <style:style style:name="P1818" style:family="paragraph" style:parent-style-name="Standard" style:list-style-name="L109">
      <style:paragraph-properties fo:line-height="100%"/>
      <style:text-properties officeooo:rsid="0646a7a3" officeooo:paragraph-rsid="0646a7a3"/>
    </style:style>
    <style:style style:name="P1819" style:family="paragraph" style:parent-style-name="Standard">
      <style:text-properties officeooo:paragraph-rsid="08d44a2d"/>
    </style:style>
    <style:style style:name="P1820" style:family="paragraph" style:parent-style-name="Standard">
      <style:text-properties officeooo:paragraph-rsid="030ed074"/>
    </style:style>
    <style:style style:name="P1821" style:family="paragraph" style:parent-style-name="Standard">
      <style:text-properties officeooo:paragraph-rsid="00ed5b35"/>
    </style:style>
    <style:style style:name="P1822" style:family="paragraph" style:parent-style-name="Standard">
      <style:text-properties officeooo:paragraph-rsid="00d9c9e4"/>
    </style:style>
    <style:style style:name="P1823" style:family="paragraph" style:parent-style-name="Standard">
      <style:text-properties officeooo:paragraph-rsid="01222be5"/>
    </style:style>
    <style:style style:name="P1824" style:family="paragraph" style:parent-style-name="Standard">
      <style:paragraph-properties fo:margin-left="0in" fo:margin-right="0in" fo:line-height="100%" fo:text-indent="0in" style:auto-text-indent="false"/>
      <style:text-properties officeooo:paragraph-rsid="08dfaa25"/>
    </style:style>
    <style:style style:name="P1825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826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827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2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29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style:use-window-font-color="true" style:text-underline-style="none" fo:font-weight="normal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6" style:family="text">
      <style:text-properties style:use-window-font-color="true" style:text-underline-style="none" fo:font-weight="bold" style:font-weight-asian="bold" style:font-weight-complex="bold"/>
    </style:style>
    <style:style style:name="T67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8" style:family="text">
      <style:text-properties style:use-window-font-color="true" style:text-underline-style="none" officeooo:rsid="031fc4b1"/>
    </style:style>
    <style:style style:name="T69" style:family="text">
      <style:text-properties style:use-window-font-color="true" style:text-underline-style="none" officeooo:rsid="0297c923"/>
    </style:style>
    <style:style style:name="T7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0af9194" fo:background-color="transparent" loext:char-shading-value="0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fo:font-weight="normal" officeooo:rsid="0200b58e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fo:font-weight="normal" officeooo:rsid="0905e25c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fo:font-weight="normal" officeooo:rsid="0906bc80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fo:font-weight="normal" officeooo:rsid="09071026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italic" fo:font-weight="normal" officeooo:rsid="0908c0be" style:font-style-asian="italic" style:font-weight-asian="normal" style:font-style-complex="italic" style:font-weight-complex="normal"/>
    </style:style>
    <style:style style:name="T159" style:family="text">
      <style:text-properties style:use-window-font-color="true" fo:font-style="italic" fo:font-weight="normal" officeooo:rsid="01e917c9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style:font-style-asian="italic" style:font-style-complex="italic"/>
    </style:style>
    <style:style style:name="T161" style:family="text">
      <style:text-properties style:use-window-font-color="true" fo:font-style="italic" officeooo:rsid="016778b3" style:font-style-asian="italic" style:font-style-complex="italic"/>
    </style:style>
    <style:style style:name="T162" style:family="text">
      <style:text-properties style:use-window-font-color="true" fo:font-style="italic" officeooo:rsid="01e504ba" style:font-style-asian="italic" style:font-style-complex="italic"/>
    </style:style>
    <style:style style:name="T163" style:family="text">
      <style:text-properties style:use-window-font-color="true" fo:font-style="italic" officeooo:rsid="02ce8a1b" style:font-style-asian="italic" style:font-style-complex="italic"/>
    </style:style>
    <style:style style:name="T164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65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66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7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fo:font-weight="normal" officeooo:rsid="01d87a11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fo:font-weight="normal" officeooo:rsid="0909bd5e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fo:font-weight="normal" officeooo:rsid="01e917c9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fo:font-weight="normal" officeooo:rsid="09122d3d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fo:font-weight="normal" officeooo:rsid="01e966ec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fo:font-weight="normal" officeooo:rsid="0912d49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fo:font-weight="normal" officeooo:rsid="0920e846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fo:font-weight="normal" officeooo:rsid="0924cc0b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fo:font-weight="normal" officeooo:rsid="092735e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fo:font-weight="normal" officeooo:rsid="0928da3d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fo:font-weight="normal" officeooo:rsid="092bf6c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fo:font-weight="normal" officeooo:rsid="092e264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fo:font-weight="normal" officeooo:rsid="09347613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font-style-asian="normal" style:font-style-complex="normal"/>
    </style:style>
    <style:style style:name="T262" style:family="text">
      <style:text-properties style:use-window-font-color="true" fo:font-style="normal" officeooo:rsid="016860b9" style:font-style-asian="normal" style:font-style-complex="normal"/>
    </style:style>
    <style:style style:name="T263" style:family="text">
      <style:text-properties style:use-window-font-color="true" fo:font-style="normal" officeooo:rsid="0171553b" style:font-style-asian="normal" style:font-style-complex="normal"/>
    </style:style>
    <style:style style:name="T264" style:family="text">
      <style:text-properties style:use-window-font-color="true" fo:font-style="normal" officeooo:rsid="016c9d08" style:font-style-asian="normal" style:font-style-complex="normal"/>
    </style:style>
    <style:style style:name="T265" style:family="text">
      <style:text-properties style:use-window-font-color="true" fo:font-style="normal" officeooo:rsid="016778b3" style:font-style-asian="normal" style:font-style-complex="normal"/>
    </style:style>
    <style:style style:name="T266" style:family="text">
      <style:text-properties style:use-window-font-color="true" fo:font-style="normal" officeooo:rsid="01e2b86d" style:font-style-asian="normal" style:font-style-complex="normal"/>
    </style:style>
    <style:style style:name="T267" style:family="text">
      <style:text-properties style:use-window-font-color="true" fo:font-style="normal" officeooo:rsid="01e504ba" style:font-style-asian="normal" style:font-style-complex="normal"/>
    </style:style>
    <style:style style:name="T26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36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37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38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39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40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42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44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45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46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47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48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49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50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51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52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53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54" style:family="text">
      <style:text-properties style:use-window-font-color="true" fo:font-style="normal" style:text-underline-style="none" fo:font-weight="normal" officeooo:rsid="00af9194" fo:background-color="transparent" loext:char-shading-value="0" style:font-style-asian="normal" style:font-weight-asian="normal" style:font-style-complex="normal" style:font-weight-complex="normal"/>
    </style:style>
    <style:style style:name="T355" style:family="text">
      <style:text-properties style:use-window-font-color="true" fo:font-style="normal" style:text-underline-style="none" fo:font-weight="normal" officeooo:rsid="08f555bc" fo:background-color="transparent" loext:char-shading-value="0" style:font-style-asian="normal" style:font-weight-asian="normal" style:font-style-complex="normal" style:font-weight-complex="normal"/>
    </style:style>
    <style:style style:name="T356" style:family="text">
      <style:text-properties style:use-window-font-color="true" fo:font-style="normal" style:text-underline-style="none" style:font-style-asian="normal" style:font-style-complex="normal"/>
    </style:style>
    <style:style style:name="T357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58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59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60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6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6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63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weight="normal" style:font-weight-asian="normal" style:font-weight-complex="normal"/>
    </style:style>
    <style:style style:name="T365" style:family="text">
      <style:text-properties style:use-window-font-color="true" fo:font-weight="normal" officeooo:rsid="016aa5ac" style:font-weight-asian="normal" style:font-weight-complex="normal"/>
    </style:style>
    <style:style style:name="T366" style:family="text">
      <style:text-properties style:use-window-font-color="true" fo:font-weight="normal" officeooo:rsid="016a5b23" style:font-weight-asian="normal" style:font-weight-complex="normal"/>
    </style:style>
    <style:style style:name="T367" style:family="text">
      <style:text-properties style:use-window-font-color="true" fo:font-weight="normal" officeooo:rsid="0171553b" style:font-weight-asian="normal" style:font-weight-complex="normal"/>
    </style:style>
    <style:style style:name="T368" style:family="text">
      <style:text-properties style:use-window-font-color="true" fo:font-weight="normal" officeooo:rsid="01aaba73" style:font-weight-asian="normal" style:font-weight-complex="normal"/>
    </style:style>
    <style:style style:name="T369" style:family="text">
      <style:text-properties style:use-window-font-color="true" fo:font-weight="normal" officeooo:rsid="01b08253" style:font-weight-asian="normal" style:font-weight-complex="normal"/>
    </style:style>
    <style:style style:name="T370" style:family="text">
      <style:text-properties style:use-window-font-color="true" fo:font-weight="normal" officeooo:rsid="0226d9d6" style:font-weight-asian="normal" style:font-weight-complex="normal"/>
    </style:style>
    <style:style style:name="T371" style:family="text">
      <style:text-properties style:use-window-font-color="true" fo:font-weight="normal" officeooo:rsid="022c7d02" style:font-weight-asian="normal" style:font-weight-complex="normal"/>
    </style:style>
    <style:style style:name="T372" style:family="text">
      <style:text-properties style:use-window-font-color="true" fo:font-weight="normal" officeooo:rsid="023b3a5d" style:font-weight-asian="normal" style:font-weight-complex="normal"/>
    </style:style>
    <style:style style:name="T373" style:family="text">
      <style:text-properties style:use-window-font-color="true" fo:font-weight="normal" officeooo:rsid="023ce39d" style:font-weight-asian="normal" style:font-weight-complex="normal"/>
    </style:style>
    <style:style style:name="T374" style:family="text">
      <style:text-properties style:use-window-font-color="true" officeooo:rsid="016f0506"/>
    </style:style>
    <style:style style:name="T375" style:family="text">
      <style:text-properties style:use-window-font-color="true" fo:font-weight="bold" style:font-weight-asian="bold" style:font-weight-complex="bold"/>
    </style:style>
    <style:style style:name="T376" style:family="text">
      <style:text-properties style:use-window-font-color="true" fo:font-weight="bold" officeooo:rsid="0044d7a4" style:font-weight-asian="bold" style:font-weight-complex="bold"/>
    </style:style>
    <style:style style:name="T37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7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8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8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84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85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86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87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9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9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9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9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9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96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97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98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99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400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401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402" style:family="text">
      <style:text-properties style:use-window-font-color="true" officeooo:rsid="02efc49c"/>
    </style:style>
    <style:style style:name="T403" style:family="text">
      <style:text-properties style:use-window-font-color="true" officeooo:rsid="02ce8a1b"/>
    </style:style>
    <style:style style:name="T404" style:family="text">
      <style:text-properties style:use-window-font-color="true" officeooo:rsid="02d1510f"/>
    </style:style>
    <style:style style:name="T405" style:family="text">
      <style:text-properties style:use-window-font-color="true" officeooo:rsid="02f51e47"/>
    </style:style>
    <style:style style:name="T406" style:family="text">
      <style:text-properties style:use-window-font-color="true" officeooo:rsid="0069ae25"/>
    </style:style>
    <style:style style:name="T407" style:family="text">
      <style:text-properties style:use-window-font-color="true" officeooo:rsid="02f8c777"/>
    </style:style>
    <style:style style:name="T408" style:family="text">
      <style:text-properties style:use-window-font-color="true" fo:background-color="transparent" loext:char-shading-value="0"/>
    </style:style>
    <style:style style:name="T40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style:use-window-font-color="true" officeooo:rsid="05d5c10e"/>
    </style:style>
    <style:style style:name="T412" style:family="text">
      <style:text-properties style:use-window-font-color="true" officeooo:rsid="05d8cd62"/>
    </style:style>
    <style:style style:name="T413" style:family="text">
      <style:text-properties style:use-window-font-color="true" officeooo:rsid="04a2554c"/>
    </style:style>
    <style:style style:name="T414" style:family="text">
      <style:text-properties style:use-window-font-color="true" officeooo:rsid="05dd0a36"/>
    </style:style>
    <style:style style:name="T415" style:family="text">
      <style:text-properties style:use-window-font-color="true" officeooo:rsid="07b9799b"/>
    </style:style>
    <style:style style:name="T416" style:family="text">
      <style:text-properties style:use-window-font-color="true" officeooo:rsid="08d44a2d"/>
    </style:style>
    <style:style style:name="T417" style:family="text">
      <style:text-properties style:use-window-font-color="true" officeooo:rsid="00c0d7c6"/>
    </style:style>
    <style:style style:name="T418" style:family="text">
      <style:text-properties fo:font-weight="normal" style:font-weight-asian="normal" style:font-weight-complex="normal"/>
    </style:style>
    <style:style style:name="T419" style:family="text">
      <style:text-properties fo:font-weight="normal" officeooo:rsid="003c27f0" style:font-weight-asian="normal" style:font-weight-complex="normal"/>
    </style:style>
    <style:style style:name="T420" style:family="text">
      <style:text-properties fo:font-weight="normal" officeooo:rsid="003cb407" style:font-weight-asian="normal" style:font-weight-complex="normal"/>
    </style:style>
    <style:style style:name="T421" style:family="text">
      <style:text-properties fo:font-weight="normal" officeooo:rsid="00205d85" style:font-weight-asian="normal" style:font-weight-complex="normal"/>
    </style:style>
    <style:style style:name="T422" style:family="text">
      <style:text-properties fo:font-weight="normal" officeooo:rsid="00beb82f" style:font-weight-asian="normal" style:font-weight-complex="normal"/>
    </style:style>
    <style:style style:name="T423" style:family="text">
      <style:text-properties fo:font-weight="normal" officeooo:rsid="016860b9" style:font-weight-asian="normal" style:font-weight-complex="normal"/>
    </style:style>
    <style:style style:name="T424" style:family="text">
      <style:text-properties fo:font-weight="normal" officeooo:rsid="0377ec6e" style:font-weight-asian="normal" style:font-weight-complex="normal"/>
    </style:style>
    <style:style style:name="T425" style:family="text">
      <style:text-properties fo:font-weight="normal" officeooo:rsid="03778af6" style:font-weight-asian="normal" style:font-weight-complex="normal"/>
    </style:style>
    <style:style style:name="T426" style:family="text">
      <style:text-properties fo:font-weight="normal" officeooo:rsid="03886cfc" style:font-weight-asian="normal" style:font-weight-complex="normal"/>
    </style:style>
    <style:style style:name="T427" style:family="text">
      <style:text-properties fo:font-weight="normal" officeooo:rsid="038a2c81" style:font-weight-asian="normal" style:font-weight-complex="normal"/>
    </style:style>
    <style:style style:name="T428" style:family="text">
      <style:text-properties fo:font-weight="normal" officeooo:rsid="038bbdf6" style:font-weight-asian="normal" style:font-weight-complex="normal"/>
    </style:style>
    <style:style style:name="T429" style:family="text">
      <style:text-properties fo:font-weight="normal" officeooo:rsid="038d7d5e" style:font-weight-asian="normal" style:font-weight-complex="normal"/>
    </style:style>
    <style:style style:name="T430" style:family="text">
      <style:text-properties fo:font-weight="normal" officeooo:rsid="038e531a" style:font-weight-asian="normal" style:font-weight-complex="normal"/>
    </style:style>
    <style:style style:name="T431" style:family="text">
      <style:text-properties fo:font-weight="normal" officeooo:rsid="03963307" style:font-weight-asian="normal" style:font-weight-complex="normal"/>
    </style:style>
    <style:style style:name="T432" style:family="text">
      <style:text-properties fo:font-weight="normal" officeooo:rsid="039c640b" style:font-weight-asian="normal" style:font-weight-complex="normal"/>
    </style:style>
    <style:style style:name="T433" style:family="text">
      <style:text-properties fo:font-weight="normal" officeooo:rsid="039e438c" style:font-weight-asian="normal" style:font-weight-complex="normal"/>
    </style:style>
    <style:style style:name="T434" style:family="text">
      <style:text-properties fo:font-weight="normal" officeooo:rsid="03a073aa" style:font-weight-asian="normal" style:font-weight-complex="normal"/>
    </style:style>
    <style:style style:name="T435" style:family="text">
      <style:text-properties fo:font-weight="normal" officeooo:rsid="03a15cc8" style:font-weight-asian="normal" style:font-weight-complex="normal"/>
    </style:style>
    <style:style style:name="T436" style:family="text">
      <style:text-properties fo:font-weight="normal" officeooo:rsid="03a31e81" style:font-weight-asian="normal" style:font-weight-complex="normal"/>
    </style:style>
    <style:style style:name="T437" style:family="text">
      <style:text-properties fo:font-weight="normal" officeooo:rsid="03ac69a7" style:font-weight-asian="normal" style:font-weight-complex="normal"/>
    </style:style>
    <style:style style:name="T438" style:family="text">
      <style:text-properties fo:font-weight="normal" officeooo:rsid="03af7bf7" style:font-weight-asian="normal" style:font-weight-complex="normal"/>
    </style:style>
    <style:style style:name="T439" style:family="text">
      <style:text-properties fo:font-weight="normal" officeooo:rsid="03b1fbc9" style:font-weight-asian="normal" style:font-weight-complex="normal"/>
    </style:style>
    <style:style style:name="T440" style:family="text">
      <style:text-properties fo:font-weight="normal" officeooo:rsid="03becfb9" style:font-weight-asian="normal" style:font-weight-complex="normal"/>
    </style:style>
    <style:style style:name="T441" style:family="text">
      <style:text-properties fo:font-weight="normal" officeooo:rsid="03bf675e" style:font-weight-asian="normal" style:font-weight-complex="normal"/>
    </style:style>
    <style:style style:name="T442" style:family="text">
      <style:text-properties fo:font-weight="normal" officeooo:rsid="03bf92cd" style:font-weight-asian="normal" style:font-weight-complex="normal"/>
    </style:style>
    <style:style style:name="T443" style:family="text">
      <style:text-properties fo:font-weight="normal" officeooo:rsid="03c2a4d1" style:font-weight-asian="normal" style:font-weight-complex="normal"/>
    </style:style>
    <style:style style:name="T444" style:family="text">
      <style:text-properties fo:font-weight="normal" officeooo:rsid="03c34d65" style:font-weight-asian="normal" style:font-weight-complex="normal"/>
    </style:style>
    <style:style style:name="T445" style:family="text">
      <style:text-properties fo:font-weight="normal" officeooo:rsid="03c39617" style:font-weight-asian="normal" style:font-weight-complex="normal"/>
    </style:style>
    <style:style style:name="T446" style:family="text">
      <style:text-properties fo:font-weight="normal" officeooo:rsid="03c44ca6" style:font-weight-asian="normal" style:font-weight-complex="normal"/>
    </style:style>
    <style:style style:name="T447" style:family="text">
      <style:text-properties fo:font-weight="normal" officeooo:rsid="03c51260" style:font-weight-asian="normal" style:font-weight-complex="normal"/>
    </style:style>
    <style:style style:name="T448" style:family="text">
      <style:text-properties fo:font-weight="normal" officeooo:rsid="03c51463" style:font-weight-asian="normal" style:font-weight-complex="normal"/>
    </style:style>
    <style:style style:name="T449" style:family="text">
      <style:text-properties fo:font-weight="normal" officeooo:rsid="03c51c71" style:font-weight-asian="normal" style:font-weight-complex="normal"/>
    </style:style>
    <style:style style:name="T450" style:family="text">
      <style:text-properties fo:font-weight="normal" officeooo:rsid="03c6f534" style:font-weight-asian="normal" style:font-weight-complex="normal"/>
    </style:style>
    <style:style style:name="T451" style:family="text">
      <style:text-properties fo:font-weight="normal" officeooo:rsid="03cb2c07" style:font-weight-asian="normal" style:font-weight-complex="normal"/>
    </style:style>
    <style:style style:name="T452" style:family="text">
      <style:text-properties fo:font-weight="normal" officeooo:rsid="03d088e0" style:font-weight-asian="normal" style:font-weight-complex="normal"/>
    </style:style>
    <style:style style:name="T453" style:family="text">
      <style:text-properties fo:font-weight="normal" officeooo:rsid="03d7a2a4" style:font-weight-asian="normal" style:font-weight-complex="normal"/>
    </style:style>
    <style:style style:name="T454" style:family="text">
      <style:text-properties fo:font-weight="normal" officeooo:rsid="03d9bd6c" style:font-weight-asian="normal" style:font-weight-complex="normal"/>
    </style:style>
    <style:style style:name="T455" style:family="text">
      <style:text-properties fo:font-weight="normal" officeooo:rsid="03db91db" style:font-weight-asian="normal" style:font-weight-complex="normal"/>
    </style:style>
    <style:style style:name="T456" style:family="text">
      <style:text-properties fo:font-weight="normal" officeooo:rsid="03e4514e" style:font-weight-asian="normal" style:font-weight-complex="normal"/>
    </style:style>
    <style:style style:name="T457" style:family="text">
      <style:text-properties fo:font-weight="normal" officeooo:rsid="03e90de3" style:font-weight-asian="normal" style:font-weight-complex="normal"/>
    </style:style>
    <style:style style:name="T458" style:family="text">
      <style:text-properties fo:font-weight="normal" officeooo:rsid="03e93625" style:font-weight-asian="normal" style:font-weight-complex="normal"/>
    </style:style>
    <style:style style:name="T459" style:family="text">
      <style:text-properties fo:font-weight="normal" officeooo:rsid="03ea64bf" style:font-weight-asian="normal" style:font-weight-complex="normal"/>
    </style:style>
    <style:style style:name="T460" style:family="text">
      <style:text-properties fo:font-weight="normal" officeooo:rsid="03eb005c" style:font-weight-asian="normal" style:font-weight-complex="normal"/>
    </style:style>
    <style:style style:name="T461" style:family="text">
      <style:text-properties fo:font-weight="normal" officeooo:rsid="03ec3a95" style:font-weight-asian="normal" style:font-weight-complex="normal"/>
    </style:style>
    <style:style style:name="T462" style:family="text">
      <style:text-properties fo:font-weight="normal" officeooo:rsid="03ed0846" style:font-weight-asian="normal" style:font-weight-complex="normal"/>
    </style:style>
    <style:style style:name="T463" style:family="text">
      <style:text-properties fo:font-weight="normal" officeooo:rsid="03ede337" style:font-weight-asian="normal" style:font-weight-complex="normal"/>
    </style:style>
    <style:style style:name="T464" style:family="text">
      <style:text-properties fo:font-weight="normal" officeooo:rsid="03ee7eb1" style:font-weight-asian="normal" style:font-weight-complex="normal"/>
    </style:style>
    <style:style style:name="T465" style:family="text">
      <style:text-properties fo:font-weight="normal" officeooo:rsid="03de8421" style:font-weight-asian="normal" style:font-weight-complex="normal"/>
    </style:style>
    <style:style style:name="T466" style:family="text">
      <style:text-properties fo:font-weight="normal" officeooo:rsid="03f27278" style:font-weight-asian="normal" style:font-weight-complex="normal"/>
    </style:style>
    <style:style style:name="T467" style:family="text">
      <style:text-properties fo:font-weight="normal" officeooo:rsid="03f4b1ba" style:font-weight-asian="normal" style:font-weight-complex="normal"/>
    </style:style>
    <style:style style:name="T468" style:family="text">
      <style:text-properties fo:font-weight="normal" officeooo:rsid="03f501e7" style:font-weight-asian="normal" style:font-weight-complex="normal"/>
    </style:style>
    <style:style style:name="T469" style:family="text">
      <style:text-properties fo:font-weight="normal" officeooo:rsid="03f56006" style:font-weight-asian="normal" style:font-weight-complex="normal"/>
    </style:style>
    <style:style style:name="T470" style:family="text">
      <style:text-properties fo:font-weight="normal" officeooo:rsid="03f8c064" style:font-weight-asian="normal" style:font-weight-complex="normal"/>
    </style:style>
    <style:style style:name="T471" style:family="text">
      <style:text-properties fo:font-weight="normal" officeooo:rsid="03fc17c3" style:font-weight-asian="normal" style:font-weight-complex="normal"/>
    </style:style>
    <style:style style:name="T472" style:family="text">
      <style:text-properties fo:font-weight="normal" officeooo:rsid="03fc65b4" style:font-weight-asian="normal" style:font-weight-complex="normal"/>
    </style:style>
    <style:style style:name="T473" style:family="text">
      <style:text-properties fo:font-weight="normal" officeooo:rsid="03fd5e01" style:font-weight-asian="normal" style:font-weight-complex="normal"/>
    </style:style>
    <style:style style:name="T474" style:family="text">
      <style:text-properties fo:font-weight="normal" officeooo:rsid="040aae1c" style:font-weight-asian="normal" style:font-weight-complex="normal"/>
    </style:style>
    <style:style style:name="T475" style:family="text">
      <style:text-properties fo:font-weight="normal" officeooo:rsid="0427ec09" style:font-weight-asian="normal" style:font-weight-complex="normal"/>
    </style:style>
    <style:style style:name="T476" style:family="text">
      <style:text-properties fo:font-weight="normal" officeooo:rsid="0424a315" style:font-weight-asian="normal" style:font-weight-complex="normal"/>
    </style:style>
    <style:style style:name="T477" style:family="text">
      <style:text-properties fo:font-weight="normal" officeooo:rsid="03c13113" style:font-weight-asian="normal" style:font-weight-complex="normal"/>
    </style:style>
    <style:style style:name="T478" style:family="text">
      <style:text-properties fo:font-weight="normal" officeooo:rsid="045e6749" style:font-weight-asian="normal" style:font-weight-complex="normal"/>
    </style:style>
    <style:style style:name="T479" style:family="text">
      <style:text-properties fo:font-weight="normal" officeooo:rsid="04602400" style:font-weight-asian="normal" style:font-weight-complex="normal"/>
    </style:style>
    <style:style style:name="T480" style:family="text">
      <style:text-properties fo:font-weight="normal" officeooo:rsid="04161d3e" style:font-weight-asian="normal" style:font-weight-complex="normal"/>
    </style:style>
    <style:style style:name="T481" style:family="text">
      <style:text-properties fo:font-weight="normal" officeooo:rsid="041746e7" style:font-weight-asian="normal" style:font-weight-complex="normal"/>
    </style:style>
    <style:style style:name="T482" style:family="text">
      <style:text-properties fo:font-weight="normal" officeooo:rsid="041d4261" style:font-weight-asian="normal" style:font-weight-complex="normal"/>
    </style:style>
    <style:style style:name="T483" style:family="text">
      <style:text-properties fo:font-weight="normal" officeooo:rsid="0419037b" style:font-weight-asian="normal" style:font-weight-complex="normal"/>
    </style:style>
    <style:style style:name="T484" style:family="text">
      <style:text-properties fo:font-weight="normal" officeooo:rsid="04226783" style:font-weight-asian="normal" style:font-weight-complex="normal"/>
    </style:style>
    <style:style style:name="T485" style:family="text">
      <style:text-properties fo:font-weight="normal" officeooo:rsid="04329278" style:font-weight-asian="normal" style:font-weight-complex="normal"/>
    </style:style>
    <style:style style:name="T486" style:family="text">
      <style:text-properties fo:font-weight="normal" officeooo:rsid="042d7117" style:font-weight-asian="normal" style:font-weight-complex="normal"/>
    </style:style>
    <style:style style:name="T487" style:family="text">
      <style:text-properties fo:font-weight="normal" officeooo:rsid="04253c68" style:font-weight-asian="normal" style:font-weight-complex="normal"/>
    </style:style>
    <style:style style:name="T488" style:family="text">
      <style:text-properties fo:font-weight="normal" officeooo:rsid="043c6125" style:font-weight-asian="normal" style:font-weight-complex="normal"/>
    </style:style>
    <style:style style:name="T489" style:family="text">
      <style:text-properties fo:font-weight="normal" officeooo:rsid="044401b2" style:font-weight-asian="normal" style:font-weight-complex="normal"/>
    </style:style>
    <style:style style:name="T490" style:family="text">
      <style:text-properties fo:font-weight="normal" officeooo:rsid="043a3360" style:font-weight-asian="normal" style:font-weight-complex="normal"/>
    </style:style>
    <style:style style:name="T491" style:family="text">
      <style:text-properties fo:font-weight="normal" officeooo:rsid="04438193" style:font-weight-asian="normal" style:font-weight-complex="normal"/>
    </style:style>
    <style:style style:name="T492" style:family="text">
      <style:text-properties fo:font-weight="normal" officeooo:rsid="043fc929" style:font-weight-asian="normal" style:font-weight-complex="normal"/>
    </style:style>
    <style:style style:name="T493" style:family="text">
      <style:text-properties fo:font-weight="normal" officeooo:rsid="04496025" style:font-weight-asian="normal" style:font-weight-complex="normal"/>
    </style:style>
    <style:style style:name="T494" style:family="text">
      <style:text-properties fo:font-weight="normal" officeooo:rsid="04592f7c" style:font-weight-asian="normal" style:font-weight-complex="normal"/>
    </style:style>
    <style:style style:name="T495" style:family="text">
      <style:text-properties fo:font-weight="normal" officeooo:rsid="048ffd4a" style:font-weight-asian="normal" style:font-weight-complex="normal"/>
    </style:style>
    <style:style style:name="T496" style:family="text">
      <style:text-properties fo:font-weight="normal" officeooo:rsid="048fe3f8" style:font-weight-asian="normal" style:font-weight-complex="normal"/>
    </style:style>
    <style:style style:name="T497" style:family="text">
      <style:text-properties fo:font-weight="normal" officeooo:rsid="0494bc64" style:font-weight-asian="normal" style:font-weight-complex="normal"/>
    </style:style>
    <style:style style:name="T498" style:family="text">
      <style:text-properties fo:font-weight="normal" officeooo:rsid="049a8a7e" style:font-weight-asian="normal" style:font-weight-complex="normal"/>
    </style:style>
    <style:style style:name="T499" style:family="text">
      <style:text-properties fo:font-weight="normal" officeooo:rsid="04a57ad8" style:font-weight-asian="normal" style:font-weight-complex="normal"/>
    </style:style>
    <style:style style:name="T500" style:family="text">
      <style:text-properties fo:font-weight="normal" officeooo:rsid="04b2ffc5" style:font-weight-asian="normal" style:font-weight-complex="normal"/>
    </style:style>
    <style:style style:name="T501" style:family="text">
      <style:text-properties fo:font-weight="normal" officeooo:rsid="04ba1b39" style:font-weight-asian="normal" style:font-weight-complex="normal"/>
    </style:style>
    <style:style style:name="T502" style:family="text">
      <style:text-properties fo:font-weight="normal" officeooo:rsid="04b3c5c0" style:font-weight-asian="normal" style:font-weight-complex="normal"/>
    </style:style>
    <style:style style:name="T503" style:family="text">
      <style:text-properties fo:font-weight="normal" officeooo:rsid="04cce5bf" style:font-weight-asian="normal" style:font-weight-complex="normal"/>
    </style:style>
    <style:style style:name="T504" style:family="text">
      <style:text-properties fo:font-weight="normal" officeooo:rsid="050199cb" style:font-weight-asian="normal" style:font-weight-complex="normal"/>
    </style:style>
    <style:style style:name="T505" style:family="text">
      <style:text-properties fo:font-weight="normal" officeooo:rsid="0502c86e" style:font-weight-asian="normal" style:font-weight-complex="normal"/>
    </style:style>
    <style:style style:name="T506" style:family="text">
      <style:text-properties fo:font-weight="normal" officeooo:rsid="04f0bfd5" style:font-weight-asian="normal" style:font-weight-complex="normal"/>
    </style:style>
    <style:style style:name="T507" style:family="text">
      <style:text-properties fo:font-weight="normal" officeooo:rsid="05319739" style:font-weight-asian="normal" style:font-weight-complex="normal"/>
    </style:style>
    <style:style style:name="T508" style:family="text">
      <style:text-properties fo:font-weight="normal" officeooo:rsid="05604a7a" style:font-weight-asian="normal" style:font-weight-complex="normal"/>
    </style:style>
    <style:style style:name="T509" style:family="text">
      <style:text-properties fo:font-weight="normal" officeooo:rsid="0569d9ca" style:font-weight-asian="normal" style:font-weight-complex="normal"/>
    </style:style>
    <style:style style:name="T510" style:family="text">
      <style:text-properties fo:font-weight="normal" officeooo:rsid="056aa2db" style:font-weight-asian="normal" style:font-weight-complex="normal"/>
    </style:style>
    <style:style style:name="T511" style:family="text">
      <style:text-properties fo:font-weight="normal" officeooo:rsid="0573ee33" style:font-weight-asian="normal" style:font-weight-complex="normal"/>
    </style:style>
    <style:style style:name="T512" style:family="text">
      <style:text-properties fo:font-weight="normal" officeooo:rsid="0577776f" style:font-weight-asian="normal" style:font-weight-complex="normal"/>
    </style:style>
    <style:style style:name="T513" style:family="text">
      <style:text-properties fo:font-weight="normal" officeooo:rsid="0580d52a" style:font-weight-asian="normal" style:font-weight-complex="normal"/>
    </style:style>
    <style:style style:name="T514" style:family="text">
      <style:text-properties fo:font-weight="normal" officeooo:rsid="058bbc5e" style:font-weight-asian="normal" style:font-weight-complex="normal"/>
    </style:style>
    <style:style style:name="T515" style:family="text">
      <style:text-properties fo:font-weight="normal" officeooo:rsid="060fe20f" style:font-weight-asian="normal" style:font-weight-complex="normal"/>
    </style:style>
    <style:style style:name="T516" style:family="text">
      <style:text-properties fo:font-weight="normal" officeooo:rsid="065f9c0e" style:font-weight-asian="normal" style:font-weight-complex="normal"/>
    </style:style>
    <style:style style:name="T517" style:family="text">
      <style:text-properties fo:font-weight="normal" officeooo:rsid="06afcb9f" style:font-weight-asian="normal" style:font-weight-complex="normal"/>
    </style:style>
    <style:style style:name="T518" style:family="text">
      <style:text-properties fo:font-weight="normal" officeooo:rsid="06b3d3c8" style:font-weight-asian="normal" style:font-weight-complex="normal"/>
    </style:style>
    <style:style style:name="T519" style:family="text">
      <style:text-properties fo:font-weight="normal" officeooo:rsid="06d2db18" style:font-weight-asian="normal" style:font-weight-complex="normal"/>
    </style:style>
    <style:style style:name="T520" style:family="text">
      <style:text-properties fo:font-weight="normal" officeooo:rsid="06d0bb9d" style:font-weight-asian="normal" style:font-weight-complex="normal"/>
    </style:style>
    <style:style style:name="T521" style:family="text">
      <style:text-properties fo:font-weight="normal" officeooo:rsid="06d32270" style:font-weight-asian="normal" style:font-weight-complex="normal"/>
    </style:style>
    <style:style style:name="T522" style:family="text">
      <style:text-properties fo:font-weight="normal" officeooo:rsid="06d4c47e" style:font-weight-asian="normal" style:font-weight-complex="normal"/>
    </style:style>
    <style:style style:name="T523" style:family="text">
      <style:text-properties fo:font-weight="normal" officeooo:rsid="06d6e503" style:font-weight-asian="normal" style:font-weight-complex="normal"/>
    </style:style>
    <style:style style:name="T524" style:family="text">
      <style:text-properties fo:font-weight="normal" officeooo:rsid="07337436" style:font-weight-asian="normal" style:font-weight-complex="normal"/>
    </style:style>
    <style:style style:name="T525" style:family="text">
      <style:text-properties fo:font-weight="normal" officeooo:rsid="0785f435" style:font-weight-asian="normal" style:font-weight-complex="normal"/>
    </style:style>
    <style:style style:name="T526" style:family="text">
      <style:text-properties fo:font-weight="normal" officeooo:rsid="03f0c84b" style:font-weight-asian="normal" style:font-weight-complex="normal"/>
    </style:style>
    <style:style style:name="T527" style:family="text">
      <style:text-properties fo:font-weight="normal" officeooo:rsid="078609eb" style:font-weight-asian="normal" style:font-weight-complex="normal"/>
    </style:style>
    <style:style style:name="T528" style:family="text">
      <style:text-properties fo:font-weight="normal" officeooo:rsid="07ef09df" style:font-weight-asian="normal" style:font-weight-complex="normal"/>
    </style:style>
    <style:style style:name="T529" style:family="text">
      <style:text-properties fo:font-weight="normal" officeooo:rsid="07f08257" style:font-weight-asian="normal" style:font-weight-complex="normal"/>
    </style:style>
    <style:style style:name="T530" style:family="text">
      <style:text-properties fo:font-weight="normal" officeooo:rsid="08613700" style:font-weight-asian="normal" style:font-weight-complex="normal"/>
    </style:style>
    <style:style style:name="T531" style:family="text">
      <style:text-properties fo:font-weight="normal" officeooo:rsid="086e8e45" style:font-weight-asian="normal" style:font-weight-complex="normal"/>
    </style:style>
    <style:style style:name="T532" style:family="text">
      <style:text-properties fo:font-weight="normal" officeooo:rsid="08cfbacb" style:font-weight-asian="normal" style:font-weight-complex="normal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officeooo:rsid="00256ecc" style:font-style-asian="italic" style:font-style-complex="italic"/>
    </style:style>
    <style:style style:name="T535" style:family="text">
      <style:text-properties fo:font-style="italic" officeooo:rsid="006c1d47" style:font-style-asian="italic" style:font-style-complex="italic"/>
    </style:style>
    <style:style style:name="T536" style:family="text">
      <style:text-properties fo:font-style="italic" officeooo:rsid="00e09913" style:font-style-asian="italic" style:font-style-complex="italic"/>
    </style:style>
    <style:style style:name="T537" style:family="text">
      <style:text-properties fo:font-style="italic" officeooo:rsid="005b5cd3" style:font-style-asian="italic" style:font-style-complex="italic"/>
    </style:style>
    <style:style style:name="T538" style:family="text">
      <style:text-properties fo:font-style="italic" officeooo:rsid="0034ed8b" style:font-style-asian="italic" style:font-style-complex="italic"/>
    </style:style>
    <style:style style:name="T539" style:family="text">
      <style:text-properties fo:font-style="italic" officeooo:rsid="00367935" style:font-style-asian="italic" style:font-style-complex="italic"/>
    </style:style>
    <style:style style:name="T540" style:family="text">
      <style:text-properties fo:font-style="italic" officeooo:rsid="003b4e50" style:font-style-asian="italic" style:font-style-complex="italic"/>
    </style:style>
    <style:style style:name="T541" style:family="text">
      <style:text-properties fo:font-style="italic" officeooo:rsid="01758a0f" style:font-style-asian="italic" style:font-style-complex="italic"/>
    </style:style>
    <style:style style:name="T542" style:family="text">
      <style:text-properties fo:font-style="italic" officeooo:rsid="0080477a" style:font-style-asian="italic" style:font-style-complex="italic"/>
    </style:style>
    <style:style style:name="T543" style:family="text">
      <style:text-properties fo:font-style="italic" officeooo:rsid="01113d34" style:font-style-asian="italic" style:font-style-complex="italic"/>
    </style:style>
    <style:style style:name="T544" style:family="text">
      <style:text-properties fo:font-style="italic" officeooo:rsid="018c0d5b" style:font-style-asian="italic" style:font-style-complex="italic"/>
    </style:style>
    <style:style style:name="T545" style:family="text">
      <style:text-properties fo:font-style="italic" officeooo:rsid="01c64853" style:font-style-asian="italic" style:font-style-complex="italic"/>
    </style:style>
    <style:style style:name="T546" style:family="text">
      <style:text-properties fo:font-style="italic" officeooo:rsid="01d9cd4e" style:font-style-asian="italic" style:font-style-complex="italic"/>
    </style:style>
    <style:style style:name="T547" style:family="text">
      <style:text-properties fo:font-style="italic" officeooo:rsid="01dc67de" style:font-style-asian="italic" style:font-style-complex="italic"/>
    </style:style>
    <style:style style:name="T548" style:family="text">
      <style:text-properties fo:font-style="italic" officeooo:rsid="019e70b3" style:font-style-asian="italic" style:font-style-complex="italic"/>
    </style:style>
    <style:style style:name="T549" style:family="text">
      <style:text-properties fo:font-style="italic" officeooo:rsid="02685e01" style:font-style-asian="italic" style:font-style-complex="italic"/>
    </style:style>
    <style:style style:name="T550" style:family="text">
      <style:text-properties fo:font-style="italic" officeooo:rsid="026b5506" style:font-style-asian="italic" style:font-style-complex="italic"/>
    </style:style>
    <style:style style:name="T551" style:family="text">
      <style:text-properties fo:font-style="italic" officeooo:rsid="0288fb00" style:font-style-asian="italic" style:font-style-complex="italic"/>
    </style:style>
    <style:style style:name="T552" style:family="text">
      <style:text-properties fo:font-style="italic" officeooo:rsid="02ccc8f6" style:font-style-asian="italic" style:font-style-complex="italic"/>
    </style:style>
    <style:style style:name="T553" style:family="text">
      <style:text-properties fo:font-style="italic" officeooo:rsid="0069ae25" style:font-style-asian="italic" style:font-style-complex="italic"/>
    </style:style>
    <style:style style:name="T554" style:family="text">
      <style:text-properties fo:font-style="italic" officeooo:rsid="0022c018" style:font-style-asian="italic" style:font-style-complex="italic"/>
    </style:style>
    <style:style style:name="T555" style:family="text">
      <style:text-properties fo:font-style="italic" officeooo:rsid="02efc49c" style:font-style-asian="italic" style:font-style-complex="italic"/>
    </style:style>
    <style:style style:name="T556" style:family="text">
      <style:text-properties fo:font-style="italic" officeooo:rsid="02ec089f" style:font-style-asian="italic" style:font-style-complex="italic"/>
    </style:style>
    <style:style style:name="T557" style:family="text">
      <style:text-properties fo:font-style="italic" officeooo:rsid="032c4fdc" style:font-style-asian="italic" style:font-style-complex="italic"/>
    </style:style>
    <style:style style:name="T558" style:family="text">
      <style:text-properties fo:font-style="italic" officeooo:rsid="0335ea2c" style:font-style-asian="italic" style:font-style-complex="italic"/>
    </style:style>
    <style:style style:name="T559" style:family="text">
      <style:text-properties fo:font-style="italic" officeooo:rsid="0346a444" style:font-style-asian="italic" style:font-style-complex="italic"/>
    </style:style>
    <style:style style:name="T560" style:family="text">
      <style:text-properties fo:font-style="italic" officeooo:rsid="03a24854" style:font-style-asian="italic" style:font-style-complex="italic"/>
    </style:style>
    <style:style style:name="T561" style:family="text">
      <style:text-properties fo:font-style="italic" officeooo:rsid="03804bbd" style:font-style-asian="italic" style:font-style-complex="italic"/>
    </style:style>
    <style:style style:name="T562" style:family="text">
      <style:text-properties fo:font-style="italic" officeooo:rsid="03aaef44" style:font-style-asian="italic" style:font-style-complex="italic"/>
    </style:style>
    <style:style style:name="T563" style:family="text">
      <style:text-properties fo:font-style="italic" officeooo:rsid="04a57ad8" style:font-style-asian="italic" style:font-style-complex="italic"/>
    </style:style>
    <style:style style:name="T564" style:family="text">
      <style:text-properties fo:font-style="italic" officeooo:rsid="04ba1b39" style:font-style-asian="italic" style:font-style-complex="italic"/>
    </style:style>
    <style:style style:name="T565" style:family="text">
      <style:text-properties fo:font-style="italic" officeooo:rsid="04a08898" style:font-style-asian="italic" style:font-style-complex="italic"/>
    </style:style>
    <style:style style:name="T566" style:family="text">
      <style:text-properties fo:font-style="italic" officeooo:rsid="051c4636" style:font-style-asian="italic" style:font-style-complex="italic"/>
    </style:style>
    <style:style style:name="T567" style:family="text">
      <style:text-properties fo:font-style="italic" officeooo:rsid="064d9acd" style:font-style-asian="italic" style:font-style-complex="italic"/>
    </style:style>
    <style:style style:name="T568" style:family="text">
      <style:text-properties fo:font-style="italic" officeooo:rsid="063fe71c" style:font-style-asian="italic" style:font-style-complex="italic"/>
    </style:style>
    <style:style style:name="T569" style:family="text">
      <style:text-properties fo:font-style="italic" officeooo:rsid="065a8b52" style:font-style-asian="italic" style:font-style-complex="italic"/>
    </style:style>
    <style:style style:name="T570" style:family="text">
      <style:text-properties fo:font-style="italic" officeooo:rsid="065bcfd1" style:font-style-asian="italic" style:font-style-complex="italic"/>
    </style:style>
    <style:style style:name="T571" style:family="text">
      <style:text-properties fo:font-style="italic" officeooo:rsid="065cd408" style:font-style-asian="italic" style:font-style-complex="italic"/>
    </style:style>
    <style:style style:name="T572" style:family="text">
      <style:text-properties fo:font-style="italic" officeooo:rsid="06130d41" style:font-style-asian="italic" style:font-style-complex="italic"/>
    </style:style>
    <style:style style:name="T573" style:family="text">
      <style:text-properties fo:font-style="italic" officeooo:rsid="0615b752" style:font-style-asian="italic" style:font-style-complex="italic"/>
    </style:style>
    <style:style style:name="T574" style:family="text">
      <style:text-properties fo:font-style="italic" officeooo:rsid="06191840" style:font-style-asian="italic" style:font-style-complex="italic"/>
    </style:style>
    <style:style style:name="T575" style:family="text">
      <style:text-properties fo:font-style="italic" officeooo:rsid="067e3ef2" style:font-style-asian="italic" style:font-style-complex="italic"/>
    </style:style>
    <style:style style:name="T576" style:family="text">
      <style:text-properties fo:font-style="italic" officeooo:rsid="063d933e" style:font-style-asian="italic" style:font-style-complex="italic"/>
    </style:style>
    <style:style style:name="T577" style:family="text">
      <style:text-properties fo:font-style="italic" officeooo:rsid="063bda54" style:font-style-asian="italic" style:font-style-complex="italic"/>
    </style:style>
    <style:style style:name="T578" style:family="text">
      <style:text-properties fo:font-style="italic" officeooo:rsid="06909dfa" style:font-style-asian="italic" style:font-style-complex="italic"/>
    </style:style>
    <style:style style:name="T579" style:family="text">
      <style:text-properties fo:font-style="italic" officeooo:rsid="06c5c5b6" style:font-style-asian="italic" style:font-style-complex="italic"/>
    </style:style>
    <style:style style:name="T580" style:family="text">
      <style:text-properties fo:font-style="italic" officeooo:rsid="0703136b" style:font-style-asian="italic" style:font-style-complex="italic"/>
    </style:style>
    <style:style style:name="T581" style:family="text">
      <style:text-properties fo:font-style="italic" officeooo:rsid="071f6f35" style:font-style-asian="italic" style:font-style-complex="italic"/>
    </style:style>
    <style:style style:name="T582" style:family="text">
      <style:text-properties fo:font-style="italic" officeooo:rsid="071a29dd" style:font-style-asian="italic" style:font-style-complex="italic"/>
    </style:style>
    <style:style style:name="T583" style:family="text">
      <style:text-properties fo:font-style="italic" officeooo:rsid="071be8ce" style:font-style-asian="italic" style:font-style-complex="italic"/>
    </style:style>
    <style:style style:name="T584" style:family="text">
      <style:text-properties fo:font-style="italic" officeooo:rsid="07353afe" style:font-style-asian="italic" style:font-style-complex="italic"/>
    </style:style>
    <style:style style:name="T585" style:family="text">
      <style:text-properties fo:font-style="italic" officeooo:rsid="073096a7" style:font-style-asian="italic" style:font-style-complex="italic"/>
    </style:style>
    <style:style style:name="T586" style:family="text">
      <style:text-properties fo:font-style="italic" officeooo:rsid="072f312a" style:font-style-asian="italic" style:font-style-complex="italic"/>
    </style:style>
    <style:style style:name="T587" style:family="text">
      <style:text-properties fo:font-style="italic" officeooo:rsid="071e417c" style:font-style-asian="italic" style:font-style-complex="italic"/>
    </style:style>
    <style:style style:name="T588" style:family="text">
      <style:text-properties fo:font-style="italic" officeooo:rsid="075dc6a9" style:font-style-asian="italic" style:font-style-complex="italic"/>
    </style:style>
    <style:style style:name="T589" style:family="text">
      <style:text-properties fo:font-style="italic" officeooo:rsid="07674e6b" style:font-style-asian="italic" style:font-style-complex="italic"/>
    </style:style>
    <style:style style:name="T590" style:family="text">
      <style:text-properties fo:font-style="italic" officeooo:rsid="0768a668" style:font-style-asian="italic" style:font-style-complex="italic"/>
    </style:style>
    <style:style style:name="T591" style:family="text">
      <style:text-properties fo:font-style="italic" officeooo:rsid="076da30e" style:font-style-asian="italic" style:font-style-complex="italic"/>
    </style:style>
    <style:style style:name="T592" style:family="text">
      <style:text-properties fo:font-style="italic" officeooo:rsid="075d0c99" style:font-style-asian="italic" style:font-style-complex="italic"/>
    </style:style>
    <style:style style:name="T593" style:family="text">
      <style:text-properties fo:font-style="italic" officeooo:rsid="076f11ac" style:font-style-asian="italic" style:font-style-complex="italic"/>
    </style:style>
    <style:style style:name="T594" style:family="text">
      <style:text-properties fo:font-style="italic" officeooo:rsid="077d0026" style:font-style-asian="italic" style:font-style-complex="italic"/>
    </style:style>
    <style:style style:name="T595" style:family="text">
      <style:text-properties fo:font-style="italic" officeooo:rsid="07fde910" style:font-style-asian="italic" style:font-style-complex="italic"/>
    </style:style>
    <style:style style:name="T596" style:family="text">
      <style:text-properties fo:font-style="italic" officeooo:rsid="0801b8c8" style:font-style-asian="italic" style:font-style-complex="italic"/>
    </style:style>
    <style:style style:name="T597" style:family="text">
      <style:text-properties fo:font-style="italic" officeooo:rsid="087898dd" style:font-style-asian="italic" style:font-style-complex="italic"/>
    </style:style>
    <style:style style:name="T598" style:family="text">
      <style:text-properties fo:font-style="italic" officeooo:rsid="088dfef9" style:font-style-asian="italic" style:font-style-complex="italic"/>
    </style:style>
    <style:style style:name="T599" style:family="text">
      <style:text-properties fo:font-style="italic" officeooo:rsid="08dad3a6" style:font-style-asian="italic" style:font-style-complex="italic"/>
    </style:style>
    <style:style style:name="T600" style:family="text">
      <style:text-properties fo:font-style="italic" officeooo:rsid="00386ddb" style:font-style-asian="italic" style:font-style-complex="italic"/>
    </style:style>
    <style:style style:name="T601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60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03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604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605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606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607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608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609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610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611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12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13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14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15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16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1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618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61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620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621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622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623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24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25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26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27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28" style:family="text">
      <style:text-properties fo:font-style="italic" style:text-underline-style="none" fo:font-weight="normal" officeooo:rsid="00912fec" style:font-style-asian="italic" style:font-weight-asian="normal" style:font-style-complex="italic" style:font-weight-complex="normal"/>
    </style:style>
    <style:style style:name="T629" style:family="text">
      <style:text-properties fo:font-style="italic" style:text-underline-style="none" fo:font-weight="normal" officeooo:rsid="08dfaa25" style:font-style-asian="italic" style:font-weight-asian="normal" style:font-style-complex="italic" style:font-weight-complex="normal"/>
    </style:style>
    <style:style style:name="T630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31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32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33" style:family="text">
      <style:text-properties fo:font-style="italic" style:text-underline-style="none" style:font-style-asian="italic" style:font-style-complex="italic"/>
    </style:style>
    <style:style style:name="T634" style:family="text">
      <style:text-properties fo:font-style="italic" style:text-underline-style="none" officeooo:rsid="00baae4f" style:font-style-asian="italic" style:font-style-complex="italic"/>
    </style:style>
    <style:style style:name="T635" style:family="text">
      <style:text-properties fo:font-style="italic" style:text-underline-style="none" officeooo:rsid="00d708a6" style:font-style-asian="italic" style:font-style-complex="italic"/>
    </style:style>
    <style:style style:name="T636" style:family="text">
      <style:text-properties fo:font-style="italic" style:text-underline-style="none" officeooo:rsid="00beb82f" style:font-style-asian="italic" style:font-style-complex="italic"/>
    </style:style>
    <style:style style:name="T637" style:family="text">
      <style:text-properties fo:font-style="italic" style:text-underline-style="none" officeooo:rsid="00d9c9e4" style:font-style-asian="italic" style:font-style-complex="italic"/>
    </style:style>
    <style:style style:name="T638" style:family="text">
      <style:text-properties fo:font-style="italic" style:text-underline-style="none" officeooo:rsid="00f55bb2" style:font-style-asian="italic" style:font-style-complex="italic"/>
    </style:style>
    <style:style style:name="T639" style:family="text">
      <style:text-properties fo:font-style="italic" style:text-underline-style="none" officeooo:rsid="00f74e17" style:font-style-asian="italic" style:font-style-complex="italic"/>
    </style:style>
    <style:style style:name="T640" style:family="text">
      <style:text-properties fo:font-style="italic" style:text-underline-style="none" officeooo:rsid="00fde6f2" style:font-style-asian="italic" style:font-style-complex="italic"/>
    </style:style>
    <style:style style:name="T641" style:family="text">
      <style:text-properties fo:font-style="italic" style:text-underline-style="none" officeooo:rsid="0130fd48" style:font-style-asian="italic" style:font-style-complex="italic"/>
    </style:style>
    <style:style style:name="T642" style:family="text">
      <style:text-properties fo:font-style="italic" style:text-underline-style="none" officeooo:rsid="013401b3" style:font-style-asian="italic" style:font-style-complex="italic"/>
    </style:style>
    <style:style style:name="T643" style:family="text">
      <style:text-properties fo:font-style="italic" style:text-underline-style="none" officeooo:rsid="013f3c54" style:font-style-asian="italic" style:font-style-complex="italic"/>
    </style:style>
    <style:style style:name="T644" style:family="text">
      <style:text-properties fo:font-style="italic" style:text-underline-style="none" officeooo:rsid="00bfa17d" style:font-style-asian="italic" style:font-style-complex="italic"/>
    </style:style>
    <style:style style:name="T645" style:family="text">
      <style:text-properties fo:font-style="italic" style:text-underline-style="none" officeooo:rsid="02a94de9" style:font-style-asian="italic" style:font-style-complex="italic"/>
    </style:style>
    <style:style style:name="T646" style:family="text">
      <style:text-properties fo:font-style="italic" style:text-underline-style="none" officeooo:rsid="00bbbf73" style:font-style-asian="italic" style:font-style-complex="italic"/>
    </style:style>
    <style:style style:name="T647" style:family="text">
      <style:text-properties fo:font-style="italic" style:text-underline-style="none" officeooo:rsid="00a639f7" style:font-style-asian="italic" style:font-style-complex="italic"/>
    </style:style>
    <style:style style:name="T648" style:family="text">
      <style:text-properties fo:font-style="italic" style:text-underline-style="none" officeooo:rsid="00bd11a0" style:font-style-asian="italic" style:font-style-complex="italic"/>
    </style:style>
    <style:style style:name="T6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704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706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708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722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723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724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725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26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27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28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29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31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32" style:family="text">
      <style:text-properties fo:font-style="italic" style:text-underline-style="solid" style:text-underline-width="auto" style:text-underline-color="font-color" officeooo:rsid="00256ecc" style:font-style-asian="italic" style:font-style-complex="italic"/>
    </style:style>
    <style:style style:name="T7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34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35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36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37" style:family="text">
      <style:text-properties fo:font-style="italic" style:text-underline-style="solid" style:text-underline-width="auto" style:text-underline-color="font-color" fo:font-weight="normal" officeooo:rsid="00256ecc" style:font-style-asian="italic" style:font-weight-asian="normal" style:font-style-complex="italic" style:font-weight-complex="normal"/>
    </style:style>
    <style:style style:name="T7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4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4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4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4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4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45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46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47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48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49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50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51" style:family="text">
      <style:text-properties officeooo:rsid="00205d85"/>
    </style:style>
    <style:style style:name="T752" style:family="text">
      <style:text-properties officeooo:rsid="0027fcfd"/>
    </style:style>
    <style:style style:name="T753" style:family="text">
      <style:text-properties officeooo:rsid="0029525d"/>
    </style:style>
    <style:style style:name="T754" style:family="text">
      <style:text-properties officeooo:rsid="0034ed8b"/>
    </style:style>
    <style:style style:name="T755" style:family="text">
      <style:text-properties officeooo:rsid="00367935"/>
    </style:style>
    <style:style style:name="T756" style:family="text">
      <style:text-properties officeooo:rsid="00398ddf"/>
    </style:style>
    <style:style style:name="T7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5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5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6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6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6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64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65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66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67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68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69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70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7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7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73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74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7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76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77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78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79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80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8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82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83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84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85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86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87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88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89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90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9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9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93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94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95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96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797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798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799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800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801" style:family="text">
      <style:text-properties fo:font-style="normal" style:text-underline-style="none" fo:font-weight="normal" officeooo:rsid="08dbec59" style:font-style-asian="normal" style:font-weight-asian="normal" style:font-style-complex="normal" style:font-weight-complex="normal"/>
    </style:style>
    <style:style style:name="T802" style:family="text">
      <style:text-properties fo:font-style="normal" style:text-underline-style="none" fo:font-weight="normal" officeooo:rsid="00912fec" style:font-style-asian="normal" style:font-weight-asian="normal" style:font-style-complex="normal" style:font-weight-complex="normal"/>
    </style:style>
    <style:style style:name="T803" style:family="text">
      <style:text-properties fo:font-style="normal" style:text-underline-style="none" fo:font-weight="normal" officeooo:rsid="08dfaa25" style:font-style-asian="normal" style:font-weight-asian="normal" style:font-style-complex="normal" style:font-weight-complex="normal"/>
    </style:style>
    <style:style style:name="T804" style:family="text">
      <style:text-properties fo:font-style="normal" style:text-underline-style="none" fo:font-weight="normal" officeooo:rsid="0093b191" style:font-style-asian="normal" style:font-weight-asian="normal" style:font-style-complex="normal" style:font-weight-complex="normal"/>
    </style:style>
    <style:style style:name="T805" style:family="text">
      <style:text-properties fo:font-style="normal" style:text-underline-style="none" fo:font-weight="normal" officeooo:rsid="08e0acbc" style:font-style-asian="normal" style:font-weight-asian="normal" style:font-style-complex="normal" style:font-weight-complex="normal"/>
    </style:style>
    <style:style style:name="T80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80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80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80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810" style:family="text">
      <style:text-properties fo:font-style="normal" style:text-underline-style="none" style:font-style-asian="normal" style:font-style-complex="normal"/>
    </style:style>
    <style:style style:name="T811" style:family="text">
      <style:text-properties fo:font-style="normal" style:text-underline-style="none" officeooo:rsid="00a8a4b1" style:font-style-asian="normal" style:font-style-complex="normal"/>
    </style:style>
    <style:style style:name="T812" style:family="text">
      <style:text-properties fo:font-style="normal" style:text-underline-style="none" officeooo:rsid="00ba4170" style:font-style-asian="normal" style:font-style-complex="normal"/>
    </style:style>
    <style:style style:name="T813" style:family="text">
      <style:text-properties fo:font-style="normal" style:text-underline-style="none" officeooo:rsid="00b1e303" style:font-style-asian="normal" style:font-style-complex="normal"/>
    </style:style>
    <style:style style:name="T814" style:family="text">
      <style:text-properties fo:font-style="normal" style:text-underline-style="none" officeooo:rsid="00baae4f" style:font-style-asian="normal" style:font-style-complex="normal"/>
    </style:style>
    <style:style style:name="T815" style:family="text">
      <style:text-properties fo:font-style="normal" style:text-underline-style="none" officeooo:rsid="00bbbf73" style:font-style-asian="normal" style:font-style-complex="normal"/>
    </style:style>
    <style:style style:name="T816" style:family="text">
      <style:text-properties fo:font-style="normal" style:text-underline-style="none" officeooo:rsid="00be4749" style:font-style-asian="normal" style:font-style-complex="normal"/>
    </style:style>
    <style:style style:name="T817" style:family="text">
      <style:text-properties fo:font-style="normal" style:text-underline-style="none" officeooo:rsid="00d139a0" style:font-style-asian="normal" style:font-style-complex="normal"/>
    </style:style>
    <style:style style:name="T818" style:family="text">
      <style:text-properties fo:font-style="normal" style:text-underline-style="none" officeooo:rsid="00d1487d" style:font-style-asian="normal" style:font-style-complex="normal"/>
    </style:style>
    <style:style style:name="T819" style:family="text">
      <style:text-properties fo:font-style="normal" style:text-underline-style="none" officeooo:rsid="00d2fc06" style:font-style-asian="normal" style:font-style-complex="normal"/>
    </style:style>
    <style:style style:name="T820" style:family="text">
      <style:text-properties fo:font-style="normal" style:text-underline-style="none" officeooo:rsid="00d40111" style:font-style-asian="normal" style:font-style-complex="normal"/>
    </style:style>
    <style:style style:name="T821" style:family="text">
      <style:text-properties fo:font-style="normal" style:text-underline-style="none" officeooo:rsid="00d4c5ce" style:font-style-asian="normal" style:font-style-complex="normal"/>
    </style:style>
    <style:style style:name="T822" style:family="text">
      <style:text-properties fo:font-style="normal" style:text-underline-style="none" officeooo:rsid="00d708a6" style:font-style-asian="normal" style:font-style-complex="normal"/>
    </style:style>
    <style:style style:name="T823" style:family="text">
      <style:text-properties fo:font-style="normal" style:text-underline-style="none" officeooo:rsid="00d77d7d" style:font-style-asian="normal" style:font-style-complex="normal"/>
    </style:style>
    <style:style style:name="T824" style:family="text">
      <style:text-properties fo:font-style="normal" style:text-underline-style="none" officeooo:rsid="00d83381" style:font-style-asian="normal" style:font-style-complex="normal"/>
    </style:style>
    <style:style style:name="T825" style:family="text">
      <style:text-properties fo:font-style="normal" style:text-underline-style="none" officeooo:rsid="00d75809" style:font-style-asian="normal" style:font-style-complex="normal"/>
    </style:style>
    <style:style style:name="T826" style:family="text">
      <style:text-properties fo:font-style="normal" style:text-underline-style="none" officeooo:rsid="00dd6c8d" style:font-style-asian="normal" style:font-style-complex="normal"/>
    </style:style>
    <style:style style:name="T827" style:family="text">
      <style:text-properties fo:font-style="normal" style:text-underline-style="none" officeooo:rsid="00dedcd7" style:font-style-asian="normal" style:font-style-complex="normal"/>
    </style:style>
    <style:style style:name="T828" style:family="text">
      <style:text-properties fo:font-style="normal" style:text-underline-style="none" officeooo:rsid="00beb82f" style:font-style-asian="normal" style:font-style-complex="normal"/>
    </style:style>
    <style:style style:name="T829" style:family="text">
      <style:text-properties fo:font-style="normal" style:text-underline-style="none" officeooo:rsid="00e4290b" style:font-style-asian="normal" style:font-style-complex="normal"/>
    </style:style>
    <style:style style:name="T830" style:family="text">
      <style:text-properties fo:font-style="normal" style:text-underline-style="none" officeooo:rsid="00eb50e0" style:font-style-asian="normal" style:font-style-complex="normal"/>
    </style:style>
    <style:style style:name="T831" style:family="text">
      <style:text-properties fo:font-style="normal" style:text-underline-style="none" officeooo:rsid="00d9c9e4" style:font-style-asian="normal" style:font-style-complex="normal"/>
    </style:style>
    <style:style style:name="T832" style:family="text">
      <style:text-properties fo:font-style="normal" style:text-underline-style="none" officeooo:rsid="00ec1e8c" style:font-style-asian="normal" style:font-style-complex="normal"/>
    </style:style>
    <style:style style:name="T833" style:family="text">
      <style:text-properties fo:font-style="normal" style:text-underline-style="none" officeooo:rsid="00f0f7f8" style:font-style-asian="normal" style:font-style-complex="normal"/>
    </style:style>
    <style:style style:name="T834" style:family="text">
      <style:text-properties fo:font-style="normal" style:text-underline-style="none" officeooo:rsid="00f2503e" style:font-style-asian="normal" style:font-style-complex="normal"/>
    </style:style>
    <style:style style:name="T835" style:family="text">
      <style:text-properties fo:font-style="normal" style:text-underline-style="none" officeooo:rsid="00f5260b" style:font-style-asian="normal" style:font-style-complex="normal"/>
    </style:style>
    <style:style style:name="T836" style:family="text">
      <style:text-properties fo:font-style="normal" style:text-underline-style="none" officeooo:rsid="00f55bb2" style:font-style-asian="normal" style:font-style-complex="normal"/>
    </style:style>
    <style:style style:name="T837" style:family="text">
      <style:text-properties fo:font-style="normal" style:text-underline-style="none" officeooo:rsid="00f74e17" style:font-style-asian="normal" style:font-style-complex="normal"/>
    </style:style>
    <style:style style:name="T838" style:family="text">
      <style:text-properties fo:font-style="normal" style:text-underline-style="none" officeooo:rsid="00fbef0d" style:font-style-asian="normal" style:font-style-complex="normal"/>
    </style:style>
    <style:style style:name="T839" style:family="text">
      <style:text-properties fo:font-style="normal" style:text-underline-style="none" officeooo:rsid="00fde6f2" style:font-style-asian="normal" style:font-style-complex="normal"/>
    </style:style>
    <style:style style:name="T840" style:family="text">
      <style:text-properties fo:font-style="normal" style:text-underline-style="none" officeooo:rsid="010185dc" style:font-style-asian="normal" style:font-style-complex="normal"/>
    </style:style>
    <style:style style:name="T841" style:family="text">
      <style:text-properties fo:font-style="normal" style:text-underline-style="none" officeooo:rsid="0103be48" style:font-style-asian="normal" style:font-style-complex="normal"/>
    </style:style>
    <style:style style:name="T842" style:family="text">
      <style:text-properties fo:font-style="normal" style:text-underline-style="none" officeooo:rsid="010c486e" style:font-style-asian="normal" style:font-style-complex="normal"/>
    </style:style>
    <style:style style:name="T843" style:family="text">
      <style:text-properties fo:font-style="normal" style:text-underline-style="none" officeooo:rsid="010db770" style:font-style-asian="normal" style:font-style-complex="normal"/>
    </style:style>
    <style:style style:name="T844" style:family="text">
      <style:text-properties fo:font-style="normal" style:text-underline-style="none" officeooo:rsid="011cabfd" style:font-style-asian="normal" style:font-style-complex="normal"/>
    </style:style>
    <style:style style:name="T845" style:family="text">
      <style:text-properties fo:font-style="normal" style:text-underline-style="none" officeooo:rsid="011d9595" style:font-style-asian="normal" style:font-style-complex="normal"/>
    </style:style>
    <style:style style:name="T846" style:family="text">
      <style:text-properties fo:font-style="normal" style:text-underline-style="none" officeooo:rsid="011fc384" style:font-style-asian="normal" style:font-style-complex="normal"/>
    </style:style>
    <style:style style:name="T847" style:family="text">
      <style:text-properties fo:font-style="normal" style:text-underline-style="none" officeooo:rsid="012dfde8" style:font-style-asian="normal" style:font-style-complex="normal"/>
    </style:style>
    <style:style style:name="T848" style:family="text">
      <style:text-properties fo:font-style="normal" style:text-underline-style="none" officeooo:rsid="0130fd48" style:font-style-asian="normal" style:font-style-complex="normal"/>
    </style:style>
    <style:style style:name="T849" style:family="text">
      <style:text-properties fo:font-style="normal" style:text-underline-style="none" officeooo:rsid="013282b3" style:font-style-asian="normal" style:font-style-complex="normal"/>
    </style:style>
    <style:style style:name="T850" style:family="text">
      <style:text-properties fo:font-style="normal" style:text-underline-style="none" officeooo:rsid="013401b3" style:font-style-asian="normal" style:font-style-complex="normal"/>
    </style:style>
    <style:style style:name="T851" style:family="text">
      <style:text-properties fo:font-style="normal" style:text-underline-style="none" officeooo:rsid="013a8584" style:font-style-asian="normal" style:font-style-complex="normal"/>
    </style:style>
    <style:style style:name="T852" style:family="text">
      <style:text-properties fo:font-style="normal" style:text-underline-style="none" officeooo:rsid="013f3c54" style:font-style-asian="normal" style:font-style-complex="normal"/>
    </style:style>
    <style:style style:name="T853" style:family="text">
      <style:text-properties fo:font-style="normal" style:text-underline-style="none" officeooo:rsid="013e347a" style:font-style-asian="normal" style:font-style-complex="normal"/>
    </style:style>
    <style:style style:name="T854" style:family="text">
      <style:text-properties fo:font-style="normal" style:text-underline-style="none" officeooo:rsid="01408f03" style:font-style-asian="normal" style:font-style-complex="normal"/>
    </style:style>
    <style:style style:name="T855" style:family="text">
      <style:text-properties fo:font-style="normal" style:text-underline-style="none" officeooo:rsid="013cc971" style:font-style-asian="normal" style:font-style-complex="normal"/>
    </style:style>
    <style:style style:name="T856" style:family="text">
      <style:text-properties fo:font-style="normal" style:text-underline-style="none" officeooo:rsid="0150aafa" style:font-style-asian="normal" style:font-style-complex="normal"/>
    </style:style>
    <style:style style:name="T857" style:family="text">
      <style:text-properties fo:font-style="normal" style:text-underline-style="none" officeooo:rsid="0152f194" style:font-style-asian="normal" style:font-style-complex="normal"/>
    </style:style>
    <style:style style:name="T858" style:family="text">
      <style:text-properties fo:font-style="normal" style:text-underline-style="none" officeooo:rsid="0157e2d4" style:font-style-asian="normal" style:font-style-complex="normal"/>
    </style:style>
    <style:style style:name="T859" style:family="text">
      <style:text-properties fo:font-style="normal" style:text-underline-style="none" officeooo:rsid="015c452a" style:font-style-asian="normal" style:font-style-complex="normal"/>
    </style:style>
    <style:style style:name="T860" style:family="text">
      <style:text-properties fo:font-style="normal" style:text-underline-style="none" officeooo:rsid="0176ee1b" style:font-style-asian="normal" style:font-style-complex="normal"/>
    </style:style>
    <style:style style:name="T861" style:family="text">
      <style:text-properties fo:font-style="normal" style:text-underline-style="none" officeooo:rsid="02b807dc" style:font-style-asian="normal" style:font-style-complex="normal"/>
    </style:style>
    <style:style style:name="T862" style:family="text">
      <style:text-properties fo:font-style="normal" style:text-underline-style="none" officeooo:rsid="00bd11a0" style:font-style-asian="normal" style:font-style-complex="normal"/>
    </style:style>
    <style:style style:name="T863" style:family="text">
      <style:text-properties fo:font-style="normal" style:text-underline-style="none" officeooo:rsid="02edc963" style:font-style-asian="normal" style:font-style-complex="normal"/>
    </style:style>
    <style:style style:name="T864" style:family="text">
      <style:text-properties fo:font-style="normal" style:text-underline-style="none" officeooo:rsid="07b3bfe3" style:font-style-asian="normal" style:font-style-complex="normal"/>
    </style:style>
    <style:style style:name="T865" style:family="text">
      <style:text-properties fo:font-style="normal" style:text-underline-style="none" officeooo:rsid="00ae61b4" style:font-style-asian="normal" style:font-style-complex="normal"/>
    </style:style>
    <style:style style:name="T866" style:family="text">
      <style:text-properties fo:font-style="normal" style:text-underline-style="none" officeooo:rsid="08e4dd6a" style:font-style-asian="normal" style:font-style-complex="normal"/>
    </style:style>
    <style:style style:name="T867" style:family="text">
      <style:text-properties fo:font-style="normal" style:text-underline-style="none" officeooo:rsid="08e7a893" style:font-style-asian="normal" style:font-style-complex="normal"/>
    </style:style>
    <style:style style:name="T868" style:family="text">
      <style:text-properties fo:font-style="normal" style:text-underline-style="none" officeooo:rsid="08e9819c" style:font-style-asian="normal" style:font-style-complex="normal"/>
    </style:style>
    <style:style style:name="T869" style:family="text">
      <style:text-properties fo:font-style="normal" style:text-underline-style="none" officeooo:rsid="08ec3514" style:font-style-asian="normal" style:font-style-complex="normal"/>
    </style:style>
    <style:style style:name="T870" style:family="text">
      <style:text-properties fo:font-style="normal" style:text-underline-style="none" officeooo:rsid="08ef3e5d" style:font-style-asian="normal" style:font-style-complex="normal"/>
    </style:style>
    <style:style style:name="T871" style:family="text">
      <style:text-properties fo:font-style="normal" style:text-underline-style="none" officeooo:rsid="08f0811a" style:font-style-asian="normal" style:font-style-complex="normal"/>
    </style:style>
    <style:style style:name="T872" style:family="text">
      <style:text-properties fo:font-style="normal" style:text-underline-style="none" officeooo:rsid="08f1a79f" style:font-style-asian="normal" style:font-style-complex="normal"/>
    </style:style>
    <style:style style:name="T873" style:family="text">
      <style:text-properties fo:font-style="normal" style:text-underline-style="none" officeooo:rsid="08f6e92f" style:font-style-asian="normal" style:font-style-complex="normal"/>
    </style:style>
    <style:style style:name="T874" style:family="text">
      <style:text-properties fo:font-style="normal" style:text-underline-style="none" officeooo:rsid="08f8c915" style:font-style-asian="normal" style:font-style-complex="normal"/>
    </style:style>
    <style:style style:name="T875" style:family="text">
      <style:text-properties fo:font-style="normal" style:font-style-asian="normal" style:font-style-complex="normal"/>
    </style:style>
    <style:style style:name="T876" style:family="text">
      <style:text-properties fo:font-style="normal" officeooo:rsid="0033fbdf" style:font-style-asian="normal" style:font-style-complex="normal"/>
    </style:style>
    <style:style style:name="T877" style:family="text">
      <style:text-properties fo:font-style="normal" officeooo:rsid="0034ed8b" style:font-style-asian="normal" style:font-style-complex="normal"/>
    </style:style>
    <style:style style:name="T878" style:family="text">
      <style:text-properties fo:font-style="normal" officeooo:rsid="0052a33a" style:font-style-asian="normal" style:font-style-complex="normal"/>
    </style:style>
    <style:style style:name="T879" style:family="text">
      <style:text-properties fo:font-style="normal" officeooo:rsid="0092f82d" style:font-style-asian="normal" style:font-style-complex="normal"/>
    </style:style>
    <style:style style:name="T880" style:family="text">
      <style:text-properties fo:font-style="normal" officeooo:rsid="00c6421c" style:font-style-asian="normal" style:font-style-complex="normal"/>
    </style:style>
    <style:style style:name="T881" style:family="text">
      <style:text-properties fo:font-style="normal" officeooo:rsid="00cc5bce" style:font-style-asian="normal" style:font-style-complex="normal"/>
    </style:style>
    <style:style style:name="T882" style:family="text">
      <style:text-properties fo:font-style="normal" officeooo:rsid="0106c767" style:font-style-asian="normal" style:font-style-complex="normal"/>
    </style:style>
    <style:style style:name="T883" style:family="text">
      <style:text-properties fo:font-style="normal" officeooo:rsid="0164a6ee" style:font-style-asian="normal" style:font-style-complex="normal"/>
    </style:style>
    <style:style style:name="T884" style:family="text">
      <style:text-properties fo:font-style="normal" officeooo:rsid="0168d8d5" style:font-style-asian="normal" style:font-style-complex="normal"/>
    </style:style>
    <style:style style:name="T885" style:family="text">
      <style:text-properties fo:font-style="normal" officeooo:rsid="0179221f" style:font-style-asian="normal" style:font-style-complex="normal"/>
    </style:style>
    <style:style style:name="T886" style:family="text">
      <style:text-properties fo:font-style="normal" officeooo:rsid="017941db" style:font-style-asian="normal" style:font-style-complex="normal"/>
    </style:style>
    <style:style style:name="T887" style:family="text">
      <style:text-properties fo:font-style="normal" officeooo:rsid="017a7161" style:font-style-asian="normal" style:font-style-complex="normal"/>
    </style:style>
    <style:style style:name="T888" style:family="text">
      <style:text-properties fo:font-style="normal" officeooo:rsid="0288fb00" style:font-style-asian="normal" style:font-style-complex="normal"/>
    </style:style>
    <style:style style:name="T889" style:family="text">
      <style:text-properties fo:font-style="normal" officeooo:rsid="03355d74" style:font-style-asian="normal" style:font-style-complex="normal"/>
    </style:style>
    <style:style style:name="T890" style:family="text">
      <style:text-properties fo:font-style="normal" officeooo:rsid="0335ea2c" style:font-style-asian="normal" style:font-style-complex="normal"/>
    </style:style>
    <style:style style:name="T891" style:family="text">
      <style:text-properties fo:font-style="normal" officeooo:rsid="0346a444" style:font-style-asian="normal" style:font-style-complex="normal"/>
    </style:style>
    <style:style style:name="T892" style:family="text">
      <style:text-properties fo:font-style="normal" officeooo:rsid="0347bb43" style:font-style-asian="normal" style:font-style-complex="normal"/>
    </style:style>
    <style:style style:name="T893" style:family="text">
      <style:text-properties fo:font-style="normal" officeooo:rsid="03343ce6" style:font-style-asian="normal" style:font-style-complex="normal"/>
    </style:style>
    <style:style style:name="T894" style:family="text">
      <style:text-properties fo:font-style="normal" officeooo:rsid="034dbe4d" style:font-style-asian="normal" style:font-style-complex="normal"/>
    </style:style>
    <style:style style:name="T895" style:family="text">
      <style:text-properties fo:font-style="normal" officeooo:rsid="034f33b6" style:font-style-asian="normal" style:font-style-complex="normal"/>
    </style:style>
    <style:style style:name="T896" style:family="text">
      <style:text-properties fo:font-style="normal" officeooo:rsid="035051aa" style:font-style-asian="normal" style:font-style-complex="normal"/>
    </style:style>
    <style:style style:name="T897" style:family="text">
      <style:text-properties fo:font-style="normal" officeooo:rsid="035de550" style:font-style-asian="normal" style:font-style-complex="normal"/>
    </style:style>
    <style:style style:name="T898" style:family="text">
      <style:text-properties fo:font-style="normal" officeooo:rsid="0364e15d" style:font-style-asian="normal" style:font-style-complex="normal"/>
    </style:style>
    <style:style style:name="T899" style:family="text">
      <style:text-properties fo:font-style="normal" officeooo:rsid="033e56cf" style:font-style-asian="normal" style:font-style-complex="normal"/>
    </style:style>
    <style:style style:name="T900" style:family="text">
      <style:text-properties fo:font-style="normal" officeooo:rsid="0367f8e1" style:font-style-asian="normal" style:font-style-complex="normal"/>
    </style:style>
    <style:style style:name="T901" style:family="text">
      <style:text-properties fo:font-style="normal" officeooo:rsid="0369854f" style:font-style-asian="normal" style:font-style-complex="normal"/>
    </style:style>
    <style:style style:name="T902" style:family="text">
      <style:text-properties fo:font-style="normal" officeooo:rsid="040ce935" style:font-style-asian="normal" style:font-style-complex="normal"/>
    </style:style>
    <style:style style:name="T903" style:family="text">
      <style:text-properties fo:font-style="normal" officeooo:rsid="040ea9fd" style:font-style-asian="normal" style:font-style-complex="normal"/>
    </style:style>
    <style:style style:name="T904" style:family="text">
      <style:text-properties fo:font-style="normal" officeooo:rsid="041e6a3e" style:font-style-asian="normal" style:font-style-complex="normal"/>
    </style:style>
    <style:style style:name="T905" style:family="text">
      <style:text-properties fo:font-style="normal" officeooo:rsid="04a8203c" style:font-style-asian="normal" style:font-style-complex="normal"/>
    </style:style>
    <style:style style:name="T906" style:family="text">
      <style:text-properties fo:font-style="normal" officeooo:rsid="04b80b14" style:font-style-asian="normal" style:font-style-complex="normal"/>
    </style:style>
    <style:style style:name="T907" style:family="text">
      <style:text-properties fo:font-style="normal" officeooo:rsid="060fe20f" style:font-style-asian="normal" style:font-style-complex="normal"/>
    </style:style>
    <style:style style:name="T908" style:family="text">
      <style:text-properties fo:font-style="normal" officeooo:rsid="06125c09" style:font-style-asian="normal" style:font-style-complex="normal"/>
    </style:style>
    <style:style style:name="T909" style:family="text">
      <style:text-properties fo:font-style="normal" officeooo:rsid="06130d41" style:font-style-asian="normal" style:font-style-complex="normal"/>
    </style:style>
    <style:style style:name="T910" style:family="text">
      <style:text-properties fo:font-style="normal" officeooo:rsid="0613692a" style:font-style-asian="normal" style:font-style-complex="normal"/>
    </style:style>
    <style:style style:name="T911" style:family="text">
      <style:text-properties fo:font-style="normal" officeooo:rsid="06148669" style:font-style-asian="normal" style:font-style-complex="normal"/>
    </style:style>
    <style:style style:name="T912" style:family="text">
      <style:text-properties fo:font-style="normal" officeooo:rsid="0615b752" style:font-style-asian="normal" style:font-style-complex="normal"/>
    </style:style>
    <style:style style:name="T913" style:family="text">
      <style:text-properties fo:font-style="normal" officeooo:rsid="06191840" style:font-style-asian="normal" style:font-style-complex="normal"/>
    </style:style>
    <style:style style:name="T914" style:family="text">
      <style:text-properties fo:font-style="normal" officeooo:rsid="06196acd" style:font-style-asian="normal" style:font-style-complex="normal"/>
    </style:style>
    <style:style style:name="T915" style:family="text">
      <style:text-properties fo:font-style="normal" officeooo:rsid="0622a520" style:font-style-asian="normal" style:font-style-complex="normal"/>
    </style:style>
    <style:style style:name="T916" style:family="text">
      <style:text-properties fo:font-style="normal" officeooo:rsid="062535ed" style:font-style-asian="normal" style:font-style-complex="normal"/>
    </style:style>
    <style:style style:name="T917" style:family="text">
      <style:text-properties fo:font-style="normal" officeooo:rsid="06257b22" style:font-style-asian="normal" style:font-style-complex="normal"/>
    </style:style>
    <style:style style:name="T918" style:family="text">
      <style:text-properties fo:font-style="normal" officeooo:rsid="0626dd8c" style:font-style-asian="normal" style:font-style-complex="normal"/>
    </style:style>
    <style:style style:name="T919" style:family="text">
      <style:text-properties fo:font-style="normal" officeooo:rsid="06289f09" style:font-style-asian="normal" style:font-style-complex="normal"/>
    </style:style>
    <style:style style:name="T920" style:family="text">
      <style:text-properties fo:font-style="normal" officeooo:rsid="062ba32e" style:font-style-asian="normal" style:font-style-complex="normal"/>
    </style:style>
    <style:style style:name="T921" style:family="text">
      <style:text-properties fo:font-style="normal" officeooo:rsid="065a8b52" style:font-style-asian="normal" style:font-style-complex="normal"/>
    </style:style>
    <style:style style:name="T922" style:family="text">
      <style:text-properties fo:font-style="normal" officeooo:rsid="065d401a" style:font-style-asian="normal" style:font-style-complex="normal"/>
    </style:style>
    <style:style style:name="T923" style:family="text">
      <style:text-properties fo:font-style="normal" officeooo:rsid="065d9833" style:font-style-asian="normal" style:font-style-complex="normal"/>
    </style:style>
    <style:style style:name="T924" style:family="text">
      <style:text-properties fo:font-style="normal" officeooo:rsid="065e446d" style:font-style-asian="normal" style:font-style-complex="normal"/>
    </style:style>
    <style:style style:name="T925" style:family="text">
      <style:text-properties fo:font-style="normal" officeooo:rsid="0663741c" style:font-style-asian="normal" style:font-style-complex="normal"/>
    </style:style>
    <style:style style:name="T926" style:family="text">
      <style:text-properties fo:font-style="normal" officeooo:rsid="0663a1c9" style:font-style-asian="normal" style:font-style-complex="normal"/>
    </style:style>
    <style:style style:name="T927" style:family="text">
      <style:text-properties fo:font-style="normal" officeooo:rsid="06665ce0" style:font-style-asian="normal" style:font-style-complex="normal"/>
    </style:style>
    <style:style style:name="T928" style:family="text">
      <style:text-properties fo:font-style="normal" officeooo:rsid="067c6895" style:font-style-asian="normal" style:font-style-complex="normal"/>
    </style:style>
    <style:style style:name="T929" style:family="text">
      <style:text-properties fo:font-style="normal" officeooo:rsid="0682b523" style:font-style-asian="normal" style:font-style-complex="normal"/>
    </style:style>
    <style:style style:name="T930" style:family="text">
      <style:text-properties fo:font-style="normal" officeooo:rsid="06176dd5" style:font-style-asian="normal" style:font-style-complex="normal"/>
    </style:style>
    <style:style style:name="T931" style:family="text">
      <style:text-properties fo:font-style="normal" officeooo:rsid="06886957" style:font-style-asian="normal" style:font-style-complex="normal"/>
    </style:style>
    <style:style style:name="T932" style:family="text">
      <style:text-properties fo:font-style="normal" officeooo:rsid="069bb3bd" style:font-style-asian="normal" style:font-style-complex="normal"/>
    </style:style>
    <style:style style:name="T933" style:family="text">
      <style:text-properties fo:font-style="normal" officeooo:rsid="069befec" style:font-style-asian="normal" style:font-style-complex="normal"/>
    </style:style>
    <style:style style:name="T934" style:family="text">
      <style:text-properties fo:font-style="normal" officeooo:rsid="069f9907" style:font-style-asian="normal" style:font-style-complex="normal"/>
    </style:style>
    <style:style style:name="T935" style:family="text">
      <style:text-properties fo:font-style="normal" officeooo:rsid="06aaffd2" style:font-style-asian="normal" style:font-style-complex="normal"/>
    </style:style>
    <style:style style:name="T936" style:family="text">
      <style:text-properties fo:font-style="normal" officeooo:rsid="06b79ef0" style:font-style-asian="normal" style:font-style-complex="normal"/>
    </style:style>
    <style:style style:name="T937" style:family="text">
      <style:text-properties fo:font-style="normal" officeooo:rsid="06bf5f63" style:font-style-asian="normal" style:font-style-complex="normal"/>
    </style:style>
    <style:style style:name="T938" style:family="text">
      <style:text-properties fo:font-style="normal" officeooo:rsid="06c0c7e9" style:font-style-asian="normal" style:font-style-complex="normal"/>
    </style:style>
    <style:style style:name="T939" style:family="text">
      <style:text-properties fo:font-style="normal" officeooo:rsid="06c5c80d" style:font-style-asian="normal" style:font-style-complex="normal"/>
    </style:style>
    <style:style style:name="T940" style:family="text">
      <style:text-properties fo:font-style="normal" officeooo:rsid="069d3467" style:font-style-asian="normal" style:font-style-complex="normal"/>
    </style:style>
    <style:style style:name="T941" style:family="text">
      <style:text-properties fo:font-style="normal" officeooo:rsid="06ce71fd" style:font-style-asian="normal" style:font-style-complex="normal"/>
    </style:style>
    <style:style style:name="T942" style:family="text">
      <style:text-properties fo:font-style="normal" officeooo:rsid="06c5c5b6" style:font-style-asian="normal" style:font-style-complex="normal"/>
    </style:style>
    <style:style style:name="T943" style:family="text">
      <style:text-properties fo:font-style="normal" officeooo:rsid="06d92b57" style:font-style-asian="normal" style:font-style-complex="normal"/>
    </style:style>
    <style:style style:name="T944" style:family="text">
      <style:text-properties fo:font-style="normal" officeooo:rsid="06d9b7d5" style:font-style-asian="normal" style:font-style-complex="normal"/>
    </style:style>
    <style:style style:name="T945" style:family="text">
      <style:text-properties fo:font-style="normal" officeooo:rsid="06dce0b5" style:font-style-asian="normal" style:font-style-complex="normal"/>
    </style:style>
    <style:style style:name="T946" style:family="text">
      <style:text-properties fo:font-style="normal" officeooo:rsid="06de9ff5" style:font-style-asian="normal" style:font-style-complex="normal"/>
    </style:style>
    <style:style style:name="T947" style:family="text">
      <style:text-properties fo:font-style="normal" officeooo:rsid="06e17906" style:font-style-asian="normal" style:font-style-complex="normal"/>
    </style:style>
    <style:style style:name="T948" style:family="text">
      <style:text-properties fo:font-style="normal" officeooo:rsid="06e34718" style:font-style-asian="normal" style:font-style-complex="normal"/>
    </style:style>
    <style:style style:name="T949" style:family="text">
      <style:text-properties fo:font-style="normal" officeooo:rsid="06e9b05d" style:font-style-asian="normal" style:font-style-complex="normal"/>
    </style:style>
    <style:style style:name="T950" style:family="text">
      <style:text-properties fo:font-style="normal" officeooo:rsid="06ee4110" style:font-style-asian="normal" style:font-style-complex="normal"/>
    </style:style>
    <style:style style:name="T951" style:family="text">
      <style:text-properties fo:font-style="normal" officeooo:rsid="06fabfda" style:font-style-asian="normal" style:font-style-complex="normal"/>
    </style:style>
    <style:style style:name="T952" style:family="text">
      <style:text-properties fo:font-style="normal" officeooo:rsid="06fca8cd" style:font-style-asian="normal" style:font-style-complex="normal"/>
    </style:style>
    <style:style style:name="T953" style:family="text">
      <style:text-properties fo:font-style="normal" officeooo:rsid="06fe5f86" style:font-style-asian="normal" style:font-style-complex="normal"/>
    </style:style>
    <style:style style:name="T954" style:family="text">
      <style:text-properties fo:font-style="normal" officeooo:rsid="0703136b" style:font-style-asian="normal" style:font-style-complex="normal"/>
    </style:style>
    <style:style style:name="T955" style:family="text">
      <style:text-properties fo:font-style="normal" officeooo:rsid="0702273b" style:font-style-asian="normal" style:font-style-complex="normal"/>
    </style:style>
    <style:style style:name="T956" style:family="text">
      <style:text-properties fo:font-style="normal" officeooo:rsid="07057718" style:font-style-asian="normal" style:font-style-complex="normal"/>
    </style:style>
    <style:style style:name="T957" style:family="text">
      <style:text-properties fo:font-style="normal" officeooo:rsid="0709e8e0" style:font-style-asian="normal" style:font-style-complex="normal"/>
    </style:style>
    <style:style style:name="T958" style:family="text">
      <style:text-properties fo:font-style="normal" officeooo:rsid="070b4184" style:font-style-asian="normal" style:font-style-complex="normal"/>
    </style:style>
    <style:style style:name="T959" style:family="text">
      <style:text-properties fo:font-style="normal" officeooo:rsid="070c8d4a" style:font-style-asian="normal" style:font-style-complex="normal"/>
    </style:style>
    <style:style style:name="T960" style:family="text">
      <style:text-properties fo:font-style="normal" officeooo:rsid="070efc4d" style:font-style-asian="normal" style:font-style-complex="normal"/>
    </style:style>
    <style:style style:name="T961" style:family="text">
      <style:text-properties fo:font-style="normal" officeooo:rsid="071053d5" style:font-style-asian="normal" style:font-style-complex="normal"/>
    </style:style>
    <style:style style:name="T962" style:family="text">
      <style:text-properties fo:font-style="normal" officeooo:rsid="071240f6" style:font-style-asian="normal" style:font-style-complex="normal"/>
    </style:style>
    <style:style style:name="T963" style:family="text">
      <style:text-properties fo:font-style="normal" officeooo:rsid="07175761" style:font-style-asian="normal" style:font-style-complex="normal"/>
    </style:style>
    <style:style style:name="T964" style:family="text">
      <style:text-properties fo:font-style="normal" officeooo:rsid="071f6f35" style:font-style-asian="normal" style:font-style-complex="normal"/>
    </style:style>
    <style:style style:name="T965" style:family="text">
      <style:text-properties fo:font-style="normal" officeooo:rsid="07298684" style:font-style-asian="normal" style:font-style-complex="normal"/>
    </style:style>
    <style:style style:name="T966" style:family="text">
      <style:text-properties fo:font-style="normal" officeooo:rsid="072b8ac3" style:font-style-asian="normal" style:font-style-complex="normal"/>
    </style:style>
    <style:style style:name="T967" style:family="text">
      <style:text-properties fo:font-style="normal" officeooo:rsid="073096a7" style:font-style-asian="normal" style:font-style-complex="normal"/>
    </style:style>
    <style:style style:name="T968" style:family="text">
      <style:text-properties fo:font-style="normal" officeooo:rsid="072f312a" style:font-style-asian="normal" style:font-style-complex="normal"/>
    </style:style>
    <style:style style:name="T969" style:family="text">
      <style:text-properties fo:font-style="normal" officeooo:rsid="07317a4c" style:font-style-asian="normal" style:font-style-complex="normal"/>
    </style:style>
    <style:style style:name="T970" style:family="text">
      <style:text-properties fo:font-style="normal" officeooo:rsid="07337436" style:font-style-asian="normal" style:font-style-complex="normal"/>
    </style:style>
    <style:style style:name="T971" style:family="text">
      <style:text-properties fo:font-style="normal" officeooo:rsid="07349225" style:font-style-asian="normal" style:font-style-complex="normal"/>
    </style:style>
    <style:style style:name="T972" style:family="text">
      <style:text-properties fo:font-style="normal" officeooo:rsid="0734c99b" style:font-style-asian="normal" style:font-style-complex="normal"/>
    </style:style>
    <style:style style:name="T973" style:family="text">
      <style:text-properties fo:font-style="normal" officeooo:rsid="073a77c9" style:font-style-asian="normal" style:font-style-complex="normal"/>
    </style:style>
    <style:style style:name="T974" style:family="text">
      <style:text-properties fo:font-style="normal" officeooo:rsid="07496791" style:font-style-asian="normal" style:font-style-complex="normal"/>
    </style:style>
    <style:style style:name="T975" style:family="text">
      <style:text-properties fo:font-style="normal" officeooo:rsid="071e417c" style:font-style-asian="normal" style:font-style-complex="normal"/>
    </style:style>
    <style:style style:name="T976" style:family="text">
      <style:text-properties fo:font-style="normal" officeooo:rsid="074a9a44" style:font-style-asian="normal" style:font-style-complex="normal"/>
    </style:style>
    <style:style style:name="T977" style:family="text">
      <style:text-properties fo:font-style="normal" officeooo:rsid="075cae1c" style:font-style-asian="normal" style:font-style-complex="normal"/>
    </style:style>
    <style:style style:name="T978" style:family="text">
      <style:text-properties fo:font-style="normal" officeooo:rsid="075dbff1" style:font-style-asian="normal" style:font-style-complex="normal"/>
    </style:style>
    <style:style style:name="T979" style:family="text">
      <style:text-properties fo:font-style="normal" officeooo:rsid="075dc6a9" style:font-style-asian="normal" style:font-style-complex="normal"/>
    </style:style>
    <style:style style:name="T980" style:family="text">
      <style:text-properties fo:font-style="normal" officeooo:rsid="07605dc7" style:font-style-asian="normal" style:font-style-complex="normal"/>
    </style:style>
    <style:style style:name="T981" style:family="text">
      <style:text-properties fo:font-style="normal" officeooo:rsid="0763e3d5" style:font-style-asian="normal" style:font-style-complex="normal"/>
    </style:style>
    <style:style style:name="T982" style:family="text">
      <style:text-properties fo:font-style="normal" officeooo:rsid="0765c475" style:font-style-asian="normal" style:font-style-complex="normal"/>
    </style:style>
    <style:style style:name="T983" style:family="text">
      <style:text-properties fo:font-style="normal" officeooo:rsid="0766ef94" style:font-style-asian="normal" style:font-style-complex="normal"/>
    </style:style>
    <style:style style:name="T984" style:family="text">
      <style:text-properties fo:font-style="normal" officeooo:rsid="07674e6b" style:font-style-asian="normal" style:font-style-complex="normal"/>
    </style:style>
    <style:style style:name="T985" style:family="text">
      <style:text-properties fo:font-style="normal" officeooo:rsid="076b9c38" style:font-style-asian="normal" style:font-style-complex="normal"/>
    </style:style>
    <style:style style:name="T986" style:family="text">
      <style:text-properties fo:font-style="normal" officeooo:rsid="076fec72" style:font-style-asian="normal" style:font-style-complex="normal"/>
    </style:style>
    <style:style style:name="T987" style:family="text">
      <style:text-properties fo:font-style="normal" officeooo:rsid="079e4f56" style:font-style-asian="normal" style:font-style-complex="normal"/>
    </style:style>
    <style:style style:name="T988" style:family="text">
      <style:text-properties fo:font-style="normal" officeooo:rsid="04915c32" style:font-style-asian="normal" style:font-style-complex="normal"/>
    </style:style>
    <style:style style:name="T989" style:family="text">
      <style:text-properties fo:font-style="normal" officeooo:rsid="00367935" style:font-style-asian="normal" style:font-style-complex="normal"/>
    </style:style>
    <style:style style:name="T990" style:family="text">
      <style:text-properties fo:font-style="normal" officeooo:rsid="08d84bf9" style:font-style-asian="normal" style:font-style-complex="normal"/>
    </style:style>
    <style:style style:name="T991" style:family="text">
      <style:text-properties fo:font-style="normal" officeooo:rsid="00501b3c" style:font-style-asian="normal" style:font-style-complex="normal"/>
    </style:style>
    <style:style style:name="T992" style:family="text">
      <style:text-properties fo:font-style="normal" officeooo:rsid="00386ddb" style:font-style-asian="normal" style:font-style-complex="normal"/>
    </style:style>
    <style:style style:name="T993" style:family="text">
      <style:text-properties fo:font-style="normal" officeooo:rsid="08dad3a6" style:font-style-asian="normal" style:font-style-complex="normal"/>
    </style:style>
    <style:style style:name="T994" style:family="text">
      <style:text-properties fo:font-style="normal" officeooo:rsid="003b4e50" style:font-style-asian="normal" style:font-style-complex="normal"/>
    </style:style>
    <style:style style:name="T995" style:family="text">
      <style:text-properties fo:font-style="normal" officeooo:rsid="08de837e" style:font-style-asian="normal" style:font-style-complex="normal"/>
    </style:style>
    <style:style style:name="T996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97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98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99" style:family="text">
      <style:text-properties fo:font-style="normal" style:text-underline-style="solid" style:text-underline-width="auto" style:text-underline-color="font-color" fo:font-weight="normal" officeooo:rsid="00a4ce44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130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131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132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133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134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135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136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137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138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139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140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141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142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143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144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145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146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147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148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49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150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151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152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153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154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155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156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157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158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59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60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161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162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163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164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165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166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167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168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169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170" style:family="text">
      <style:text-properties fo:font-style="normal" fo:font-weight="normal" officeooo:rsid="0893372d" style:font-style-asian="normal" style:font-weight-asian="normal" style:font-style-complex="normal" style:font-weight-complex="normal"/>
    </style:style>
    <style:style style:name="T1171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172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173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174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175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176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177" style:family="text">
      <style:text-properties fo:font-style="normal" fo:font-weight="normal" officeooo:rsid="030ed074" style:font-style-asian="normal" style:font-weight-asian="normal" style:font-style-complex="normal" style:font-weight-complex="normal"/>
    </style:style>
    <style:style style:name="T1178" style:family="text">
      <style:text-properties fo:font-style="normal" fo:font-weight="normal" officeooo:rsid="08d44a2d" style:font-style-asian="normal" style:font-weight-asian="normal" style:font-style-complex="normal" style:font-weight-complex="normal"/>
    </style:style>
    <style:style style:name="T1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80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181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182" style:family="text">
      <style:text-properties officeooo:rsid="004d4d0b"/>
    </style:style>
    <style:style style:name="T1183" style:family="text">
      <style:text-properties officeooo:rsid="0013268f"/>
    </style:style>
    <style:style style:name="T1184" style:family="text">
      <style:text-properties officeooo:rsid="004f4350"/>
    </style:style>
    <style:style style:name="T1185" style:family="text">
      <style:text-properties officeooo:rsid="00147dd9"/>
    </style:style>
    <style:style style:name="T1186" style:family="text">
      <style:text-properties officeooo:rsid="005521a3"/>
    </style:style>
    <style:style style:name="T1187" style:family="text">
      <style:text-properties fo:font-weight="bold" style:font-weight-asian="bold" style:font-weight-complex="bold"/>
    </style:style>
    <style:style style:name="T1188" style:family="text">
      <style:text-properties fo:font-weight="bold" officeooo:rsid="005f7223" style:font-weight-asian="bold" style:font-weight-complex="bold"/>
    </style:style>
    <style:style style:name="T1189" style:family="text">
      <style:text-properties fo:font-weight="bold" officeooo:rsid="01871851" style:font-weight-asian="bold" style:font-weight-complex="bold"/>
    </style:style>
    <style:style style:name="T1190" style:family="text">
      <style:text-properties fo:font-weight="bold" officeooo:rsid="02070606" style:font-weight-asian="bold" style:font-weight-complex="bold"/>
    </style:style>
    <style:style style:name="T1191" style:family="text">
      <style:text-properties fo:font-weight="bold" officeooo:rsid="0206e857" style:font-weight-asian="bold" style:font-weight-complex="bold"/>
    </style:style>
    <style:style style:name="T1192" style:family="text">
      <style:text-properties fo:font-weight="bold" officeooo:rsid="03153caa" style:font-weight-asian="bold" style:font-weight-complex="bold"/>
    </style:style>
    <style:style style:name="T1193" style:family="text">
      <style:text-properties fo:font-weight="bold" officeooo:rsid="03429aa5" style:font-weight-asian="bold" style:font-weight-complex="bold"/>
    </style:style>
    <style:style style:name="T1194" style:family="text">
      <style:text-properties fo:font-weight="bold" officeooo:rsid="0356cf1b" style:font-weight-asian="bold" style:font-weight-complex="bold"/>
    </style:style>
    <style:style style:name="T1195" style:family="text">
      <style:text-properties fo:font-weight="bold" officeooo:rsid="03c34d65" style:font-weight-asian="bold" style:font-weight-complex="bold"/>
    </style:style>
    <style:style style:name="T1196" style:family="text">
      <style:text-properties fo:font-weight="bold" officeooo:rsid="03c39617" style:font-weight-asian="bold" style:font-weight-complex="bold"/>
    </style:style>
    <style:style style:name="T1197" style:family="text">
      <style:text-properties fo:font-weight="bold" officeooo:rsid="03c44ca6" style:font-weight-asian="bold" style:font-weight-complex="bold"/>
    </style:style>
    <style:style style:name="T1198" style:family="text">
      <style:text-properties fo:font-weight="bold" officeooo:rsid="03ea64bf" style:font-weight-asian="bold" style:font-weight-complex="bold"/>
    </style:style>
    <style:style style:name="T1199" style:family="text">
      <style:text-properties fo:font-weight="bold" officeooo:rsid="03f8c064" style:font-weight-asian="bold" style:font-weight-complex="bold"/>
    </style:style>
    <style:style style:name="T1200" style:family="text">
      <style:text-properties fo:font-weight="bold" officeooo:rsid="0411d16e" style:font-weight-asian="bold" style:font-weight-complex="bold"/>
    </style:style>
    <style:style style:name="T1201" style:family="text">
      <style:text-properties fo:font-weight="bold" officeooo:rsid="048fe3f8" style:font-weight-asian="bold" style:font-weight-complex="bold"/>
    </style:style>
    <style:style style:name="T1202" style:family="text">
      <style:text-properties fo:font-weight="bold" officeooo:rsid="048ffd4a" style:font-weight-asian="bold" style:font-weight-complex="bold"/>
    </style:style>
    <style:style style:name="T1203" style:family="text">
      <style:text-properties fo:font-weight="bold" officeooo:rsid="04a08898" style:font-weight-asian="bold" style:font-weight-complex="bold"/>
    </style:style>
    <style:style style:name="T1204" style:family="text">
      <style:text-properties fo:font-weight="bold" officeooo:rsid="063d933e" style:font-weight-asian="bold" style:font-weight-complex="bold"/>
    </style:style>
    <style:style style:name="T1205" style:family="text">
      <style:text-properties fo:font-weight="bold" officeooo:rsid="065f9c0e" style:font-weight-asian="bold" style:font-weight-complex="bold"/>
    </style:style>
    <style:style style:name="T1206" style:family="text">
      <style:text-properties fo:font-weight="bold" officeooo:rsid="06dc9bfd" style:font-weight-asian="bold" style:font-weight-complex="bold"/>
    </style:style>
    <style:style style:name="T1207" style:family="text">
      <style:text-properties fo:font-weight="bold" officeooo:rsid="06c0c7e9" style:font-weight-asian="bold" style:font-weight-complex="bold"/>
    </style:style>
    <style:style style:name="T1208" style:family="text">
      <style:text-properties fo:font-weight="bold" officeooo:rsid="06dff81f" style:font-weight-asian="bold" style:font-weight-complex="bold"/>
    </style:style>
    <style:style style:name="T1209" style:family="text">
      <style:text-properties fo:font-weight="bold" officeooo:rsid="071be8ce" style:font-weight-asian="bold" style:font-weight-complex="bold"/>
    </style:style>
    <style:style style:name="T1210" style:family="text">
      <style:text-properties fo:font-weight="bold" officeooo:rsid="072a3f72" style:font-weight-asian="bold" style:font-weight-complex="bold"/>
    </style:style>
    <style:style style:name="T1211" style:family="text">
      <style:text-properties fo:font-weight="bold" officeooo:rsid="07337436" style:font-weight-asian="bold" style:font-weight-complex="bold"/>
    </style:style>
    <style:style style:name="T1212" style:family="text">
      <style:text-properties fo:font-weight="bold" officeooo:rsid="00367935" style:font-weight-asian="bold" style:font-weight-complex="bold"/>
    </style:style>
    <style:style style:name="T1213" style:family="text">
      <style:text-properties officeooo:rsid="005b5f51"/>
    </style:style>
    <style:style style:name="T1214" style:family="text">
      <style:text-properties officeooo:rsid="005d12fa"/>
    </style:style>
    <style:style style:name="T1215" style:family="text">
      <style:text-properties officeooo:rsid="005f7223"/>
    </style:style>
    <style:style style:name="T1216" style:family="text">
      <style:text-properties style:text-underline-style="none"/>
    </style:style>
    <style:style style:name="T1217" style:family="text">
      <style:text-properties style:text-underline-style="none" fo:font-weight="normal" style:font-weight-asian="normal" style:font-weight-complex="normal"/>
    </style:style>
    <style:style style:name="T1218" style:family="text">
      <style:text-properties style:text-underline-style="none" fo:font-weight="normal" officeooo:rsid="00721e09" style:font-weight-asian="normal" style:font-weight-complex="normal"/>
    </style:style>
    <style:style style:name="T1219" style:family="text">
      <style:text-properties style:text-underline-style="none" fo:font-weight="normal" officeooo:rsid="00722a19" style:font-weight-asian="normal" style:font-weight-complex="normal"/>
    </style:style>
    <style:style style:name="T1220" style:family="text">
      <style:text-properties style:text-underline-style="none" fo:font-weight="normal" officeooo:rsid="006a9ead" style:font-weight-asian="normal" style:font-weight-complex="normal"/>
    </style:style>
    <style:style style:name="T1221" style:family="text">
      <style:text-properties style:text-underline-style="none" fo:font-weight="normal" officeooo:rsid="00a639f7" style:font-weight-asian="normal" style:font-weight-complex="normal"/>
    </style:style>
    <style:style style:name="T1222" style:family="text">
      <style:text-properties style:text-underline-style="none" fo:font-weight="normal" officeooo:rsid="00a69bec" style:font-weight-asian="normal" style:font-weight-complex="normal"/>
    </style:style>
    <style:style style:name="T1223" style:family="text">
      <style:text-properties style:text-underline-style="none" fo:font-weight="normal" officeooo:rsid="009e29ef" style:font-weight-asian="normal" style:font-weight-complex="normal"/>
    </style:style>
    <style:style style:name="T1224" style:family="text">
      <style:text-properties style:text-underline-style="none" fo:font-weight="normal" officeooo:rsid="00a75993" style:font-weight-asian="normal" style:font-weight-complex="normal"/>
    </style:style>
    <style:style style:name="T1225" style:family="text">
      <style:text-properties style:text-underline-style="none" fo:font-weight="normal" officeooo:rsid="00e7b674" style:font-weight-asian="normal" style:font-weight-complex="normal"/>
    </style:style>
    <style:style style:name="T1226" style:family="text">
      <style:text-properties style:text-underline-style="none" fo:font-weight="normal" officeooo:rsid="0123bb39" style:font-weight-asian="normal" style:font-weight-complex="normal"/>
    </style:style>
    <style:style style:name="T1227" style:family="text">
      <style:text-properties style:text-underline-style="none" fo:font-weight="normal" officeooo:rsid="02e59398" style:font-weight-asian="normal" style:font-weight-complex="normal"/>
    </style:style>
    <style:style style:name="T1228" style:family="text">
      <style:text-properties style:text-underline-style="none" fo:font-weight="normal" officeooo:rsid="0043121f" style:font-weight-asian="normal" style:font-weight-complex="normal"/>
    </style:style>
    <style:style style:name="T1229" style:family="text">
      <style:text-properties style:text-underline-style="none" fo:font-weight="normal" officeooo:rsid="04329278" style:font-weight-asian="normal" style:font-weight-complex="normal"/>
    </style:style>
    <style:style style:name="T1230" style:family="text">
      <style:text-properties style:text-underline-style="none" fo:font-weight="normal" officeooo:rsid="06b823a5" style:font-weight-asian="normal" style:font-weight-complex="normal"/>
    </style:style>
    <style:style style:name="T1231" style:family="text">
      <style:text-properties style:text-underline-style="none" fo:font-weight="normal" officeooo:rsid="06afcb9f" style:font-weight-asian="normal" style:font-weight-complex="normal"/>
    </style:style>
    <style:style style:name="T1232" style:family="text">
      <style:text-properties style:text-underline-style="none" fo:font-weight="normal" officeooo:rsid="08ad15c9" style:font-weight-asian="normal" style:font-weight-complex="normal"/>
    </style:style>
    <style:style style:name="T1233" style:family="text">
      <style:text-properties style:text-underline-style="none" fo:font-weight="normal" officeooo:rsid="00bbbf73" style:font-weight-asian="normal" style:font-weight-complex="normal"/>
    </style:style>
    <style:style style:name="T1234" style:family="text">
      <style:text-properties style:text-underline-style="none" fo:font-weight="normal" officeooo:rsid="08b30bdb" style:font-weight-asian="normal" style:font-weight-complex="normal"/>
    </style:style>
    <style:style style:name="T1235" style:family="text">
      <style:text-properties style:text-underline-style="none" fo:font-weight="bold" style:font-weight-asian="bold" style:font-weight-complex="bold"/>
    </style:style>
    <style:style style:name="T1236" style:family="text">
      <style:text-properties style:text-underline-style="none" fo:font-weight="bold" officeooo:rsid="00a75993" style:font-weight-asian="bold" style:font-weight-complex="bold"/>
    </style:style>
    <style:style style:name="T1237" style:family="text">
      <style:text-properties style:text-underline-style="none" fo:font-weight="bold" officeooo:rsid="013013d9" style:font-weight-asian="bold" style:font-weight-complex="bold"/>
    </style:style>
    <style:style style:name="T1238" style:family="text">
      <style:text-properties style:text-underline-style="none" fo:font-weight="bold" officeooo:rsid="01408f03" style:font-weight-asian="bold" style:font-weight-complex="bold"/>
    </style:style>
    <style:style style:name="T1239" style:family="text">
      <style:text-properties style:text-underline-style="none" fo:font-weight="bold" officeooo:rsid="08ad15c9" style:font-weight-asian="bold" style:font-weight-complex="bold"/>
    </style:style>
    <style:style style:name="T1240" style:family="text">
      <style:text-properties style:text-underline-style="none" officeooo:rsid="00bbbf73"/>
    </style:style>
    <style:style style:name="T1241" style:family="text">
      <style:text-properties style:text-underline-style="none" officeooo:rsid="00d40111"/>
    </style:style>
    <style:style style:name="T1242" style:family="text">
      <style:text-properties style:text-underline-style="none" officeooo:rsid="00d708a6"/>
    </style:style>
    <style:style style:name="T1243" style:family="text">
      <style:text-properties style:text-underline-style="none" officeooo:rsid="00d5826a"/>
    </style:style>
    <style:style style:name="T1244" style:family="text">
      <style:text-properties style:text-underline-style="none" officeooo:rsid="00fde6f2"/>
    </style:style>
    <style:style style:name="T1245" style:family="text">
      <style:text-properties style:text-underline-style="none" officeooo:rsid="013013d9"/>
    </style:style>
    <style:style style:name="T1246" style:family="text">
      <style:text-properties style:text-underline-style="none" officeooo:rsid="0137af9f"/>
    </style:style>
    <style:style style:name="T1247" style:family="text">
      <style:text-properties style:text-underline-style="none" officeooo:rsid="013282b3"/>
    </style:style>
    <style:style style:name="T1248" style:family="text">
      <style:text-properties style:text-underline-style="none" officeooo:rsid="01408f03"/>
    </style:style>
    <style:style style:name="T1249" style:family="text">
      <style:text-properties style:text-underline-style="none" officeooo:rsid="01416cb6"/>
    </style:style>
    <style:style style:name="T1250" style:family="text">
      <style:text-properties style:text-underline-style="none" officeooo:rsid="01435f2a"/>
    </style:style>
    <style:style style:name="T1251" style:family="text">
      <style:text-properties style:text-underline-style="none" officeooo:rsid="015f15fe"/>
    </style:style>
    <style:style style:name="T1252" style:family="text">
      <style:text-properties style:text-underline-style="none" officeooo:rsid="00ec1e8c"/>
    </style:style>
    <style:style style:name="T1253" style:family="text">
      <style:text-properties officeooo:rsid="00722a19"/>
    </style:style>
    <style:style style:name="T1254" style:family="text">
      <style:text-properties officeooo:rsid="0082538a"/>
    </style:style>
    <style:style style:name="T1255" style:family="text">
      <style:text-properties officeooo:rsid="008a06de"/>
    </style:style>
    <style:style style:name="T1256" style:family="text">
      <style:text-properties officeooo:rsid="00937b11"/>
    </style:style>
    <style:style style:name="T1257" style:family="text">
      <style:text-properties officeooo:rsid="00b502cc"/>
    </style:style>
    <style:style style:name="T1258" style:family="text">
      <style:text-properties officeooo:rsid="00ba4170"/>
    </style:style>
    <style:style style:name="T1259" style:family="text">
      <style:text-properties officeooo:rsid="00bbbf73"/>
    </style:style>
    <style:style style:name="T1260" style:family="text">
      <style:text-properties officeooo:rsid="00bd3f9d"/>
    </style:style>
    <style:style style:name="T1261" style:family="text">
      <style:text-properties officeooo:rsid="00beb82f"/>
    </style:style>
    <style:style style:name="T1262" style:family="text">
      <style:text-properties officeooo:rsid="00c2a166"/>
    </style:style>
    <style:style style:name="T1263" style:family="text">
      <style:text-properties officeooo:rsid="00c7406f"/>
    </style:style>
    <style:style style:name="T1264" style:family="text">
      <style:text-properties officeooo:rsid="00c93592"/>
    </style:style>
    <style:style style:name="T1265" style:family="text">
      <style:text-properties officeooo:rsid="00d83381"/>
    </style:style>
    <style:style style:name="T1266" style:family="text">
      <style:text-properties officeooo:rsid="00e09913"/>
    </style:style>
    <style:style style:name="T1267" style:family="text">
      <style:text-properties officeooo:rsid="00ed9297"/>
    </style:style>
    <style:style style:name="T1268" style:family="text">
      <style:text-properties officeooo:rsid="00ef4875"/>
    </style:style>
    <style:style style:name="T1269" style:family="text">
      <style:text-properties officeooo:rsid="00f0f7f8"/>
    </style:style>
    <style:style style:name="T1270" style:family="text">
      <style:text-properties officeooo:rsid="00f5260b"/>
    </style:style>
    <style:style style:name="T1271" style:family="text">
      <style:text-properties officeooo:rsid="010185dc"/>
    </style:style>
    <style:style style:name="T1272" style:family="text">
      <style:text-properties officeooo:rsid="01095847"/>
    </style:style>
    <style:style style:name="T1273" style:family="text">
      <style:text-properties officeooo:rsid="010f422a"/>
    </style:style>
    <style:style style:name="T1274" style:family="text">
      <style:text-properties officeooo:rsid="01113d34"/>
    </style:style>
    <style:style style:name="T1275" style:family="text">
      <style:text-properties officeooo:rsid="011bd541"/>
    </style:style>
    <style:style style:name="T1276" style:family="text">
      <style:text-properties style:text-line-through-style="none" style:text-line-through-type="none"/>
    </style:style>
    <style:style style:name="T127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278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279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280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281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282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283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284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285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286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87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88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89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90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9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92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93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9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95" style:family="text">
      <style:text-properties style:text-line-through-style="none" style:text-line-through-type="none" officeooo:rsid="03d52c7f"/>
    </style:style>
    <style:style style:name="T1296" style:family="text">
      <style:text-properties style:text-line-through-style="none" style:text-line-through-type="none" officeooo:rsid="03ef2dc7"/>
    </style:style>
    <style:style style:name="T1297" style:family="text">
      <style:text-properties style:text-line-through-style="none" style:text-line-through-type="none" officeooo:rsid="03ec3a95"/>
    </style:style>
    <style:style style:name="T1298" style:family="text">
      <style:text-properties style:text-line-through-style="none" style:text-line-through-type="none" officeooo:rsid="03f0c84b"/>
    </style:style>
    <style:style style:name="T1299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300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301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302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303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304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305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306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307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308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309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310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311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312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313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314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315" style:family="text">
      <style:text-properties style:text-line-through-style="none" style:text-line-through-type="none" officeooo:rsid="05a9b5b8"/>
    </style:style>
    <style:style style:name="T1316" style:family="text">
      <style:text-properties style:text-line-through-style="none" style:text-line-through-type="none" officeooo:rsid="05bb08e9"/>
    </style:style>
    <style:style style:name="T1317" style:family="text">
      <style:text-properties officeooo:rsid="0152f194"/>
    </style:style>
    <style:style style:name="T1318" style:family="text">
      <style:text-properties officeooo:rsid="016860b9"/>
    </style:style>
    <style:style style:name="T1319" style:family="text">
      <style:text-properties officeooo:rsid="01758a0f"/>
    </style:style>
    <style:style style:name="T1320" style:family="text">
      <style:text-properties officeooo:rsid="01871851"/>
    </style:style>
    <style:style style:name="T1321" style:family="text">
      <style:text-properties officeooo:rsid="0188ed42"/>
    </style:style>
    <style:style style:name="T1322" style:family="text">
      <style:text-properties officeooo:rsid="018c0d5b"/>
    </style:style>
    <style:style style:name="T1323" style:family="text">
      <style:text-properties officeooo:rsid="019479eb"/>
    </style:style>
    <style:style style:name="T1324" style:family="text">
      <style:text-properties officeooo:rsid="0198a2ea"/>
    </style:style>
    <style:style style:name="T1325" style:family="text">
      <style:text-properties officeooo:rsid="01c64853"/>
    </style:style>
    <style:style style:name="T1326" style:family="text">
      <style:text-properties officeooo:rsid="01d80854"/>
    </style:style>
    <style:style style:name="T1327" style:family="text">
      <style:text-properties officeooo:rsid="01d90cf6"/>
    </style:style>
    <style:style style:name="T1328" style:family="text">
      <style:text-properties officeooo:rsid="01d9cd4e"/>
    </style:style>
    <style:style style:name="T1329" style:family="text">
      <style:text-properties officeooo:rsid="01dc67de"/>
    </style:style>
    <style:style style:name="T1330" style:family="text">
      <style:text-properties officeooo:rsid="01df8731"/>
    </style:style>
    <style:style style:name="T1331" style:family="text">
      <style:text-properties officeooo:rsid="01e917c9"/>
    </style:style>
    <style:style style:name="T1332" style:family="text">
      <style:text-properties officeooo:rsid="01e5182b"/>
    </style:style>
    <style:style style:name="T1333" style:family="text">
      <style:text-properties officeooo:rsid="01e966ec"/>
    </style:style>
    <style:style style:name="T1334" style:family="text">
      <style:text-properties officeooo:rsid="01eb88a9"/>
    </style:style>
    <style:style style:name="T1335" style:family="text">
      <style:text-properties officeooo:rsid="01f79ca2"/>
    </style:style>
    <style:style style:name="T1336" style:family="text">
      <style:text-properties officeooo:rsid="01f9794d"/>
    </style:style>
    <style:style style:name="T1337" style:family="text">
      <style:text-properties officeooo:rsid="01fb1d79"/>
    </style:style>
    <style:style style:name="T1338" style:family="text">
      <style:text-properties officeooo:rsid="01fde08a"/>
    </style:style>
    <style:style style:name="T1339" style:family="text">
      <style:text-properties officeooo:rsid="0200b58e"/>
    </style:style>
    <style:style style:name="T1340" style:family="text">
      <style:text-properties officeooo:rsid="01c48a9e"/>
    </style:style>
    <style:style style:name="T1341" style:family="text">
      <style:text-properties officeooo:rsid="020294d1"/>
    </style:style>
    <style:style style:name="T1342" style:family="text">
      <style:text-properties officeooo:rsid="019e70b3"/>
    </style:style>
    <style:style style:name="T1343" style:family="text">
      <style:text-properties officeooo:rsid="020131ae"/>
    </style:style>
    <style:style style:name="T1344" style:family="text">
      <style:text-properties officeooo:rsid="01b08253"/>
    </style:style>
    <style:style style:name="T1345" style:family="text">
      <style:text-properties officeooo:rsid="01ffec25"/>
    </style:style>
    <style:style style:name="T1346" style:family="text">
      <style:text-properties officeooo:rsid="0212a48a"/>
    </style:style>
    <style:style style:name="T1347" style:family="text">
      <style:text-properties officeooo:rsid="021d76dd"/>
    </style:style>
    <style:style style:name="T1348" style:family="text">
      <style:text-properties officeooo:rsid="022053cd"/>
    </style:style>
    <style:style style:name="T1349" style:family="text">
      <style:text-properties officeooo:rsid="01e2b86d"/>
    </style:style>
    <style:style style:name="T1350" style:family="text">
      <style:text-properties officeooo:rsid="022dff2a"/>
    </style:style>
    <style:style style:name="T1351" style:family="text">
      <style:text-properties officeooo:rsid="02540cb9"/>
    </style:style>
    <style:style style:name="T1352" style:family="text">
      <style:text-properties officeooo:rsid="025798af"/>
    </style:style>
    <style:style style:name="T1353" style:family="text">
      <style:text-properties officeooo:rsid="0259f4ad"/>
    </style:style>
    <style:style style:name="T1354" style:family="text">
      <style:text-properties officeooo:rsid="025b11c7"/>
    </style:style>
    <style:style style:name="T1355" style:family="text">
      <style:text-properties officeooo:rsid="02685e01"/>
    </style:style>
    <style:style style:name="T1356" style:family="text">
      <style:text-properties officeooo:rsid="024d9b01"/>
    </style:style>
    <style:style style:name="T1357" style:family="text">
      <style:text-properties officeooo:rsid="026b5506"/>
    </style:style>
    <style:style style:name="T1358" style:family="text">
      <style:text-properties officeooo:rsid="02727518"/>
    </style:style>
    <style:style style:name="T1359" style:family="text">
      <style:text-properties officeooo:rsid="02743cef"/>
    </style:style>
    <style:style style:name="T1360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361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362" style:family="text">
      <style:text-properties officeooo:rsid="02abf8f2"/>
    </style:style>
    <style:style style:name="T1363" style:family="text">
      <style:text-properties officeooo:rsid="02ac7db0"/>
    </style:style>
    <style:style style:name="T1364" style:family="text">
      <style:text-properties officeooo:rsid="02b14a1d"/>
    </style:style>
    <style:style style:name="T1365" style:family="text">
      <style:text-properties officeooo:rsid="02b245f2"/>
    </style:style>
    <style:style style:name="T1366" style:family="text">
      <style:text-properties officeooo:rsid="02b807dc"/>
    </style:style>
    <style:style style:name="T1367" style:family="text">
      <style:text-properties officeooo:rsid="0063f3c5"/>
    </style:style>
    <style:style style:name="T1368" style:family="text">
      <style:text-properties officeooo:rsid="00c0d7c6"/>
    </style:style>
    <style:style style:name="T1369" style:family="text">
      <style:text-properties officeooo:rsid="02bfe198"/>
    </style:style>
    <style:style style:name="T1370" style:family="text">
      <style:text-properties officeooo:rsid="02ccc8f6"/>
    </style:style>
    <style:style style:name="T1371" style:family="text">
      <style:text-properties officeooo:rsid="02e142ec"/>
    </style:style>
    <style:style style:name="T1372" style:family="text">
      <style:text-properties officeooo:rsid="02ec089f"/>
    </style:style>
    <style:style style:name="T1373" style:family="text">
      <style:text-properties officeooo:rsid="008d7148"/>
    </style:style>
    <style:style style:name="T1374" style:family="text">
      <style:text-properties officeooo:rsid="0069ae25"/>
    </style:style>
    <style:style style:name="T1375" style:family="text">
      <style:text-properties officeooo:rsid="03049b98"/>
    </style:style>
    <style:style style:name="T1376" style:family="text">
      <style:text-properties officeooo:rsid="0304fd19"/>
    </style:style>
    <style:style style:name="T1377" style:family="text">
      <style:text-properties officeooo:rsid="030f0c9b"/>
    </style:style>
    <style:style style:name="T1378" style:family="text">
      <style:text-properties style:text-underline-style="solid" style:text-underline-width="auto" style:text-underline-color="font-color"/>
    </style:style>
    <style:style style:name="T1379" style:family="text">
      <style:text-properties style:text-underline-style="solid" style:text-underline-width="auto" style:text-underline-color="font-color" officeooo:rsid="030f0c9b"/>
    </style:style>
    <style:style style:name="T1380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381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382" style:family="text">
      <style:text-properties officeooo:rsid="0329fac1"/>
    </style:style>
    <style:style style:name="T1383" style:family="text">
      <style:text-properties officeooo:rsid="032c4fdc"/>
    </style:style>
    <style:style style:name="T1384" style:family="text">
      <style:text-properties officeooo:rsid="032e6032"/>
    </style:style>
    <style:style style:name="T1385" style:family="text">
      <style:text-properties officeooo:rsid="033f17a3"/>
    </style:style>
    <style:style style:name="T1386" style:family="text">
      <style:text-properties officeooo:rsid="03182d82"/>
    </style:style>
    <style:style style:name="T1387" style:family="text">
      <style:text-properties officeooo:rsid="03153caa"/>
    </style:style>
    <style:style style:name="T1388" style:family="text">
      <style:text-properties officeooo:rsid="03429aa5"/>
    </style:style>
    <style:style style:name="T1389" style:family="text">
      <style:text-properties officeooo:rsid="0346a444"/>
    </style:style>
    <style:style style:name="T1390" style:family="text">
      <style:text-properties officeooo:rsid="034adc9b"/>
    </style:style>
    <style:style style:name="T1391" style:family="text">
      <style:text-properties officeooo:rsid="034c7df6"/>
    </style:style>
    <style:style style:name="T1392" style:family="text">
      <style:text-properties officeooo:rsid="034f33b6"/>
    </style:style>
    <style:style style:name="T1393" style:family="text">
      <style:text-properties officeooo:rsid="034f5b13"/>
    </style:style>
    <style:style style:name="T1394" style:family="text">
      <style:text-properties officeooo:rsid="034f680a"/>
    </style:style>
    <style:style style:name="T1395" style:family="text">
      <style:text-properties officeooo:rsid="031fc4b1"/>
    </style:style>
    <style:style style:name="T1396" style:family="text">
      <style:text-properties officeooo:rsid="0354d22d"/>
    </style:style>
    <style:style style:name="T1397" style:family="text">
      <style:text-properties officeooo:rsid="0356cf1b"/>
    </style:style>
    <style:style style:name="T1398" style:family="text">
      <style:text-properties officeooo:rsid="035fe67f"/>
    </style:style>
    <style:style style:name="T1399" style:family="text">
      <style:text-properties officeooo:rsid="035ffaa8"/>
    </style:style>
    <style:style style:name="T1400" style:family="text">
      <style:text-properties officeooo:rsid="036197c0"/>
    </style:style>
    <style:style style:name="T1401" style:family="text">
      <style:text-properties officeooo:rsid="037541ab"/>
    </style:style>
    <style:style style:name="T1402" style:family="text">
      <style:text-properties officeooo:rsid="037607bd"/>
    </style:style>
    <style:style style:name="T1403" style:family="text">
      <style:text-properties officeooo:rsid="03804bbd"/>
    </style:style>
    <style:style style:name="T1404" style:family="text">
      <style:text-properties officeooo:rsid="03886cfc"/>
    </style:style>
    <style:style style:name="T1405" style:family="text">
      <style:text-properties officeooo:rsid="03a24854"/>
    </style:style>
    <style:style style:name="T1406" style:family="text">
      <style:text-properties officeooo:rsid="03a27e76"/>
    </style:style>
    <style:style style:name="T1407" style:family="text">
      <style:text-properties officeooo:rsid="03a4e520"/>
    </style:style>
    <style:style style:name="T1408" style:family="text">
      <style:text-properties officeooo:rsid="03778af6"/>
    </style:style>
    <style:style style:name="T1409" style:family="text">
      <style:text-properties officeooo:rsid="03aaef44"/>
    </style:style>
    <style:style style:name="T1410" style:family="text">
      <style:text-properties officeooo:rsid="03bf675e"/>
    </style:style>
    <style:style style:name="T1411" style:family="text">
      <style:text-properties officeooo:rsid="03d26e6d"/>
    </style:style>
    <style:style style:name="T1412" style:family="text">
      <style:text-properties fo:color="#008000"/>
    </style:style>
    <style:style style:name="T1413" style:family="text">
      <style:text-properties fo:color="#008000" fo:font-style="italic" style:font-style-asian="italic" style:font-style-complex="italic"/>
    </style:style>
    <style:style style:name="T1414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415" style:family="text">
      <style:text-properties fo:color="#008000" officeooo:rsid="03153caa" fo:background-color="transparent" loext:char-shading-value="0"/>
    </style:style>
    <style:style style:name="T1416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417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418" style:family="text">
      <style:text-properties fo:color="#008000" officeooo:rsid="03429aa5"/>
    </style:style>
    <style:style style:name="T1419" style:family="text">
      <style:text-properties fo:color="#008000" officeooo:rsid="03886cfc"/>
    </style:style>
    <style:style style:name="T1420" style:family="text">
      <style:text-properties fo:color="#008000" officeooo:rsid="05d5c10e"/>
    </style:style>
    <style:style style:name="T1421" style:family="text">
      <style:text-properties fo:color="#008000" fo:font-weight="normal" officeooo:rsid="065f9c0e" style:font-weight-asian="normal" style:font-weight-complex="normal"/>
    </style:style>
    <style:style style:name="T1422" style:family="text">
      <style:text-properties officeooo:rsid="03e718ea"/>
    </style:style>
    <style:style style:name="T1423" style:family="text">
      <style:text-properties officeooo:rsid="03e90de3"/>
    </style:style>
    <style:style style:name="T1424" style:family="text">
      <style:text-properties officeooo:rsid="0015f1ff"/>
    </style:style>
    <style:style style:name="T1425" style:family="text">
      <style:text-properties officeooo:rsid="03e93625"/>
    </style:style>
    <style:style style:name="T1426" style:family="text">
      <style:text-properties officeooo:rsid="0019f535"/>
    </style:style>
    <style:style style:name="T1427" style:family="text">
      <style:text-properties officeooo:rsid="03ec3a95"/>
    </style:style>
    <style:style style:name="T1428" style:family="text">
      <style:text-properties officeooo:rsid="03ed0846"/>
    </style:style>
    <style:style style:name="T1429" style:family="text">
      <style:text-properties officeooo:rsid="03ee7eb1"/>
    </style:style>
    <style:style style:name="T1430" style:family="text">
      <style:text-properties officeooo:rsid="03f7049e"/>
    </style:style>
    <style:style style:name="T1431" style:family="text">
      <style:text-properties officeooo:rsid="04045fb5"/>
    </style:style>
    <style:style style:name="T1432" style:family="text">
      <style:text-properties officeooo:rsid="0411d16e"/>
    </style:style>
    <style:style style:name="T1433" style:family="text">
      <style:text-properties officeooo:rsid="0437fd59"/>
    </style:style>
    <style:style style:name="T1434" style:family="text">
      <style:text-properties officeooo:rsid="043c6125"/>
    </style:style>
    <style:style style:name="T1435" style:family="text">
      <style:text-properties officeooo:rsid="045019c0"/>
    </style:style>
    <style:style style:name="T1436" style:family="text">
      <style:text-properties officeooo:rsid="0455d30c"/>
    </style:style>
    <style:style style:name="T1437" style:family="text">
      <style:text-properties officeooo:rsid="046a1124"/>
    </style:style>
    <style:style style:name="T1438" style:family="text">
      <style:text-properties officeooo:rsid="046a9d46"/>
    </style:style>
    <style:style style:name="T1439" style:family="text">
      <style:text-properties officeooo:rsid="046fb62d"/>
    </style:style>
    <style:style style:name="T1440" style:family="text">
      <style:text-properties officeooo:rsid="04719231"/>
    </style:style>
    <style:style style:name="T1441" style:family="text">
      <style:text-properties officeooo:rsid="040ce935"/>
    </style:style>
    <style:style style:name="T1442" style:family="text">
      <style:text-properties officeooo:rsid="04a08898"/>
    </style:style>
    <style:style style:name="T1443" style:family="text">
      <style:text-properties officeooo:rsid="04a3c98b"/>
    </style:style>
    <style:style style:name="T1444" style:family="text">
      <style:text-properties officeooo:rsid="04a57ad8"/>
    </style:style>
    <style:style style:name="T1445" style:family="text">
      <style:text-properties officeooo:rsid="04a6595a"/>
    </style:style>
    <style:style style:name="T1446" style:family="text">
      <style:text-properties officeooo:rsid="04a6679a"/>
    </style:style>
    <style:style style:name="T1447" style:family="text">
      <style:text-properties officeooo:rsid="04bb11b5"/>
    </style:style>
    <style:style style:name="T1448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449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450" style:family="text">
      <style:text-properties officeooo:rsid="04bc7059"/>
    </style:style>
    <style:style style:name="T1451" style:family="text">
      <style:text-properties officeooo:rsid="04c36d3f"/>
    </style:style>
    <style:style style:name="T1452" style:family="text">
      <style:text-properties officeooo:rsid="04c627f1"/>
    </style:style>
    <style:style style:name="T1453" style:family="text">
      <style:text-properties officeooo:rsid="04cce5bf"/>
    </style:style>
    <style:style style:name="T1454" style:family="text">
      <style:text-properties officeooo:rsid="04cfcb47"/>
    </style:style>
    <style:style style:name="T1455" style:family="text">
      <style:text-properties officeooo:rsid="04e24210"/>
    </style:style>
    <style:style style:name="T1456" style:family="text">
      <style:text-properties officeooo:rsid="04ec533d"/>
    </style:style>
    <style:style style:name="T1457" style:family="text">
      <style:text-properties officeooo:rsid="04ed871b"/>
    </style:style>
    <style:style style:name="T1458" style:family="text">
      <style:text-properties officeooo:rsid="0508fe4c"/>
    </style:style>
    <style:style style:name="T1459" style:family="text">
      <style:text-properties officeooo:rsid="05115d8e"/>
    </style:style>
    <style:style style:name="T1460" style:family="text">
      <style:text-properties officeooo:rsid="051c4636"/>
    </style:style>
    <style:style style:name="T1461" style:family="text">
      <style:text-properties officeooo:rsid="0524ab2e"/>
    </style:style>
    <style:style style:name="T1462" style:family="text">
      <style:text-properties officeooo:rsid="05250d74"/>
    </style:style>
    <style:style style:name="T1463" style:family="text">
      <style:text-properties officeooo:rsid="052672fc"/>
    </style:style>
    <style:style style:name="T1464" style:family="text">
      <style:text-properties officeooo:rsid="0540f4db"/>
    </style:style>
    <style:style style:name="T1465" style:family="text">
      <style:text-properties officeooo:rsid="057b1a47"/>
    </style:style>
    <style:style style:name="T1466" style:family="text">
      <style:text-properties officeooo:rsid="057cbee6"/>
    </style:style>
    <style:style style:name="T1467" style:family="text">
      <style:text-properties officeooo:rsid="057e9023"/>
    </style:style>
    <style:style style:name="T1468" style:family="text">
      <style:text-properties officeooo:rsid="0585d555"/>
    </style:style>
    <style:style style:name="T1469" style:family="text">
      <style:text-properties officeooo:rsid="058a5955"/>
    </style:style>
    <style:style style:name="T1470" style:family="text">
      <style:text-properties officeooo:rsid="058bbc5e"/>
    </style:style>
    <style:style style:name="T1471" style:family="text">
      <style:text-properties officeooo:rsid="059df9ef"/>
    </style:style>
    <style:style style:name="T1472" style:family="text">
      <style:text-properties officeooo:rsid="05bc64d7"/>
    </style:style>
    <style:style style:name="T1473" style:family="text">
      <style:text-properties officeooo:rsid="05c413ac"/>
    </style:style>
    <style:style style:name="T1474" style:family="text">
      <style:text-properties officeooo:rsid="05ce73f5"/>
    </style:style>
    <style:style style:name="T1475" style:family="text">
      <style:text-properties officeooo:rsid="05d0a118"/>
    </style:style>
    <style:style style:name="T1476" style:family="text">
      <style:text-properties officeooo:rsid="05f3e7ac"/>
    </style:style>
    <style:style style:name="T1477" style:family="text">
      <style:text-properties officeooo:rsid="06063862"/>
    </style:style>
    <style:style style:name="T1478" style:family="text">
      <style:text-properties officeooo:rsid="0620bdc2"/>
    </style:style>
    <style:style style:name="T1479" style:family="text">
      <style:text-properties officeooo:rsid="06257b22"/>
    </style:style>
    <style:style style:name="T1480" style:family="text">
      <style:text-properties officeooo:rsid="0626dd8c"/>
    </style:style>
    <style:style style:name="T1481" style:family="text">
      <style:text-properties officeooo:rsid="062f0400"/>
    </style:style>
    <style:style style:name="T1482" style:family="text">
      <style:text-properties officeooo:rsid="0630fb9a"/>
    </style:style>
    <style:style style:name="T1483" style:family="text">
      <style:text-properties officeooo:rsid="06321a8e"/>
    </style:style>
    <style:style style:name="T1484" style:family="text">
      <style:text-properties officeooo:rsid="063d933e"/>
    </style:style>
    <style:style style:name="T1485" style:family="text">
      <style:text-properties officeooo:rsid="063fe71c"/>
    </style:style>
    <style:style style:name="T1486" style:family="text">
      <style:text-properties officeooo:rsid="06408df0"/>
    </style:style>
    <style:style style:name="T1487" style:family="text">
      <style:text-properties officeooo:rsid="06423390"/>
    </style:style>
    <style:style style:name="T1488" style:family="text">
      <style:text-properties officeooo:rsid="06440517"/>
    </style:style>
    <style:style style:name="T1489" style:family="text">
      <style:text-properties officeooo:rsid="0650c02a"/>
    </style:style>
    <style:style style:name="T1490" style:family="text">
      <style:text-properties officeooo:rsid="0652812f"/>
    </style:style>
    <style:style style:name="T1491" style:family="text">
      <style:text-properties officeooo:rsid="0655290f"/>
    </style:style>
    <style:style style:name="T1492" style:family="text">
      <style:text-properties officeooo:rsid="065a8b52"/>
    </style:style>
    <style:style style:name="T1493" style:family="text">
      <style:text-properties officeooo:rsid="065bcfd1"/>
    </style:style>
    <style:style style:name="T1494" style:family="text">
      <style:text-properties officeooo:rsid="066f3d61"/>
    </style:style>
    <style:style style:name="T1495" style:family="text">
      <style:text-properties officeooo:rsid="067106c6"/>
    </style:style>
    <style:style style:name="T1496" style:family="text">
      <style:text-properties officeooo:rsid="067e3ef2"/>
    </style:style>
    <style:style style:name="T1497" style:family="text">
      <style:text-properties officeooo:rsid="0680c4d5"/>
    </style:style>
    <style:style style:name="T1498" style:family="text">
      <style:text-properties officeooo:rsid="068e23f8"/>
    </style:style>
    <style:style style:name="T1499" style:family="text">
      <style:text-properties officeooo:rsid="068f8cfb"/>
    </style:style>
    <style:style style:name="T1500" style:family="text">
      <style:text-properties officeooo:rsid="063bda54"/>
    </style:style>
    <style:style style:name="T1501" style:family="text">
      <style:text-properties officeooo:rsid="069290ce"/>
    </style:style>
    <style:style style:name="T1502" style:family="text">
      <style:text-properties officeooo:rsid="069322af"/>
    </style:style>
    <style:style style:name="T1503" style:family="text">
      <style:text-properties officeooo:rsid="069bb3bd"/>
    </style:style>
    <style:style style:name="T1504" style:family="text">
      <style:text-properties officeooo:rsid="069e7007"/>
    </style:style>
    <style:style style:name="T1505" style:family="text">
      <style:text-properties officeooo:rsid="06afcb9f"/>
    </style:style>
    <style:style style:name="T1506" style:family="text">
      <style:text-properties officeooo:rsid="06c5c80d"/>
    </style:style>
    <style:style style:name="T1507" style:family="text">
      <style:text-properties officeooo:rsid="06d0b321"/>
    </style:style>
    <style:style style:name="T1508" style:family="text">
      <style:text-properties officeooo:rsid="06d92b57"/>
    </style:style>
    <style:style style:name="T1509" style:family="text">
      <style:text-properties officeooo:rsid="06d9b7d5"/>
    </style:style>
    <style:style style:name="T1510" style:family="text">
      <style:text-properties officeooo:rsid="06db2480"/>
    </style:style>
    <style:style style:name="T1511" style:family="text">
      <style:text-properties officeooo:rsid="06dc9bfd"/>
    </style:style>
    <style:style style:name="T1512" style:family="text">
      <style:text-properties officeooo:rsid="06dff81f"/>
    </style:style>
    <style:style style:name="T1513" style:family="text">
      <style:text-properties officeooo:rsid="06e34718"/>
    </style:style>
    <style:style style:name="T1514" style:family="text">
      <style:text-properties officeooo:rsid="06f2eb19"/>
    </style:style>
    <style:style style:name="T1515" style:family="text">
      <style:text-properties officeooo:rsid="06f4d25e"/>
    </style:style>
    <style:style style:name="T1516" style:family="text">
      <style:text-properties officeooo:rsid="07045199"/>
    </style:style>
    <style:style style:name="T1517" style:family="text">
      <style:text-properties officeooo:rsid="070b4184"/>
    </style:style>
    <style:style style:name="T1518" style:family="text">
      <style:text-properties officeooo:rsid="070c8d4a"/>
    </style:style>
    <style:style style:name="T1519" style:family="text">
      <style:text-properties officeooo:rsid="07140cfc"/>
    </style:style>
    <style:style style:name="T1520" style:family="text">
      <style:text-properties officeooo:rsid="071a29dd"/>
    </style:style>
    <style:style style:name="T1521" style:family="text">
      <style:text-properties officeooo:rsid="071be8ce"/>
    </style:style>
    <style:style style:name="T1522" style:family="text">
      <style:text-properties officeooo:rsid="072b8ac3"/>
    </style:style>
    <style:style style:name="T1523" style:family="text">
      <style:text-properties officeooo:rsid="0735889c"/>
    </style:style>
    <style:style style:name="T1524" style:family="text">
      <style:text-properties officeooo:rsid="0739531b"/>
    </style:style>
    <style:style style:name="T1525" style:family="text">
      <style:text-properties officeooo:rsid="073a77c9"/>
    </style:style>
    <style:style style:name="T1526" style:family="text">
      <style:text-properties officeooo:rsid="074a9a44"/>
    </style:style>
    <style:style style:name="T1527" style:family="text">
      <style:text-properties officeooo:rsid="075cae1c"/>
    </style:style>
    <style:style style:name="T1528" style:family="text">
      <style:text-properties officeooo:rsid="0764350e"/>
    </style:style>
    <style:style style:name="T1529" style:family="text">
      <style:text-properties officeooo:rsid="07674e6b"/>
    </style:style>
    <style:style style:name="T1530" style:family="text">
      <style:text-properties officeooo:rsid="076b9c38"/>
    </style:style>
    <style:style style:name="T1531" style:family="text">
      <style:text-properties officeooo:rsid="076fec72"/>
    </style:style>
    <style:style style:name="T1532" style:family="text">
      <style:text-properties officeooo:rsid="07730323"/>
    </style:style>
    <style:style style:name="T1533" style:family="text">
      <style:text-properties officeooo:rsid="0783fad4"/>
    </style:style>
    <style:style style:name="T1534" style:family="text">
      <style:text-properties officeooo:rsid="0785f435"/>
    </style:style>
    <style:style style:name="T1535" style:family="text">
      <style:text-properties officeooo:rsid="0428c8e2"/>
    </style:style>
    <style:style style:name="T1536" style:family="text">
      <style:text-properties officeooo:rsid="042824b8"/>
    </style:style>
    <style:style style:name="T1537" style:family="text">
      <style:text-properties officeooo:rsid="07f0a938"/>
    </style:style>
    <style:style style:name="T1538" style:family="text">
      <style:text-properties officeooo:rsid="07f1a180"/>
    </style:style>
    <style:style style:name="T1539" style:family="text">
      <style:text-properties officeooo:rsid="0801b8c8"/>
    </style:style>
    <style:style style:name="T1540" style:family="text">
      <style:text-properties officeooo:rsid="083a8435"/>
    </style:style>
    <style:style style:name="T1541" style:family="text">
      <style:text-properties officeooo:rsid="083c5597"/>
    </style:style>
    <style:style style:name="T1542" style:family="text">
      <style:text-properties officeooo:rsid="084441fc"/>
    </style:style>
    <style:style style:name="T1543" style:family="text">
      <style:text-properties officeooo:rsid="08521ba2"/>
    </style:style>
    <style:style style:name="T1544" style:family="text">
      <style:text-properties officeooo:rsid="0855b657"/>
    </style:style>
    <style:style style:name="T1545" style:family="text">
      <style:text-properties officeooo:rsid="086d3de6"/>
    </style:style>
    <style:style style:name="T1546" style:family="text">
      <style:text-properties officeooo:rsid="08787cff"/>
    </style:style>
    <style:style style:name="T1547" style:family="text">
      <style:text-properties officeooo:rsid="087898dd"/>
    </style:style>
    <style:style style:name="T1548" style:family="text">
      <style:text-properties officeooo:rsid="088ff0fa"/>
    </style:style>
    <style:style style:name="T1549" style:family="text">
      <style:text-properties officeooo:rsid="0892a5b7"/>
    </style:style>
    <style:style style:name="T1550" style:family="text">
      <style:text-properties officeooo:rsid="0895b16c"/>
    </style:style>
    <style:style style:name="T1551" style:family="text">
      <style:text-properties officeooo:rsid="08990ed9"/>
    </style:style>
    <style:style style:name="T1552" style:family="text">
      <style:text-properties officeooo:rsid="08a73764"/>
    </style:style>
    <style:style style:name="T1553" style:family="text">
      <style:text-properties officeooo:rsid="08aaee75"/>
    </style:style>
    <style:style style:name="T1554" style:family="text">
      <style:text-properties officeooo:rsid="08c36a54"/>
    </style:style>
    <style:style style:name="T1555" style:family="text">
      <style:text-properties officeooo:rsid="08cb2076"/>
    </style:style>
    <style:style style:name="T1556" style:family="text">
      <style:text-properties officeooo:rsid="066eeab0"/>
    </style:style>
    <style:style style:name="T1557" style:family="text">
      <style:text-properties officeooo:rsid="08e36a3c"/>
    </style:style>
    <style:style style:name="T1558" style:family="text">
      <style:text-properties officeooo:rsid="08e38a7d"/>
    </style:style>
    <style:style style:name="T1559" style:family="text">
      <style:text-properties officeooo:rsid="0914541b"/>
    </style:style>
    <style:style style:name="T1560" style:family="text">
      <style:text-properties officeooo:rsid="0924cc0b"/>
    </style:style>
    <style:style style:name="T1561" style:family="text">
      <style:text-properties officeooo:rsid="092e264f"/>
    </style:style>
    <style:style style:name="T1562" style:family="text">
      <style:text-properties officeooo:rsid="093157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3"><text:span text:style-name="T1186">А</text:span>нглийско<text:span text:style-name="T1186">е</text:span> предложени<text:span text:style-name="T1186">е</text:span></text:p>
      <text:p text:style-name="P1415"/>
      <text:p text:style-name="P758"><text:span text:style-name="T1183">Слова </text:span><text:span text:style-name="T1184">в предложении </text:span><text:span text:style-name="T1183">делятся на </text:span><text:span text:style-name="T1272">две</text:span><text:span text:style-name="T1183"> смысловые группы:</text:span></text:p>
      <text:list xml:id="list2768293177" text:style-name="L1">
        <text:list-item>
          <text:p text:style-name="P1581"><text:span text:style-name="T1183">главные члены предложения — подлежащее и сказуемое </text:span><text:span text:style-name="T1401">(</text:span><text:span text:style-name="T1425">основа</text:span><text:span text:style-name="T1401"> предложения)</text:span><text:span text:style-name="T1183">;</text:span></text:p>
        </text:list-item>
        <text:list-item>
          <text:p text:style-name="P1582">второстепенные члены предложения — определение, дополнение и обстоятельтсво.</text:p>
        </text:list-item>
      </text:list>
      <text:p text:style-name="P258"/>
      <text:p text:style-name="P1411">Подлежащее — эт<text:span text:style-name="T1319">о</text:span> автор действия (существительное <text:span text:style-name="T1537">в именительном падеже</text:span>).</text:p>
      <text:p text:style-name="P1131">Сказуемое — это действие совершенное автором (<text:span text:style-name="T1538">смысловой </text:span>глагол).</text:p>
      <text:p text:style-name="P257"/>
      <text:p text:style-name="P1412"><text:span text:style-name="T1424">Дополнение — это то, на </text:span><text:span text:style-name="T1423">кого </text:span><text:span text:style-name="T1425">или на что</text:span><text:span text:style-name="T1424"> направлено действие. </text:span><text:span text:style-name="T1425">В</text:span><text:span text:style-name="T1424">ыражено существительным, </text:span>перед которым может <text:span text:style-name="T1425">быть</text:span> предлог или глаголом <text:span text:style-name="T1425">с</text:span> частиц<text:span text:style-name="T1425">ей</text:span> <text:span text:style-name="T533">to</text:span><text:span text:style-name="T763">. </text:span>Обычно стоит <text:span text:style-name="T1411">во второй половине предложения, после </text:span><text:span text:style-name="T1425">сказуемого</text:span><text:span text:style-name="T1411">.</text:span></text:p>
      <text:p text:style-name="P257"/>
      <text:p text:style-name="P1413">Обстоятельство — это слово или группа слов, отвечающая на вопросы: как? когда? </text:p>
      <text:p text:style-name="P1412"><text:span text:style-name="T1426">каким образом? </text:span><text:span text:style-name="T1425">О</text:span><text:span text:style-name="T1426">бозначает: время, место, способ или причину действия.</text:span></text:p>
      <text:p text:style-name="P257"/>
      <text:p text:style-name="P754"><text:span text:style-name="T1185">В английском </text:span><text:span text:style-name="T1186">языке</text:span><text:span text:style-name="T1185"> не бывает предложений без подлежащего и сказуемого.</text:span></text:p>
      <text:p text:style-name="P1132">Исключение составляют разговорные фразы: <text:span text:style-name="T533">nice to meet you</text:span><text:span text:style-name="T551">, come here, have fun </text:span><text:span text:style-name="T888">и пр</text:span><text:span text:style-name="T875">.</text:span></text:p>
      <text:p text:style-name="P1"/>
      <text:p text:style-name="P259"><text:span text:style-name="T1262">Порядок слов в у</text:span>тведрдительны<text:span text:style-name="T1262">х</text:span> и отрицательны<text:span text:style-name="T1262">х</text:span> предложения<text:span text:style-name="T1262">х</text:span>:</text:p>
      <text:list xml:id="list1507205037" text:style-name="L2">
        <text:list-item>
          <text:p text:style-name="P1583"><text:span text:style-name="T14">подлежащее</text:span><text:span text:style-name="T1">;</text:span></text:p>
        </text:list-item>
        <text:list-item>
          <text:p text:style-name="P1583"><text:span text:style-name="T27">сказуемое</text:span><text:span text:style-name="T2">;</text:span></text:p>
        </text:list-item>
        <text:list-item>
          <text:p text:style-name="P1584"><text:span text:style-name="T1412">дополнение</text:span>;</text:p>
        </text:list-item>
        <text:list-item>
          <text:p text:style-name="P1584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412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412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412">you money</text:span> — Я дам тебе деньги.</text:p>
      <text:p text:style-name="P23"/>
      <text:p text:style-name="P266"><text:span text:style-name="T1262">Порядок слов в в</text:span>опросительны<text:span text:style-name="T1262">х</text:span> предложения<text:span text:style-name="T1262">х</text:span>:</text:p>
      <text:list xml:id="list1924968244" text:style-name="L3">
        <text:list-item>
          <text:p text:style-name="P1630"><text:span text:style-name="T43">вопросительное слово</text:span>;</text:p>
        </text:list-item>
        <text:list-item>
          <text:p text:style-name="P1630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30"><text:span text:style-name="T13">подлежащее</text:span>;</text:p>
        </text:list-item>
        <text:list-item>
          <text:p text:style-name="P1630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30"><text:span text:style-name="T8">дополнение</text:span>;</text:p>
        </text:list-item>
        <text:list-item>
          <text:p text:style-name="P1630"><text:span text:style-name="T10">обстоятельство</text:span>.</text:p>
        </text:list-item>
      </text:list>
      <text:p text:style-name="P753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51">—</text:span> Что ты здесь делаешь?</text:p>
      <text:p text:style-name="P755"><text:span text:style-name="T4">Do</text:span><text:span text:style-name="T533"> </text:span><text:span text:style-name="T15">you</text:span><text:span text:style-name="T533"> </text:span><text:span text:style-name="T29">want</text:span><text:span text:style-name="T9"> </text:span><text:span text:style-name="T1413">to live</text:span><text:span text:style-name="T9"> </text:span><text:span text:style-name="T11">in Spain</text:span><text:span text:style-name="T533">? — Ты хочешь жить в Испании?</text:span></text:p>
      <text:p text:style-name="P218"/>
      <text:p text:style-name="P1476"><text:span text:style-name="T1174">Английское предложение </text:span><text:span text:style-name="T1175">иногда</text:span><text:span text:style-name="T1174"> удобнее переводить с конца. </text:span><text:span text:style-name="T1176">Для удобства можно использовать дополнительные, уточнаяющие слова.</text:span></text:p>
      <text:p text:style-name="P531"/>
      <text:p text:style-name="P1470"><text:span text:style-name="T717">I have something in my eye → in my eye (в моем глазу), something (что-то), I have (</text:span><text:span text:style-name="T718">есть</text:span><text:span text:style-name="T717">).</text:span></text:p>
      <text:p text:style-name="P1232"><text:span text:style-name="T150">There </text:span><text:span text:style-name="T151">was a cup on the table → on the table (на столе), was (была), a cup (чашка).</text:span></text:p>
      <text:p text:style-name="P1569"><text:span text:style-name="T1448">Глагол и </text:span><text:span text:style-name="T1449">времена</text:span></text:p>
      <text:p text:style-name="P659"/>
      <text:p text:style-name="P1819"><text:span text:style-name="T1367">С</text:span><text:span text:style-name="T752">казуемое </text:span><text:span text:style-name="T1367">п</text:span><text:span text:style-name="T752">очти всегда делится на </text:span><text:span text:style-name="T1272">две</text:span><text:span text:style-name="T752"> части: </text:span><text:span text:style-name="T1254">на </text:span><text:span text:style-name="T752">вспомогательный</text:span><text:span text:style-name="T1368"> </text:span><text:span text:style-name="T752">и смысловой </text:span><text:span text:style-name="T417">глагол</text:span><text:span text:style-name="T416">ы</text:span><text:span text:style-name="T752">.</text:span></text:p>
      <text:p text:style-name="P1098"><text:span text:style-name="T752">Вспомогательный глагол не переводится. Он </text:span><text:span text:style-name="T753">сообщает</text:span><text:span text:style-name="T752"> о том, в каком времени нужно переводить смысловой. Смысловой глогол передает суть действия.</text:span></text:p>
      <text:p text:style-name="P1098"/>
      <text:p text:style-name="P1097">Смысловой глагол имеет несколько форм:</text:p>
      <text:list xml:id="list2796594518" text:style-name="L4">
        <text:list-item>
          <text:p text:style-name="P1585">начальная форма (инфинитив) — форма глагола, как в словаре;</text:p>
        </text:list-item>
        <text:list-item>
          <text:p text:style-name="P1585">с окончанием <text:span text:style-name="T533">-s (-es)</text:span> — в утверждениях <text:span text:style-name="T875">Present Simple</text:span> после <text:span text:style-name="T533">he/she/it</text:span>;</text:p>
        </text:list-item>
        <text:list-item>
          <text:p text:style-name="P1585">с окончанием <text:span text:style-name="T533">-ing</text:span> (причастие) — в основном для образования <text:span text:style-name="T875">Present Continuous</text:span>;</text:p>
        </text:list-item>
        <text:list-item>
          <text:p text:style-name="P1585">2я форма <text:span text:style-name="T1266">(с окончанием </text:span><text:span text:style-name="T536">-ed</text:span><text:span text:style-name="T1266">)</text:span> — для образования <text:span text:style-name="T875">Past Simple</text:span>;</text:p>
        </text:list-item>
        <text:list-item>
          <text:p text:style-name="P1586">3я форма (прошедшее причастие) — для времен группы Perfect и пассивного залога.</text:p>
        </text:list-item>
      </text:list>
      <text:p text:style-name="P154"/>
      <text:p text:style-name="P1820"><text:span text:style-name="T1177">Самыми распорстраненными являются </text:span><text:span text:style-name="T1178">две</text:span><text:span text:style-name="T1177"> формы — инфинитив и глагол с окончанием -ing.</text:span></text:p>
      <text:p text:style-name="P494">Они входят в состав разных времен и используются в связке с модальными глаголами.</text:p>
      <text:p text:style-name="P496"/>
      <text:p text:style-name="P495">Инфинитив используется в след. ситуациях:</text:p>
      <text:list xml:id="list3229933423" text:style-name="L5">
        <text:list-item>
          <text:p text:style-name="P1631">после модальных глаголов;</text:p>
        </text:list-item>
        <text:list-item>
          <text:p text:style-name="P1631">после вспомогательных глаголов в Present /<text:span text:style-name="T1382"> </text:span>Past Simple;</text:p>
        </text:list-item>
        <text:list-item>
          <text:p text:style-name="P1631">в конструкциях going to, have to, used to, would like to.</text:p>
        </text:list-item>
      </text:list>
      <text:p text:style-name="P494"/>
      <text:p text:style-name="P495">Глагол с окончанием -ing используется:</text:p>
      <text:list xml:id="list3554152805" text:style-name="L6">
        <text:list-item>
          <text:p text:style-name="P1632">во временах группы Continuous;</text:p>
        </text:list-item>
        <text:list-item>
          <text:p text:style-name="P1633">в форме герундия.</text:p>
        </text:list-item>
      </text:list>
      <text:p text:style-name="P155"/>
      <text:p text:style-name="P1467"><text:span text:style-name="T1145">Г</text:span><text:span text:style-name="T1146">лагол с окончанием -ing грамматически является существительным.</text:span></text:p>
      <text:p text:style-name="P155"/>
      <text:p text:style-name="P5"><text:span text:style-name="T1268">Настоящее.</text:span> Present</text:p>
      <text:p text:style-name="P491"/>
      <text:p text:style-name="P491">Present Simple (я делаю это сейчас):</text:p>
      <text:p text:style-name="P157">I <text:span text:style-name="T1378">live</text:span> in Spain — Я <text:span text:style-name="T1378">живу</text:span> в испании (факт).</text:p>
      <text:p text:style-name="P492"/>
      <text:p text:style-name="P491">Present Continuous (я делаю это прямо сейчас):</text:p>
      <text:p text:style-name="P1821">I <text:span text:style-name="T1378">am reading</text:span> a book — Я <text:span text:style-name="T1378">читаю</text:span> книгу (<text:span text:style-name="T533">именно сейчас</text:span>).</text:p>
      <text:p text:style-name="P493"/>
      <text:p text:style-name="P491">Present Perfect (я сделал это ранее, но именно сейчас это важно):</text:p>
      <text:p text:style-name="P156">I <text:span text:style-name="T1378">have lost</text:span> the keys — Я <text:span text:style-name="T1378">потерял</text:span> ключи (результат).</text:p>
      <text:p text:style-name="P156"/>
      <text:p text:style-name="P491">Present Perfect <text:span text:style-name="T1267">Continuous (я делаю это уже какое-то время):</text:span></text:p>
      <text:p text:style-name="P756"><text:span text:style-name="T534">I </text:span><text:span text:style-name="T732">have been reading</text:span><text:span text:style-name="T534"> for 2 hours — </text:span><text:span text:style-name="T615">Я </text:span><text:span text:style-name="T737">читаю</text:span><text:span text:style-name="T615"> уже 2 часа</text:span></text:p>
      <text:p text:style-name="P235"/>
      <text:p text:style-name="P399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34"/>
      <text:p text:style-name="P6">Present Simple</text:p>
      <text:p text:style-name="P685"/>
      <text:p text:style-name="P260">Используется чтобы:</text:p>
      <text:list xml:id="list370694860" text:style-name="L7">
        <text:list-item>
          <text:p text:style-name="P1718">сообщить факты настоящего, описать текущую реальность;</text:p>
        </text:list-item>
        <text:list-item>
          <text:p text:style-name="P1718">говорить о событиях, которые происходят с какой-то регулярностью.</text:p>
        </text:list-item>
      </text:list>
      <text:p text:style-name="P289"><text:soft-page-break/>В утверждениях глагол используется в 2х вариантах:</text:p>
      <text:list xml:id="list4265966113" text:style-name="L8">
        <text:list-item>
          <text:p text:style-name="P1720">без изменений, если подлежащее в первом лице или множеств<text:span text:style-name="T1254">ен.</text:span> числе <text:span text:style-name="T533">(</text:span><text:span text:style-name="T537">I</text:span><text:span text:style-name="T533">, </text:span><text:span text:style-name="T537">you</text:span><text:span text:style-name="T533">, </text:span><text:span text:style-name="T537">we,</text:span><text:span text:style-name="T533"> </text:span><text:span text:style-name="T537">they</text:span><text:span text:style-name="T533">)</text:span>;</text:p>
        </text:list-item>
        <text:list-item>
          <text:p text:style-name="P1720"><text:span text:style-name="T754">с окончанием </text:span><text:span text:style-name="T538">-s </text:span><text:span text:style-name="T539">(-es)</text:span><text:span text:style-name="T754">, если подлежащ</text:span><text:span text:style-name="T1213">ее</text:span><text:span text:style-name="T754"> в третьем лице, единств</text:span><text:span text:style-name="T1214">ен</text:span><text:span text:style-name="T1254">ном</text:span><text:span text:style-name="T754"> числе </text:span><text:span text:style-name="T538">(</text:span><text:span text:style-name="T537">he</text:span><text:span text:style-name="T538">, </text:span><text:span text:style-name="T537">she</text:span><text:span text:style-name="T538">, </text:span><text:span text:style-name="T537">it</text:span><text:span text:style-name="T538">).</text:span></text:p>
        </text:list-item>
      </text:list>
      <text:p text:style-name="P1364"/>
      <text:p text:style-name="P1143"><text:span text:style-name="T1277">I </text:span><text:span text:style-name="T33">live</text:span><text:span text:style-name="T1277"> in New York — Я живу в Нью Йорке.</text:span></text:p>
      <text:p text:style-name="P1145"><text:span text:style-name="T1277">Peter </text:span><text:span text:style-name="T33">work</text:span><text:span text:style-name="T34">s</text:span><text:span text:style-name="T1277"> in New York — Питер работает в Нью Йорке;</text:span></text:p>
      <text:p text:style-name="P261"/>
      <text:p text:style-name="P1756"><text:span text:style-name="T989">Окончание </text:span><text:span text:style-name="T539">-es</text:span><text:span text:style-name="T989"> ставится </text:span><text:span text:style-name="T990">когда</text:span><text:span text:style-name="T989"> глагол заканчивается: на гласную букву, </text:span></text:p>
      <text:p text:style-name="P1768"><text:span text:style-name="T989">на шипящий звук </text:span><text:span text:style-name="T539">(sh, ch)</text:span><text:span text:style-name="T989"> </text:span><text:span text:style-name="T991">или</text:span><text:span text:style-name="T989"> на букву </text:span><text:span text:style-name="T539">s/x</text:span><text:span text:style-name="T989">:</text:span></text:p>
      <text:list xml:id="list3925456486" text:style-name="L9">
        <text:list-item>
          <text:p text:style-name="P1722"><text:span text:style-name="T756">go — </text:span>go<text:span text:style-name="T1187">es</text:span>;</text:p>
        </text:list-item>
        <text:list-item>
          <text:p text:style-name="P1722"><text:span text:style-name="T756">teach — </text:span>teach<text:span text:style-name="T1187">es</text:span>;</text:p>
        </text:list-item>
        <text:list-item>
          <text:p text:style-name="P1721"><text:span text:style-name="T756">mix — </text:span><text:span text:style-name="T755">mix</text:span><text:span text:style-name="T1212">es</text:span><text:span text:style-name="T755">.</text:span></text:p>
        </text:list-item>
      </text:list>
      <text:p text:style-name="P685"/>
      <text:p text:style-name="P1769"><text:span text:style-name="T992">Если глагол заканчивается на </text:span><text:span text:style-name="T600">-y</text:span><text:span text:style-name="T992">, </text:span><text:span text:style-name="T993">а </text:span><text:span text:style-name="T992">перед согласная, то </text:span><text:span text:style-name="T600">-</text:span><text:span text:style-name="T599">y</text:span><text:span text:style-name="T992"> </text:span><text:span text:style-name="T993">заменяется на</text:span><text:span text:style-name="T992"> -</text:span><text:span text:style-name="T600">i</text:span><text:span text:style-name="T992"> </text:span><text:span text:style-name="T994">(</text:span><text:span text:style-name="T993">с</text:span><text:span text:style-name="T994"> добавлени</text:span><text:span text:style-name="T993">ем </text:span><text:span text:style-name="T540">-es</text:span><text:span text:style-name="T994">)</text:span><text:span text:style-name="T992">:</text:span></text:p>
      <text:list xml:id="list1668316397" text:style-name="L10">
        <text:list-item>
          <text:p text:style-name="P1723">fl<text:span text:style-name="T1187">y</text:span> — fl<text:span text:style-name="T1187">i</text:span>es; </text:p>
        </text:list-item>
        <text:list-item>
          <text:p text:style-name="P1723">cr<text:span text:style-name="T1187">y</text:span> — cr<text:span text:style-name="T1187">i</text:span>es.</text:p>
        </text:list-item>
      </text:list>
      <text:p text:style-name="P685"/>
      <text:p text:style-name="P761"><text:span text:style-name="T995">В Present Simple, п</text:span><text:span text:style-name="T876">еред сказуемым часто </text:span><text:span text:style-name="T878">стоят</text:span><text:span text:style-name="T876"> маячки времени </text:span><text:span text:style-name="T882">(</text:span><text:span text:style-name="T876">наречия частности</text:span><text:span text:style-name="T882">)</text:span><text:span text:style-name="T877">:</text:span></text:p>
      <text:list xml:id="list3650807646" text:style-name="L11">
        <text:list-item>
          <text:p text:style-name="P1719">always - <text:span text:style-name="T754">всегда</text:span>;</text:p>
        </text:list-item>
        <text:list-item>
          <text:p text:style-name="P1719">usually - <text:span text:style-name="T754">обычно</text:span>;</text:p>
        </text:list-item>
        <text:list-item>
          <text:p text:style-name="P1719">often - <text:span text:style-name="T754">часто</text:span>;</text:p>
        </text:list-item>
        <text:list-item>
          <text:p text:style-name="P1719">sometimes - <text:span text:style-name="T754">иногда</text:span>;</text:p>
        </text:list-item>
        <text:list-item>
          <text:p text:style-name="P1719">never — <text:span text:style-name="T754">никогда</text:span>.</text:p>
        </text:list-item>
      </text:list>
      <text:p text:style-name="P27"/>
      <text:p text:style-name="P686"><text:span text:style-name="T533">I </text:span><text:span text:style-name="T649">always</text:span><text:span text:style-name="T533"> wash my hands before eating — Я всегда мою руки перед едой.</text:span></text:p>
      <text:p text:style-name="P685"/>
      <text:p text:style-name="P2">Отрицания в Present Simple</text:p>
      <text:p text:style-name="P2"/>
      <text:p text:style-name="P759"><text:span text:style-name="T760">Использу</text:span><text:span text:style-name="T761">ю</text:span><text:span text:style-name="T760">тся чтобы сказать о том, что что-</text:span><text:span text:style-name="T801">то</text:span><text:span text:style-name="T760">:</text:span></text:p>
      <text:list xml:id="list3244180808" text:style-name="L12">
        <text:list-item>
          <text:p text:style-name="P1724">не является фактом настоящего <text:span text:style-name="T1214">или истиной</text:span>;</text:p>
        </text:list-item>
        <text:list-item>
          <text:p text:style-name="P1724">не происходит с какой-то регулярностью.</text:p>
        </text:list-item>
      </text:list>
      <text:p text:style-name="P752"/>
      <text:p text:style-name="P751">За отрицание отвечает частица <text:span text:style-name="T533">not</text:span>, которая идет в паре со вспомогательным глаголом <text:span text:style-name="T533">do</text:span>.</text:p>
      <text:p text:style-name="P751">Если подлежащее <text:span text:style-name="T533">he/she/it</text:span>, то испольузется <text:span text:style-name="T533">does</text:span>. <text:span text:style-name="T1182">Смысловой глагол без изменений.</text:span></text:p>
      <text:p text:style-name="P750"/>
      <text:p text:style-name="P224">People <text:span text:style-name="T3">do </text:span><text:span text:style-name="T376">not</text:span> <text:span text:style-name="T26">live</text:span> in space — Люди не живут в космосе.</text:p>
      <text:p text:style-name="P224">Water <text:span text:style-name="T3">does </text:span><text:span text:style-name="T376">not</text:span> <text:span text:style-name="T26">boil</text:span> at 50 degrees Celsius — Вода не кипит при 50 грудусах.</text:p>
      <text:p text:style-name="P224"/>
      <text:p text:style-name="P1306"><text:span text:style-name="T758">Практически всегда </text:span><text:span text:style-name="T617">do/</text:span><text:span text:style-name="T618">does</text:span><text:span text:style-name="T617"> not</text:span><text:span text:style-name="T758"> использу</text:span><text:span text:style-name="T759">е</text:span><text:span text:style-name="T758">тся в сокращении: </text:span></text:p>
      <text:p text:style-name="P413"/>
      <text:p text:style-name="P226">We don`t drink whisky — Мы не пьем виски. </text:p>
      <text:p text:style-name="P238">He doesn`t drink tea — Он не пьет чай.</text:p>
      <text:p text:style-name="P431"/>
      <text:p text:style-name="P431">Вопросы в Present Simple</text:p>
      <text:p text:style-name="P225"/>
      <text:p text:style-name="P379">Используюся чтобы:</text:p>
      <text:list xml:id="list2772164090" text:style-name="L13">
        <text:list-item>
          <text:p text:style-name="P1682">узнать о фактах настоящего;</text:p>
        </text:list-item>
        <text:list-item>
          <text:p text:style-name="P1682">о событиях, которые происходят с какой-то регулярностью.</text:p>
        </text:list-item>
      </text:list>
      <text:p text:style-name="P378"><text:soft-page-break/>Вопрос задается с помощью вспомогательного глагола <text:span text:style-name="T533">do/</text:span><text:span text:style-name="T541">does</text:span>, который ставится перед подлежащим. Смысловой глагол без изменений (в начальной форме).</text:p>
      <text:p text:style-name="P1384"/>
      <text:p text:style-name="P757"><text:span text:style-name="T5">Do</text:span><text:span text:style-name="T757"> you </text:span><text:span text:style-name="T32">like</text:span><text:span text:style-name="T757"> action movies? </text:span><text:span text:style-name="T603">— </text:span><text:span text:style-name="T757">Тебе нравятся экшен фильмы? </text:span></text:p>
      <text:p text:style-name="P83"><text:span text:style-name="T1217">What books </text:span><text:span text:style-name="T6">do</text:span><text:span text:style-name="T1217"> you </text:span><text:span text:style-name="T36">read</text:span><text:span text:style-name="T1217">? </text:span><text:span text:style-name="T1228">—</text:span><text:span text:style-name="T1217"> Какие книги тебе нравятся?</text:span></text:p>
      <text:p text:style-name="P233"/>
      <text:p text:style-name="P425">Present Continuous</text:p>
      <text:p text:style-name="P380"/>
      <text:p text:style-name="P380">Указывает на событие, происходящее именно сейчас и которое <text:span text:style-name="T1378">еще не закончилось</text:span>.</text:p>
      <text:p text:style-name="P384">Состоит из связки вспомогательного глагола <text:span text:style-name="T533">be</text:span> и смыслового с окончанием <text:span text:style-name="T533">-ing</text:span>:</text:p>
      <text:p text:style-name="P381"/>
      <text:p text:style-name="P227">She <text:span text:style-name="T1187">is</text:span> driv<text:span text:style-name="T1187">ing</text:span> to work. <text:span text:style-name="T1253">—</text:span> Она (сейчас) едет на работу.</text:p>
      <text:p text:style-name="P229">You <text:span text:style-name="T1187">are</text:span> do<text:span text:style-name="T1187">ing</text:span> great! <text:span text:style-name="T1253">—</text:span> У тебя отлично получается!</text:p>
      <text:p text:style-name="P380"/>
      <text:p text:style-name="P795"><text:span text:style-name="T764">Если глагол заканчивается на </text:span><text:span text:style-name="T609">-e</text:span><text:span text:style-name="T764">, то при добавлении </text:span><text:span text:style-name="T609">-ing</text:span><text:span text:style-name="T764"> она выпадает: </text:span><text:span text:style-name="T609">make → making.</text:span></text:p>
      <text:p text:style-name="P383">Если глагол заканчивается на <text:span text:style-name="T533">-ie</text:span>, то при добавлении <text:span text:style-name="T533">-ing</text:span> оно меняется на <text:span text:style-name="T533">-y</text:span>: <text:span text:style-name="T533">lie → lying. </text:span></text:p>
      <text:p text:style-name="P228"/>
      <text:p text:style-name="P383">Если глагол из 1 слога, с одной гласной буквой, после которой солгасная, то при </text:p>
      <text:p text:style-name="P795"><text:span text:style-name="T764">добавлении </text:span><text:span text:style-name="T609">-ing</text:span><text:span text:style-name="T764"> согласная удваивается: </text:span><text:span text:style-name="T609">hit → hitting, sit → sitting.</text:span></text:p>
      <text:p text:style-name="P382"/>
      <text:p text:style-name="P796"><text:span text:style-name="T764">В </text:span><text:span text:style-name="T757">окончании </text:span><text:span text:style-name="T602">-ing</text:span><text:span text:style-name="T757"> буква </text:span><text:span text:style-name="T602">g</text:span><text:span text:style-name="T757"> не произносится. Сочетание </text:span><text:span text:style-name="T602">ng</text:span><text:span text:style-name="T757"> образет необычный звук, которого нет в русском языке — носовой </text:span><text:span text:style-name="T602">n</text:span><text:span text:style-name="T757"> (при произнесении пускается воздух через нос).</text:span></text:p>
      <text:p text:style-name="P384"/>
      <text:p text:style-name="P385"><text:span text:style-name="T1257">Слова-м</text:span>аячки Present Continuous:</text:p>
      <text:list xml:id="list2529894294" text:style-name="L14">
        <text:list-item>
          <text:p text:style-name="P1683">look — смотри;</text:p>
        </text:list-item>
        <text:list-item>
          <text:p text:style-name="P1683">now — сейчас (обычно в конце);</text:p>
        </text:list-item>
        <text:list-item>
          <text:p text:style-name="P1683">at the moment — в этот момент (обычно в конце).</text:p>
        </text:list-item>
      </text:list>
      <text:p text:style-name="P382"/>
      <text:p text:style-name="P229">I am working right <text:span text:style-name="T1187">now</text:span>. — Прямо сейчас я работаю.</text:p>
      <text:p text:style-name="P229"><text:span text:style-name="T1187">Look</text:span> out of the window! It`s raining. — Посмотри в окно. Идет дождь.</text:p>
      <text:p text:style-name="P386"/>
      <text:p text:style-name="P424">Отрицания в Present Continuous</text:p>
      <text:p text:style-name="P424"/>
      <text:p text:style-name="P387">Используется чтобы сказать, что что-то не происходит именно сейчас.</text:p>
      <text:p text:style-name="P387">Для этого к глаголу <text:span text:style-name="T533">be</text:span> добавляется частица <text:span text:style-name="T533">not</text:span>.</text:p>
      <text:p text:style-name="P387"/>
      <text:p text:style-name="P230">I`m not listening to you. <text:span text:style-name="T1255">—</text:span> Я не слушаю тебя.</text:p>
      <text:p text:style-name="P230">He isn`t cleaning the carpet. <text:span text:style-name="T1255">—</text:span> Он не чистит ковер.</text:p>
      <text:p text:style-name="P230"/>
      <text:p text:style-name="P428">Вопросы в Present Continuous</text:p>
      <text:p text:style-name="P231"/>
      <text:p text:style-name="P1824"><text:span text:style-name="T802">Здесь использ</text:span><text:span text:style-name="T804">уются</text:span><text:span text:style-name="T802"> теже правила, что при составлении вопросов в Present Simple, </text:span></text:p>
      <text:p text:style-name="P1824"><text:span text:style-name="T805">но </text:span><text:span text:style-name="T803">только по отношению к глаголу</text:span><text:span text:style-name="T802"> </text:span><text:span text:style-name="T628">be</text:span><text:span text:style-name="T802">, </text:span><text:span text:style-name="T803">а не</text:span><text:span text:style-name="T629"> do</text:span><text:span text:style-name="T802">:</text:span></text:p>
      <text:p text:style-name="P1580"/>
      <text:p text:style-name="P231">Am I listening? <text:span text:style-name="T1255">—</text:span> Я слушаю?</text:p>
      <text:p text:style-name="P231">Are you playing? Yes, I am. <text:span text:style-name="T1255">—</text:span> Ты играешь? Да.</text:p>
      <text:p text:style-name="P231"/>
      <text:p text:style-name="P231">Where is he going? <text:span text:style-name="T1255">—</text:span> Куда он идет?</text:p>
      <text:p text:style-name="P232">What book is she reading? <text:span text:style-name="T1255">— </text:span>Какую книгу она читает? <text:span text:style-name="T1256">(сейчас)</text:span></text:p>
      <text:p text:style-name="P232"/>
      <text:p text:style-name="P439"/>
      <text:p text:style-name="P1578"><text:span text:style-name="T806">Глаголы, которые не использ</text:span><text:span text:style-name="T809">уются</text:span><text:span text:style-name="T806"> в </text:span><text:span text:style-name="T807">Continuous</text:span></text:p>
      <text:p text:style-name="P426"/>
      <text:p text:style-name="P388">Это глаголы, обозначающие состояние, которое не меняется под дейст<text:span text:style-name="T1557">в</text:span>ием момента.</text:p>
      <text:p text:style-name="P1395"><text:span text:style-name="T769">Как правило это </text:span><text:span text:style-name="T770">описание</text:span><text:span text:style-name="T769"> чувств или мыслей. </text:span></text:p>
      <text:p text:style-name="P389"/>
      <text:p text:style-name="P1397"><text:span text:style-name="T770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85">(могут </text:span><text:span text:style-name="T786">встречаться </text:span><text:span text:style-name="T785">с </text:span><text:span text:style-name="T622">-ing </text:span><text:span text:style-name="T785">в форме герундия)</text:span><text:span text:style-name="T770">:</text:span></text:p>
      <text:p text:style-name="P390"/>
      <text:p text:style-name="P391">Глаголы восприятия:</text:p>
      <text:list xml:id="list4174760901" text:style-name="L15">
        <text:list-item>
          <text:p text:style-name="P1684">see — видеть;</text:p>
        </text:list-item>
        <text:list-item>
          <text:p text:style-name="P1684">hear — слышать;</text:p>
        </text:list-item>
        <text:list-item>
          <text:p text:style-name="P1684">feel — чувствовать <text:span text:style-name="T1558">себя</text:span>;</text:p>
        </text:list-item>
        <text:list-item>
          <text:p text:style-name="P1684">taste — чувствовать вкус (пробовать);</text:p>
        </text:list-item>
        <text:list-item>
          <text:p text:style-name="P1684">smell — чувствовать запах (нюхать).</text:p>
        </text:list-item>
      </text:list>
      <text:p text:style-name="P390"/>
      <text:p text:style-name="P391">Глаголы для выражения мнения:</text:p>
      <text:list xml:id="list4023332013" text:style-name="L16">
        <text:list-item>
          <text:p text:style-name="P1685">belive — верить;</text:p>
        </text:list-item>
        <text:list-item>
          <text:p text:style-name="P1685">doubt — сомневаться;</text:p>
        </text:list-item>
        <text:list-item>
          <text:p text:style-name="P1685">think — думать.</text:p>
        </text:list-item>
      </text:list>
      <text:p text:style-name="P392"/>
      <text:p text:style-name="P391">Глаголы, показывающие состояние мыслей:</text:p>
      <text:list xml:id="list1883222732" text:style-name="L17">
        <text:list-item>
          <text:p text:style-name="P1686">forget — забывать;</text:p>
        </text:list-item>
        <text:list-item>
          <text:p text:style-name="P1686">imagine — представлять;</text:p>
        </text:list-item>
        <text:list-item>
          <text:p text:style-name="P1686">know — знать;</text:p>
        </text:list-item>
        <text:list-item>
          <text:p text:style-name="P1686">understand — понимать.</text:p>
        </text:list-item>
      </text:list>
      <text:p text:style-name="P390"/>
      <text:p text:style-name="P393">Глаголы, указывающие на эмоции и желания:</text:p>
      <text:list xml:id="list3173296484" text:style-name="L18">
        <text:list-item>
          <text:p text:style-name="P1687">love — любить;</text:p>
        </text:list-item>
        <text:list-item>
          <text:p text:style-name="P1687">like — нравиться;</text:p>
        </text:list-item>
        <text:list-item>
          <text:p text:style-name="P1687">hate — ненавидеть;</text:p>
        </text:list-item>
        <text:list-item>
          <text:p text:style-name="P1687">hope — надеяться;</text:p>
        </text:list-item>
        <text:list-item>
          <text:p text:style-name="P1687">want — хотеть;</text:p>
        </text:list-item>
        <text:list-item>
          <text:p text:style-name="P1687">wish — желать.</text:p>
        </text:list-item>
      </text:list>
      <text:p text:style-name="P394"/>
      <text:p text:style-name="P393">Другие глаголы:</text:p>
      <text:list xml:id="list3017937091" text:style-name="L19">
        <text:list-item>
          <text:p text:style-name="P1688">look — выглядеть;</text:p>
        </text:list-item>
        <text:list-item>
          <text:p text:style-name="P1688">have — иметь.</text:p>
        </text:list-item>
      </text:list>
      <text:p text:style-name="P394"/>
      <text:p text:style-name="P236">I think Amy is a strange girl. - Я думаю, Эмми странная девушка.</text:p>
      <text:p text:style-name="P236">Do you know this man? - Вы знаете этого мужчину?</text:p>
      <text:p text:style-name="P236">You look great! - Ты выглядишь отлично!</text:p>
      <text:p text:style-name="P429"/>
      <text:p text:style-name="P429">Present Perfect</text:p>
      <text:p text:style-name="P395"/>
      <text:p text:style-name="P797"><text:span text:style-name="T777">У</text:span><text:span text:style-name="T773">казывает на дейсвтие совершенное когда-то в прошлом, но подчеркивает, что результат важен сейчас </text:span><text:span text:style-name="T774">(т. е. к какому </text:span><text:span text:style-name="T999">результату</text:span><text:span text:style-name="T774"> в итоге это привело)</text:span><text:span text:style-name="T773">.</text:span></text:p>
      <text:p text:style-name="P396"/>
      <text:p text:style-name="P1390"><text:span text:style-name="T773">С</text:span><text:span text:style-name="T776">остоит и</text:span><text:span text:style-name="T778">з </text:span><text:span text:style-name="T779">2х частей:</text:span><text:span text:style-name="T776"> вспомогат</text:span><text:span text:style-name="T779">ельного</text:span><text:span text:style-name="T776"> глагола </text:span><text:span text:style-name="T619">have</text:span><text:span text:style-name="T776"> и смыслового глагола </text:span></text:p>
      <text:p text:style-name="P1390"><text:span text:style-name="T776">в 3й форме (</text:span><text:span text:style-name="T784">передает значение</text:span><text:span text:style-name="T780"> «сделанный»</text:span><text:span text:style-name="T776">).</text:span></text:p>
      <text:p text:style-name="P797"><text:soft-page-break/><text:span text:style-name="T773">На русский язык Present Perfect переводится в прошлом </text:span><text:span text:style-name="T775">(иногда настоящ</text:span><text:span text:style-name="T777">и</text:span><text:span text:style-name="T775">м, </text:span><text:span text:style-name="T777">для удобства</text:span><text:span text:style-name="T775">)</text:span><text:span text:style-name="T773">, </text:span></text:p>
      <text:p text:style-name="P397">а в английском принадлежит к катергории настоящих времен.</text:p>
      <text:p text:style-name="P397"/>
      <text:p text:style-name="P28"><text:span text:style-name="T1222">I </text:span><text:span text:style-name="T1235">have</text:span><text:span text:style-name="T1217"> already </text:span><text:span text:style-name="T1235">seen</text:span><text:span text:style-name="T1217"> this movie. </text:span><text:span text:style-name="T1223">—</text:span><text:span text:style-name="T1217"> Я уже видел этот фильм (просмотрел, т. е. опыт).</text:span></text:p>
      <text:p text:style-name="P28"><text:span text:style-name="T1217">You </text:span><text:span text:style-name="T1235">have</text:span><text:span text:style-name="T1217"> </text:span><text:span text:style-name="T1235">broken</text:span><text:span text:style-name="T1217"> the vase. </text:span><text:span text:style-name="T1223">— </text:span><text:span text:style-name="T1217">Ты разбил вазу. (есть очевидный результат, кот. случился ранее) </text:span></text:p>
      <text:p text:style-name="P29"><text:span text:style-name="T1224">It`s the fitst time I </text:span><text:span text:style-name="T1236">have</text:span><text:span text:style-name="T1224"> </text:span><text:span text:style-name="T1236">driven</text:span><text:span text:style-name="T1224"> a car — Это впервые, когда я веду машину. (в настоящем)</text:span></text:p>
      <text:p text:style-name="P404"/>
      <text:p text:style-name="P405">Как проявляется результат:</text:p>
      <text:list xml:id="list1970612914" text:style-name="L20">
        <text:list-item>
          <text:p text:style-name="P1726"><text:span text:style-name="T811">это </text:span><text:span text:style-name="T810">очевидные изменения;</text:span></text:p>
        </text:list-item>
        <text:list-item>
          <text:p text:style-name="P1725"><text:span text:style-name="T774">полученный </text:span><text:span text:style-name="T778">ранее</text:span><text:span text:style-name="T774"> опыт или впечатления;</text:span></text:p>
        </text:list-item>
        <text:list-item>
          <text:p text:style-name="P1689">недавно произошедшие события или новая информация.</text:p>
        </text:list-item>
      </text:list>
      <text:p text:style-name="P398"/>
      <text:p text:style-name="P398">Также Present Perfect используют, если что-то произошло впервые:</text:p>
      <text:p text:style-name="P398"/>
      <text:p text:style-name="P234">It`s the first time something has happend. - Этой первый раз, когда что-то произошло.</text:p>
      <text:p text:style-name="P234">(вместо first можно указать любое порядковое число: second, third)</text:p>
      <text:p text:style-name="P398"/>
      <text:p text:style-name="P398">Present Perferct — яркий пример того, что нельзя переводить английские </text:p>
      <text:p text:style-name="P277"><text:span text:style-name="T1221">предложения слово в слово: </text:span><text:span text:style-name="T633">I have done. </text:span><text:span text:style-name="T620">—</text:span><text:span text:style-name="T633"> Я сделал (</text:span><text:span text:style-name="T647">досл. </text:span><text:span text:style-name="T633">Я имею сделанным).</text:span></text:p>
      <text:p text:style-name="P489"/>
      <text:p text:style-name="P1770"><text:span text:style-name="T865">Есть </text:span><text:span text:style-name="T866">два</text:span><text:span text:style-name="T865"> варианта образования 3й формы глагола:</text:span></text:p>
      <text:list xml:id="list2370816426" text:style-name="L21">
        <text:list-item>
          <text:p text:style-name="P1690">если глагол правильный, то добавляем к его начальной форме окончание <text:span text:style-name="T533">-ed</text:span>;</text:p>
        </text:list-item>
        <text:list-item>
          <text:p text:style-name="P1690">если неправильный, то находим в таблице неправильных глаголов.</text:p>
        </text:list-item>
      </text:list>
      <text:p text:style-name="P440"/>
      <text:p text:style-name="P1127"><text:span text:style-name="T812">Н</text:span><text:span text:style-name="T813">еправильны</text:span><text:span text:style-name="T812">й</text:span><text:span text:style-name="T813"> глагол </text:span><text:span text:style-name="T812">это </text:span><text:span text:style-name="T813">тот, который во 2й или 3й форме </text:span><text:span text:style-name="T827">записывается</text:span><text:span text:style-name="T813"> </text:span><text:span text:style-name="T827">по особенному</text:span><text:span text:style-name="T813">. </text:span></text:p>
      <text:p text:style-name="P441">Самые популярные неправильные глаголы нужно заучить (см. таблицу ниже).</text:p>
      <text:p text:style-name="P440"/>
      <text:p text:style-name="P443">Слова-маячки Present Perfect:</text:p>
      <text:list xml:id="list3171566447" text:style-name="L22">
        <text:list-item>
          <text:p text:style-name="P1691">just — только что;</text:p>
        </text:list-item>
        <text:list-item>
          <text:p text:style-name="P1691">already — уже;</text:p>
        </text:list-item>
        <text:list-item>
          <text:p text:style-name="P1691">yet — еще не;</text:p>
        </text:list-item>
      </text:list>
      <text:p text:style-name="P445"/>
      <text:p text:style-name="P1128"><text:span text:style-name="T634">Just</text:span><text:span text:style-name="T814"> и </text:span><text:span text:style-name="T634">already</text:span><text:span text:style-name="T814"> используются в утверждениях. </text:span><text:span text:style-name="T634">Yet</text:span><text:span text:style-name="T814"> — в вопросах и отрицаниях</text:span><text:span text:style-name="T815">. </text:span></text:p>
      <text:p text:style-name="P1362"><text:span text:style-name="T815">(</text:span><text:span text:style-name="T648">already</text:span><text:span text:style-name="T862"> также </text:span><text:span text:style-name="T861">иногда можно встретить</text:span><text:span text:style-name="T862"> в вопросах).</text:span></text:p>
      <text:p text:style-name="P447"/>
      <text:p text:style-name="P446">Место <text:span text:style-name="T533">just</text:span>, <text:span text:style-name="T533">already</text:span> в предложении — между <text:span text:style-name="T533">have</text:span> и 3й формой глагола. </text:p>
      <text:p text:style-name="P446">Слово <text:span text:style-name="T533">yet</text:span> стоит <text:span text:style-name="T1366">всегда </text:span>в конце предложения.</text:p>
      <text:p text:style-name="P444"/>
      <text:p text:style-name="P239">I have <text:span text:style-name="T1187">just</text:span> eaten a sandwich. <text:span text:style-name="T1258">—</text:span> Я только что съел бутерброд.</text:p>
      <text:p text:style-name="P239">We have n<text:span text:style-name="T1261">o</text:span>t finished <text:span text:style-name="T1187">yet</text:span>. <text:span text:style-name="T1258">—</text:span> Мы еще не закончили.</text:p>
      <text:p text:style-name="P442"/>
      <text:p text:style-name="P1771"><text:span text:style-name="T815">Другие </text:span><text:span text:style-name="T868">маячки</text:span><text:span text:style-name="T815"> </text:span><text:span text:style-name="T867">Present Perfect</text:span><text:span text:style-name="T815">:</text:span></text:p>
      <text:list xml:id="list3773350398" text:style-name="L23">
        <text:list-item>
          <text:p text:style-name="P1692">ever — когда-либо;</text:p>
        </text:list-item>
        <text:list-item>
          <text:p text:style-name="P1692">never — никогда;</text:p>
        </text:list-item>
        <text:list-item>
          <text:p text:style-name="P1692">recently — в последнее время;</text:p>
        </text:list-item>
        <text:list-item>
          <text:p text:style-name="P1692">these days — в последние дни;</text:p>
        </text:list-item>
        <text:list-item>
          <text:p text:style-name="P1736"><text:span text:style-name="T815">словосочетани</text:span><text:span text:style-name="T869">я</text:span><text:span text:style-name="T815"> с this (this mornig, this week).</text:span></text:p>
        </text:list-item>
      </text:list>
      <text:p text:style-name="P447"/>
      <text:p text:style-name="P447">Место <text:span text:style-name="T533">ever</text:span>, <text:span text:style-name="T533">never</text:span> — перед 3й формой глагола, <text:span text:style-name="T1260">а</text:span> <text:span text:style-name="T533">recently</text:span>, <text:span text:style-name="T533">these days</text:span> и </text:p>
      <text:p text:style-name="P447">словосочетания с <text:span text:style-name="T533">this</text:span> — в конце предложения.</text:p>
      <text:p text:style-name="P240"><text:soft-page-break/>I <text:span text:style-name="T1261">ha</text:span>ve <text:span text:style-name="T1187">never</text:span> been to New York. <text:span text:style-name="T1259">— </text:span>Я никогда не был в Нью Йорке.</text:p>
      <text:p text:style-name="P240">I <text:span text:style-name="T1261">ha</text:span>ve worked a lot <text:span text:style-name="T1187">these days</text:span>. <text:span text:style-name="T1259">—</text:span> Я много работал в эти дни.</text:p>
      <text:p text:style-name="P448"/>
      <text:p text:style-name="P437">Отрицания в Present Perfect</text:p>
      <text:p text:style-name="P449"/>
      <text:p text:style-name="P450">Используются, когда хотят сказать:</text:p>
      <text:list xml:id="list3285315591" text:style-name="L24">
        <text:list-item>
          <text:p text:style-name="P1693">об отсутствии ожидаемого результата;</text:p>
        </text:list-item>
        <text:list-item>
          <text:p text:style-name="P1693">о том, чего автор никогда не делал или не испытывал.</text:p>
        </text:list-item>
      </text:list>
      <text:p text:style-name="P449"/>
      <text:p text:style-name="P449">Для этого ставится частица <text:span text:style-name="T533">not</text:span> после вспомогательного глагола <text:span text:style-name="T533">have</text:span>.</text:p>
      <text:p text:style-name="P449"/>
      <text:p text:style-name="P449">Также отрицательным считается предложение со словом <text:span text:style-name="T533">never</text:span>, которое передает отрицательный контекст.</text:p>
      <text:p text:style-name="P449"/>
      <text:p text:style-name="P1129"><text:span text:style-name="T816">В </text:span><text:span text:style-name="T810">отрицаниях почти всегда используется сокращенная форма глагола </text:span><text:span text:style-name="T633">haven`t</text:span><text:span text:style-name="T810">.</text:span></text:p>
      <text:p text:style-name="P1130"><text:span text:style-name="T828">Сокращени</text:span><text:span text:style-name="T860">е</text:span><text:span text:style-name="T828"> </text:span><text:span text:style-name="T636">`ve not</text:span><text:span text:style-name="T828"> не используется.</text:span></text:p>
      <text:p text:style-name="P451"/>
      <text:p text:style-name="P241">I have<text:span text:style-name="T418">n</text:span><text:span text:style-name="T422">`</text:span><text:span text:style-name="T418">t</text:span> expected that. <text:span text:style-name="T1259">—</text:span> Я этого не ожидал.</text:p>
      <text:p text:style-name="P241">I<text:span text:style-name="T1261">`</text:span>ve <text:span text:style-name="T418">never</text:span> seen this movie before. <text:span text:style-name="T1259">— </text:span>Я до этого не видел этот фильм. </text:p>
      <text:p text:style-name="P436"/>
      <text:p text:style-name="P436">Вопросы в Present Perfect</text:p>
      <text:p text:style-name="P242"/>
      <text:p text:style-name="P452">Используются, если хоят узнать:</text:p>
      <text:list xml:id="list3103311377" text:style-name="L25">
        <text:list-item>
          <text:p text:style-name="P1694">сделано ли дело к этом моменту, каким образом оно сделано;</text:p>
        </text:list-item>
        <text:list-item>
          <text:p text:style-name="P1737"><text:span text:style-name="T828">имеет ли человек определенный опыт </text:span><text:span text:style-name="T826">или совершил ли он </text:span><text:span text:style-name="T829">нужное</text:span><text:span text:style-name="T826"> действие</text:span><text:span text:style-name="T828">;</text:span></text:p>
        </text:list-item>
      </text:list>
      <text:p text:style-name="P451"/>
      <text:p text:style-name="P1130">Для этого используется уже знакомая схема. Глагол <text:span text:style-name="T533">have</text:span> ставится перед по<text:span text:style-name="T1265">д</text:span>л<text:span text:style-name="T1265">е</text:span>ж<text:span text:style-name="T1265">а</text:span>щим.</text:p>
      <text:p text:style-name="P1130"/>
      <text:p text:style-name="P243">Why have you done it? <text:span text:style-name="T1259">—</text:span> Зачем ты это сделал?</text:p>
      <text:p text:style-name="P1361"><text:span text:style-name="T644">Ha</text:span><text:span text:style-name="T645">s</text:span><text:span text:style-name="T644"> </text:span><text:span text:style-name="T645">he</text:span><text:span text:style-name="T644"> ever been to Rome? </text:span><text:span text:style-name="T646">—</text:span><text:span text:style-name="T644"> </text:span><text:span text:style-name="T645">Он</text:span><text:span text:style-name="T644"> бывал в Риме?</text:span></text:p>
      <text:p text:style-name="P243"/>
      <text:p text:style-name="P427">Present Perfect Continuous</text:p>
      <text:p text:style-name="P453"/>
      <text:p text:style-name="P455">Для того, чтобы использовать, нужно чтобы совпало сразу несколько условий:</text:p>
      <text:list xml:id="list1267576591" text:style-name="L26">
        <text:list-item>
          <text:p text:style-name="P1738"><text:span text:style-name="T817">действие не закончено либо закончено не</text:span><text:span text:style-name="T821">давно</text:span><text:span text:style-name="T817">;</text:span></text:p>
        </text:list-item>
        <text:list-item>
          <text:p text:style-name="P1738"><text:span text:style-name="T817">известн</text:span><text:span text:style-name="T821">а его продолжительность </text:span><text:span text:style-name="T835">(обычно из контекста предложения)</text:span><text:span text:style-name="T821">.</text:span></text:p>
        </text:list-item>
      </text:list>
      <text:p text:style-name="P454"/>
      <text:p text:style-name="P459">Схема состоит из 3х частей: вспомогательного глагола <text:span text:style-name="T533">have</text:span>, слова <text:span text:style-name="T533">been</text:span> <text:span text:style-name="T1370">(особая форма </text:span></text:p>
      <text:p text:style-name="P459"><text:span text:style-name="T1370">глагола </text:span><text:span text:style-name="T552">be</text:span><text:span text:style-name="T1370">) </text:span>и смыслового глагола с окончанием <text:span text:style-name="T533">-ing</text:span>. </text:p>
      <text:p text:style-name="P457"/>
      <text:p text:style-name="P1140"><text:span text:style-name="T810">На русский </text:span><text:span text:style-name="T819">язык </text:span><text:span text:style-name="T781">Present Perfect Continuous</text:span><text:span text:style-name="T808"> </text:span><text:span text:style-name="T810">переводится настоящим временем</text:span></text:p>
      <text:p text:style-name="P1133"><text:span text:style-name="T818">(редко в прошлом). </text:span><text:span text:style-name="T819">При этом все </text:span><text:span text:style-name="T870">три</text:span><text:span text:style-name="T819"> части </text:span><text:span text:style-name="T820">переводятся</text:span><text:span text:style-name="T819"> одним словом.</text:span></text:p>
      <text:p text:style-name="P456"/>
      <text:p text:style-name="P30"><text:span text:style-name="T1216">I </text:span><text:span text:style-name="T1235">have been learning</text:span><text:span text:style-name="T1216"> English for 2 years. </text:span><text:span text:style-name="T1240">—</text:span><text:span text:style-name="T1216"> Я </text:span><text:span text:style-name="T1235">учу</text:span><text:span text:style-name="T1216"> английский уже 2 года (и еще не закончил).</text:span></text:p>
      <text:p text:style-name="P30"><text:span text:style-name="T1216">We </text:span><text:span text:style-name="T1235">have been cleaning</text:span><text:span text:style-name="T1216"> the flat the whole morning. </text:span><text:span text:style-name="T1240">— </text:span><text:span text:style-name="T1216">Мы </text:span><text:span text:style-name="T1235">убирали</text:span><text:span text:style-name="T1216"> </text:span><text:span text:style-name="T1241">квартиру все утро.</text:span></text:p>
      <text:p text:style-name="P458"/>
      <text:p text:style-name="P460">Формы глагола <text:span text:style-name="T533">have</text:span> <text:span text:style-name="T533">verb-ing</text:span> (подобно <text:span text:style-name="T533">am/is/are verb-ing</text:span>, как в Continuous) не существует.</text:p>
      <text:p text:style-name="P460">Если у смыслового глагола окончание<text:span text:style-name="T533"> -ing</text:span>, то <text:span text:style-name="T533">have</text:span> применяется только с <text:span text:style-name="T533">been</text:span>.</text:p>
      <text:p text:style-name="P460"/>
      <text:p text:style-name="P1471"><text:span text:style-name="T821">С</text:span><text:span text:style-name="T810">лова-маячки Present Perfect Continuous:</text:span></text:p>
      <text:list xml:id="list479455816" text:style-name="L27">
        <text:list-item>
          <text:p text:style-name="P1695"><text:soft-page-break/>for — в течении;</text:p>
        </text:list-item>
        <text:list-item>
          <text:p text:style-name="P1695">since — с какого-то времени;</text:p>
        </text:list-item>
        <text:list-item>
          <text:p text:style-name="P1695">how long — как долго.</text:p>
        </text:list-item>
      </text:list>
      <text:p text:style-name="P462"/>
      <text:p text:style-name="P461">Дополнительно могут использоваться указатели периода:</text:p>
      <text:list xml:id="list3805330286" text:style-name="L28">
        <text:list-item>
          <text:p text:style-name="P1696">all — весь (день/год);</text:p>
        </text:list-item>
        <text:list-item>
          <text:p text:style-name="P1696">the whole — целый (день/вечер); </text:p>
        </text:list-item>
      </text:list>
      <text:p text:style-name="P456"/>
      <text:p text:style-name="P32"><text:span text:style-name="T1216">He</text:span><text:span text:style-name="T1242">`</text:span><text:span text:style-name="T1217">s been playing</text:span><text:span text:style-name="T1216"> for an hour. — Он </text:span><text:span text:style-name="T1217">играет</text:span><text:span text:style-name="T1216"> уже час </text:span><text:span text:style-name="T1242">(в течении часа).</text:span></text:p>
      <text:p text:style-name="P33"><text:span text:style-name="T1242">W</text:span><text:span text:style-name="T1216">e`</text:span><text:span text:style-name="T1217">ve been staying</text:span><text:span text:style-name="T1216"> in this hotel since Tuesday. </text:span><text:span text:style-name="T1243">— </text:span><text:span text:style-name="T1216">Мы </text:span><text:span text:style-name="T1217">находимся</text:span><text:span text:style-name="T1216"> в этом отеле со вторника.</text:span></text:p>
      <text:p text:style-name="P463"/>
      <text:p text:style-name="P1136"><text:span text:style-name="T822">В утверждениях глагол </text:span><text:span text:style-name="T635">have</text:span><text:span text:style-name="T822"> </text:span><text:span text:style-name="T823">часто</text:span><text:span text:style-name="T822"> сокращают до </text:span><text:span text:style-name="T635">`ve</text:span><text:span text:style-name="T822">, а </text:span><text:span text:style-name="T635">has</text:span><text:span text:style-name="T822"> — до </text:span><text:span text:style-name="T635">`s</text:span><text:span text:style-name="T822"> (лего перепутать с </text:span><text:span text:style-name="T635">is</text:span><text:span text:style-name="T822">, посему здесь вспомогательный глагол можно понять только по контексту).</text:span></text:p>
      <text:p text:style-name="P464"/>
      <text:p text:style-name="P1135"><text:span text:style-name="T822">Е</text:span><text:span text:style-name="T810">сли используется глагол </text:span><text:span text:style-name="T633">be</text:span><text:span text:style-name="T810"> или глаголы состояния, которые не стоят в Continuous</text:span><text:span text:style-name="T832">,</text:span><text:span text:style-name="T810"> </text:span></text:p>
      <text:p text:style-name="P1822"><text:span text:style-name="T831">то </text:span><text:span text:style-name="T871">Present Perfect Continuous</text:span><text:span text:style-name="T831"> будет в </text:span><text:span text:style-name="T871">форме</text:span><text:span text:style-name="T831"> Present Perfect. </text:span></text:p>
      <text:p text:style-name="P465"/>
      <text:p text:style-name="P35"><text:span text:style-name="T1217">I </text:span><text:span text:style-name="T1235">have known </text:span><text:span text:style-name="T1217">(</text:span><text:span text:style-name="T1225">а </text:span><text:span text:style-name="T1217">не have been knowing)</text:span><text:span text:style-name="T1216"> Alice for 3 years. </text:span><text:span text:style-name="T822">—</text:span><text:span text:style-name="T1216"> Я </text:span><text:span text:style-name="T1235">знаю</text:span><text:span text:style-name="T1216"> Алису уже 3 года </text:span></text:p>
      <text:p text:style-name="P37"><text:span text:style-name="T1216">I </text:span><text:span text:style-name="T1235">haven`t seen</text:span><text:span text:style-name="T1216"> Mary for years. </text:span><text:span text:style-name="T1242">— </text:span><text:span text:style-name="T1216">Я н</text:span><text:span text:style-name="T1235">е видел</text:span><text:span text:style-name="T1216"> Мэри много лет. </text:span></text:p>
      <text:p text:style-name="P465"/>
      <text:p text:style-name="P1137"><text:span text:style-name="T831">Present Perfect Continuous можно </text:span><text:span text:style-name="T872">упростить</text:span><text:span text:style-name="T831"> до Present Perfect с пом</text:span><text:span text:style-name="T830">.</text:span><text:span text:style-name="T831"> глаголов </text:span><text:span text:style-name="T637">live</text:span><text:span text:style-name="T831"> </text:span><text:span text:style-name="T830">и</text:span><text:span text:style-name="T831"> </text:span><text:span text:style-name="T637">work</text:span><text:span text:style-name="T831">:</text:span></text:p>
      <text:p text:style-name="P36"><text:span text:style-name="T1216">I`ve </text:span><text:span text:style-name="T1235">been working</text:span><text:span text:style-name="T1216"> here for 2 years → I`ve </text:span><text:span text:style-name="T1235">worked</text:span><text:span text:style-name="T1216"> here for 2 years. </text:span><text:span text:style-name="T1252">(смысл одинаковый)</text:span></text:p>
      <text:p text:style-name="P464"/>
      <text:p text:style-name="P3"><text:span text:style-name="T822">О</text:span><text:span text:style-name="T810">трицания в Present Perfect Continuous</text:span></text:p>
      <text:p text:style-name="P466"/>
      <text:p text:style-name="P1134"><text:span text:style-name="T823">Использу</text:span><text:span text:style-name="T824">ю</text:span><text:span text:style-name="T823">тся, чтобы сказать, что что-то не происходит в течении указанного времени.</text:span></text:p>
      <text:p text:style-name="P467">Для этого добавляется частица <text:span text:style-name="T533">not</text:span> после вспомогательного глагола <text:span text:style-name="T533">have</text:span>.</text:p>
      <text:p text:style-name="P467"/>
      <text:p text:style-name="P34"><text:span text:style-name="T1216">I </text:span><text:span text:style-name="T1217">have not been waiting</text:span><text:span text:style-name="T1216"> long. </text:span><text:span text:style-name="T1243">—</text:span><text:span text:style-name="T1216"> Я </text:span><text:span text:style-name="T1217">не жду</text:span><text:span text:style-name="T1216"> долго.</text:span></text:p>
      <text:p text:style-name="P456"/>
      <text:p text:style-name="P4"><text:span text:style-name="T810">Вопросы </text:span><text:span text:style-name="T825">в Present Perfect Continuous</text:span><text:span text:style-name="T810"> </text:span></text:p>
      <text:p text:style-name="P456"/>
      <text:p text:style-name="P46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8"/>
      <text:p text:style-name="P153"><text:span text:style-name="T1216">Have you been waiting long? </text:span><text:span text:style-name="T1243">— </text:span><text:span text:style-name="T1216">Вы давно ждете? </text:span></text:p>
      <text:p text:style-name="P153"><text:span text:style-name="T1216">How long have you been waiting? </text:span><text:span text:style-name="T1243">—</text:span><text:span text:style-name="T1216"> Как долго вы ждете?</text:span></text:p>
      <text:p text:style-name="P432"/>
      <text:p text:style-name="P432"><text:span text:style-name="T1268">Прошедшее. </text:span>Past</text:p>
      <text:p text:style-name="P469"/>
      <text:p text:style-name="P481">Past Perfect и Past Perfect Continuous относительно редки и <text:span text:style-name="T1275">в</text:span> рамках начального курса </text:p>
      <text:p text:style-name="P481">не проходятся. <text:span text:style-name="T1269">В художественной литературе почти всегда используется Past Simple.</text:span></text:p>
      <text:p text:style-name="P469"/>
      <text:p text:style-name="P430">Past Simple</text:p>
      <text:p text:style-name="P470"/>
      <text:p text:style-name="P472">Используется, чтобы:</text:p>
      <text:list xml:id="list3697702596" text:style-name="L29">
        <text:list-item>
          <text:p text:style-name="P1739"><text:span text:style-name="T833">сообщить факты </text:span><text:span text:style-name="T834">прошлого,</text:span><text:span text:style-name="T833"> рассказать историю, </text:span><text:span text:style-name="T841">биографию</text:span><text:span text:style-name="T833">; </text:span></text:p>
        </text:list-item>
        <text:list-item>
          <text:p text:style-name="P1697">описать действие из прошлого, результат которого не важен в настоящем.</text:p>
        </text:list-item>
      </text:list>
      <text:p text:style-name="P471"/>
      <text:p text:style-name="P1141"><text:span text:style-name="T835">Для этого использются глаголы во 2й форме. </text:span><text:span text:style-name="T836">Вторая форма правильного глагола образуется добавлением окончания </text:span><text:span text:style-name="T638">-ed</text:span><text:span text:style-name="T836">. </text:span><text:span text:style-name="T844">Ф</text:span><text:span text:style-name="T836">орма </text:span><text:span text:style-name="T844">неправильного глагола </text:span><text:span text:style-name="T836">находится в таблице.</text:span></text:p>
      <text:p text:style-name="P38"><text:soft-page-break/><text:span text:style-name="T1216">Mozart </text:span><text:span text:style-name="T1235">lived</text:span><text:span text:style-name="T1216"> from 1756 to 1791 — Моцарт </text:span><text:span text:style-name="T1235">жил</text:span><text:span text:style-name="T1216"> с 1756 по 1791 год (факт прошлого). </text:span></text:p>
      <text:p text:style-name="P38"><text:span text:style-name="T1216">I </text:span><text:span text:style-name="T1235">visited</text:span><text:span text:style-name="T1216"> my parents yesterday — Вчера я </text:span><text:span text:style-name="T1235">навещал</text:span><text:span text:style-name="T1216"> родителей (действие из прошлого).</text:span></text:p>
      <text:p text:style-name="P799"/>
      <text:p text:style-name="P800">Если глагол заканчивается на глухой звук, то <text:span text:style-name="T533">-ed</text:span> читается как <text:span text:style-name="T533">t</text:span>, а если на звконкий </text:p>
      <text:p text:style-name="P800">согласный или на гласный звук — то как <text:span text:style-name="T533">d</text:span>: <text:span text:style-name="T533">worked [воркт], played [плэйд]</text:span>.</text:p>
      <text:p text:style-name="P1139"/>
      <text:p text:style-name="P798">Если глагол заканчивается на <text:span text:style-name="T533">d </text:span>или <text:span text:style-name="T533">t</text:span>, то <text:span text:style-name="T533">-ed</text:span> читается как <text:span text:style-name="T533">id</text:span>: <text:span text:style-name="T533">recorded [рикодид]</text:span>. </text:p>
      <text:p text:style-name="P1823"><text:span text:style-name="T354">Если глагол заканчивается на </text:span><text:span text:style-name="T105">-e</text:span><text:span text:style-name="T354">, то её не надо писать </text:span><text:span text:style-name="T355">два</text:span><text:span text:style-name="T354"> раза: </text:span><text:span text:style-name="T105">chase</text:span><text:span text:style-name="T354"> → </text:span><text:span text:style-name="T105">chased</text:span><text:span text:style-name="T354">.</text:span></text:p>
      <text:p text:style-name="P1139"/>
      <text:p text:style-name="P1138">Слова-маячки Past Simple:</text:p>
      <text:list xml:id="list3652907251" text:style-name="L30">
        <text:list-item>
          <text:p text:style-name="P1740">ago — <text:span text:style-name="T1270">тому назад</text:span>;</text:p>
        </text:list-item>
        <text:list-item>
          <text:p text:style-name="P1741">last — <text:span text:style-name="T1270">прошлый</text:span>;</text:p>
        </text:list-item>
        <text:list-item>
          <text:p text:style-name="P1698">yesterday — вчера;</text:p>
        </text:list-item>
      </text:list>
      <text:p text:style-name="P490"/>
      <text:p text:style-name="P1142"><text:span text:style-name="T842">Past Simple часто путают с Present Perfect, потому что на русский они переводятся </text:span><text:span text:style-name="T843">почти</text:span><text:span text:style-name="T842"> одинаково. Главное отличие в том, что Present Perfect всегда будет сообщать доп</text:span><text:span text:style-name="T843">олнительную</text:span><text:span text:style-name="T842"> информацию, указывающ</text:span><text:span text:style-name="T843">ую </text:span><text:span text:style-name="T842">на настоящее время </text:span><text:span text:style-name="T843">(</text:span><text:span text:style-name="T844">чтобы сообщить</text:span><text:span text:style-name="T843"> результат).</text:span></text:p>
      <text:p text:style-name="P478"/>
      <text:p text:style-name="P479">Past Simple используется когда известен момент в прошлом. Если мы знаешь, </text:p>
      <text:p text:style-name="P479">когда произошло событие, то Present Perfect использовать нельзя.</text:p>
      <text:p text:style-name="P479"/>
      <text:p text:style-name="P249">Tom has lost his key — Том потерал ключ </text:p>
      <text:p text:style-name="P249">(у него сейчас нет ключа, потому что он его потерян).</text:p>
      <text:p text:style-name="P248"/>
      <text:p text:style-name="P248">Tom lost his key last weak — Том потерял ключ на прошлой неделе </text:p>
      <text:p text:style-name="P248">(не важно, есть у него ключ или нет).</text:p>
      <text:p text:style-name="P474"/>
      <text:p text:style-name="P476">В английском, если вопрос задается в настоящем, то и ответ должен быть в настоящем. </text:p>
      <text:p text:style-name="P476">Если вопрос в прошлом, то ответ также должен быть в прошлом.</text:p>
      <text:p text:style-name="P476"/>
      <text:p text:style-name="P476">Но если вопрос был в Present Perfect, а в ответе дается информация, когда именно это случилось, тогда необходимо отвечать в Past Simple.</text:p>
      <text:p text:style-name="P476"/>
      <text:p text:style-name="P246">Have you already started to learn English? Yes, I started to learn it 3 month ago — </text:p>
      <text:p text:style-name="P246">Ты уже начал учить английский? Да, 3 месяца назад (информация о времени).</text:p>
      <text:p text:style-name="P245"/>
      <text:p text:style-name="P477">Если вопрос содержит слово <text:span text:style-name="T533">when</text:span>, то он автоматически привязывает нас к моменту </text:p>
      <text:p text:style-name="P477">в прошлом. <text:span text:style-name="T1274">Поэтому Present Perfect в вопросах с </text:span><text:span text:style-name="T543">when</text:span><text:span text:style-name="T1274"> не используется.</text:span></text:p>
      <text:p text:style-name="P477"/>
      <text:p text:style-name="P247">Have you met him before? <text:span text:style-name="T1273">—</text:span> Вы раньше с ним встречались?</text:p>
      <text:p text:style-name="P247">When did you meet him? <text:span text:style-name="T1273">—</text:span> Когда вы встречались с ним?</text:p>
      <text:p text:style-name="P474"/>
      <text:p text:style-name="P433">Отрицания и вопросы в Past Simple</text:p>
      <text:p text:style-name="P473"/>
      <text:p text:style-name="P1144"><text:span text:style-name="T836">Отрицание представляет связку </text:span><text:span text:style-name="T638">did</text:span><text:span text:style-name="T836"> с частицей </text:span><text:span text:style-name="T638">not</text:span><text:span text:style-name="T836">, </text:span><text:span text:style-name="T846">которая ставится перед смысловым глаголом в начальной форме. </text:span><text:span text:style-name="T837">Обычно </text:span><text:span text:style-name="T846">эта связка</text:span><text:span text:style-name="T837"> сокращается до </text:span><text:span text:style-name="T639">didn`t</text:span><text:span text:style-name="T837">.</text:span></text:p>
      <text:p text:style-name="P484"/>
      <text:p text:style-name="P1144"><text:span text:style-name="T845">В вопросах </text:span><text:span text:style-name="T836">вспомогательный глагол </text:span><text:span text:style-name="T638">did</text:span><text:span text:style-name="T836"> используется </text:span><text:span text:style-name="T846">по тем же грамматическим </text:span></text:p>
      <text:p text:style-name="P1468"><text:span text:style-name="T846">правилам</text:span><text:span text:style-name="T836">, </text:span><text:span text:style-name="T837">как</text:span><text:span text:style-name="T836"> </text:span><text:span text:style-name="T638">do</text:span><text:span text:style-name="T836"> для Present Simple. </text:span></text:p>
      <text:p text:style-name="P475"/>
      <text:p text:style-name="P1468"><text:span text:style-name="T632">Did</text:span><text:span text:style-name="T639"> you </text:span><text:span text:style-name="T632">go</text:span><text:span text:style-name="T639"> to Los Angeles last week? - Ты </text:span><text:span text:style-name="T632">ездил</text:span><text:span text:style-name="T639"> в Лос Анжелес на прошлой неделе?</text:span></text:p>
      <text:p text:style-name="P244">I <text:span text:style-name="T1187">didn`t go</text:span> to Los Angeles, I <text:span text:style-name="T1187">went</text:span> to Bostom — Я <text:span text:style-name="T1187">не ездил</text:span> в Лос Анжелес, я <text:span text:style-name="T1187">ездил</text:span> в Бостон.</text:p>
      <text:p text:style-name="P438"><text:soft-page-break/>Past Continuous</text:p>
      <text:p text:style-name="P480"/>
      <text:p text:style-name="P1147"><text:span text:style-name="T848">О</text:span><text:span text:style-name="T847">значает процесс или незаконченное действие, которое привязано к точному моменту </text:span></text:p>
      <text:p text:style-name="P1147"><text:span text:style-name="T847">в прошлом (т. е. действие происходило и не было закончено).</text:span></text:p>
      <text:p text:style-name="P482"/>
      <text:p text:style-name="P1146"><text:span text:style-name="T84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51">обсуждаемая ситуация</text:span><text:span text:style-name="T847">).</text:span></text:p>
      <text:p text:style-name="P482"/>
      <text:p text:style-name="P1148"><text:span text:style-name="T848">Состоит из 2х частей: вспомогательного глагола </text:span><text:span text:style-name="T641">be</text:span><text:span text:style-name="T848"> (</text:span><text:span text:style-name="T873">в </text:span><text:span text:style-name="T849">форм</text:span><text:span text:style-name="T873">е</text:span><text:span text:style-name="T849"> </text:span><text:span text:style-name="T873">was/were</text:span><text:span text:style-name="T848">) и смыслового глагола с окончанием </text:span><text:span text:style-name="T641">-ing</text:span><text:span text:style-name="T848">. </text:span><text:span text:style-name="T847">На русский переводится глаголом в прошедшем времени.</text:span></text:p>
      <text:p text:style-name="P483"/>
      <text:p text:style-name="P250">Last Sunday at 5 I <text:span text:style-name="T1187">was having</text:span> dinner with my friends — В прошлое воскресенье в 5 </text:p>
      <text:p text:style-name="P250">я <text:span text:style-name="T1187">ужинал</text:span> со своими друзьями (привязка к точному моменту в прошлом).</text:p>
      <text:p text:style-name="P251"/>
      <text:p text:style-name="P39"><text:span text:style-name="T1245">My parents </text:span><text:span text:style-name="T1237">were watching</text:span><text:span text:style-name="T1245"> TV when I came home yesterday — Мои родители </text:span><text:span text:style-name="T1237">смотрели</text:span><text:span text:style-name="T1245"> телевизор, когда я пришел вчера домой (незаконченное действие </text:span><text:span text:style-name="T1246">в тот момент</text:span><text:span text:style-name="T1245">).</text:span></text:p>
      <text:p text:style-name="P251"/>
      <text:p text:style-name="P1148"><text:span text:style-name="T849">В отрицаниях и вопросах </text:span><text:span text:style-name="T850">глагол </text:span><text:span text:style-name="T642">be</text:span><text:span text:style-name="T849"> ведет себя точно так же, как и </text:span><text:span text:style-name="T874">в</text:span><text:span text:style-name="T849"> </text:span><text:span text:style-name="T874">Present</text:span><text:span text:style-name="T849"> </text:span><text:span text:style-name="T874">Continuous</text:span><text:span text:style-name="T849">:</text:span></text:p>
      <text:p text:style-name="P40"><text:span text:style-name="T1247">W</text:span><text:span text:style-name="T1216">e weren`t reading — Мы не читали (именно тогда). Was I running? — Я бежал?</text:span></text:p>
      <text:p text:style-name="P253"/>
      <text:p text:style-name="P487">В одном предложении часто используются Past Continuous и Past Simple одновременно.</text:p>
      <text:p text:style-name="P1151"><text:span text:style-name="T852">Действие, длящееся какое-то время (</text:span><text:span text:style-name="T853">Past Continuous</text:span><text:span text:style-name="T852">) может прерываться более коротким действием (</text:span><text:span text:style-name="T853">Past Simple</text:span><text:span text:style-name="T858">)</text:span><text:span text:style-name="T852"> </text:span><text:span text:style-name="T856">либо другим Past Continuous </text:span><text:span text:style-name="T859">(смотреть по контексту)</text:span><text:span text:style-name="T856">.</text:span></text:p>
      <text:p text:style-name="P485"/>
      <text:p text:style-name="P1149"><text:span text:style-name="T852">В этом случае предложение может содержать слово </text:span><text:span text:style-name="T643">while</text:span><text:span text:style-name="T852"> </text:span><text:span text:style-name="T854">(в то время, как)</text:span><text:span text:style-name="T852"> в той части, которая относится к <text:s/></text:span><text:span text:style-name="T853">Past Continuous, </text:span><text:span text:style-name="T852">либо </text:span><text:span text:style-name="T643">when</text:span><text:span text:style-name="T852">, там, где используется Past Simple.</text:span></text:p>
      <text:p text:style-name="P485"/>
      <text:p text:style-name="P41"><text:span text:style-name="T1238">While</text:span><text:span text:style-name="T1248"> I was working in the garden, I </text:span><text:span text:style-name="T1249">kicked</text:span><text:span text:style-name="T1248"> my leg — Пока я работал в саду, я </text:span><text:span text:style-name="T1250">пнул</text:span><text:span text:style-name="T1248"> ногу.</text:span></text:p>
      <text:p text:style-name="P42"><text:span text:style-name="T1216">I was working in the garden </text:span><text:span text:style-name="T1235">when</text:span><text:span text:style-name="T1216"> I kicked my leg — </text:span><text:span text:style-name="T1249">Я работал в саду, когда </text:span><text:span text:style-name="T1250">пнул</text:span><text:span text:style-name="T1249"> ногу</text:span><text:span text:style-name="T1216">.</text:span></text:p>
      <text:p text:style-name="P254"/>
      <text:p text:style-name="P43"><text:span text:style-name="T1235">While</text:span><text:span text:style-name="T1216"> Tom was reading, Amely was watching a documentary on TV — Пока </text:span><text:span text:style-name="T1251">Т</text:span><text:span text:style-name="T1216">ом читал, </text:span></text:p>
      <text:p text:style-name="P255">Эмили смотрела документальный фильм по телевизору.</text:p>
      <text:p text:style-name="P488"/>
      <text:p text:style-name="P1150"><text:span text:style-name="T857">Если действия происходят не одновременно, а следуют одно за другим</text:span><text:span text:style-name="T855">, то в этом </text:span></text:p>
      <text:p text:style-name="P486">случае нужно использовать <text:span text:style-name="T1317">только</text:span> Past Simple.</text:p>
      <text:p text:style-name="P486"/>
      <text:p text:style-name="P252">I saw Jane in the street yesterday. I stopped and said hello — Я увидел Джейн вчера на улице. </text:p>
      <text:p text:style-name="P252">Я остановился и поздоровался (сказал «привет»).</text:p>
      <text:p text:style-name="P435"/>
      <text:p text:style-name="P435">Будущие. Future</text:p>
      <text:p text:style-name="P263"/>
      <text:p text:style-name="P268">В английском языке о будущем можно говорить не только с помощью формы Future, но и </text:p>
      <text:p text:style-name="P1156"><text:span text:style-name="T883">с помощью </text:span><text:span text:style-name="T887">формы</text:span><text:span text:style-name="T883"> </text:span><text:span text:style-name="T885">Present</text:span><text:span text:style-name="T88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7"/>
      <text:p text:style-name="P1155"><text:span text:style-name="T884">Другие варианты Future (кроме </text:span><text:span text:style-name="T886">Future </text:span><text:span text:style-name="T884">Simple) используются редко, </text:span><text:span text:style-name="T886">т. к.</text:span><text:span text:style-name="T884"> они громоздкие и довольно неудобные. В современном английском можно обойтись без них.</text:span></text:p>
      <text:p text:style-name="P267"/>
      <text:p text:style-name="P1320"><text:span text:style-name="T262">На будущ</text:span><text:span text:style-name="T263">и</text:span><text:span text:style-name="T262">е могут также указы</text:span><text:span text:style-name="T263">вать</text:span><text:span text:style-name="T262"> модальные глаголы </text:span><text:span text:style-name="T264">и оборот </text:span><text:span text:style-name="T161">be going to</text:span><text:span text:style-name="T265">, </text:span><text:span text:style-name="T264">который </text:span></text:p>
      <text:p text:style-name="P1308"><text:span text:style-name="T264">в основном</text:span><text:span text:style-name="T265"> встречается </text:span><text:span text:style-name="T264">в разговорной речи и нередко используется вместо Future Simple.</text:span></text:p>
      <text:p text:style-name="P910"/>
      <text:p text:style-name="P681"/>
      <text:p text:style-name="P1563">Present Continuous в значении будущего</text:p>
      <text:p text:style-name="P269"/>
      <text:p text:style-name="P269">Используется, чтобы сказать о личных планах. В предложении обычно указывается дата </text:p>
      <text:p text:style-name="P269">или время, связанные с будущим. Переводить можно как будущим так и настоящим.</text:p>
      <text:p text:style-name="P269"/>
      <text:p text:style-name="P996">What are you doing on Satureday? <text:span text:style-name="T423">—</text:span> Что ты делаешь в субботу? (какие у тебя планы?)</text:p>
      <text:p text:style-name="P1006">I am flying to London tomorrow — <text:span text:style-name="T1318">Завтра я лечу в Лондон (личный план)</text:span></text:p>
      <text:p text:style-name="P1006"/>
      <text:p text:style-name="P900">Present Simple в значении будущего</text:p>
      <text:p text:style-name="P1007"/>
      <text:p text:style-name="P270"><text:span text:style-name="T365">Используется, чтобы сказать о том, что </text:span><text:span text:style-name="T367">что-то </text:span><text:span text:style-name="T365">должно произойти по рассписанию, либо </text:span></text:p>
      <text:p text:style-name="P270"><text:span text:style-name="T365">о собственном графике. </text:span><text:span text:style-name="T366">Переводить можно как будущим так и настоящим.</text:span></text:p>
      <text:p text:style-name="P913"/>
      <text:p text:style-name="P913">Ключевое отличие от Present Continuous в том, что расписание не зависит от говорящего, </text:p>
      <text:p text:style-name="P1152"><text:span text:style-name="T169">т. е. речь может идти </text:span><text:span text:style-name="T170">о </text:span><text:span text:style-name="T169">рассписании транспорта, сеансов в кино и т. </text:span><text:span text:style-name="T170">п</text:span><text:span text:style-name="T169">.</text:span></text:p>
      <text:p text:style-name="P913"/>
      <text:p text:style-name="P1008">My airplane flies at 6 o`clock tomorrow — Мой самолет летит завтра в 6 (рассписание)</text:p>
      <text:p text:style-name="P1345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10"/>
      <text:p text:style-name="P901">Оборот <text:span text:style-name="T533">be going to</text:span></text:p>
      <text:p text:style-name="P914"/>
      <text:p text:style-name="P1153"><text:span text:style-name="T171">Подразумевает, что человек говорит не о спонтанном решении что-либо сделать, </text:span><text:span text:style-name="T174">а о заранее </text:span><text:span text:style-name="T175">продуманных</text:span><text:span text:style-name="T174"> действиях. </text:span><text:span text:style-name="T171">На русский переводится как «собираюсь сделать».</text:span></text:p>
      <text:p text:style-name="P914"/>
      <text:p text:style-name="P272"><text:span text:style-name="T364">Чтобы использовать, нужно поставить глагол </text:span><text:span text:style-name="T112">be</text:span><text:span text:style-name="T364"> в форму </text:span><text:span text:style-name="T112">am/is/are</text:span><text:span text:style-name="T364">, а смысловой глагол оставить в начальной форме, после </text:span><text:span text:style-name="T112">going to</text:span><text:span text:style-name="T364">.</text:span></text:p>
      <text:p text:style-name="P914"/>
      <text:p text:style-name="P1009">I`m going to meet my friends tomorrow — Я собираюсь встретиться с друзьями завтра.</text:p>
      <text:p text:style-name="P1337"><text:span text:style-name="T46">I`m going to go</text:span><text:span text:style-name="T374"> out after I finish my work — Я собираюсь погулять после, как закончу работу.</text:span></text:p>
      <text:p text:style-name="P914"/>
      <text:p text:style-name="P1154"><text:span text:style-name="T171">В разговорной </text:span><text:span text:style-name="T175">стиле</text:span><text:span text:style-name="T172"> </text:span><text:span text:style-name="T173">этот </text:span><text:span text:style-name="T172">оборот </text:span><text:span text:style-name="T171">очень часто </text:span><text:span text:style-name="T175">записывается</text:span><text:span text:style-name="T171"> как </text:span><text:span text:style-name="T114">gonna</text:span><text:span text:style-name="T171"> </text:span><text:span text:style-name="T114">[гона].</text:span></text:p>
      <text:p text:style-name="P1011"/>
      <text:p text:style-name="P273"><text:span text:style-name="T364">Также его используют, когда очевидно, что вот-вот случится какое-то действие. В этом случае </text:span><text:span text:style-name="T112">be goin to </text:span><text:span text:style-name="T364">передает оттенок неизбежности происходящего и применяется по отношению </text:span></text:p>
      <text:p text:style-name="P915">к постороннему человеку или объетку.</text:p>
      <text:p text:style-name="P915"/>
      <text:p text:style-name="P1012">Look! He`s going to fall — Смотри! Он сейчас упадет.</text:p>
      <text:p text:style-name="P1012">The sky is dark. It`s going to rain — Небо темное. Сейчас пойдет дождь.</text:p>
      <text:p text:style-name="P903"/>
      <text:p text:style-name="P902">Future Simple</text:p>
      <text:p text:style-name="P916"/>
      <text:p text:style-name="P1157"><text:span text:style-name="T176">Сообщает о будущих, еще не случившихся событиях. </text:span><text:span text:style-name="T177">Эта форма говорит о том, что человек сделает что-то в будущем, но решение он принял в момент речи, </text:span><text:span text:style-name="T178">т. е. описывает не спланированные, а спонтанные дейсвтия. </text:span></text:p>
      <text:p text:style-name="P919"/>
      <text:p text:style-name="P1157"><text:span text:style-name="T179">В</text:span><text:span text:style-name="T178"> предложени</text:span><text:span text:style-name="T179">ях</text:span><text:span text:style-name="T178"> </text:span><text:span text:style-name="T179">будут </text:span><text:span text:style-name="T178">часто </text:span><text:span text:style-name="T179">попадаться слова</text:span><text:span text:style-name="T178">, </text:span><text:span text:style-name="T179">выражающие</text:span><text:span text:style-name="T178"> мнение: <text:s/></text:span><text:span text:style-name="T115">I think </text:span><text:span text:style-name="T116">(я думаю)</text:span><text:span text:style-name="T115">, </text:span></text:p>
      <text:p text:style-name="P1157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23"/>
      <text:p text:style-name="P918">Схема состоит из 2х частей: вспомогательного глагола <text:span text:style-name="T533">will </text:span><text:span text:style-name="T1322">(заменяет </text:span><text:span text:style-name="T544">do</text:span><text:span text:style-name="T1322">)</text:span> </text:p>
      <text:p text:style-name="P918">и смыслового глагола в начальной форме. </text:p>
      <text:p text:style-name="P1014"/>
      <text:p text:style-name="P918"><text:soft-page-break/><text:span text:style-name="T533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33">not</text:span>.</text:p>
      <text:p text:style-name="P917"/>
      <text:p text:style-name="P917">В речи и на письме <text:span text:style-name="T533">will</text:span> обычно сокращается до <text:span text:style-name="T533">`ll</text:span>, а отрицание <text:span text:style-name="T533">will</text:span> <text:span text:style-name="T533">not</text:span> д<text:span text:style-name="T1321">о</text:span> <text:span text:style-name="T533">won`t</text:span>.</text:p>
      <text:p text:style-name="P917"/>
      <text:p text:style-name="P1013">We <text:span text:style-name="T1187">will</text:span> proobably <text:span text:style-name="T1187">meet</text:span> soon — Мы, возможно, скоро <text:span text:style-name="T1187">встретимся</text:span>.</text:p>
      <text:p text:style-name="P1013">I hope everything <text:span text:style-name="T1187">will be</text:span> fine — Надеюсь, все <text:span text:style-name="T1187">будет </text:span>хорошо.</text:p>
      <text:p text:style-name="P1013"><text:span text:style-name="T1187">Will</text:span> you <text:span text:style-name="T1187">be</text:span> at home toworrow? No, I won`t — <text:span text:style-name="T1320">Ты </text:span><text:span text:style-name="T1189">будешь</text:span><text:span text:style-name="T1320"> завтра дома? Нет</text:span>.</text:p>
      <text:p text:style-name="P917"/>
      <text:p text:style-name="P922">Чтобы правильно подобрать нужную форму, нужно отталкиваться от контекста:</text:p>
      <text:list xml:id="list426704869" text:style-name="L31">
        <text:list-item>
          <text:p text:style-name="P1587">I will do — я сделаю (считаю/верю, что сделаю это);</text:p>
        </text:list-item>
        <text:list-item>
          <text:p text:style-name="P1588">I am doing — я сделаю (потому что уже спланировал это);</text:p>
        </text:list-item>
        <text:list-item>
          <text:p text:style-name="P1588">I am going to do — я собираюсь сделать (ключевое слово «собираюсь»).</text:p>
        </text:list-item>
      </text:list>
      <text:p text:style-name="P920"/>
      <text:p text:style-name="P921">Нередко, вместо <text:span text:style-name="T533">will</text:span> используется модальный глагол <text:span text:style-name="T533">might</text:span>:</text:p>
      <text:p text:style-name="P1016">I might do it — Наверное, я сделаю это.</text:p>
      <text:p text:style-name="P1015"/>
      <text:p text:style-name="P1118">Модальные глаголы</text:p>
      <text:p text:style-name="P1017"/>
      <text:p text:style-name="P926">Это особенные глаголы, которые одновременно:</text:p>
      <text:list xml:id="list1208933652" text:style-name="L32">
        <text:list-item>
          <text:p text:style-name="P1589">передают смысл (используются как смысловые глаголы);</text:p>
        </text:list-item>
        <text:list-item>
          <text:p text:style-name="P1589">передают время (привязывают дейсвтие к какому-то времени);</text:p>
        </text:list-item>
        <text:list-item>
          <text:p text:style-name="P1589">используются по тем же правилами, что и вспомогательные глаголы.</text:p>
        </text:list-item>
      </text:list>
      <text:p text:style-name="P924"/>
      <text:p text:style-name="P92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24">а в отрицаниях используются вместе с частицей <text:span text:style-name="T533">not</text:span>.</text:p>
      <text:p text:style-name="P924"/>
      <text:p text:style-name="P1163"><text:span text:style-name="T182">Модальные глаголы не имеют окончаний и дополнительных форм. </text:span><text:span text:style-name="T204">Т. е. </text:span><text:span text:style-name="T182">не меняются в зависимости от подлежащего </text:span><text:span text:style-name="T204">(нет окончания -s, если подлежащее he/she/it и </text:span><text:span text:style-name="T205">пр</text:span><text:span text:style-name="T204">)</text:span><text:span text:style-name="T182">. </text:span></text:p>
      <text:p text:style-name="P925"/>
      <text:p text:style-name="P93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32"/>
      <text:p text:style-name="P933"><text:span text:style-name="T1342">После модального глагола почти всегда </text:span><text:span text:style-name="T1344">идет</text:span><text:span text:style-name="T1342"> смысловой глагол в начальной форме, </text:span><text:span text:style-name="T1345">но </text:span><text:span text:style-name="T1342">без частицы </text:span><text:span text:style-name="T548">to. </text:span><text:span text:style-name="T1343">Также смысловой глагол в начальной форме идет после модальных кострукций.</text:span></text:p>
      <text:p text:style-name="P932"/>
      <text:p text:style-name="P1346"><text:span text:style-name="T204">М</text:span><text:span text:style-name="T168">одальные глаголы: </text:span><text:span text:style-name="T112">can, could, must, might, may, should, would, will, shall</text:span><text:span text:style-name="T168">.</text:span></text:p>
      <text:p text:style-name="P1188"><text:span text:style-name="T194">М</text:span><text:span text:style-name="T240">одальные конструкции: </text:span><text:span text:style-name="T146">be able to, have to, used to</text:span><text:span text:style-name="T240">.</text:span></text:p>
      <text:p text:style-name="P934"/>
      <text:p text:style-name="P1188"><text:span text:style-name="T361">Глаголы </text:span><text:span text:style-name="T164">w</text:span><text:span text:style-name="T165">ill</text:span><text:span text:style-name="T362"> и </text:span><text:span text:style-name="T164">s</text:span><text:span text:style-name="T165">hall</text:span></text:p>
      <text:p text:style-name="P935"/>
      <text:p text:style-name="P1347"><text:span text:style-name="T168">В Future Simple </text:span><text:span text:style-name="T112">will</text:span><text:span text:style-name="T168"> используется как вспомогательный глагол. Но иногда он также</text:span></text:p>
      <text:p text:style-name="P1347"><text:span text:style-name="T168">используется как модальный глагол. Это касается ситуац</text:span><text:span text:style-name="T180">и</text:span><text:span text:style-name="T168">й, когда нужно предложить свою помощь, либо обратиться за помощью самому.</text:span></text:p>
      <text:p text:style-name="P936"/>
      <text:p text:style-name="P1018">You luggage is heavy. I`ll help you — У вас тяжелый багаж. Я помогу вам.</text:p>
      <text:p text:style-name="P1018">Will you help me? — Ты мне поможешь?</text:p>
      <text:p text:style-name="P928"/>
      <text:p text:style-name="P928"/>
      <text:p text:style-name="P1577"><text:span text:style-name="T180">Ситуации с </text:span><text:span text:style-name="T117">will</text:span><text:span text:style-name="T180"> переводятся будущим, а с </text:span><text:span text:style-name="T117">won`t </text:span><text:span text:style-name="T180">— настоящим. </text:span><text:span text:style-name="T117">Won`t</text:span><text:span text:style-name="T180"> означает </text:span></text:p>
      <text:p text:style-name="P928">«отказывается» (не смотря на мои ожидание, действие не происходит).</text:p>
      <text:p text:style-name="P927"/>
      <text:p text:style-name="P1019">What`s wrong? My Car won`t start — Что случилось? Моя машина не заводится. </text:p>
      <text:p text:style-name="P1019">(отказывается заводиться)</text:p>
      <text:p text:style-name="P927"/>
      <text:p text:style-name="P1158"><text:span text:style-name="T181">Модальный глагол </text:span><text:span text:style-name="T118">shall</text:span><text:span text:style-name="T181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81">.</text:span></text:p>
      <text:p text:style-name="P929"/>
      <text:p text:style-name="P1158"><text:span text:style-name="T181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81"> или </text:span><text:span text:style-name="T118">we</text:span><text:span text:style-name="T181">.</text:span></text:p>
      <text:p text:style-name="P929"/>
      <text:p text:style-name="P1020">Shall I close the door? - Я закрою дверь? (вы не против, если я закрою дверь?)</text:p>
      <text:p text:style-name="P44"><text:span text:style-name="T368">S</text:span><text:span text:style-name="T364">hall we dance? - Потанцуем? (вы не против потанцевать?)</text:span></text:p>
      <text:p text:style-name="P927"/>
      <text:p text:style-name="P904"><text:span text:style-name="T1328">Глаголы </text:span><text:span text:style-name="T546">c</text:span><text:span text:style-name="T533">an</text:span> и <text:span text:style-name="T546">c</text:span><text:span text:style-name="T533">ould</text:span></text:p>
      <text:p text:style-name="P929"/>
      <text:p text:style-name="P1757"><text:span text:style-name="T130">Can</text:span><text:span text:style-name="T183"> переводится как «умею», «могу», «смогу». </text:span><text:span text:style-name="T202">С</text:span><text:span text:style-name="T183"> частицей </text:span><text:span text:style-name="T130">not</text:span><text:span text:style-name="T183"> пишется либо </text:span></text:p>
      <text:p text:style-name="P1772"><text:span text:style-name="T183">слитно — </text:span><text:span text:style-name="T130">cannot</text:span><text:span text:style-name="T183">, либо сокращенно — </text:span><text:span text:style-name="T130">can`t</text:span><text:span text:style-name="T183">. </text:span><text:span text:style-name="T202">М</text:span><text:span text:style-name="T184">ожет передавать следующие значения:</text:span></text:p>
      <text:list xml:id="list318427376" text:style-name="L33">
        <text:list-item>
          <text:p text:style-name="P1742"><text:span text:style-name="T183">у</text:span><text:span text:style-name="T184">мственные или физические возможности, умение что-то сделать;</text:span></text:p>
        </text:list-item>
        <text:list-item>
          <text:p text:style-name="P1590">разрешение или запрет что-то cделать;</text:p>
        </text:list-item>
        <text:list-item>
          <text:p text:style-name="P1590">просьба или предложение о помощи;</text:p>
        </text:list-item>
        <text:list-item>
          <text:p text:style-name="P1590">неуверенность в совершении действия (в вопросах).</text:p>
        </text:list-item>
      </text:list>
      <text:p text:style-name="P931"/>
      <text:p text:style-name="P45"><text:span text:style-name="T369">H</text:span><text:span text:style-name="T364">e can understand my English — Он может понимать мой английский.</text:span></text:p>
      <text:p text:style-name="P1021">You can`t smoke here — Ты не можешь сдесь курить.</text:p>
      <text:p text:style-name="P1021">Can I help you? - Я могу вам помочь?</text:p>
      <text:p text:style-name="P937"/>
      <text:p text:style-name="P1348"><text:span text:style-name="T183">В </text:span><text:span text:style-name="T168">разговорной речи </text:span><text:span text:style-name="T112">can</text:span><text:span text:style-name="T168"> широко используется именно, когда нужно спросить разрешение </text:span></text:p>
      <text:p text:style-name="P1349"><text:span text:style-name="T168">что-то сделать. </text:span><text:span text:style-name="T208">Е</text:span><text:span text:style-name="T206">сли нужно спросить разрешение вежливо, то используется may.</text:span></text:p>
      <text:p text:style-name="P968"/>
      <text:p text:style-name="P1164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64"><text:span text:style-name="T132">твоим/</text:span><text:span text:style-name="T133">вашим телефоном?</text:span></text:p>
      <text:p text:style-name="P930"/>
      <text:p text:style-name="P1350"><text:span text:style-name="T112">Could [куд] </text:span><text:span text:style-name="T168">переводится как «мог», «мог бы» и является прошедшей формой от </text:span><text:span text:style-name="T112">can</text:span><text:span text:style-name="T168">. </text:span></text:p>
      <text:p text:style-name="P938">Его следует использовать, когда мы говорим о том, что что-то умели или могли в прошлом.</text:p>
      <text:p text:style-name="P967">Также <text:span text:style-name="T533">could</text:span> <text:span text:style-name="T1346">применяется</text:span> в качестве официальной формы обращения.</text:p>
      <text:p text:style-name="P938"/>
      <text:p text:style-name="P1022">I could read at the age of 4 — Я мог читать в 4 года.</text:p>
      <text:p text:style-name="P1022">This story could be true — Эта история могла бы быть правдой.</text:p>
      <text:p text:style-name="P908"/>
      <text:p text:style-name="P908"><text:span text:style-name="T1326">К</text:span>онструкция <text:span text:style-name="T533">be able to</text:span></text:p>
      <text:p text:style-name="P939"/>
      <text:p text:style-name="P940">Дублирует по значению модальные глаголы <text:span text:style-name="T533">can/could</text:span>. Говорит о возможности </text:p>
      <text:p text:style-name="P940">соверишить действие. <text:span text:style-name="T1340">В настоящем времени </text:span><text:span text:style-name="T1325">заменяется модальным глаголом </text:span><text:span text:style-name="T545">can</text:span><text:span text:style-name="T1340">.</text:span></text:p>
      <text:p text:style-name="P940"/>
      <text:p text:style-name="P941">В этой конструкции глагол <text:span text:style-name="T533">be</text:span> передает время:</text:p>
      <text:list xml:id="list2577583869" text:style-name="L34">
        <text:list-item>
          <text:p text:style-name="P1591">am/is/are able to — могу/может/могут (есть возможность);</text:p>
        </text:list-item>
        <text:list-item>
          <text:p text:style-name="P1591">was/were able to — смог/смогли;</text:p>
        </text:list-item>
        <text:list-item>
          <text:p text:style-name="P1591">will be able to — смогу/сможет/смогут.</text:p>
        </text:list-item>
      </text:list>
      <text:p text:style-name="P942"/>
      <text:p text:style-name="P1159"><text:soft-page-break/><text:span text:style-name="T119">B</text:span><text:span text:style-name="T120">e able to</text:span><text:span text:style-name="T185"> передает оттенок </text:span><text:span text:style-name="T186">того, что </text:span><text:span text:style-name="T189">человек</text:span><text:span text:style-name="T186"> обычно не может сделать, но именно тогда </text:span></text:p>
      <text:p text:style-name="P1159"><text:span text:style-name="T186">смог (в прошедшем) или сможет (в будущем).</text:span><text:span text:style-name="T185"> </text:span><text:span text:style-name="T186">Т</text:span><text:span text:style-name="T185">. е. не «мог</text:span><text:span text:style-name="T186">у</text:span><text:span text:style-name="T185">», а «</text:span><text:span text:style-name="T186">смогу</text:span><text:span text:style-name="T185">».</text:span></text:p>
      <text:p text:style-name="P1023"/>
      <text:p text:style-name="P1024">Stacey talked rather quickly, but I was able to understand her — </text:p>
      <text:p text:style-name="P1024">Стэйси говорила довольно быстро, но я смог понять её.</text:p>
      <text:p text:style-name="P1023"/>
      <text:p text:style-name="P1024">If I learn French, I will be able to understand it — </text:p>
      <text:p text:style-name="P1024">Если я буду учить французский, я смогу понимать его.</text:p>
      <text:p text:style-name="P1023"/>
      <text:p text:style-name="P905"><text:span text:style-name="T1328">Глаголы </text:span><text:span text:style-name="T546">m</text:span><text:span text:style-name="T533">ight</text:span> и <text:span text:style-name="T546">m</text:span><text:span text:style-name="T533">ay</text:span></text:p>
      <text:p text:style-name="P1023"/>
      <text:p text:style-name="P1312"><text:span text:style-name="T154">M</text:span><text:span text:style-name="T123">ight [майт]</text:span><text:span text:style-name="T187"> переводится как «может» или «мог бы», </text:span><text:span text:style-name="T194">а</text:span><text:span text:style-name="T1330"> т</text:span>акже <text:span text:style-name="T187">наречием </text:span></text:p>
      <text:p text:style-name="P1312"><text:span text:style-name="T192">«возможно», «вероятно», </text:span><text:span text:style-name="T193">«должно быть», </text:span><text:span text:style-name="T192">«наверное»</text:span><text:span text:style-name="T187">. </text:span></text:p>
      <text:p text:style-name="P964"/>
      <text:p text:style-name="P943">Он указывает на вероятность того, что ситуация может происходить сейчас или произойти </text:p>
      <text:p text:style-name="P943">в ближайшем будущем. Является синонимом фразе <text:span text:style-name="T533">it is possible that</text:span> (возможно, что).</text:p>
      <text:p text:style-name="P1040"/>
      <text:p text:style-name="P1351"><text:span text:style-name="T112">Look at the sky. It might rain — Посмотри на небо. Возможно </text:span><text:span text:style-name="T122">пойдет дождь.</text:span></text:p>
      <text:p text:style-name="P1352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23"/>
      <text:p text:style-name="P1195"><text:span text:style-name="T203">Отрицание</text:span><text:span text:style-name="T188"> </text:span><text:span text:style-name="T121">might</text:span><text:span text:style-name="T188"> </text:span><text:span text:style-name="T121">not</text:span><text:span text:style-name="T188"> </text:span><text:span text:style-name="T203">сокращается до</text:span><text:span text:style-name="T188"> </text:span><text:span text:style-name="T121">mightn`t [майтэнт]</text:span><text:span text:style-name="T188">.</text:span></text:p>
      <text:p text:style-name="P965"/>
      <text:p text:style-name="P1195"><text:span text:style-name="T187">Модальный глагол </text:span><text:span text:style-name="T123">may</text:span><text:span text:style-name="T187"> в современном английском используется </text:span><text:span text:style-name="T188">редко</text:span><text:span text:style-name="T187">. Но его часто применяют, когда нужно предложить помощь незнакомому человеку. </text:span><text:span text:style-name="T207">Он п</text:span><text:span text:style-name="T187">ереводится как «иметь возможность» и по сути </text:span><text:span text:style-name="T188">взаимозаменяем с</text:span><text:span text:style-name="T187"> </text:span><text:span text:style-name="T123">might</text:span><text:span text:style-name="T187">.</text:span></text:p>
      <text:p text:style-name="P1025"/>
      <text:p text:style-name="P1025">May I help you, sir? Я могу вам помочь, сэр? (имею ли я возможность вам помочь?)</text:p>
      <text:p text:style-name="P966"/>
      <text:p text:style-name="P906"><text:span text:style-name="T1329">Глагол </text:span><text:span text:style-name="T547">m</text:span><text:span text:style-name="T533">ust</text:span></text:p>
      <text:p text:style-name="P944"/>
      <text:p text:style-name="P1165"><text:span text:style-name="T209">О</text:span><text:span text:style-name="T193">дин из самых распространенных в речи модальных глаголов. </text:span><text:span text:style-name="T210">И</text:span><text:span text:style-name="T193">спользуется в настоящем времени. Переводится как «должен», «обязан» или «должно быть», «</text:span><text:span text:style-name="T190">наверное»</text:span><text:span text:style-name="T193">.</text:span></text:p>
      <text:p text:style-name="P945"/>
      <text:p text:style-name="P762"><text:span text:style-name="T190">П</text:span><text:span text:style-name="T184">ереда</text:span><text:span text:style-name="T190">ет</text:span><text:span text:style-name="T184"> следующие значения</text:span><text:span text:style-name="T191">:</text:span></text:p>
      <text:list xml:id="list3307772554" text:style-name="L35">
        <text:list-item>
          <text:p text:style-name="P1592">необходимость, обязанность, долг;</text:p>
        </text:list-item>
        <text:list-item>
          <text:p text:style-name="P1593">настойчивый совет, приказ, запрет (в отрицаниях);</text:p>
        </text:list-item>
      </text:list>
      <text:p text:style-name="P1041"/>
      <text:p text:style-name="P1041">I must go — Я должен идти. </text:p>
      <text:p text:style-name="P1027">He must not be at home now — <text:s/><text:span text:style-name="T1339">О</text:span>н не должен сейчас быть дома.</text:p>
      <text:p text:style-name="P1188"><text:span text:style-name="T147">Must we hurry? — Нам нужно торопиться? </text:span><text:span text:style-name="T148">(должны ли мы торопиться?)</text:span></text:p>
      <text:p text:style-name="P1027"/>
      <text:p text:style-name="P1307"><text:span text:style-name="T191">Отрицание </text:span><text:span text:style-name="T131">must not</text:span><text:span text:style-name="T191"> </text:span><text:span text:style-name="T203">означает</text:span><text:span text:style-name="T191"> «нельзя», «запрещено». Сокращается до </text:span><text:span text:style-name="T131">musn`t [мазнт]</text:span><text:span text:style-name="T191">.</text:span></text:p>
      <text:p text:style-name="P1759"><text:span text:style-name="T148">You musn`t park here — Здесь нельзя парковаться. </text:span><text:span text:style-name="T155">(</text:span><text:span text:style-name="T158">з</text:span><text:span text:style-name="T157">десь </text:span><text:span text:style-name="T156">«</text:span><text:span text:style-name="T155">you» </text:span><text:span text:style-name="T148">—</text:span><text:span text:style-name="T155"> формальное подлежащее)</text:span></text:p>
      <text:p text:style-name="P945"/>
      <text:p text:style-name="P1758"><text:span text:style-name="T248">Когда </text:span><text:span text:style-name="T148">must</text:span><text:span text:style-name="T248"> передает значение «должно быть», «наверное», то он выражает предположени</text:span><text:span text:style-name="T249">е</text:span><text:span text:style-name="T248">, котор</text:span><text:span text:style-name="T249">о</text:span><text:span text:style-name="T248">е близк</text:span><text:span text:style-name="T249">о</text:span><text:span text:style-name="T248"> к уверенности, но уверенность не на 100%.</text:span></text:p>
      <text:p text:style-name="P1026"/>
      <text:p text:style-name="P1026">She has worked so hard these days. She must<text:span text:style-name="T1187"> </text:span>be very tired — </text:p>
      <text:p text:style-name="P1026">Она так много работала в эти дни. Она, наверное, очень <text:span text:style-name="T1327">уставшая.</text:span></text:p>
      <text:p text:style-name="P911"/>
      <text:p text:style-name="P911"/>
      <text:p text:style-name="P1825">Конструкция <text:span text:style-name="T533">have to</text:span></text:p>
      <text:p text:style-name="P946"/>
      <text:p text:style-name="P948">Дублирует по значению модальный глагол <text:span text:style-name="T533">must</text:span>. Говорит об обязанностях, </text:p>
      <text:p text:style-name="P948">которые человек вынежден выполнять <text:span text:style-name="T1341">не по свое воле</text:span>. </text:p>
      <text:p text:style-name="P947"/>
      <text:p text:style-name="P947">В настоящем времени <text:span text:style-name="T533">have to</text:span> и <text:span text:style-name="T533">must</text:span> взаимозаменяемы и часто разницы между ними нет.</text:p>
      <text:p text:style-name="P947">Однако <text:span text:style-name="T533">must</text:span> означает необходимость, которая исходит от самого человека, </text:p>
      <text:p text:style-name="P947">а <text:span text:style-name="T533">have to</text:span> говорит о необходимости, исходящей извне.</text:p>
      <text:p text:style-name="P947"/>
      <text:p text:style-name="P1028">I must do it — Я должен это сделать (это мой долг).</text:p>
      <text:p text:style-name="P1028">I have to do it — Я должен это сделать (того требуют обстоятельства).</text:p>
      <text:p text:style-name="P947"/>
      <text:p text:style-name="P1160"><text:span text:style-name="T125">Have to</text:span><text:span text:style-name="T195">, в отличие от </text:span><text:span text:style-name="T125">must</text:span><text:span text:style-name="T195">, может употребляться во всех временах. Форма в будущем </text:span></text:p>
      <text:p text:style-name="P949">времени используется редко и ее предпочитают заменять на форму настоящего.</text:p>
      <text:p text:style-name="P949"/>
      <text:p text:style-name="P949">Отрицательная и вопросительная форма образуется с помощью вспомогательных </text:p>
      <text:p text:style-name="P1160"><text:span text:style-name="T195">глаголов </text:span><text:span text:style-name="T125">do/did/will</text:span><text:span text:style-name="T195"> (</text:span><text:span text:style-name="T211">здесь </text:span><text:span text:style-name="T125">have</text:span><text:span text:style-name="T195"> ведет себя как смысловой глагол).</text:span></text:p>
      <text:p text:style-name="P1030"/>
      <text:p text:style-name="P1029"><text:span text:style-name="T1349">I </text:span><text:span text:style-name="T364">had to go — Я должен был идти.</text:span></text:p>
      <text:p text:style-name="P1028">He doesn`t have to go — Он не должен идти.</text:p>
      <text:p text:style-name="P1042">Will they have to go? — Они должны будут идти?</text:p>
      <text:p text:style-name="P950"/>
      <text:p text:style-name="P1353"><text:span text:style-name="T195">В </text:span><text:span text:style-name="T168">отрицательных предложениях </text:span><text:span text:style-name="T112">have to</text:span><text:span text:style-name="T168"> и </text:span><text:span text:style-name="T112">must</text:span><text:span text:style-name="T168"> передают разный смысл. </text:span></text:p>
      <text:p text:style-name="P1353"><text:span text:style-name="T112">Must not</text:span><text:span text:style-name="T168"> выражает запрет, а </text:span><text:span text:style-name="T112">heve to</text:span><text:span text:style-name="T168"> — отсутсвие обязанности.</text:span></text:p>
      <text:p text:style-name="P991"/>
      <text:p text:style-name="P1028">You mustn`t tell anyone — Ты не должен рассказывать никому.</text:p>
      <text:p text:style-name="P1028">You don`t have to tell me everything — Можешь не рассказывать мне всего.</text:p>
      <text:p text:style-name="P949"/>
      <text:p text:style-name="P1166"><text:span text:style-name="T126">Have</text:span><text:span text:style-name="T196"> в значении «должен» всегда используется с частицей </text:span><text:span text:style-name="T126">to</text:span><text:span text:style-name="T196">. Если не поставить </text:span><text:span text:style-name="T126">to</text:span><text:span text:style-name="T196"> </text:span></text:p>
      <text:p text:style-name="P1166"><text:span text:style-name="T196">после </text:span><text:span text:style-name="T126">have</text:span><text:span text:style-name="T196">, то этот глагол будет ознать «иметь». </text:span></text:p>
      <text:p text:style-name="P949"/>
      <text:p text:style-name="P7"><text:span text:style-name="T266">Г</text:span><text:span text:style-name="T267">лагол </text:span><text:span text:style-name="T162">should</text:span></text:p>
      <text:p text:style-name="P951"/>
      <text:p text:style-name="P1167"><text:span text:style-name="T134">Should [шуд] </text:span><text:span text:style-name="T212">подходит</text:span><text:span text:style-name="T196">, чтобы дать</text:span><text:span text:style-name="T212"> вежливый</text:span><text:span text:style-name="T196"> совет. Переводится как «</text:span><text:span text:style-name="T213">следует сделать</text:span><text:span text:style-name="T196">» </text:span></text:p>
      <text:p text:style-name="P1167"><text:span text:style-name="T213">или «нужно (так поступить)». </text:span><text:span text:style-name="T215">С</text:span><text:span text:style-name="T213">вязан с на</text:span><text:span text:style-name="T215">с</text:span><text:span text:style-name="T213">тоящим и будущим временем. Грамматически использ</text:span><text:span text:style-name="T212">уется</text:span><text:span text:style-name="T213"> по тем же правилами, что и другие модальные глаголы.</text:span></text:p>
      <text:p text:style-name="P954"/>
      <text:p text:style-name="P72">You should be more attentive — Вам следует быть более внимательным.</text:p>
      <text:p text:style-name="P952"/>
      <text:p text:style-name="P1168"><text:span text:style-name="T214">Для</text:span><text:span text:style-name="T213"> совет</text:span><text:span text:style-name="T214">а</text:span><text:span text:style-name="T213">, помимо </text:span><text:span text:style-name="T134">should,</text:span><text:span text:style-name="T213"> можно также использовать обороты, помогающие </text:span></text:p>
      <text:p text:style-name="P1168"><text:span text:style-name="T213">выразить мненеие, например </text:span><text:span text:style-name="T134">I think, I don`t think</text:span><text:span text:style-name="T213">.</text:span></text:p>
      <text:p text:style-name="P953"/>
      <text:p text:style-name="P1031">I think you should leave — Думаю, вам пора уйти.</text:p>
      <text:p text:style-name="P1032"/>
      <text:p text:style-name="P1161"><text:span text:style-name="T127">Should</text:span><text:span text:style-name="T197"> также выражает: недоумение, удивление, возмущение. В этом случае </text:span><text:span text:style-name="T214">он</text:span><text:span text:style-name="T197"> передает эмоциональную окраску высказыванию. Отрицательная форма говорит о плохой зате</text:span><text:span text:style-name="T198">е</text:span><text:span text:style-name="T197">.</text:span></text:p>
      <text:p text:style-name="P952"/>
      <text:p text:style-name="P1031">Why should I go there? - Скакой стати мне туда идти?</text:p>
      <text:p text:style-name="P1031">You shouldn`t go there — Не нужно туда идти <text:span text:style-name="T1347">(это плохая идея)</text:span>.</text:p>
      <text:p text:style-name="P912"/>
      <text:p text:style-name="P912"/>
      <text:p text:style-name="P1572"><text:span text:style-name="T261">Глагол </text:span><text:span text:style-name="T160">would</text:span></text:p>
      <text:p text:style-name="P995"/>
      <text:p text:style-name="P159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332">Грамматически использ</text:span><text:span text:style-name="T1333">уется</text:span><text:span text:style-name="T1332"> по тем же правилами, что и другие модальные глаголы.</text:span></text:p>
      <text:p text:style-name="P1595"/>
      <text:p text:style-name="P1760"><text:span text:style-name="T128">Would</text:span><text:span text:style-name="T199"> часто сокращается до </text:span><text:span text:style-name="T128">`d</text:span><text:span text:style-name="T199"> и произносится как одна буква (поначалу </text:span><text:span text:style-name="T253">его довольно сложно </text:span><text:span text:style-name="T199">расслышать), </text:span><text:span text:style-name="T250">а идущий после него смысловой глагол используется с частицей</text:span><text:span text:style-name="T128"> </text:span><text:span text:style-name="T159">to</text:span><text:span text:style-name="T250">.</text:span></text:p>
      <text:p text:style-name="P955"/>
      <text:p text:style-name="P956"><text:span text:style-name="T1331">В</text:span>стречается в вариантах, <text:span text:style-name="T1348">когда</text:span>:</text:p>
      <text:list xml:id="list196907992" text:style-name="L36">
        <text:list-item>
          <text:p text:style-name="P1594">соответствует частице «бы» (когда <text:span text:style-name="T1559">люди </text:span>представляют ситуацию);</text:p>
        </text:list-item>
        <text:list-item>
          <text:p text:style-name="P1594">сообщает о привычках прошлого (в этом случае может заменяться на <text:span text:style-name="T533">used to</text:span>).</text:p>
        </text:list-item>
      </text:list>
      <text:p text:style-name="P957"/>
      <text:p text:style-name="P1033">I would like to live in New Your — Я бы хотел жить в Нью Йорке <text:span text:style-name="T1331">(представил)</text:span>.</text:p>
      <text:p text:style-name="P1034">I wouldn`t watch this film with my child — Я бы не смотрела этот фильм с моим ребенком.</text:p>
      <text:p text:style-name="P1035">Would you like to go <text:span text:style-name="T1334">to the party with us? </text:span>—<text:span text:style-name="T1334"> Ты бы хотел пойти с нами на вечеринку?</text:span></text:p>
      <text:p text:style-name="P958"/>
      <text:p text:style-name="P1196"><text:span text:style-name="T199">Фраза </text:span><text:span text:style-name="T128">would you like</text:span><text:span text:style-name="T199"> часто используется, когда хотят предложить человеку услугу</text:span><text:span text:style-name="T217">, </text:span><text:span text:style-name="T199">предмет </text:span></text:p>
      <text:p text:style-name="P1196"><text:span text:style-name="T199">и т. п. Если человек согласен, то он отвечает </text:span><text:span text:style-name="T128">I`d like to</text:span><text:span text:style-name="T199"> (</text:span><text:span text:style-name="T216">я бы хотел</text:span><text:span text:style-name="T199">) </text:span><text:span text:style-name="T216">или </text:span><text:span text:style-name="T136">I`d love to</text:span></text:p>
      <text:p text:style-name="P1196"><text:span text:style-name="T199">(с удовольствием). <text:s/></text:span><text:span text:style-name="T128">I`d like to </text:span><text:span text:style-name="T239">можно использовать вместо</text:span><text:span text:style-name="T145"> I want.</text:span></text:p>
      <text:p text:style-name="P959"/>
      <text:p text:style-name="P1169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59"/>
      <text:p text:style-name="P1036">What would you like, coffee or tea? I`d like some cofee — Чтобы вы хотели, </text:p>
      <text:p text:style-name="P1036">кофе или чай? Я бы хотел кофе.</text:p>
      <text:p text:style-name="P959"/>
      <text:p text:style-name="P994"><text:span text:style-name="T533">Would</text:span> — это <text:span text:style-name="T533">will</text:span> в прошедшей форме. Поэтому и предложения с ним как бы </text:p>
      <text:p text:style-name="P994">в прошедшем времени (хочу → хотел бы).</text:p>
      <text:p text:style-name="P959"/>
      <text:p text:style-name="P907">Конструкция <text:span text:style-name="T533">used to</text:span></text:p>
      <text:p text:style-name="P959"/>
      <text:p text:style-name="P960">Используется, когда говорят о регулярных вещах, происходящих в прошлом. </text:p>
      <text:p text:style-name="P1162"><text:span text:style-name="T200">Британцы </text:span><text:span text:style-name="T201">предпочитают</text:span><text:span text:style-name="T200"> </text:span><text:span text:style-name="T129">used to</text:span><text:span text:style-name="T200">, американцы чаще использую </text:span><text:span text:style-name="T129">would</text:span><text:span text:style-name="T200">.</text:span></text:p>
      <text:p text:style-name="P960"/>
      <text:p text:style-name="P960">На русский <text:span text:style-name="T533">would/used to</text:span> можно перевести как «имел привычку делать» <text:span text:style-name="T1336">или</text:span> «раньше».</text:p>
      <text:p text:style-name="P961"><text:span text:style-name="T1336">Также </text:span><text:span text:style-name="T533">would/used to</text:span> <text:span text:style-name="T1336">подразумевает, что сейчас человек уже не делает того, что делал раньше.</text:span></text:p>
      <text:p text:style-name="P961"/>
      <text:p text:style-name="P962">Как правило <text:span text:style-name="T533">would</text:span> используется в ситуациях, когда указан период во время которого </text:p>
      <text:p text:style-name="P962">человек так не поступал. </text:p>
      <text:p text:style-name="P962"/>
      <text:p text:style-name="P963">После <text:span text:style-name="T533">used to</text:span> стоит глагол в начальной форме. В настоящем времени эта констуркция </text:p>
      <text:p text:style-name="P963">не используется<text:span text:style-name="T1337"> </text:span>и<text:span text:style-name="T1335"> </text:span>часто <text:span text:style-name="T1335">выпадает при переводе.</text:span></text:p>
      <text:p text:style-name="P963"/>
      <text:p text:style-name="P1037">I used to live in Bristol — Раньше я жил <text:span text:style-name="T1338">в Бристоле (а сейчас нет).</text:span></text:p>
      <text:p text:style-name="P1038">I didn`t use to drink tea — Раньше я не пил чай (а теперь пью).</text:p>
      <text:p text:style-name="P1039">Did you use to play tennis? — Ты раньше играл в теннис?</text:p>
      <text:p text:style-name="P909"/>
      <text:p text:style-name="P1120"/>
      <text:p text:style-name="P1570">Повелительно наклонение. Imperative</text:p>
      <text:p text:style-name="P969"/>
      <text:p text:style-name="P970">Это способ озвучить распоряжение, приказ, <text:span text:style-name="T1350">просьбу</text:span> или призыв к действию.</text:p>
      <text:p text:style-name="P970">В речи очень часто используются предложения в форме повелительного наклонения.</text:p>
      <text:p text:style-name="P970"/>
      <text:p text:style-name="P1170"><text:span text:style-name="T218">Чтобы выразить приказ или </text:span><text:span text:style-name="T254">настойчивую </text:span><text:span text:style-name="T218">просьбу, нужно начать предложение с глагола </text:span></text:p>
      <text:p text:style-name="P1170"><text:span text:style-name="T218">в начальной форме (</text:span><text:span text:style-name="T255">подлежащее </text:span><text:span text:style-name="T258">отсутствует в повелительном наклонении</text:span><text:span text:style-name="T218">).</text:span></text:p>
      <text:p text:style-name="P970"/>
      <text:p text:style-name="P73"><text:span text:style-name="T370">C</text:span><text:span text:style-name="T364">ome here — Подойдите сюда (призыв к действию).</text:span></text:p>
      <text:p text:style-name="P1043">Put your gun down! — Опусти оружие! (приказ).</text:p>
      <text:p text:style-name="P1043">Help! — Помогите! (настойчивая просьба).</text:p>
      <text:p text:style-name="P971"/>
      <text:p text:style-name="P1354"><text:span text:style-name="T168">Чтобы просьба звучала вежливее, </text:span><text:span text:style-name="T220">используют слово please: </text:span><text:span text:style-name="T137">Come here, please</text:span><text:span text:style-name="T220">.</text:span></text:p>
      <text:p text:style-name="P1355"><text:span text:style-name="T220">Е</text:span><text:span text:style-name="T168">сли </text:span><text:span text:style-name="T221">человеку предлагают угоститься едой, то часто начинают предложение с </text:span><text:span text:style-name="T138">have</text:span><text:span text:style-name="T221">.</text:span></text:p>
      <text:p text:style-name="P973"/>
      <text:p text:style-name="P1044">Have a cake, please — Угощайтесь тортом, пожалуйста.</text:p>
      <text:p text:style-name="P972"/>
      <text:p text:style-name="P1394"><text:span text:style-name="T168">Глагол </text:span><text:span text:style-name="T112">have</text:span><text:span text:style-name="T168"> может входить в устойчивые обороты, связанные с пожеланием. </text:span></text:p>
      <text:p text:style-name="P972">В этом случае он обычно выпадает при переводе.</text:p>
      <text:p text:style-name="P974"/>
      <text:p text:style-name="P74"><text:span text:style-name="T371">H</text:span><text:span text:style-name="T364">ave a nice time — Приятно провести время.</text:span></text:p>
      <text:p text:style-name="P1045">Have fun — Повеселитесь.</text:p>
      <text:p text:style-name="P1045"/>
      <text:p text:style-name="P274"><text:span text:style-name="T364">Если нужно призвать человека или группу людей совершить что-то вместе, то нужно использовать </text:span><text:span text:style-name="T112">let`s (let us)</text:span><text:span text:style-name="T364"> перед глаголом. Это еще один способ говорить вежливее </text:span></text:p>
      <text:p text:style-name="P975">в повелительном наклонении.</text:p>
      <text:p text:style-name="P975"/>
      <text:p text:style-name="P1045">Let`s do it — Давай сделаем это (досл. Позволь нам сделать это).</text:p>
      <text:p text:style-name="P1045">Let`s not watch this movie — Давай не будем смотреть этот фильм.</text:p>
      <text:p text:style-name="P975"/>
      <text:p text:style-name="P274"><text:span text:style-name="T364">Если нужно попросить человека не делать что-либо, то нужно начать с </text:span><text:span text:style-name="T112">don`t</text:span><text:span text:style-name="T364">.</text:span></text:p>
      <text:p text:style-name="P1047">Don`t do it — Не делай этого. Don`t come here — Не подходи сюда. </text:p>
      <text:p text:style-name="P1046"/>
      <text:p text:style-name="P1119">Пассивный<text:span text:style-name="T1358"> </text:span>залог. <text:span text:style-name="T1359">Passive Voice</text:span></text:p>
      <text:p text:style-name="P976"/>
      <text:p text:style-name="P1171"><text:span text:style-name="T222">В английском языке, как и в русском, </text:span><text:span text:style-name="T223">есть </text:span><text:span text:style-name="T259">два</text:span><text:span text:style-name="T222"> вида залога: активный и пассивный.</text:span></text:p>
      <text:p text:style-name="P1171"><text:span text:style-name="T222">Активный залог </text:span><text:span text:style-name="T223">по другому</text:span><text:span text:style-name="T222"> называется действительным (я сам совершаю действие), </text:span></text:p>
      <text:p text:style-name="P977">а пассивный — страдательным (надо мной совершают действие.)</text:p>
      <text:p text:style-name="P978"/>
      <text:p text:style-name="P979">Порядок слов <text:span text:style-name="T1562">у </text:span>предложения в пассивном залоге: </text:p>
      <text:list xml:id="list1922426067" text:style-name="L37">
        <text:list-item>
          <text:p text:style-name="P1596">подлежащее;</text:p>
        </text:list-item>
        <text:list-item>
          <text:p text:style-name="P1596">сказуемое в пассивном залоге (что сделано);</text:p>
        </text:list-item>
        <text:list-item>
          <text:p text:style-name="P1596">дополнение;</text:p>
        </text:list-item>
        <text:list-item>
          <text:p text:style-name="P1596">обстоятельство.</text:p>
        </text:list-item>
      </text:list>
      <text:p text:style-name="P980"/>
      <text:p text:style-name="P1172"><text:span text:style-name="T224">Сказуемое в пассивном залоге состоит из 2х частей: вспомогательного глагола </text:span><text:span text:style-name="T142">be</text:span><text:span text:style-name="T224"> </text:span></text:p>
      <text:p text:style-name="P1172"><text:span text:style-name="T224">и смыслового глагола в 3й форме </text:span><text:span text:style-name="T237">(для </text:span><text:span text:style-name="T238">группы </text:span><text:span text:style-name="T237">Simple)</text:span><text:span text:style-name="T224">.</text:span></text:p>
      <text:p text:style-name="P981"/>
      <text:p text:style-name="P75"><text:span text:style-name="T375">I finished my work</text:span><text:span text:style-name="T364"> yesterday — </text:span><text:span text:style-name="T375">Я закончил работу</text:span><text:span text:style-name="T364"> вчера (активный залог).</text:span></text:p>
      <text:p text:style-name="P75"><text:span text:style-name="T375">The work was finished</text:span><text:span text:style-name="T364"> yesterday — </text:span><text:span text:style-name="T375">Работа была закончена</text:span><text:span text:style-name="T364"> вчера (пассивный залог).</text:span></text:p>
      <text:p text:style-name="P992"/>
      <text:p text:style-name="P1177"><text:soft-page-break/><text:span text:style-name="T235">П</text:span><text:span text:style-name="T234">ассивный залог </text:span><text:span text:style-name="T235">обычно </text:span><text:span text:style-name="T234">используется, когда автор действия неизвестен, не важен </text:span></text:p>
      <text:p text:style-name="P275"><text:span text:style-name="T364">или намеренно скрыт. </text:span><text:span text:style-name="T373">Пассивный залог часто применяется в деловой речи.</text:span></text:p>
      <text:p text:style-name="P1048"/>
      <text:p text:style-name="P1049">This house is quite old. It was buil in 1990 — Дом старый. Он был простроен в 1990 году.</text:p>
      <text:p text:style-name="P1049">(кто построил дом — неизвестно; известен только дом, и что с ним сделали — построили).</text:p>
      <text:p text:style-name="P1050"/>
      <text:p text:style-name="P1173"><text:span text:style-name="T225">Если нужно указать </text:span><text:span text:style-name="T226">автора</text:span><text:span text:style-name="T225"> действи</text:span><text:span text:style-name="T226">я</text:span><text:span text:style-name="T225">, то это можно сделать в дополнении с использованием предлога </text:span><text:span text:style-name="T143">by</text:span><text:span text:style-name="T225"> (кем). </text:span><text:span text:style-name="T246">Автор действия стоит в конце предложения.</text:span></text:p>
      <text:p text:style-name="P982"/>
      <text:p text:style-name="P1049">Ann Karenina was written by Leo Tolstoy — Анна Каренина была написана Львом Толстым.</text:p>
      <text:p text:style-name="P1174"><text:span text:style-name="T139">(</text:span><text:span text:style-name="T140">над книгой совершили действие — ее написали</text:span><text:span text:style-name="T139">)</text:span></text:p>
      <text:p text:style-name="P1051"/>
      <text:p text:style-name="P1313"><text:span text:style-name="T227">Подлежащие </text:span><text:span text:style-name="T141">I</text:span><text:span text:style-name="T227">, в предложении с пассивным залогом, часто переводится не как «я», </text:span></text:p>
      <text:p text:style-name="P984">а как «мне/мной/меня».</text:p>
      <text:p text:style-name="P983"/>
      <text:p text:style-name="P1052">I am ignored all the time — Меня игнорируют все время.</text:p>
      <text:p text:style-name="P1052">I was born in 1990 — Я родился в 1990 году (Меня родили в 1990 году).</text:p>
      <text:p text:style-name="P1052"/>
      <text:p text:style-name="P1178"><text:span text:style-name="T227">При переводе </text:span><text:span text:style-name="T141">I was born</text:span><text:span text:style-name="T227">, не совсем понятно, что это пассивный залог </text:span><text:span text:style-name="T233">(</text:span><text:span text:style-name="T144">I</text:span><text:span text:style-name="T233"> переводится как «я»)</text:span><text:span text:style-name="T227">.</text:span></text:p>
      <text:p text:style-name="P763"><text:span text:style-name="T227">В английском таких фраз мног</text:span><text:span text:style-name="T260">о</text:span><text:span text:style-name="T227">. </text:span><text:span text:style-name="T236">Их</text:span><text:span text:style-name="T227"> нужно просто </text:span><text:span text:style-name="T236">запомнить</text:span><text:span text:style-name="T227">, </text:span><text:span text:style-name="T228">например:</text:span></text:p>
      <text:list xml:id="list3407132623" text:style-name="L38">
        <text:list-item>
          <text:p text:style-name="P1597">be born — родился (в Past Simple);</text:p>
        </text:list-item>
        <text:list-item>
          <text:p text:style-name="P1597">be gone — умер (в Present Simple).</text:p>
        </text:list-item>
      </text:list>
      <text:p text:style-name="P985"/>
      <text:p text:style-name="P988">Present Simple Passive: </text:p>
      <text:p text:style-name="P1055">Children are taught at school — Детей учат в школе.</text:p>
      <text:p text:style-name="P986"/>
      <text:p text:style-name="P988">Past Simple Passive: </text:p>
      <text:p text:style-name="P1055">I was taught to ride a bike by my dadschool — Меня научил ездить на велосипеде папа.</text:p>
      <text:p text:style-name="P986"/>
      <text:p text:style-name="P988">Future Simple Passive: </text:p>
      <text:p text:style-name="P1055">I will be taught English at university — Меня будут учить английскому в универе.</text:p>
      <text:p text:style-name="P1053"/>
      <text:p text:style-name="P987">Present Perfect Passive <text:span text:style-name="T1355">требует дополнительно</text:span><text:span text:style-name="T1357">го</text:span><text:span text:style-name="T1355"> слов</text:span><text:span text:style-name="T1357">а</text:span><text:span text:style-name="T1355"> </text:span><text:span text:style-name="T549">been, </text:span><text:span text:style-name="T1357">после</text:span><text:span text:style-name="T550"> have</text:span><text:span text:style-name="T1355">. </text:span></text:p>
      <text:p text:style-name="P989"><text:span text:style-name="T1396">Е</text:span>сли его не указать, то предложение будет в форме активного залога (Present Perfect).</text:p>
      <text:p text:style-name="P1054"/>
      <text:p text:style-name="P1054">I have been taught an important lesson — Мне преподали важный урок.</text:p>
      <text:p text:style-name="P1056">I have <text:span text:style-name="T1356">taught an important lesson — </text:span>Я преподал важный урок.</text:p>
      <text:p text:style-name="P990"/>
      <text:p text:style-name="P986">Предложение в Present Perfect Passive можно перепутать с Present Perfect Continuous.</text:p>
      <text:p text:style-name="P986">Здесь главное в том, что в Passive смысловой глагол стоит в 3й форме, </text:p>
      <text:p text:style-name="P276"><text:span text:style-name="T364">а в Continuous — с окончанием </text:span><text:span text:style-name="T112">ing</text:span><text:span text:style-name="T364">.</text:span></text:p>
      <text:p text:style-name="P986"/>
      <text:p text:style-name="P1175"><text:span text:style-name="T71">I have been </text:span><text:span text:style-name="T73">speaking</text:span><text:span text:style-name="T71"> English for 2 years. </text:span><text:span text:style-name="T72">—</text:span><text:span text:style-name="T71"> Я </text:span><text:span text:style-name="T73">говорю по</text:span><text:span text:style-name="T71"> английски уже 2 года.</text:span></text:p>
      <text:p text:style-name="P1175"><text:span text:style-name="T71">I </text:span><text:span text:style-name="T74">have been </text:span><text:span text:style-name="T73">spoken English — </text:span><text:span text:style-name="T75">Со мной</text:span><text:span text:style-name="T73"> говорили по английски.</text:span></text:p>
      <text:p text:style-name="P1059"/>
      <text:p text:style-name="P1176"><text:span text:style-name="T269">Т</text:span><text:span text:style-name="T270">акже можно легко перепутать ситуации, когда be используется с прилагательным </text:span><text:span text:style-name="T271">и</text:span><text:span text:style-name="T270"> когда </text:span></text:p>
      <text:p text:style-name="P1176"><text:span text:style-name="T271">с</text:span><text:span text:style-name="T270"> пассивн</text:span><text:span text:style-name="T271">ым</text:span><text:span text:style-name="T270"> залог</text:span><text:span text:style-name="T271">ом</text:span><text:span text:style-name="T270">. Здесь важно отлич</text:span><text:span text:style-name="T271">а</text:span><text:span text:style-name="T270">ть прилагательное от глагола.</text:span></text:p>
      <text:p text:style-name="P1060"/>
      <text:p text:style-name="P687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63"><text:span text:style-name="T73">I </text:span><text:span text:style-name="T70">am ignored all the time — Меня игнорируют все время (ignored — глагол в 3й форме).</text:span></text:p>
      <text:p text:style-name="P1629"/>
      <text:p text:style-name="P1826">Вопросительные предложения</text:p>
      <text:p text:style-name="P801"/>
      <text:p text:style-name="P803">Чтобы задать вопрос, нужно придерживаться обратного порядка слов, когда </text:p>
      <text:p text:style-name="P803">вспомогательный глагол стоит перед подлежащим (см. выше).</text:p>
      <text:p text:style-name="P803"/>
      <text:p text:style-name="P803">В вопросе может не быть вопросительного слова, смыслового глагола, дополнения, </text:p>
      <text:p text:style-name="P803">но в нем всегда есть вспомогательный глагол и подлежащее.</text:p>
      <text:p text:style-name="P803"/>
      <text:p text:style-name="P1241">В английском есть 5 типов вопросов: <text:span text:style-name="T1447">общий, разделительный, </text:span><text:span text:style-name="T1450">специальный, </text:span></text:p>
      <text:p text:style-name="P1434">вопрос к подлежащему и вопрос с альтернативой.</text:p>
      <text:p text:style-name="P805"/>
      <text:p text:style-name="P893">Общий вопрос</text:p>
      <text:p text:style-name="P804"/>
      <text:p text:style-name="P80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804"/>
      <text:p text:style-name="P1356"><text:span text:style-name="T272">Чтобы коротко ответить на </text:span><text:span text:style-name="T273">такой </text:span><text:span text:style-name="T272">вопрос, недостаточно просто написать </text:span><text:span text:style-name="T76">yes/no</text:span><text:span text:style-name="T272">. Нужно также добавить корешок — местоимение со вспомогательным глаголом. </text:span><text:span text:style-name="T274">Корешок</text:span><text:span text:style-name="T272"> будет указыват</text:span><text:span text:style-name="T274">ь</text:span><text:span text:style-name="T272"> на мысль, которая была сказана в предыдушем предложении:</text:span></text:p>
      <text:p text:style-name="P1096"/>
      <text:p text:style-name="P1092"><text:span text:style-name="T1187">Do you play</text:span> the piano? <text:span text:style-name="T751">—</text:span> Yes, <text:span text:style-name="T1188">I do</text:span><text:span text:style-name="T1215">.</text:span></text:p>
      <text:p text:style-name="P1093"><text:span text:style-name="T1188">Does Rita play</text:span><text:span text:style-name="T1215"> football? </text:span><text:span text:style-name="T751">— </text:span><text:span text:style-name="T1215">No, </text:span><text:span text:style-name="T1188">she doesn`t</text:span><text:span text:style-name="T1215">.</text:span> </text:p>
      <text:p text:style-name="P802"/>
      <text:p text:style-name="P893">Разделительный вопрос</text:p>
      <text:p text:style-name="P804"/>
      <text:p text:style-name="P1181"><text:span text:style-name="T275">Вопрос, который часто используется в разговорной речи, когда собеседник пытается </text:span><text:span text:style-name="T281">начать или поддержать беседу. Также с помощью таких вопросов можно </text:span><text:span text:style-name="T275">выяснить какую-то информацию на основе имеющихся фактов.</text:span></text:p>
      <text:p text:style-name="P806"/>
      <text:p text:style-name="P1179"><text:span text:style-name="T275">С</text:span><text:span text:style-name="T276">остоит из 2х частей, разделенных запятой: утверждения и противоположного корешка. </text:span></text:p>
      <text:p text:style-name="P807">Корешок можно переводить словами: «правда?» «да?», «не так ли?», «верно?»</text:p>
      <text:p text:style-name="P76"><text:span text:style-name="T50">Y</text:span><text:span text:style-name="T49">ou play tennis every day, don`t you? </text:span><text:span text:style-name="T51">—</text:span><text:span text:style-name="T49"> Ты играешь в теннис, да?</text:span></text:p>
      <text:p text:style-name="P807"/>
      <text:p text:style-name="P1179"><text:span text:style-name="T276">В </text:span><text:span text:style-name="T277">корешке </text:span><text:span text:style-name="T276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8"/>
      <text:p text:style-name="P809">Если в главной части отрицание, то в корешке должно быть утверждение (и наоборот). </text:p>
      <text:p text:style-name="P46"><text:span text:style-name="T52">You </text:span><text:span text:style-name="T53">don`t like tomato juice, do you? </text:span><text:span text:style-name="T51">—</text:span><text:span text:style-name="T53"> Ты не любишь томатный сок, да?</text:span></text:p>
      <text:p text:style-name="P809"/>
      <text:p text:style-name="P1308"><text:span text:style-name="T278">Если в гланой части используется </text:span><text:span text:style-name="T77">I am</text:span><text:span text:style-name="T278">, то в корешке нужно говорить </text:span><text:span text:style-name="T77">aren`t I</text:span><text:span text:style-name="T278">, а не </text:span><text:span text:style-name="T77">amn`t I</text:span><text:span text:style-name="T343">.</text:span></text:p>
      <text:p text:style-name="P152"><text:span text:style-name="T52">I </text:span><text:span text:style-name="T49">am a famous artist, aren`t I? </text:span><text:span text:style-name="T51">—</text:span><text:span text:style-name="T49"> Я знаменитая художница, да?</text:span></text:p>
      <text:p text:style-name="P809"/>
      <text:p text:style-name="P81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10"/>
      <text:p text:style-name="P1180"><text:span text:style-name="T279">П</text:span><text:span text:style-name="T280">осему на такие вопросы лучше отвечать так, чтобы ответ отражал реальное </text:span></text:p>
      <text:p text:style-name="P811">положение дел, а не форму вопроса.</text:p>
      <text:p text:style-name="P811"/>
      <text:p text:style-name="P47"><text:span text:style-name="T54">T</text:span><text:span text:style-name="T49">hat isn`t your car, is it? Yes, it is — Это не твоя машина, да? Нет, моя</text:span></text:p>
      <text:p text:style-name="P1187"><text:span text:style-name="T83">Можно</text:span><text:span text:style-name="T70"> ответить </text:span><text:span text:style-name="T83">и так</text:span><text:span text:style-name="T70">: Yes, it is my car — Да, это моя машина.</text:span></text:p>
      <text:p text:style-name="P895"><text:soft-page-break/>Специальный вопрос</text:p>
      <text:p text:style-name="P812"/>
      <text:p text:style-name="P813">Самый популярный тип вопроса. Используется для получения доп. информации, </text:p>
      <text:p text:style-name="P1357"><text:span text:style-name="T268">поэтому всегда начинается с вопросительного слова </text:span><text:span text:style-name="T283">или связки</text:span><text:span text:style-name="T268">.</text:span></text:p>
      <text:p text:style-name="P814"/>
      <text:p text:style-name="P815">Вопросительные слова:</text:p>
      <text:list xml:id="list3982890506" text:style-name="L39">
        <text:list-item>
          <text:p text:style-name="P1763"><text:span text:style-name="T268">who [ху] — </text:span><text:span text:style-name="T282">кто</text:span><text:span text:style-name="T268">;</text:span></text:p>
        </text:list-item>
        <text:list-item>
          <text:p text:style-name="P1763"><text:span text:style-name="T268">whom [хум] — </text:span><text:span text:style-name="T282">кого</text:span><text:span text:style-name="T268">;</text:span></text:p>
        </text:list-item>
        <text:list-item>
          <text:p text:style-name="P1763"><text:span text:style-name="T268">whose [хуз] — </text:span><text:span text:style-name="T282">чей</text:span><text:span text:style-name="T268">;</text:span></text:p>
        </text:list-item>
        <text:list-item>
          <text:p text:style-name="P1763"><text:span text:style-name="T268">what — </text:span><text:span text:style-name="T282">что, какой</text:span><text:span text:style-name="T268">;</text:span></text:p>
        </text:list-item>
        <text:list-item>
          <text:p text:style-name="P1763"><text:span text:style-name="T268">which — </text:span><text:span text:style-name="T282">который</text:span><text:span text:style-name="T268">;</text:span></text:p>
        </text:list-item>
        <text:list-item>
          <text:p text:style-name="P1763"><text:span text:style-name="T268">where [</text:span><text:span text:style-name="T282">вэа</text:span><text:span text:style-name="T268">] — </text:span><text:span text:style-name="T282">где, куда</text:span><text:span text:style-name="T268">;</text:span></text:p>
        </text:list-item>
        <text:list-item>
          <text:p text:style-name="P1763"><text:span text:style-name="T268">when — </text:span><text:span text:style-name="T282">когда</text:span><text:span text:style-name="T268">;</text:span></text:p>
        </text:list-item>
        <text:list-item>
          <text:p text:style-name="P1763"><text:span text:style-name="T268">why [</text:span><text:span text:style-name="T282">вай</text:span><text:span text:style-name="T268">] — </text:span><text:span text:style-name="T282">зачем, почему</text:span><text:span text:style-name="T268">;</text:span></text:p>
        </text:list-item>
        <text:list-item>
          <text:p text:style-name="P1599">how [хау] — как;</text:p>
        </text:list-item>
        <text:list-item>
          <text:p text:style-name="P1763"><text:span text:style-name="T268">how often [хау офэн] — </text:span><text:span text:style-name="T282">как часто</text:span><text:span text:style-name="T268">;</text:span></text:p>
        </text:list-item>
        <text:list-item>
          <text:p text:style-name="P1763"><text:span text:style-name="T268">how many — </text:span><text:span text:style-name="T282">сколько (исчисляемые существительные)</text:span><text:span text:style-name="T268">;</text:span></text:p>
        </text:list-item>
        <text:list-item>
          <text:p text:style-name="P1763"><text:span text:style-name="T268">how much — </text:span><text:span text:style-name="T282">сколько (неисчесляемые существительные)</text:span><text:span text:style-name="T268">;</text:span></text:p>
        </text:list-item>
        <text:list-item>
          <text:p text:style-name="P1763"><text:span text:style-name="T268">how long [хау лон] — </text:span><text:span text:style-name="T282">как долго</text:span><text:span text:style-name="T268">;</text:span></text:p>
        </text:list-item>
        <text:list-item>
          <text:p text:style-name="P1763"><text:span text:style-name="T268">how long ago — </text:span><text:span text:style-name="T282">как давно</text:span><text:span text:style-name="T268">;</text:span></text:p>
        </text:list-item>
        <text:list-item>
          <text:p text:style-name="P1763"><text:span text:style-name="T268">how old — </text:span><text:span text:style-name="T282">сколько лет</text:span><text:span text:style-name="T268">.</text:span></text:p>
        </text:list-item>
      </text:list>
      <text:p text:style-name="P808"/>
      <text:p text:style-name="P1358"><text:span text:style-name="T78">W</text:span><text:span text:style-name="T70">hat</text:span><text:span text:style-name="T268"> и </text:span><text:span text:style-name="T70">which</text:span><text:span text:style-name="T268"> могут использоваться отдельно или с уточняющим словом, обычно, существительным, и тогда переводятся как «какой» и «какой из» </text:span><text:span text:style-name="T283">соотв</text:span><text:span text:style-name="T268">. </text:span></text:p>
      <text:p text:style-name="P816"/>
      <text:p text:style-name="P1061">What do you like? — Что ты любишь?</text:p>
      <text:p text:style-name="P1061">What car have you got? — Какая у тебя машина?</text:p>
      <text:p text:style-name="P1061">Which car is yours? — Какая из машин твоя? </text:p>
      <text:p text:style-name="P1061"/>
      <text:p text:style-name="P1303"><text:span text:style-name="T98">Which</text:span><text:span text:style-name="T283"> подразумевает выбор из нескольких вариантов. </text:span><text:span text:style-name="T284">Слово </text:span><text:span text:style-name="T79">how</text:span><text:span text:style-name="T284"> чаще присутствует в </text:span><text:span text:style-name="T286">связке</text:span><text:span text:style-name="T284"> с прилагательным или наречием, но может употребляться и самостоятельно.</text:span></text:p>
      <text:p text:style-name="P817"/>
      <text:p text:style-name="P1062">How old are you? — Сколько тебе лет?</text:p>
      <text:p text:style-name="P1062">How are you? — Как ты?</text:p>
      <text:p text:style-name="P818"/>
      <text:p text:style-name="P77"><text:span text:style-name="T268">Вопрос с </text:span><text:span text:style-name="T49">how much</text:span><text:span text:style-name="T268"> задают, когда спрашивают о веществах, жидкостях или абстрактных понятиях </text:span><text:span text:style-name="T285">(что нельзя количественно посчитать)</text:span><text:span text:style-name="T268">. А с </text:span><text:span text:style-name="T49">how many</text:span><text:span text:style-name="T268">, когда спрашивают </text:span></text:p>
      <text:p text:style-name="P818">о нескольких предметах. </text:p>
      <text:p text:style-name="P817"/>
      <text:p text:style-name="P1062">How much money have you got? — Сколько у тебя денег? (<text:span text:style-name="T1362">много, </text:span>абстракция).</text:p>
      <text:p text:style-name="P1062">How many friends have you got? — Сколько у тебя друзей? (<text:span text:style-name="T1363">10, </text:span>количество).</text:p>
      <text:p text:style-name="P1062"/>
      <text:p text:style-name="P894">Вопрос к подлежащему</text:p>
      <text:p text:style-name="P819"/>
      <text:p text:style-name="P1182"><text:span text:style-name="T287">Задается, когда хотят узнать кто или что совершает действие. Начинается со слова </text:span><text:span text:style-name="T80">who</text:span><text:span text:style-name="T287"> </text:span></text:p>
      <text:p text:style-name="P1182"><text:span text:style-name="T287">или </text:span><text:span text:style-name="T80">what</text:span><text:span text:style-name="T287">, которое заменяют собой подлежащее. При этом порядок слов остается таким же, что и в утрверждении. В</text:span><text:span text:style-name="T288">спомогательный глагол часто отсутсвует в таком вопросе.</text:span></text:p>
      <text:p text:style-name="P820"/>
      <text:p text:style-name="P1064">Who is in the Room? — Кто в комнате?</text:p>
      <text:p text:style-name="P1063">What was that? — Что это было?</text:p>
      <text:p text:style-name="P1063"/>
      <text:p text:style-name="P1188"><text:span text:style-name="T344">Здесь</text:span><text:span text:style-name="T100"> </text:span><text:span text:style-name="T101">w</text:span><text:span text:style-name="T70">ho</text:span><text:span text:style-name="T100">, </text:span><text:span text:style-name="T70">what</text:span><text:span text:style-name="T268"> </text:span><text:span text:style-name="T289">условно </text:span><text:span text:style-name="T268">являются 3м лицом единственного числа — т. е. </text:span><text:span text:style-name="T70">he/she/it</text:span><text:span text:style-name="T268">.</text:span></text:p>
      <text:p text:style-name="P1183"><text:soft-page-break/><text:span text:style-name="T268">Если подлежащее предполагается во множественном числе, то </text:span><text:span text:style-name="T288">в форму множественного числа нужно поставить глагол.</text:span></text:p>
      <text:p text:style-name="P821"/>
      <text:p text:style-name="P78"><text:span text:style-name="T49">Who </text:span><text:span text:style-name="T66">are</text:span><text:span text:style-name="T49"> my best friends? → </text:span><text:span text:style-name="T66">Mike and Paul</text:span><text:span text:style-name="T49"> are my best friends.</text:span></text:p>
      <text:p text:style-name="P821"/>
      <text:p text:style-name="P896">Вопрос с альтернативой</text:p>
      <text:p text:style-name="P822"/>
      <text:p text:style-name="P1359"><text:span text:style-name="T268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0">or</text:span><text:span text:style-name="T268"> (в подлежащем, сказуемоем, дополнении или даже в слове </text:span><text:span text:style-name="T70">not</text:span><text:span text:style-name="T268">).</text:span></text:p>
      <text:p text:style-name="P1099"/>
      <text:p text:style-name="P1184"><text:span text:style-name="T49">Does </text:span><text:span text:style-name="T66">your mother or your father</text:span><text:span text:style-name="T49"> help you? (</text:span><text:span text:style-name="T55">п</text:span><text:span text:style-name="T49">одлежаще</text:span><text:span text:style-name="T55">е</text:span><text:span text:style-name="T49">)</text:span></text:p>
      <text:p text:style-name="P1184"><text:span text:style-name="T81">Has he just </text:span><text:span text:style-name="T111">arrived or left</text:span><text:span text:style-name="T81">? (в смыслово</text:span><text:span text:style-name="T82">й</text:span><text:span text:style-name="T81"> глагол)</text:span></text:p>
      <text:p text:style-name="P1184"><text:span text:style-name="T81">Will you go to Kiev </text:span><text:span text:style-name="T111">by train or by plane</text:span><text:span text:style-name="T81">? (дополнени</text:span><text:span text:style-name="T82">е</text:span><text:span text:style-name="T81">)</text:span></text:p>
      <text:p text:style-name="P1184"><text:span text:style-name="T81">Do you like </text:span><text:span text:style-name="T111">sushi or not</text:span><text:span text:style-name="T81">? (слов</text:span><text:span text:style-name="T82">о</text:span><text:span text:style-name="T81"> not)</text:span></text:p>
      <text:p text:style-name="P825"/>
      <text:p text:style-name="P661"><text:span text:style-name="T69">В</text:span><text:span text:style-name="T48">опросы с предлогами</text:span></text:p>
      <text:p text:style-name="P823"/>
      <text:p text:style-name="P826">По началу вызывают много трудностей, т. к. в русском языке предлог и вопросительное </text:p>
      <text:p text:style-name="P826">слово стоят рядом, а в английском они находятся в разных местах. </text:p>
      <text:p text:style-name="P827"/>
      <text:p text:style-name="P827">В английском вопросе предлог стоит в самом конце, но при переводе </text:p>
      <text:p text:style-name="P827">относится к началу предложения.</text:p>
      <text:p text:style-name="P827"/>
      <text:p text:style-name="P1360"><text:span text:style-name="T45">W</text:span><text:span text:style-name="T44">ho</text:span><text:span text:style-name="T268"> do you meet </text:span><text:span text:style-name="T1360">with</text:span><text:span text:style-name="T268">? — </text:span><text:span text:style-name="T1360">С</text:span><text:span text:style-name="T268"> </text:span><text:span text:style-name="T44">кем</text:span><text:span text:style-name="T268"> ты встречаешься?</text:span></text:p>
      <text:p text:style-name="P1360"><text:span text:style-name="T45">W</text:span><text:span text:style-name="T44">hat</text:span><text:span text:style-name="T268"> are you looking </text:span><text:span text:style-name="T1360">at</text:span><text:span text:style-name="T268">? — </text:span><text:span text:style-name="T1360">На</text:span><text:span text:style-name="T268"> </text:span><text:span text:style-name="T44">что</text:span><text:span text:style-name="T268"> ты смотришь?</text:span></text:p>
      <text:p text:style-name="P828"/>
      <text:p text:style-name="P1185"><text:span text:style-name="T291">Ч</text:span><text:span text:style-name="T290">асто логика использования предлогов в русском и английском не совпадают. </text:span></text:p>
      <text:p text:style-name="P829">Поэтому лучше запомнить некоторые устойчивые сочетания предлогов с глаголами, </text:p>
      <text:p text:style-name="P830">которые встречаются достаточно часто:</text:p>
      <text:list xml:id="list679169346" text:style-name="L40">
        <text:list-item>
          <text:p text:style-name="P1764"><text:span text:style-name="T268">what … like — на что похож (здесь </text:span><text:span text:style-name="T70">like</text:span><text:span text:style-name="T268"> не глагол, а предлог);</text:span></text:p>
        </text:list-item>
        <text:list-item>
          <text:p text:style-name="P1600">look at — стмотреть на;</text:p>
        </text:list-item>
        <text:list-item>
          <text:p text:style-name="P1600">look for — искать;</text:p>
        </text:list-item>
        <text:list-item>
          <text:p text:style-name="P1600">listen to — слушать;</text:p>
        </text:list-item>
        <text:list-item>
          <text:p text:style-name="P1600">wait for — ждать;</text:p>
        </text:list-item>
        <text:list-item>
          <text:p text:style-name="P1600">stay at — останавливаться (например, в отеле).</text:p>
        </text:list-item>
      </text:list>
      <text:p text:style-name="P1360"/>
      <text:p text:style-name="P1065">What does he look like? — Как он выглядит?</text:p>
      <text:p text:style-name="P1065">What are you looking at? — На что ты смотришь?</text:p>
      <text:p text:style-name="P828"/>
      <text:p text:style-name="P1186"><text:span text:style-name="T290">П</text:span><text:span text:style-name="T293">римеры </text:span><text:span text:style-name="T292">5</text:span><text:span text:style-name="T293"> типов вопросов во всех временах, а также с модальными глаголами </text:span></text:p>
      <text:p text:style-name="P832">можно найти на стр. 146.</text:p>
      <text:p text:style-name="P831"/>
      <text:p text:style-name="P1121"/>
      <text:p text:style-name="P1571">Отрицательные предложения</text:p>
      <text:p text:style-name="P824"/>
      <text:p text:style-name="P834">Чтобы придать мысли отрицательное значение, используются 2 способа:</text:p>
      <text:list xml:id="list913911389" text:style-name="L41">
        <text:list-item>
          <text:p text:style-name="P1601">отрицательная частица <text:span text:style-name="T533">not</text:span>;</text:p>
        </text:list-item>
        <text:list-item>
          <text:p text:style-name="P1601">слово <text:span text:style-name="T533">never</text:span> (и другие слова, придающие отрицательное значение).</text:p>
        </text:list-item>
      </text:list>
      <text:p text:style-name="P833"/>
      <text:p text:style-name="P835">Частица <text:span text:style-name="T533">not</text:span> стоит всегда в связке либо со вспомогательным глаголом, либо с модальным.</text:p>
      <text:p text:style-name="P835">Она является частью сказуемого. Переводится как «не».</text:p>
      <text:p text:style-name="P835"/>
      <text:p text:style-name="P1066">I not like horror movies (неправильно, остуствует вспомогательный глагол)</text:p>
      <text:p text:style-name="P1066">I do n<text:span text:style-name="T1364">o</text:span>t like horror movies (правильно <text:span text:style-name="T1365">для простых предложений</text:span>)</text:p>
      <text:p text:style-name="P835"/>
      <text:p text:style-name="P836">В сложных предложениях, где несколько глаголов, используются другие правила.</text:p>
      <text:p text:style-name="P838"><text:span text:style-name="T1369">C</text:span>казуемым обычно является самый первый глагол. Если отрицатульную мысль сообщить </text:p>
      <text:p text:style-name="P838">в дополнении, то not будет стоять самостоятельно.</text:p>
      <text:p text:style-name="P837"/>
      <text:p text:style-name="P1095">It`s quite impolite not to call me back — Очень не вежливо не перезванивать мне.</text:p>
      <text:p text:style-name="P1095">(здесь сказуемым является первый глагол — is)</text:p>
      <text:p text:style-name="P839"/>
      <text:p text:style-name="P1424"><text:span text:style-name="T357">С</text:span><text:span text:style-name="T356">амые важные глаголы</text:span></text:p>
      <text:p text:style-name="P840"/>
      <text:p text:style-name="P841">Это <text:span text:style-name="T533">be</text:span>, <text:span text:style-name="T533">do</text:span>, <text:span text:style-name="T533">have</text:span> и <text:span text:style-name="T533">get</text:span>. Они могут быть как смысловыми, так и вспомогательными <text:span text:style-name="T1372">(кроме </text:span><text:span text:style-name="T556">get</text:span><text:span text:style-name="T1372">)</text:span>.</text:p>
      <text:p text:style-name="P841">Они могут входить в устойчивые сочетания, где меняют свое значение.</text:p>
      <text:p text:style-name="P841"/>
      <text:p text:style-name="P886">Глагол <text:span text:style-name="T533">be</text:span></text:p>
      <text:p text:style-name="P841"/>
      <text:p text:style-name="P770"><text:span text:style-name="T378">Э</text:span><text:span text:style-name="T379">то начальная форма глагола</text:span><text:span text:style-name="T380"> «быть». </text:span><text:span text:style-name="T385">В </text:span><text:span text:style-name="T378">Present Simple </text:span><text:span text:style-name="T396">be</text:span><text:span text:style-name="T378"> </text:span><text:span text:style-name="T377">изменяется</text:span><text:span text:style-name="T378"> на</text:span><text:span text:style-name="T380">: </text:span></text:p>
      <text:list xml:id="list2502660939" text:style-name="L42">
        <text:list-item>
          <text:p text:style-name="P1624"><text:span text:style-name="T762">a</text:span><text:span text:style-name="T757">m — если подлежащее в первом лице (</text:span><text:span text:style-name="T602">I</text:span><text:span text:style-name="T757">);</text:span></text:p>
        </text:list-item>
        <text:list-item>
          <text:p text:style-name="P1625">is — если подлежащее в третьем лице, единственном числе (<text:span text:style-name="T533">he/she/it</text:span>);</text:p>
        </text:list-item>
        <text:list-item>
          <text:p text:style-name="P1625">are — если подлежащее во множественном числе (<text:span text:style-name="T533">you/we/they</text:span>).</text:p>
        </text:list-item>
      </text:list>
      <text:p text:style-name="P1101"/>
      <text:p text:style-name="P1340"><text:span text:style-name="T402">Г</text:span><text:span text:style-name="T403">лагол </text:span><text:span text:style-name="T163">be</text:span><text:span text:style-name="T403"> в форме </text:span><text:span text:style-name="T163">am/is/are</text:span><text:span text:style-name="T403"> является смысловым, но при переводе на русский выпадает. </text:span></text:p>
      <text:p text:style-name="P1309"><text:span text:style-name="T388">После </text:span><text:span text:style-name="T397">be</text:span><text:span text:style-name="T388"> обычно указывается характеристика (</text:span><text:span text:style-name="T389">какой</text:span><text:span text:style-name="T388">) или место (где).</text:span></text:p>
      <text:p text:style-name="P1101"/>
      <text:p text:style-name="P1100"><text:span text:style-name="T535">This dress is blue — </text:span><text:span text:style-name="T555">Это платье синие.</text:span></text:p>
      <text:p text:style-name="P1192"><text:span text:style-name="T390">I</text:span><text:span text:style-name="T391"> </text:span><text:span text:style-name="T390">am</text:span><text:span text:style-name="T391"> in </text:span><text:span text:style-name="T390">my</text:span><text:span text:style-name="T391"> office now — </text:span><text:span text:style-name="T390">Я</text:span><text:span text:style-name="T392"> у себя в офисе сейчас.</text:span></text:p>
      <text:p text:style-name="P1102"/>
      <text:p text:style-name="P1391"><text:span text:style-name="T382">В русском языке предложение может </text:span><text:span text:style-name="T381">не иметь</text:span><text:span text:style-name="T382"> сказуемого. </text:span><text:span text:style-name="T381">Там где в русском сказуемое отсутсвует, в английском будет стоять глагол </text:span><text:span text:style-name="T390">be</text:span><text:span text:style-name="T381"> в форме </text:span><text:span text:style-name="T395">am/is/are</text:span><text:span text:style-name="T378"> </text:span><text:span text:style-name="T381">(т. к. для английского не характерно, когда в предложении нет сказуемого)</text:span><text:span text:style-name="T378">. </text:span></text:p>
      <text:p text:style-name="P1101"/>
      <text:p text:style-name="P1111"><text:span text:style-name="T621">I </text:span><text:span text:style-name="T604">am a doctor — Я (</text:span><text:span text:style-name="T605">есть</text:span><text:span text:style-name="T604">) доктор.</text:span></text:p>
      <text:p text:style-name="P1112"><text:span text:style-name="T1217">We are happy </text:span><text:span text:style-name="T1220">— </text:span><text:span text:style-name="T1217">Мы (есть) счастливы.</text:span></text:p>
      <text:p text:style-name="P1110"/>
      <text:p text:style-name="P1109">Глагол be в связке с прилагательным может переводиться глаголом:</text:p>
      <text:p text:style-name="P1105"/>
      <text:p text:style-name="P1126"><text:span text:style-name="T606">I </text:span><text:span text:style-name="T630">am interested</text:span><text:span text:style-name="T606"> in art — Я</text:span><text:span text:style-name="T607"> </text:span><text:span text:style-name="T631">интересуюсь</text:span><text:span text:style-name="T616"> (есть заинтересованный) </text:span><text:span text:style-name="T607">искусством.</text:span></text:p>
      <text:p text:style-name="P1116"><text:span text:style-name="T607">My hands </text:span><text:span text:style-name="T631">are cold</text:span><text:span text:style-name="T607"> — Мои руки</text:span><text:span text:style-name="T608"> </text:span><text:span text:style-name="T631">замерзли </text:span><text:span text:style-name="T616">(есть замерзшие)</text:span><text:span text:style-name="T608">.</text:span></text:p>
      <text:p text:style-name="P1067"/>
      <text:p text:style-name="P867">В вопросительных предложениях глагол <text:span text:style-name="T533">be</text:span> меняется местами с подлежащим, </text:p>
      <text:p text:style-name="P867">а в отрицательных, используется с частицей <text:span text:style-name="T533">not</text:span>:</text:p>
      <text:p text:style-name="P997"><text:soft-page-break/><text:span text:style-name="T1218">I </text:span><text:span text:style-name="T1217">am not a student — Я не студент.</text:span></text:p>
      <text:p text:style-name="P1068">We are not English speakers — Они не англоговорящие люди.</text:p>
      <text:p text:style-name="P1068"/>
      <text:p text:style-name="P997"><text:span text:style-name="T1218">I</text:span><text:span text:style-name="T1217">s it dark? — Сейчас темно?</text:span></text:p>
      <text:p text:style-name="P1068">Are they hungry? — Они голодны?</text:p>
      <text:p text:style-name="P1068"/>
      <text:p text:style-name="P868">Если перед <text:span text:style-name="T542">am/is/are</text:span> нет вопросительного слова, то это общий вопрос. </text:p>
      <text:p text:style-name="P868">В корешке ответа вместо <text:span text:style-name="T533">do/does</text:span> используется <text:span text:style-name="T533">am/is/are</text:span>:</text:p>
      <text:p text:style-name="P868"/>
      <text:p text:style-name="P998"><text:span text:style-name="T1217">Am I in danger? Yes, you are. </text:span><text:span text:style-name="T1219">—</text:span><text:span text:style-name="T1217"> Я в опасности? Да.</text:span></text:p>
      <text:p text:style-name="P999"><text:span text:style-name="T1217">Is John married? No, he isn`t. </text:span><text:span text:style-name="T1219">— </text:span><text:span text:style-name="T1217">Джон женат? Нет.</text:span></text:p>
      <text:p text:style-name="P868"/>
      <text:p text:style-name="P1069"><text:span text:style-name="T875">Специальный вопрос начинается с вопросительного слова </text:span><text:span text:style-name="T879">или связки</text:span><text:span text:style-name="T875">:</text:span> </text:p>
      <text:p text:style-name="P1069">Where is Jill?<text:span text:style-name="T1253"> </text:span>She is at school <text:span text:style-name="T1253">— </text:span>Где Джил? Она в школе.</text:p>
      <text:p text:style-name="P1069"/>
      <text:p text:style-name="P1125"><text:span text:style-name="T765">Очень часто </text:span><text:span text:style-name="T610">am/is/are</text:span><text:span text:style-name="T765"> сокращаются: </text:span></text:p>
      <text:p text:style-name="P1125"><text:span text:style-name="T610">I am → I`m, he is → he`s, <text:s/>you are → you`re, John is → John`s, </text:span><text:span text:style-name="T612">t</text:span><text:span text:style-name="T610">hey are → </text:span><text:span text:style-name="T612">t</text:span><text:span text:style-name="T610">hey`re</text:span><text:span text:style-name="T611">. </text:span></text:p>
      <text:p text:style-name="P1070"/>
      <text:p text:style-name="P1116"><text:span text:style-name="T766">С</text:span><text:span text:style-name="T767">окращать можно как по </text:span><text:span text:style-name="T768">вспом.</text:span><text:span text:style-name="T767"> глаголу, так и по частице </text:span><text:span text:style-name="T613">not</text:span><text:span text:style-name="T767">: </text:span><text:span text:style-name="T613">he is not → he`s not</text:span><text:span text:style-name="T614"> или</text:span><text:span text:style-name="T613"> he isn`t.</text:span></text:p>
      <text:p text:style-name="P1103"><text:span text:style-name="T1373">П</text:span>ри этом <text:span text:style-name="T533">am</text:span> сокращается только по <text:span text:style-name="T533">am</text:span> → <text:span text:style-name="T533">I`m not (I amn`t не существует).</text:span></text:p>
      <text:p text:style-name="P899"/>
      <text:p text:style-name="P1117"><text:span text:style-name="T838">Глагол be</text:span><text:span text:style-name="T840"> </text:span><text:span text:style-name="T838">в Past Simple имеет 2 формы: </text:span></text:p>
      <text:list xml:id="list3414828533" text:style-name="L43">
        <text:list-item>
          <text:p text:style-name="P1765"><text:span text:style-name="T358">was — </text:span><text:span text:style-name="T359">если подлежащее </text:span><text:span text:style-name="T360">в единственном числе</text:span><text:span text:style-name="T359"> (</text:span><text:span text:style-name="T110">I/he/she/it</text:span><text:span text:style-name="T359">);</text:span></text:p>
        </text:list-item>
        <text:list-item>
          <text:p text:style-name="P1628"><text:span text:style-name="T839">were <text:s/>— если подлежащее в</text:span><text:span text:style-name="T864">о множественном числе</text:span><text:span text:style-name="T863"> </text:span><text:span text:style-name="T839">(</text:span><text:span text:style-name="T640">you/we/they</text:span><text:span text:style-name="T839">).</text:span></text:p>
        </text:list-item>
      </text:list>
      <text:p text:style-name="P897"/>
      <text:p text:style-name="P1000"><text:span text:style-name="T1244">I </text:span><text:span text:style-name="T1217">was</text:span><text:span text:style-name="T1216"> satisfied with my work — Я </text:span><text:span text:style-name="T1217">был</text:span><text:span text:style-name="T1216"> доволен своей работой.</text:span></text:p>
      <text:p text:style-name="P1000"><text:span text:style-name="T1217">Was</text:span><text:span text:style-name="T1216"> the weather good? No, it </text:span><text:span text:style-name="T1217">wasn`t</text:span><text:span text:style-name="T1216"> — </text:span><text:span text:style-name="T1217">Погода была хорош</text:span><text:span text:style-name="T1226">ая</text:span><text:span text:style-name="T1217">? Нет.</text:span></text:p>
      <text:p text:style-name="P842"/>
      <text:p text:style-name="P884">В Future Simple принимает только одну форму <text:span text:style-name="T533">will be</text:span>.</text:p>
      <text:p text:style-name="P1216"><text:span text:style-name="T96">I will be happy to eat — Я буду </text:span><text:span text:style-name="T97">рад </text:span><text:span text:style-name="T96">поесть.</text:span></text:p>
      <text:p text:style-name="P842"/>
      <text:p text:style-name="P888">Глагол <text:span text:style-name="T533">do</text:span></text:p>
      <text:p text:style-name="P843"/>
      <text:p text:style-name="P1115"><text:span text:style-name="T1002">Переводится как </text:span><text:span text:style-name="T1001">«делать». В </text:span><text:span text:style-name="T1003">одном предложении </text:span><text:span text:style-name="T1001">может встречаться несколько раз, </text:span></text:p>
      <text:p text:style-name="P1341"><text:span text:style-name="T406">в качестве вспомогательного </text:span><text:span text:style-name="T407">глагола </text:span><text:span text:style-name="T406">и смыслового.</text:span><text:span text:style-name="T1374"> </text:span><text:span text:style-name="T404">Вспомогательным глаголом </text:span><text:span text:style-name="T405">он </text:span><text:span text:style-name="T404">может быть только в отрицаниях и вопросах, времен группы Simple.</text:span></text:p>
      <text:p text:style-name="P1343"/>
      <text:p text:style-name="P1104"><text:span text:style-name="T553">What do you do? </text:span><text:span text:style-name="T554">— </text:span><text:span text:style-name="T553">Что ты делаешь?</text:span></text:p>
      <text:p text:style-name="P1342"><text:span text:style-name="T404">D</text:span><text:span text:style-name="T46">o you like pets? No, I don`t — </text:span><text:span text:style-name="T415">Ты любишь домашних животних? Нет.</text:span></text:p>
      <text:p text:style-name="P1344"/>
      <text:p text:style-name="P271"><text:span text:style-name="T398">В</text:span><text:span text:style-name="T399"> </text:span><text:span text:style-name="T400">прошедшем времени</text:span><text:span text:style-name="T401"> преорбазуется в </text:span><text:span text:style-name="T394">did</text:span><text:span text:style-name="T401"> — «</text:span><text:span text:style-name="T399">делал» (2я форма </text:span><text:span text:style-name="T393">do</text:span><text:span text:style-name="T399">)</text:span><text:span text:style-name="T401">.</text:span></text:p>
      <text:p text:style-name="P898">Если в предложении появляется <text:span text:style-name="T533">was/were</text:span>, <text:span text:style-name="T1288">то </text:span><text:span text:style-name="T1278">did</text:span><text:span text:style-name="T1288"> уже не нужно использовать.</text:span></text:p>
      <text:p text:style-name="P890"/>
      <text:p text:style-name="P889">Глагол <text:span text:style-name="T533">have</text:span></text:p>
      <text:p text:style-name="P869"/>
      <text:p text:style-name="P1315"><text:span text:style-name="T308">Переводится как «иметь», «</text:span><text:span text:style-name="T345">владеть</text:span><text:span text:style-name="T308">». </text:span><text:span text:style-name="T310">Д</text:span><text:span text:style-name="T308">ля времен группы Perfect </text:span><text:span text:style-name="T310">выступает в </text:span></text:p>
      <text:p text:style-name="P1315"><text:span text:style-name="T310">роли вспомогательного глагола</text:span><text:span text:style-name="T308">. </text:span><text:span text:style-name="T294">Также </text:span><text:span text:style-name="T308">может быть</text:span><text:span text:style-name="T294"> частью устойчивых словосотечаний. </text:span></text:p>
      <text:p text:style-name="P1314"><text:span text:style-name="T294">В </text:span><text:span text:style-name="T311">прошедшем времени</text:span><text:span text:style-name="T294"> преобразуется в </text:span><text:span text:style-name="T84">had</text:span><text:span text:style-name="T294"> </text:span><text:span text:style-name="T394">—</text:span><text:span text:style-name="T294"> «</text:span><text:span text:style-name="T311">имел</text:span><text:span text:style-name="T294">».</text:span></text:p>
      <text:p text:style-name="P871"/>
      <text:p text:style-name="P1189"><text:span text:style-name="T294">В некоторых ситуациях его можно не переводить (когда он смысловой). </text:span><text:span text:style-name="T295">Но при этом в предложении он обязан быть. </text:span><text:span text:style-name="T308">Это </text:span><text:span text:style-name="T295">из-за особенностей английской грамматики, которая требует, обязательного наличия подлежащего и сказуемого.</text:span></text:p>
      <text:p text:style-name="P1071"><text:soft-page-break/>I have a lot of friends — У меня (есть) много друзей.</text:p>
      <text:p text:style-name="P1072">We heave a big house — У нас (есть) большой дом.</text:p>
      <text:p text:style-name="P870"/>
      <text:p text:style-name="P1193"><text:span text:style-name="T312">Когда </text:span><text:span text:style-name="T87">have</text:span><text:span text:style-name="T312"> является смысловым глаголом, он </text:span><text:span text:style-name="T298">работает по тем же правилам что и </text:span><text:span text:style-name="T299">другие</text:span><text:span text:style-name="T298"> </text:span><text:span text:style-name="T312">смысловые </text:span><text:span text:style-name="T298">глаголы, т. е. требует вспомогательного </text:span><text:span text:style-name="T85">do</text:span><text:span text:style-name="T298"> для отрицаний и вопросов. </text:span></text:p>
      <text:p text:style-name="P1193"><text:span text:style-name="T310">В утверждениях </text:span><text:span text:style-name="T87">have</text:span><text:span text:style-name="T312"> </text:span><text:span text:style-name="T310">не пишется с окончанием </text:span><text:span text:style-name="T86">-s</text:span><text:span text:style-name="T310">, а преобразуется в </text:span><text:span text:style-name="T86">has</text:span><text:span text:style-name="T310">.</text:span></text:p>
      <text:p text:style-name="P844"/>
      <text:p text:style-name="P48"><text:span text:style-name="T56">Mike has </text:span><text:span text:style-name="T57">many friends</text:span><text:span text:style-name="T56"> — У Майка много друзей.</text:span></text:p>
      <text:p text:style-name="P49"><text:span text:style-name="T56">He</text:span><text:span text:style-name="T57"> do</text:span><text:span text:style-name="T56">es</text:span><text:span text:style-name="T57">n`t have many friends </text:span><text:span text:style-name="T58">—</text:span><text:span text:style-name="T57"> У </text:span><text:span text:style-name="T56">него </text:span><text:span text:style-name="T57">не много друзей.</text:span></text:p>
      <text:p text:style-name="P79"><text:span text:style-name="T49">Do you have many friends? </text:span><text:span text:style-name="T58">—</text:span><text:span text:style-name="T49"> У тебя много друзей?</text:span></text:p>
      <text:p text:style-name="P1081"/>
      <text:p text:style-name="P278"><text:span text:style-name="T49">Когда </text:span><text:span text:style-name="T70">have</text:span><text:span text:style-name="T49"> является вспомогательным глаголом, то для </text:span><text:span text:style-name="T70">he/she/it</text:span><text:span text:style-name="T49"> он всегда в форме </text:span><text:span text:style-name="T70">has</text:span><text:span text:style-name="T49">.</text:span></text:p>
      <text:p text:style-name="P80">He hasn`t lost his keys — Он не потерял свои ключи <text:span text:style-name="T1375">(has в отрицании)</text:span>.</text:p>
      <text:p text:style-name="P1082"/>
      <text:p text:style-name="P845">Have в значении «иметь» не употребляется во временах группы Continuous.</text:p>
      <text:p text:style-name="P845"/>
      <text:p text:style-name="P1073">I am having many friends now <text:span text:style-name="T1478">(н</text:span>еправильно<text:span text:style-name="T1478">)</text:span></text:p>
      <text:p text:style-name="P1073">I have many friends <text:span text:style-name="T1478">(п</text:span>равильно<text:span text:style-name="T1478">)</text:span></text:p>
      <text:p text:style-name="P844"/>
      <text:p text:style-name="P1385"><text:span text:style-name="T268">В разговорной речи очесть часто используется оборот </text:span><text:span text:style-name="T70">have got</text:span><text:span text:style-name="T268">. </text:span><text:span text:style-name="T296">Он обозначает тоже самое, что и </text:span><text:span text:style-name="T88">have</text:span><text:span text:style-name="T296"> </text:span><text:span text:style-name="T268">(иметь/владеть)</text:span><text:span text:style-name="T296">, но используется только в настоящем времени.</text:span></text:p>
      <text:p text:style-name="P851"/>
      <text:p text:style-name="P1385"><text:span text:style-name="T296">Г</text:span><text:span text:style-name="T268">рамматически, </text:span><text:span text:style-name="T70">have got</text:span><text:span text:style-name="T268"> — это Present Perfect, т. е. </text:span><text:span text:style-name="T70">have</text:span><text:span text:style-name="T268"> здесь вспомогательный глагол, </text:span></text:p>
      <text:p text:style-name="P1217"><text:span text:style-name="T309">а основное значение «</text:span><text:span text:style-name="T346">иметь</text:span><text:span text:style-name="T309">» передает </text:span><text:span text:style-name="T89">got</text:span><text:span text:style-name="T309"> </text:span><text:span text:style-name="T297">(3я форма get)</text:span><text:span text:style-name="T309">. </text:span></text:p>
      <text:p text:style-name="P846"/>
      <text:p text:style-name="P1074">Have you got a Mercedes? / Do you have a Mercedes? — У тебя есть мерседес?</text:p>
      <text:p text:style-name="P1074">I haven`t got a Mercedes / I don`t have a Mercedes — У меня нет мерседеса.</text:p>
      <text:p text:style-name="P847"/>
      <text:p text:style-name="P1194"><text:span text:style-name="T300">Глагол </text:span><text:span text:style-name="T90">have</text:span><text:span text:style-name="T301"> может входить в состав устойчивых выражений и словосочетаний. </text:span></text:p>
      <text:p text:style-name="P849">В этом случае он может переводится по другому. Также здесь отменяется правило, </text:p>
      <text:p text:style-name="P848">по которому <text:span text:style-name="T533">have</text:span> нельзя употребять в Continuous:</text:p>
      <text:p text:style-name="P848"/>
      <text:list xml:id="list1909582257" text:style-name="L44">
        <text:list-item>
          <text:p text:style-name="P1602"><text:span text:style-name="T1397">в</text:span>ыражения, связанные с приемом пищи:</text:p>
        </text:list-item>
      </text:list>
      <text:list xml:id="list4133439328" text:style-name="L45">
        <text:list-item>
          <text:list>
            <text:list-item>
              <text:p text:style-name="P1603">have a coffee/tea/<text:span text:style-name="T1371">drink</text:span> — пить кофе/чай/<text:span text:style-name="T1371">напиток</text:span>;</text:p>
            </text:list-item>
            <text:list-item>
              <text:p text:style-name="P1603">have a meal — принимать пищу;</text:p>
            </text:list-item>
            <text:list-item>
              <text:p text:style-name="P1603">have a breakfast/luch/dinner — завтракать/обедать/ужинать.</text:p>
            </text:list-item>
          </text:list>
        </text:list-item>
      </text:list>
      <text:p text:style-name="P848"/>
      <text:list xml:id="list204745948370654" text:continue-list="list1909582257" text:style-name="L44">
        <text:list-item>
          <text:p text:style-name="P1766"><text:span text:style-name="T336">в</text:span><text:span text:style-name="T301">ыражения, связанные с времяпровождением:</text:span></text:p>
        </text:list-item>
      </text:list>
      <text:list xml:id="list3860965260" text:style-name="L46">
        <text:list-item>
          <text:list>
            <text:list-item>
              <text:p text:style-name="P1604">have a date — ходить на свидание;</text:p>
            </text:list-item>
            <text:list-item>
              <text:p text:style-name="P1604">have a good time — хорошо проводить время;</text:p>
            </text:list-item>
            <text:list-item>
              <text:p text:style-name="P1604">have a meeting / an appointment — назначать встречу;</text:p>
            </text:list-item>
            <text:list-item>
              <text:p text:style-name="P1604">have a nice day — удачного дня (пожелание);</text:p>
            </text:list-item>
            <text:list-item>
              <text:p text:style-name="P1604">have fun — веселиться.</text:p>
            </text:list-item>
          </text:list>
        </text:list-item>
      </text:list>
      <text:p text:style-name="P848"/>
      <text:list xml:id="list204746353173770" text:continue-list="list204745948370654" text:style-name="L44">
        <text:list-item>
          <text:p text:style-name="P1766"><text:span text:style-name="T336">в</text:span><text:span text:style-name="T301">ыражения, связанные </text:span><text:span text:style-name="T337">с внешностью:</text:span></text:p>
        </text:list-item>
      </text:list>
      <text:list xml:id="list1700145425" text:style-name="L47">
        <text:list-item>
          <text:list>
            <text:list-item>
              <text:p text:style-name="P1605">have a bath/shower— принимать ванну/душ;</text:p>
            </text:list-item>
            <text:list-item>
              <text:p text:style-name="P1606">have a <text:s/>shave — побриться;</text:p>
            </text:list-item>
            <text:list-item>
              <text:p text:style-name="P1605">have a haircat — постричься.</text:p>
            </text:list-item>
          </text:list>
        </text:list-item>
      </text:list>
      <text:p text:style-name="P850"/>
      <text:list xml:id="list204746268569039" text:continue-list="list204746353173770" text:style-name="L44">
        <text:list-item>
          <text:p text:style-name="P1767"><text:span text:style-name="T336">в</text:span><text:span text:style-name="T337">ыражения, связанные с общением:</text:span></text:p>
        </text:list-item>
      </text:list>
      <text:list xml:id="list1089998881" text:style-name="L48">
        <text:list-item>
          <text:list>
            <text:list-item>
              <text:p text:style-name="P1607"><text:soft-page-break/>have a guess — угадывать, догадываться;</text:p>
            </text:list-item>
            <text:list-item>
              <text:p text:style-name="P1608">have a talk/discussion/chat — беседовать/обсуждать/болтать;</text:p>
            </text:list-item>
            <text:list-item>
              <text:p text:style-name="P1607">have a call — позвонить.</text:p>
            </text:list-item>
          </text:list>
        </text:list-item>
      </text:list>
      <text:p text:style-name="P850"/>
      <text:list xml:id="list204747518415595" text:continue-list="list204746268569039" text:style-name="L44">
        <text:list-item>
          <text:p text:style-name="P1767"><text:span text:style-name="T336">в</text:span><text:span text:style-name="T337">ыражения связанные со здоровьем:</text:span></text:p>
        </text:list-item>
      </text:list>
      <text:list xml:id="list2786795757" text:style-name="L49">
        <text:list-item>
          <text:list>
            <text:list-item>
              <text:p text:style-name="P1609">have a baby — родить;</text:p>
            </text:list-item>
            <text:list-item>
              <text:p text:style-name="P1609">have a cold — простудиться;</text:p>
            </text:list-item>
            <text:list-item>
              <text:p text:style-name="P1609">have a cough — кашлять;</text:p>
            </text:list-item>
            <text:list-item>
              <text:p text:style-name="P1609">have a headache — болит голова.</text:p>
            </text:list-item>
          </text:list>
        </text:list-item>
      </text:list>
      <text:p text:style-name="P850"/>
      <text:list xml:id="list204747087870705" text:continue-list="list204747518415595" text:style-name="L44">
        <text:list-item>
          <text:p text:style-name="P1767"><text:span text:style-name="T336">в</text:span><text:span text:style-name="T337">ыражения, связанные с отдыхом:</text:span></text:p>
          <text:list>
            <text:list-item>
              <text:p text:style-name="P1610">have a day off — взять выходной;</text:p>
            </text:list-item>
            <text:list-item>
              <text:p text:style-name="P1611">have a dream/nightmare — видеть сон/кошмар;</text:p>
            </text:list-item>
            <text:list-item>
              <text:p text:style-name="P1610">have a rest — отдыхать;</text:p>
            </text:list-item>
            <text:list-item>
              <text:p text:style-name="P1610">have a sleep — спать.</text:p>
            </text:list-item>
          </text:list>
        </text:list-item>
      </text:list>
      <text:p text:style-name="P850"/>
      <text:list xml:id="list204746219144679" text:continue-numbering="true" text:style-name="L44">
        <text:list-item>
          <text:p text:style-name="P1767"><text:span text:style-name="T336">в</text:span><text:span text:style-name="T337">ыражения, свяханые с физической активностью:</text:span></text:p>
        </text:list-item>
      </text:list>
      <text:list xml:id="list3676888786" text:style-name="L50">
        <text:list-item>
          <text:list>
            <text:list-item>
              <text:p text:style-name="P1612">have a good journey — добраться без проблем (пожелание);</text:p>
            </text:list-item>
            <text:list-item>
              <text:p text:style-name="P1612">have a good flight — хорошо долететь (пожелание);</text:p>
            </text:list-item>
            <text:list-item>
              <text:p text:style-name="P1612">have a lift — подвести (на машине);</text:p>
            </text:list-item>
            <text:list-item>
              <text:p text:style-name="P1613">have a ride — проехаться;</text:p>
            </text:list-item>
            <text:list-item>
              <text:p text:style-name="P1613">have a walk — пройтись (прогуляться);</text:p>
            </text:list-item>
            <text:list-item>
              <text:p text:style-name="P1613">have a swim — поплавать;</text:p>
            </text:list-item>
            <text:list-item>
              <text:p text:style-name="P1613">have a hug — обняться;</text:p>
            </text:list-item>
            <text:list-item>
              <text:p text:style-name="P1613">have a kiss — поцеловаться.</text:p>
            </text:list-item>
          </text:list>
        </text:list-item>
      </text:list>
      <text:p text:style-name="P850"/>
      <text:p text:style-name="P891">Глагол <text:span text:style-name="T533">get</text:span></text:p>
      <text:p text:style-name="P852"/>
      <text:p text:style-name="P1190"><text:span text:style-name="T303">Один и самых запутанных глаголов, который может переводится по разному,</text:span><text:span text:style-name="T302"> в записимости </text:span></text:p>
      <text:p text:style-name="P853">от слов, идущих после него. Поэтому его нужно переводить в связке с соседними словами.</text:p>
      <text:p text:style-name="P854"/>
      <text:p text:style-name="P1190"><text:span text:style-name="T303">Если после </text:span><text:span text:style-name="T91">get</text:span><text:span text:style-name="T303"> идет существительное, то он передает значение </text:span><text:span text:style-name="T302">«</text:span><text:span text:style-name="T303">получать, покупать</text:span><text:span text:style-name="T302">».</text:span></text:p>
      <text:p text:style-name="P853"/>
      <text:p text:style-name="P81"><text:span text:style-name="T59">I </text:span><text:span text:style-name="T49">got a new car — Я купил новую машину.</text:span></text:p>
      <text:p text:style-name="P1075">I got an A today — Я получил пятерку сегодня. (A — <text:span text:style-name="T1375">это </text:span>оценка)</text:p>
      <text:p text:style-name="P853"/>
      <text:p text:style-name="P1386"><text:span text:style-name="T302">Е</text:span><text:span text:style-name="T268">сли </text:span><text:span text:style-name="T70">get</text:span><text:span text:style-name="T268"> используется со средством передвижения, то он приобретает значение </text:span></text:p>
      <text:p text:style-name="P855">«сесть в транспорт». В этом случае он может использоваться с предлогом <text:span text:style-name="T533">on</text:span>.</text:p>
      <text:p text:style-name="P855"/>
      <text:p text:style-name="P1075">I got on a bus at 5 o`clock — Я сел в автобус в 5 часов.</text:p>
      <text:p text:style-name="P1075">I got a taxi — Я взял такси.</text:p>
      <text:p text:style-name="P853"/>
      <text:p text:style-name="P1386"><text:span text:style-name="T302">Е</text:span><text:span text:style-name="T268">сли после get идет прилагательное, то это означает «прийти к этому состоянию», </text:span></text:p>
      <text:p text:style-name="P855">например: <text:span text:style-name="T533">get hungry (проголодаться), get better (стать лучше), get cold (замерзнуть)</text:span> и т. д.</text:p>
      <text:p text:style-name="P855"/>
      <text:p text:style-name="P1075">He got dressed quickly and left — Он оделся быстро и ушел.</text:p>
      <text:p text:style-name="P855"/>
      <text:p text:style-name="P856">Если <text:span text:style-name="T533">get</text:span> используется с частицей <text:span text:style-name="T533">to</text:span>, то это означает «прибывать в такое-то место».</text:p>
      <text:p text:style-name="P855"/>
      <text:p text:style-name="P1075">I got to work late — Я приехал на работу поздно.</text:p>
      <text:p text:style-name="P1075">I got to the airport by train — Я приехал в аэропорт на поезде.</text:p>
      <text:p text:style-name="P853"><text:soft-page-break/>В пассивном залоге может заменять глагол <text:span text:style-name="T533">be</text:span>. </text:p>
      <text:p text:style-name="P853"/>
      <text:p text:style-name="P853">Если <text:span text:style-name="T533">be</text:span> означает «быть в состоянии / обладать качеством», то <text:span text:style-name="T533">get</text:span> означает </text:p>
      <text:p text:style-name="P854">«входить в состояние / приобретать качество».</text:p>
      <text:p text:style-name="P854"/>
      <text:p text:style-name="P854">В отличии от <text:span text:style-name="T533">be, do, have</text:span>, этот глагол не может быть вспомогательным.</text:p>
      <text:p text:style-name="P857">Почти для любого предложения с <text:span text:style-name="T533">get</text:span> можно найти замену с другим глаголом.</text:p>
      <text:p text:style-name="P854"/>
      <text:p text:style-name="P1392"><text:span text:style-name="T268">После </text:span><text:span text:style-name="T70">get</text:span><text:span text:style-name="T268"> могут стоять разные предлоги, в зависимости от которых он может сильно</text:span></text:p>
      <text:p text:style-name="P1393"><text:span text:style-name="T268">меняться. Такие измененя не всегда поддаются логике</text:span><text:span text:style-name="T304">:</text:span></text:p>
      <text:list xml:id="list3851419227" text:style-name="L51">
        <text:list-item>
          <text:p text:style-name="P1614">get along — ладить друг с другом;</text:p>
        </text:list-item>
        <text:list-item>
          <text:p text:style-name="P1743"><text:span text:style-name="T304">get away — </text:span><text:span text:style-name="T347">удирать</text:span><text:span text:style-name="T304">;</text:span></text:p>
        </text:list-item>
        <text:list-item>
          <text:p text:style-name="P1614">get back — вернуться;</text:p>
        </text:list-item>
        <text:list-item>
          <text:p text:style-name="P1614">get in — попасть внутрь;</text:p>
        </text:list-item>
        <text:list-item>
          <text:p text:style-name="P1614">get on — справиться с ситуацией.</text:p>
        </text:list-item>
      </text:list>
      <text:p text:style-name="P858"/>
      <text:p text:style-name="P1001"><text:span text:style-name="T1227">W</text:span><text:span text:style-name="T1217">e get along well — Мы хорошо ладим.</text:span></text:p>
      <text:p text:style-name="P1316"><text:span text:style-name="T102">I`ll get away from work as soon as I can — Я </text:span><text:span text:style-name="T103">уйду</text:span><text:span text:style-name="T102"> с этой работы, как только смогу.</text:span></text:p>
      <text:p text:style-name="P1076">Get in the car quickly! — Быстро садись в машину!</text:p>
      <text:p text:style-name="P1077">How are you getting on with your new job? — Как дела на новой работе?</text:p>
      <text:p text:style-name="P1339"/>
      <text:p text:style-name="P1339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38">Такие сочетания нельзя переводить по отдельности, а только в связке.</text:p>
      <text:p text:style-name="P1338">Один и тот же фразовый глагол может иметь несколько значений.</text:p>
      <text:p text:style-name="P854"/>
      <text:p text:style-name="P887">Глаголы, в которых все путаются</text:p>
      <text:p text:style-name="P859"/>
      <text:p text:style-name="P860"><text:span text:style-name="T730">Tell и say</text:span> можно перевести как «сказать». Только первый означатает «рассказать», </text:p>
      <text:p text:style-name="P860">а второй - «сказать/говорить». </text:p>
      <text:p text:style-name="P860"/>
      <text:p text:style-name="P860">После <text:span text:style-name="T533">tell</text:span> нужно обязательно указать, кому адресована фраза, либо что именно </text:p>
      <text:p text:style-name="P860">говорится. После <text:span text:style-name="T533">tell</text:span> не нужен предлог.</text:p>
      <text:p text:style-name="P860"/>
      <text:p text:style-name="P1078">Tell me the truth — Скажи мне правду.</text:p>
      <text:p text:style-name="P1078">Tell Michael that I will be late — Скажи Майклу, что я опоздаю.</text:p>
      <text:p text:style-name="P860"/>
      <text:p text:style-name="P1317"><text:span text:style-name="T348">После </text:span><text:span text:style-name="T104">say</text:span><text:span text:style-name="T348"> можно ничего не указывать, либо указать того, </text:span><text:span text:style-name="T349">кому</text:span><text:span text:style-name="T348"> </text:span><text:span text:style-name="T349">принадлежит </text:span><text:span text:style-name="T348">фраз</text:span><text:span text:style-name="T349">а</text:span><text:span text:style-name="T348">.</text:span></text:p>
      <text:p text:style-name="P860">Если мы говорим, кому адресована фраза, то после <text:span text:style-name="T533">say</text:span> нужен предлог <text:span text:style-name="T533">to</text:span>.</text:p>
      <text:p text:style-name="P860"/>
      <text:p text:style-name="P1078">«You deserve more than this», I said to myself — Ты заслуживаешь большего, я сказал себе.</text:p>
      <text:p text:style-name="P860"/>
      <text:p text:style-name="P1387"><text:span text:style-name="T167">See, l</text:span><text:span text:style-name="T166">ook, watch</text:span><text:span text:style-name="T268"> передают значение «видеть», но с разными смысловыми оттенками.</text:span></text:p>
      <text:p text:style-name="P860"/>
      <text:p text:style-name="P861">Глагол <text:span text:style-name="T533">see</text:span> означает «видеть», как физическую возможность. </text:p>
      <text:p text:style-name="P861">Обычно <text:span text:style-name="T1376">он </text:span>не употребляется во временах Continuous.</text:p>
      <text:p text:style-name="P860"/>
      <text:p text:style-name="P1078">I see a bird in the tree — Я вижу птицу на дереве.</text:p>
      <text:p text:style-name="P1078"/>
      <text:p text:style-name="P1318"><text:span text:style-name="T104">Look</text:span><text:span text:style-name="T348"> означает «смотреть». Если мы хотим </text:span><text:span text:style-name="T351">указать</text:span><text:span text:style-name="T348"> </text:span><text:span text:style-name="T363">на</text:span><text:span text:style-name="T348"> какой объе</text:span><text:span text:style-name="T352">к</text:span><text:span text:style-name="T348">т смотрим, </text:span><text:span text:style-name="T350">то </text:span><text:span text:style-name="T348">используе</text:span><text:span text:style-name="T350">м</text:span><text:span text:style-name="T348"> предлог </text:span><text:span text:style-name="T104">at</text:span><text:span text:style-name="T348">. В отличии от </text:span><text:span text:style-name="T104">see</text:span><text:span text:style-name="T348">, можно использовать в Continuous.</text:span></text:p>
      <text:p text:style-name="P860"/>
      <text:p text:style-name="P1078"><text:soft-page-break/>Don`t worry, I`m not looking — Не волнуйся, я не смотрю.</text:p>
      <text:p text:style-name="P1078">I`m looking at the dog — Я смотрю на собаку.</text:p>
      <text:p text:style-name="P860"/>
      <text:p text:style-name="P1191"><text:span text:style-name="T70">Watch</text:span><text:span text:style-name="T268"> означает «</text:span><text:span text:style-name="T306">следить (взором)</text:span><text:span text:style-name="T268">» или «наблюдать» </text:span><text:span text:style-name="T305">за объектом</text:span><text:span text:style-name="T268">.</text:span></text:p>
      <text:p text:style-name="P862"/>
      <text:p text:style-name="P50"><text:span text:style-name="T60">Mothers always watch their children — М</text:span><text:span text:style-name="T61">а</text:span><text:span text:style-name="T60">мы всегда следят за своими детьми.</text:span></text:p>
      <text:p text:style-name="P82"><text:span text:style-name="T62">I </text:span><text:span text:style-name="T49">like watching birds — Мне нравится наблюдать за птицами.</text:span></text:p>
      <text:p text:style-name="P862"/>
      <text:p text:style-name="P1191"><text:span text:style-name="T166">Hear, listen</text:span><text:span text:style-name="T268"> можно перевести как «слышать» и «слушать». Первый означает физическую возможность, а второй — осознанное действие </text:span><text:span text:style-name="T353">(подобно see/look)</text:span><text:span text:style-name="T268">.</text:span></text:p>
      <text:p text:style-name="P862"/>
      <text:p text:style-name="P1079">Can you hear some noise? — Ты слышишь шум?</text:p>
      <text:p text:style-name="P1079">I think I heard something — Кажется, я что-то слышал.</text:p>
      <text:p text:style-name="P862"/>
      <text:p text:style-name="P1388"><text:span text:style-name="T306">Когда мы говорим о том, что именно слушаем, то</text:span><text:span text:style-name="T268"> </text:span><text:span text:style-name="T306">п</text:span><text:span text:style-name="T268">осле </text:span><text:span text:style-name="T70">listen</text:span><text:span text:style-name="T268"> </text:span><text:span text:style-name="T306">ставится предлог </text:span><text:span text:style-name="T92">to</text:span><text:span text:style-name="T306">.</text:span></text:p>
      <text:p text:style-name="P863">При переводе на русский предлог выпадает.</text:p>
      <text:p text:style-name="P863"/>
      <text:p text:style-name="P1079">Listen to me, please — Пожалуйста, послушай меня.</text:p>
      <text:p text:style-name="P1079">What music do you listen to? - Какую музыку ты слушает?</text:p>
      <text:p text:style-name="P863"/>
      <text:p text:style-name="P1389"><text:span text:style-name="T166">Do, make</text:span><text:span text:style-name="T268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63"/>
      <text:p text:style-name="P864">Устойчивые выражения с do:</text:p>
      <text:list xml:id="list2980206925" text:style-name="L52">
        <text:list-item>
          <text:p text:style-name="P1615">do an exam/test — сдавать экзамен/тест;</text:p>
        </text:list-item>
        <text:list-item>
          <text:p text:style-name="P1615">do a course — пройти курс;</text:p>
        </text:list-item>
        <text:list-item>
          <text:p text:style-name="P1615">do work/homework/housework — делать работу / домашнюю работу / работу по дому;</text:p>
        </text:list-item>
        <text:list-item>
          <text:p text:style-name="P1615">do a favour — оказывать услугу;</text:p>
        </text:list-item>
        <text:list-item>
          <text:p text:style-name="P1615">do business — заниматься бизнесом;</text:p>
        </text:list-item>
        <text:list-item>
          <text:p text:style-name="P1615">do right/wrong — поступать правильно/неправильно;</text:p>
        </text:list-item>
        <text:list-item>
          <text:p text:style-name="P1617">do the shopping — делать покупки;</text:p>
        </text:list-item>
        <text:list-item>
          <text:p text:style-name="P1615">do the wassing up — мыть посуду;</text:p>
        </text:list-item>
      </text:list>
      <text:p text:style-name="P863"/>
      <text:p text:style-name="P864">Устойчивые выражения с make:</text:p>
      <text:list xml:id="list4251983346" text:style-name="L53">
        <text:list-item>
          <text:p text:style-name="P1616">make a noise — шуметь;</text:p>
        </text:list-item>
        <text:list-item>
          <text:p text:style-name="P1616">make a bed — застилать постель;</text:p>
        </text:list-item>
        <text:list-item>
          <text:p text:style-name="P1616">make a cake/tea/dinner — приготовить торт/чай/ужин;</text:p>
        </text:list-item>
        <text:list-item>
          <text:p text:style-name="P1773"><text:span text:style-name="T268">make a choice — сделать </text:span><text:span text:style-name="T307">выбор;</text:span></text:p>
        </text:list-item>
        <text:list-item>
          <text:p text:style-name="P1618">make a scision — принять решение;</text:p>
        </text:list-item>
        <text:list-item>
          <text:p text:style-name="P1618">make a promise — обещать, дать обещание;</text:p>
        </text:list-item>
        <text:list-item>
          <text:p text:style-name="P1618">make a friends — подружиться.</text:p>
        </text:list-item>
      </text:list>
      <text:p text:style-name="P865"/>
      <text:p text:style-name="P1080">Could you do me a favour — Не мог бы ты оказать мне услугу? </text:p>
      <text:p text:style-name="P1080">I belive she`ll make the right choice — Я верю, что она сделает правильный выбор.</text:p>
      <text:p text:style-name="P865"/>
      <text:p text:style-name="P1122"/>
      <text:p text:style-name="P1576"><text:span text:style-name="T409">Про и</text:span><text:span text:style-name="T410">нфинитив и герундий</text:span></text:p>
      <text:p text:style-name="P866"/>
      <text:p text:style-name="P873">Когда в английском предложении идет несколько глаголов <text:span text:style-name="T1378">подря</text:span><text:span text:style-name="T1379">д</text:span>, то первый является сказуемым<text:span text:style-name="T1377">, а следующий, свободный от времени, стоит в форме инфинитива </text:span></text:p>
      <text:p text:style-name="P1198"><text:span text:style-name="T326">или герундия </text:span><text:span text:style-name="T327">(</text:span><text:span text:style-name="T338">после сказуемоего</text:span><text:span text:style-name="T328"> </text:span><text:span text:style-name="T326">может быть несколько </text:span><text:span text:style-name="T338">глаголов</text:span><text:span text:style-name="T327">)</text:span><text:span text:style-name="T326">.</text:span></text:p>
      <text:p text:style-name="P872"/>
      <text:p text:style-name="P1089">What do you want <text:span text:style-name="T1187">to do</text:span>? — Что ты хочешь <text:span text:style-name="T1187">делать</text:span>?</text:p>
      <text:p text:style-name="P1089">I like <text:span text:style-name="T1187">playing</text:span> cards — Я люблю <text:span text:style-name="T1187">играть</text:span> в карты.</text:p>
      <text:p text:style-name="P1090">Please don`t make me <text:span text:style-name="T1187">worry</text:span> — Пожалуйста, не заставляй меня <text:span text:style-name="T1187">волноваться</text:span>.</text:p>
      <text:p text:style-name="P1091">I don`t mind <text:span text:style-name="T1187">doing</text:span> it on my own — Я не против <text:span text:style-name="T1187">сделать</text:span> это в одиночку.</text:p>
      <text:p text:style-name="P874"/>
      <text:p text:style-name="P1199"><text:span text:style-name="T313">И</text:span><text:span text:style-name="T314">нфинитив и герундий дополняют по смыслу </text:span><text:span text:style-name="T329">сказуемое</text:span><text:span text:style-name="T314">. </text:span><text:span text:style-name="T315">Они являются взаимозаменяемы </text:span></text:p>
      <text:p text:style-name="P1199"><text:span text:style-name="T322">и</text:span><text:span text:style-name="T315"> </text:span><text:span text:style-name="T322">в</text:span><text:span text:style-name="T315"> основном </text:span><text:span text:style-name="T322">и</text:span><text:span text:style-name="T315">спользуют</text:span><text:span text:style-name="T322">ся</text:span><text:span text:style-name="T315"> по наитию </text:span><text:span text:style-name="T329">либо</text:span><text:span text:style-name="T315"> в зависимости от диалекта.</text:span></text:p>
      <text:p text:style-name="P875"/>
      <text:p text:style-name="P876">На русский инфинитив и герундий переводятся несколькими способами:</text:p>
      <text:list xml:id="list3648072155" text:style-name="L54">
        <text:list-item>
          <text:p text:style-name="P1619">начальной формой глагола (делать);</text:p>
        </text:list-item>
        <text:list-item>
          <text:p text:style-name="P1619">причастием (делая);</text:p>
        </text:list-item>
        <text:list-item>
          <text:p text:style-name="P1619">придаточным предложением (чтобы сделать).</text:p>
        </text:list-item>
      </text:list>
      <text:p text:style-name="P875"/>
      <text:p text:style-name="P892">Инфинитив </text:p>
      <text:p text:style-name="P882"/>
      <text:p text:style-name="P1204"><text:span text:style-name="T335">Э</text:span><text:span text:style-name="T322">то глагол в начальной форме, </text:span><text:span text:style-name="T329">который </text:span><text:span text:style-name="T330">обычно </text:span><text:span text:style-name="T331">идет</text:span><text:span text:style-name="T329"> </text:span><text:span text:style-name="T322">с частицей </text:span><text:span text:style-name="T94">to</text:span><text:span text:style-name="T322">.</text:span></text:p>
      <text:p text:style-name="P1084"><text:span text:style-name="T68">I don`t want </text:span><text:span text:style-name="T1395">to interface</text:span><text:span text:style-name="T68"> — Я не хочу </text:span><text:span text:style-name="T1395">вмешиваться</text:span><text:span text:style-name="T68">.</text:span></text:p>
      <text:p text:style-name="P883"/>
      <text:p text:style-name="P765"><text:span text:style-name="T322">Г</text:span><text:span text:style-name="T316">лаголы, после которых инфинитив всегда </text:span><text:span text:style-name="T323">с частицей </text:span><text:span text:style-name="T93">to</text:span><text:span text:style-name="T316">:</text:span></text:p>
      <text:list xml:id="list1909058218" text:style-name="L55">
        <text:list-item>
          <text:p text:style-name="P1620">want — хотеть;</text:p>
        </text:list-item>
        <text:list-item>
          <text:p text:style-name="P1620">need — нуждаться;</text:p>
        </text:list-item>
        <text:list-item>
          <text:p text:style-name="P1620">plan — планировать;</text:p>
        </text:list-item>
        <text:list-item>
          <text:p text:style-name="P1620">decide — принимать решение;</text:p>
        </text:list-item>
        <text:list-item>
          <text:p text:style-name="P1620">offer — предлагать;</text:p>
        </text:list-item>
        <text:list-item>
          <text:p text:style-name="P1620">hope — надеяться;</text:p>
        </text:list-item>
        <text:list-item>
          <text:p text:style-name="P1620">promise — обещать;</text:p>
        </text:list-item>
        <text:list-item>
          <text:p text:style-name="P1620">try — пытаться;</text:p>
        </text:list-item>
        <text:list-item>
          <text:p text:style-name="P1620">forget — забывать;</text:p>
        </text:list-item>
        <text:list-item>
          <text:p text:style-name="P1620">learn — изучать;</text:p>
        </text:list-item>
        <text:list-item>
          <text:p text:style-name="P1620">would like — хотел бы.</text:p>
        </text:list-item>
      </text:list>
      <text:p text:style-name="P1083"/>
      <text:p text:style-name="P1083">We promise <text:span text:style-name="T1187">to get</text:span> the money — Мы обещали <text:span text:style-name="T1187">достать</text:span> денег.</text:p>
      <text:p text:style-name="P1083">Don`t forget <text:span text:style-name="T1187">to write</text:span> importang things — Не забывай <text:span text:style-name="T1187">записывать</text:span> самое главное.</text:p>
      <text:p text:style-name="P877"/>
      <text:p text:style-name="P1197"><text:span text:style-name="T317">Между смысловым глаголом и идущим за ним инфинитивом часто </text:span><text:span text:style-name="T333">стоит</text:span><text:span text:style-name="T317"> дополнение.</text:span></text:p>
      <text:p text:style-name="P766"><text:span text:style-name="T333">Обычно</text:span><text:span text:style-name="T334"> </text:span><text:span text:style-name="T320">дополнение указывает</text:span><text:span text:style-name="T321">ся</text:span><text:span text:style-name="T320"> после </text:span><text:span text:style-name="T333">следующих </text:span><text:span text:style-name="T320">глаголов:</text:span></text:p>
      <text:list xml:id="list1371477021" text:style-name="L56">
        <text:list-item>
          <text:p text:style-name="P1621">ask — спрашивать;</text:p>
        </text:list-item>
        <text:list-item>
          <text:p text:style-name="P1621">tell — говорить;</text:p>
        </text:list-item>
        <text:list-item>
          <text:p text:style-name="P1621">advice — советовать;</text:p>
        </text:list-item>
        <text:list-item>
          <text:p text:style-name="P1621">expect — ожидать;</text:p>
        </text:list-item>
        <text:list-item>
          <text:p text:style-name="P1621">pesuade — убеждать;</text:p>
        </text:list-item>
        <text:list-item>
          <text:p text:style-name="P1621">teach — обучать.</text:p>
        </text:list-item>
      </text:list>
      <text:p text:style-name="P880"/>
      <text:p text:style-name="P1088"><text:span text:style-name="T1386">I </text:span><text:span text:style-name="T38">asked</text:span><text:span text:style-name="T1387"> </text:span><text:span text:style-name="T1415">Mike</text:span><text:span text:style-name="T1387"> </text:span><text:span text:style-name="T1192">to come</text:span><text:span text:style-name="T1387"> in — Я просила Майка войти.</text:span></text:p>
      <text:p text:style-name="P84"><text:span text:style-name="T36">Tell</text:span><text:span text:style-name="T49"> </text:span><text:span text:style-name="T1416">them</text:span><text:span text:style-name="T49"> </text:span><text:span text:style-name="T66">to leave</text:span><text:span text:style-name="T49"> us alone — Попроси их оставить нас в покое.</text:span></text:p>
      <text:p text:style-name="P1200"><text:soft-page-break/><text:span text:style-name="T317">Если после смыслового глагола </text:span><text:span text:style-name="T332">указано</text:span><text:span text:style-name="T318"> </text:span><text:span text:style-name="T317">дополне</text:span><text:span text:style-name="T318">ние, </text:span><text:span text:style-name="T319">то такие предложения удобней переводить с использованием придаточного предложения </text:span><text:span text:style-name="T339">(о них позже)</text:span><text:span text:style-name="T319">.</text:span></text:p>
      <text:p text:style-name="P881"/>
      <text:p text:style-name="P88"><text:span text:style-name="T63">I </text:span><text:span text:style-name="T37">promise</text:span><text:span text:style-name="T63"> </text:span><text:span text:style-name="T1417">you</text:span><text:span text:style-name="T63"> </text:span><text:span text:style-name="T67">to be</text:span><text:span text:style-name="T63"> there always — Я обещаю тебе, что буду рядом всегда.</text:span></text:p>
      <text:p text:style-name="P1085"/>
      <text:p text:style-name="P1200"><text:span text:style-name="T319">Т</text:span><text:span text:style-name="T324">акже придаточное предложение используется, когда вторая часть объясняет причину действия из главной части. </text:span><text:span text:style-name="T325">В этом случае инфинитив всегда используется с </text:span><text:span text:style-name="T95">to</text:span><text:span text:style-name="T325">.</text:span></text:p>
      <text:p text:style-name="P878"/>
      <text:p text:style-name="P89"><text:span text:style-name="T63">I </text:span><text:span text:style-name="T37">went out</text:span><text:span text:style-name="T67">,</text:span><text:span text:style-name="T63"> </text:span><text:span text:style-name="T67">to buy</text:span><text:span text:style-name="T63"> food — Я </text:span><text:span text:style-name="T37">вышел</text:span><text:span text:style-name="T63">,</text:span><text:span text:style-name="T65"> </text:span><text:span text:style-name="T67">чтобы</text:span><text:span text:style-name="T63"> </text:span><text:span text:style-name="T67">купить</text:span><text:span text:style-name="T63"> еды.</text:span></text:p>
      <text:p text:style-name="P90"><text:span text:style-name="T63">W</text:span><text:span text:style-name="T49">hy did I </text:span><text:span text:style-name="T36">come in</text:span><text:span text:style-name="T49">? </text:span><text:span text:style-name="T66">To drink</text:span><text:span text:style-name="T49"> cofee — Почему я </text:span><text:span text:style-name="T36">зашел</text:span><text:span text:style-name="T49">? </text:span><text:span text:style-name="T66">Чтобы выпить</text:span><text:span text:style-name="T49"> кофе.</text:span></text:p>
      <text:p text:style-name="P1086"/>
      <text:p text:style-name="P287"><text:span text:style-name="T49">Не всегда причина указывается в виде глагола. Если в качестве причины указано существительное, то перед ним будет предлог </text:span><text:span text:style-name="T70">for</text:span><text:span text:style-name="T49"> </text:span><text:span text:style-name="T64">(за, для)</text:span><text:span text:style-name="T49">.</text:span></text:p>
      <text:p text:style-name="P879"/>
      <text:p text:style-name="P1087">I <text:span text:style-name="T26">went out</text:span> <text:span text:style-name="T1187">for food</text:span> — Я <text:span text:style-name="T26">вышел</text:span><text:span text:style-name="T1385"> </text:span><text:span text:style-name="T1187">за едой</text:span>.</text:p>
      <text:p text:style-name="P281"/>
      <text:p text:style-name="P281">Ес<text:span text:style-name="T1385">ть</text:span> глаголы, после которых инфинитив используется без частицы <text:span text:style-name="T533">to</text:span> («голый» инфитив). Таких глаголов немного. Самыми распространенные: <text:span text:style-name="T533">let </text:span>(позволять) и <text:span text:style-name="T533">make</text:span>.</text:p>
      <text:p text:style-name="P279"/>
      <text:p text:style-name="P86"><text:span text:style-name="T26">Let</text:span> <text:span text:style-name="T1412">Peter</text:span> <text:span text:style-name="T1187">explain</text:span> himself — Позволь Питеру объясниться.</text:p>
      <text:p text:style-name="P87"><text:span text:style-name="T26">Let</text:span> <text:span text:style-name="T1412">us</text:span> (let`s) <text:span text:style-name="T1187">watch</text:span> this movie — Давай<text:span text:style-name="T1382"> </text:span>посмотрим этот фильм.</text:p>
      <text:p text:style-name="P280"/>
      <text:p text:style-name="P282">Если после <text:span text:style-name="T533">make</text:span> стоит еще один глагол, то в этом случае <text:span text:style-name="T533">make</text:span> переводится не как «делать», </text:p>
      <text:p text:style-name="P282">а как «заставлять». После <text:span text:style-name="T533">make</text:span> нужно также указать дополнение.</text:p>
      <text:p text:style-name="P282"/>
      <text:p text:style-name="P256">I <text:span text:style-name="T3">can`t</text:span> <text:span text:style-name="T26">make</text:span> <text:span text:style-name="T1412">John</text:span> <text:span text:style-name="T1187">work</text:span> — Я не могу заставить Джона работать.</text:p>
      <text:p text:style-name="P283"/>
      <text:p text:style-name="P285"><text:span text:style-name="T1383">Если инфинитив стоит после связки </text:span><text:span text:style-name="T560">it</text:span><text:span text:style-name="T1405"> + </text:span><text:span text:style-name="T557">be </text:span><text:span text:style-name="T1383">+ прилагательно</text:span><text:span text:style-name="T1384">е</text:span><text:span text:style-name="T1383">, то </text:span><text:span text:style-name="T1405">он </text:span><text:span text:style-name="T1383">используется </text:span></text:p>
      <text:p text:style-name="P285"><text:span text:style-name="T1383">с частицей </text:span><text:span text:style-name="T557">to</text:span><text:span text:style-name="T1383">. </text:span><text:span text:style-name="T1405">Такая связка выражает отношение к делу.</text:span></text:p>
      <text:p text:style-name="P284"/>
      <text:p text:style-name="P85">It <text:span text:style-name="T408">is difficult</text:span> to understand him — Его<text:span text:style-name="T1405"> </text:span>сложно понять.</text:p>
      <text:p text:style-name="P93">It was difficult to find a good job — Было трудно найти хорошую работу.</text:p>
      <text:p text:style-name="P52"><text:span text:style-name="T1405">It is nice to live here — Здесь </text:span><text:span text:style-name="T1406">приятно жить.</text:span></text:p>
      <text:p text:style-name="P284"/>
      <text:p text:style-name="P1403">По правилам английского языка после <text:span text:style-name="T533">be</text:span> всегда используется прилалагательное, при этом на русский, <text:span text:style-name="T533">be</text:span> + прилагательное будет переводиться наречием (где, куда, зачем, как).</text:p>
      <text:p text:style-name="P286"/>
      <text:p text:style-name="P1204"><text:span text:style-name="T1180">Г</text:span><text:span text:style-name="T1181">ерундий</text:span><text:span text:style-name="T893"> </text:span></text:p>
      <text:p text:style-name="P290"/>
      <text:p text:style-name="P1204"><text:span text:style-name="T896">Э</text:span><text:span text:style-name="T889">то нечно среднее между глаголом и существительным, </text:span><text:span text:style-name="T894">потому что м</text:span><text:span text:style-name="T889">ожет переводит</text:span><text:span text:style-name="T894">ь</text:span><text:span text:style-name="T889">ся </text:span></text:p>
      <text:p text:style-name="P1204"><text:span text:style-name="T894">и так и этак </text:span><text:span text:style-name="T897">(в зависимости от места)</text:span><text:span text:style-name="T889">.</text:span><text:span text:style-name="T895"> </text:span><text:span text:style-name="T890">Выглядит как глагол c окончанием </text:span><text:span text:style-name="T558">-ing</text:span><text:span text:style-name="T890">.</text:span></text:p>
      <text:p text:style-name="P293"/>
      <text:p text:style-name="P1205"><text:span text:style-name="T898">Герундий используется после предлогов </text:span><text:span text:style-name="T901">и</text:span><text:span text:style-name="T898"> некоторых глаголов. </text:span><text:span text:style-name="T900">Т</text:span><text:span text:style-name="T901">акже</text:span><text:span text:style-name="T898"> е</text:span><text:span text:style-name="T899">сли после </text:span></text:p>
      <text:p text:style-name="P294">первого глагола идет предлог, то второй всегда пишется в форме герундия.</text:p>
      <text:p text:style-name="P295"/>
      <text:p text:style-name="P292">Если герундий стоит в конце предложения, то он переводится глаголом.</text:p>
      <text:p text:style-name="P1106"/>
      <text:p text:style-name="P1002"><text:span text:style-name="T1292">I </text:span><text:span text:style-name="T35">ran</text:span><text:span text:style-name="T1291"> for a long time </text:span><text:span text:style-name="T1361">without</text:span><text:span text:style-name="T1291"> </text:span><text:span text:style-name="T1294">stopping</text:span><text:span text:style-name="T1291"> — Я долго бежал, не останавливаясь.</text:span></text:p>
      <text:p text:style-name="P1002"><text:span text:style-name="T1292">D</text:span><text:span text:style-name="T1291">on`t stop. </text:span><text:span text:style-name="T35">Keep</text:span><text:span text:style-name="T1291"> </text:span><text:span text:style-name="T1361">on</text:span><text:span text:style-name="T1291"> </text:span><text:span text:style-name="T1294">running</text:span><text:span text:style-name="T1291">! </text:span><text:span text:style-name="T1293">— </text:span><text:span text:style-name="T1291">Не останавливайся. Продолжай бежать!</text:span></text:p>
      <text:p text:style-name="P1003"><text:span text:style-name="T1361">Before</text:span><text:span text:style-name="T1291"> </text:span><text:span text:style-name="T1294">going</text:span><text:span text:style-name="T1291"> </text:span><text:span text:style-name="T1294">out</text:span><text:span text:style-name="T1291">, I phoned Jerry — Перед выходом я позвонил Джерри.</text:span></text:p>
      <text:p text:style-name="P1106"/>
      <text:p text:style-name="P1319"><text:span text:style-name="T383">Глаголы, после которых </text:span><text:span text:style-name="T384">принято использовать</text:span><text:span text:style-name="T383"> герундий:</text:span></text:p>
      <text:list xml:id="list256225881" text:style-name="L57">
        <text:list-item>
          <text:p text:style-name="P1626"><text:soft-page-break/>обозначающие начало, продолжительность или конец процесса:</text:p>
          <text:list>
            <text:list-item>
              <text:p text:style-name="P1627">stop — прекращать;</text:p>
            </text:list-item>
            <text:list-item>
              <text:p text:style-name="P1627">finish — заканчивать;</text:p>
            </text:list-item>
            <text:list-item>
              <text:p text:style-name="P1627">give up — прекращать;</text:p>
            </text:list-item>
            <text:list-item>
              <text:p text:style-name="P1627">carry on / go on / keep on — продолжать;</text:p>
            </text:list-item>
          </text:list>
        </text:list-item>
      </text:list>
      <text:p text:style-name="P1108"/>
      <text:list xml:id="list204746363318891" text:continue-numbering="true" text:style-name="L57">
        <text:list-item>
          <text:p text:style-name="P1626">обозначающие отношение к чему-то:</text:p>
          <text:list>
            <text:list-item>
              <text:p text:style-name="P1627">dislike — нелюбить;</text:p>
            </text:list-item>
            <text:list-item>
              <text:p text:style-name="P1627">enjoy — нравиться;</text:p>
            </text:list-item>
          </text:list>
        </text:list-item>
      </text:list>
      <text:p text:style-name="P1108"/>
      <text:list xml:id="list204748002382980" text:continue-numbering="true" text:style-name="L57">
        <text:list-item>
          <text:p text:style-name="P1626">глаголы чувственного восприятия:</text:p>
          <text:list>
            <text:list-item>
              <text:p text:style-name="P1627">see — видеть;</text:p>
            </text:list-item>
            <text:list-item>
              <text:p text:style-name="P1627">watch — смотреть;</text:p>
            </text:list-item>
            <text:list-item>
              <text:p text:style-name="P1627">hear — слышать;</text:p>
            </text:list-item>
            <text:list-item>
              <text:p text:style-name="P1627">listen to — слушать.</text:p>
            </text:list-item>
          </text:list>
        </text:list-item>
      </text:list>
      <text:p text:style-name="P1108"/>
      <text:list xml:id="list204747611054304" text:continue-numbering="true" text:style-name="L57">
        <text:list-item>
          <text:p text:style-name="P1626">другие глаголы и словосочетания:</text:p>
          <text:list>
            <text:list-item>
              <text:p text:style-name="P1627">suggest — предлагать;</text:p>
            </text:list-item>
            <text:list-item>
              <text:p text:style-name="P1627">mind — иметь ввиду, возражать;</text:p>
            </text:list-item>
            <text:list-item>
              <text:p text:style-name="P1627">avoid — избегать;</text:p>
            </text:list-item>
            <text:list-item>
              <text:p text:style-name="P1627">practice — практиковаться;</text:p>
            </text:list-item>
            <text:list-item>
              <text:p text:style-name="P1627">can`t help — не мочь не делать;</text:p>
            </text:list-item>
            <text:list-item>
              <text:p text:style-name="P1627">can`t stand — не выносить, ненавидеть;</text:p>
            </text:list-item>
            <text:list-item>
              <text:p text:style-name="P1627">look forward to — ждать с нетерпением.</text:p>
            </text:list-item>
          </text:list>
        </text:list-item>
      </text:list>
      <text:p text:style-name="P1107"/>
      <text:p text:style-name="P1004">I enjoy <text:span text:style-name="T1187">reading</text:span> very much — Я очень люблю читать.</text:p>
      <text:p text:style-name="P1004">I can`t help <text:span text:style-name="T1187">feeling</text:span> responsible — Я не могу не чувствовать ответственности.</text:p>
      <text:p text:style-name="P1004">I look forward to <text:span text:style-name="T1187">meeting</text:span> John — Я жд<text:span text:style-name="T1398">у</text:span> с нетерпением встечи с Джоном.</text:p>
      <text:p text:style-name="P288"/>
      <text:p text:style-name="P288">Сочетание сказуемого и герундия можно расш<text:span text:style-name="T1399">и</text:span>рить, добавив между ними дополнение.</text:p>
      <text:p text:style-name="P288"/>
      <text:p text:style-name="P51"><text:span text:style-name="T1388">I </text:span><text:span text:style-name="T39">saw</text:span><text:span text:style-name="T1388"> </text:span><text:span text:style-name="T1418">John</text:span><text:span text:style-name="T1388"> </text:span><text:span text:style-name="T1193">working</text:span><text:span text:style-name="T1388"> in the garden — Я видел, как Джон работает в саду.</text:span></text:p>
      <text:p text:style-name="P91">He <text:span text:style-name="T3">can`t</text:span> <text:span text:style-name="T26">stand</text:span> <text:span text:style-name="T1412">his father</text:span> <text:span text:style-name="T1187">drinking</text:span> — Он не может вынести того, что его отец пьет.</text:p>
      <text:p text:style-name="P279"/>
      <text:p text:style-name="P291">Когда нужно сказать про дейсвтие, которое регулярно совершается, то для этого используется</text:p>
      <text:p text:style-name="P767"><text:span text:style-name="T891">связка </text:span><text:span text:style-name="T559">go</text:span><text:span text:style-name="T891"> + герундий. Глагол </text:span><text:span text:style-name="T559">go</text:span><text:span text:style-name="T891"> в этом случае переводится как «занимаюсь этим делом»:</text:span></text:p>
      <text:list xml:id="list594516317" text:style-name="L58">
        <text:list-item>
          <text:p text:style-name="P1744"><text:span text:style-name="T891">go swimming — занима</text:span><text:span text:style-name="T892">ться</text:span><text:span text:style-name="T891"> плаваньем;</text:span></text:p>
        </text:list-item>
        <text:list-item>
          <text:p text:style-name="P1699">go running — бегать;</text:p>
        </text:list-item>
        <text:list-item>
          <text:p text:style-name="P1699">go fishing — рыбачить;</text:p>
        </text:list-item>
        <text:list-item>
          <text:p text:style-name="P1744">go skiing — кататься на лыжах;</text:p>
        </text:list-item>
        <text:list-item>
          <text:p text:style-name="P1774">go shopping — ходить по магазинам.</text:p>
        </text:list-item>
      </text:list>
      <text:p text:style-name="P1396"/>
      <text:p text:style-name="P1201"><text:span text:style-name="T1389">А связка </text:span><text:span text:style-name="T559">like</text:span><text:span text:style-name="T1389"> + герундий означает «</text:span><text:span text:style-name="T1390">люблю</text:span><text:span text:style-name="T1389"> заниматься этим </text:span><text:span text:style-name="T1390">делом</text:span><text:span text:style-name="T1389">».</text:span></text:p>
      <text:p text:style-name="P1396"/>
      <text:p text:style-name="P92">Would you like to <text:span text:style-name="T1187">go skiing</text:span> this weekend? — Ты хочешь <text:span text:style-name="T1187">покататься на лыжах</text:span> на выходных?</text:p>
      <text:p text:style-name="P92">I would rather <text:span text:style-name="T1187">go shopp</text:span><text:span text:style-name="T1194">i</text:span><text:span text:style-name="T1187">ng</text:span> — Нет, я лучше <text:span text:style-name="T1187">пойду по магазинам</text:span>.</text:p>
      <text:p text:style-name="P92">I <text:span text:style-name="T1187">like shopping</text:span> with my girlfriends! — Я <text:span text:style-name="T1187">люблю ходить по магазинам</text:span> с подру<text:span text:style-name="T1400">ж</text:span>ками!</text:p>
      <text:p text:style-name="P1396"/>
      <text:p text:style-name="P1203"><text:span text:style-name="T1392">Если герундий стоит в начале предложения, то он </text:span><text:span text:style-name="T1394">переводится не как глагол, а</text:span><text:span text:style-name="T1393"> как сущестительное </text:span><text:span text:style-name="T1394">(т. е. в этом случае он является подлежащим)</text:span><text:span text:style-name="T1392">.</text:span></text:p>
      <text:p text:style-name="P1202"><text:soft-page-break/></text:p>
      <text:p text:style-name="P158">Swimming is very good for your health — Плаванье хорошо для здоровья</text:p>
      <text:p text:style-name="P158"><text:span text:style-name="T1391">L</text:span>earning English is not easy — Изучение английского — это нелегко.</text:p>
      <text:p text:style-name="P1202"/>
      <text:p text:style-name="P688">Глаголы, после который можно использовать как инфинитив так и герундий:</text:p>
      <text:p text:style-name="P688"/>
      <text:list xml:id="list3926209694" text:style-name="L59">
        <text:list-item>
          <text:p text:style-name="P1727">обозначающие процесс:</text:p>
          <text:list>
            <text:list-item>
              <text:p text:style-name="P1728">start, begin — начинать;</text:p>
            </text:list-item>
            <text:list-item>
              <text:p text:style-name="P1728">continue — продолжать;</text:p>
            </text:list-item>
          </text:list>
        </text:list-item>
      </text:list>
      <text:p text:style-name="P688"/>
      <text:list xml:id="list204747078400560" text:continue-numbering="true" text:style-name="L59">
        <text:list-item>
          <text:p text:style-name="P1727">обозначающие отношение к чему-то:</text:p>
          <text:list>
            <text:list-item>
              <text:p text:style-name="P1729">love — любить;</text:p>
            </text:list-item>
            <text:list-item>
              <text:p text:style-name="P1729">like — нравиться;</text:p>
            </text:list-item>
            <text:list-item>
              <text:p text:style-name="P1729">hate — ненавидеть;</text:p>
            </text:list-item>
            <text:list-item>
              <text:p text:style-name="P1729">prefer — предпочитать;</text:p>
            </text:list-item>
          </text:list>
        </text:list-item>
      </text:list>
      <text:p text:style-name="P689"/>
      <text:p text:style-name="P159">I started to leart English at school / I started learning English at school.</text:p>
      <text:p text:style-name="P159">I love to play the piano / I love playing the piano.</text:p>
      <text:p text:style-name="P690"/>
      <text:p text:style-name="P1425">Формальное подлежащее. <text:span text:style-name="T1402">Dummy subject</text:span></text:p>
      <text:p text:style-name="P691"/>
      <text:p text:style-name="P692">В английском предложении обязательно должно присутствовать подлежащее и сказуемое.</text:p>
      <text:p text:style-name="P693">Это его грамматическая основа. В русском предложении подлежащее может отсутствовать.</text:p>
      <text:p text:style-name="P692">Из-за этого могут возн<text:span text:style-name="T1402">и</text:span>кать некоторые трудности при переводе.</text:p>
      <text:p text:style-name="P692"/>
      <text:p text:style-name="P694">Когда в русском предложении подлежащее отсутствует, в английском используется формальное подлежащее. Их всего 2: <text:span text:style-name="T533">there</text:span> и <text:span text:style-name="T533">it</text:span>, <text:span text:style-name="T1403">но </text:span><text:span text:style-name="T1407">еще </text:span><text:span text:style-name="T1403">могут</text:span><text:span text:style-name="T1407"> </text:span><text:span text:style-name="T1403">встретиться: </text:span><text:span text:style-name="T561">t</text:span><text:span text:style-name="T533">hey</text:span>, <text:span text:style-name="T533">this</text:span>, <text:span text:style-name="T533">that</text:span>.</text:p>
      <text:p text:style-name="P1231"><text:span text:style-name="T532">Именно т</text:span><text:span text:style-name="T427">акие предложения удобнее переводить с конца. </text:span></text:p>
      <text:p text:style-name="P695"/>
      <text:p text:style-name="P1209"><text:span text:style-name="T434">П</text:span><text:span text:style-name="T432">одлежащее </text:span><text:span text:style-name="T651">there</text:span><text:span text:style-name="T432"> </text:span><text:span text:style-name="T434">всегда идет</text:span><text:span text:style-name="T432"> в связке с глаголом </text:span><text:span text:style-name="T651">be</text:span><text:span text:style-name="T432">. Оно необходимо, чтобы сказать </text:span></text:p>
      <text:p text:style-name="P1209"><text:span text:style-name="T432">о местоположении </text:span><text:span text:style-name="T1381">существительного</text:span><text:span text:style-name="T432">, которое идет после </text:span><text:span text:style-name="T651">be</text:span><text:span text:style-name="T432"> </text:span><text:span text:style-name="T434">(как указатель)</text:span><text:span text:style-name="T432">.</text:span></text:p>
      <text:p text:style-name="P698"/>
      <text:p text:style-name="P160"><text:span text:style-name="T24">There</text:span><text:span text:style-name="T1404"> </text:span><text:span text:style-name="T41">is</text:span><text:span text:style-name="T1404"> </text:span><text:span text:style-name="T1419">a new restaurant</text:span><text:span text:style-name="T1404"> </text:span><text:span text:style-name="T12">in King Street</text:span><text:span text:style-name="T1404"> — На Кинг-стрит есть новый ресторан.</text:span></text:p>
      <text:p text:style-name="P161"><text:span text:style-name="T13">There</text:span> <text:span text:style-name="T26">was</text:span> <text:span text:style-name="T1412">a fight</text:span> <text:span text:style-name="T10">in the street today</text:span> — На улице сегодня была драка.</text:p>
      <text:p text:style-name="P699"/>
      <text:p text:style-name="P1207"><text:span text:style-name="T432">Иногда с помощью </text:span><text:span text:style-name="T651">there</text:span><text:span text:style-name="T432"> + </text:span><text:span text:style-name="T651">be</text:span><text:span text:style-name="T432"> говорят о существительном, которое не может совершать действий, но с которым связана дополнительная информация.</text:span></text:p>
      <text:p text:style-name="P699"/>
      <text:p text:style-name="P94"><text:span text:style-name="T426">T</text:span><text:span text:style-name="T432">here is something I want to tell you — Есть, кое-что, что я должен сказать тебе.</text:span></text:p>
      <text:p text:style-name="P700"/>
      <text:p text:style-name="P1208"><text:span text:style-name="T427">Связка </text:span><text:span text:style-name="T652">there</text:span><text:span text:style-name="T427"> + </text:span><text:span text:style-name="T652">be</text:span><text:span text:style-name="T427"> переводится по глаголу </text:span><text:span text:style-name="T652">be</text:span><text:span text:style-name="T427">, либо полностью выпадает при переводе.</text:span></text:p>
      <text:p text:style-name="P1398"><text:span text:style-name="T428">В Present Perfect, </text:span><text:span text:style-name="T653">be</text:span><text:span text:style-name="T428"> преобразуется в </text:span><text:span text:style-name="T653">have been</text:span><text:span text:style-name="T428">.</text:span></text:p>
      <text:p text:style-name="P700"/>
      <text:p text:style-name="P1206"><text:span text:style-name="T428">В вопросах </text:span><text:span text:style-name="T653">be</text:span><text:span text:style-name="T428"> </text:span><text:span text:style-name="T429">ставится</text:span><text:span text:style-name="T428"> перед </text:span><text:span text:style-name="T653">there</text:span><text:span text:style-name="T428">. Вопрос не обязательно </text:span><text:span text:style-name="T433">должен быть </text:span><text:span text:style-name="T428">общи</text:span><text:span text:style-name="T433">м</text:span><text:span text:style-name="T428">. </text:span></text:p>
      <text:p text:style-name="P697">Он может начинаться и с вопросительного слова. </text:p>
      <text:p text:style-name="P702"/>
      <text:p text:style-name="P162">What is there in the box? — Что находится в коробке? (Что есть в коробке?)</text:p>
      <text:p text:style-name="P702"/>
      <text:p text:style-name="P1330"><text:span text:style-name="T429">Отрицание образуется</text:span><text:span text:style-name="T428"> </text:span><text:span text:style-name="T429">с помощью частицы </text:span><text:span text:style-name="T654">not</text:span><text:span text:style-name="T429"> после </text:span><text:span text:style-name="T654">be</text:span><text:span text:style-name="T429">. </text:span></text:p>
      <text:p text:style-name="P1330"><text:span text:style-name="T429">Также </text:span><text:span text:style-name="T530">его </text:span><text:span text:style-name="T431">можно</text:span><text:span text:style-name="T429"> </text:span><text:span text:style-name="T530">задать</text:span><text:span text:style-name="T429"> </text:span><text:span text:style-name="T530">с помощью </text:span><text:span text:style-name="T429">отрицательно</text:span><text:span text:style-name="T530">го</text:span><text:span text:style-name="T429"> местоимени</text:span><text:span text:style-name="T530">я</text:span><text:span text:style-name="T429"> </text:span><text:span text:style-name="T654">no.</text:span></text:p>
      <text:p text:style-name="P1579"/>
      <text:p text:style-name="P1472"><text:span text:style-name="T649">There </text:span><text:span text:style-name="T738">aren`t</text:span><text:span text:style-name="T649"> any challenges in his life / T</text:span><text:span text:style-name="T719">here are </text:span><text:span text:style-name="T749">no</text:span><text:span text:style-name="T719"> challenges in his life</text:span><text:span text:style-name="T649"> — </text:span></text:p>
      <text:p text:style-name="P162">В его жизни <text:span text:style-name="T1187">нет</text:span> испытаний.</text:p>
      <text:p text:style-name="P702"/>
      <text:p text:style-name="P1209"><text:span text:style-name="T434">Подлежащее </text:span><text:span text:style-name="T655">it</text:span><text:span text:style-name="T434"> </text:span><text:span text:style-name="T443">обычно </text:span><text:span text:style-name="T434">используется, когда надо сообщить время или сказать о погоде.</text:span></text:p>
      <text:p text:style-name="P706"/>
      <text:p text:style-name="P1210"><text:span text:style-name="T437">После </text:span><text:span text:style-name="T656">it</text:span><text:span text:style-name="T437"> может идти не только существительное </text:span><text:span text:style-name="T439">(в отличие от </text:span><text:span text:style-name="T658">there</text:span><text:span text:style-name="T439">)</text:span><text:span text:style-name="T437">, но </text:span><text:span text:style-name="T439">также </text:span><text:span text:style-name="T437">прилагательное </text:span><text:span text:style-name="T439">или глагол</text:span><text:span text:style-name="T437"> </text:span><text:span text:style-name="T439">(обычно идет прилагательное).</text:span></text:p>
      <text:p text:style-name="P163"/>
      <text:p text:style-name="P705"><text:span text:style-name="T562">It</text:span><text:span text:style-name="T1409"> может идти в связке с любым глаголом, а не только с </text:span><text:span text:style-name="T562">be</text:span><text:span text:style-name="T1409">.</text:span></text:p>
      <text:p text:style-name="P706"/>
      <text:p text:style-name="P1410"><text:span text:style-name="T17">It</text:span><text:span text:style-name="T649"> </text:span><text:span text:style-name="T31">is</text:span><text:span text:style-name="T649"> 5 o`clock — Сейчас 5 часов.</text:span></text:p>
      <text:p text:style-name="P95"><text:span text:style-name="T18">It</text:span><text:span text:style-name="T418"> </text:span><text:span text:style-name="T40">is</text:span><text:span text:style-name="T418"> warm — Тепло.</text:span></text:p>
      <text:p text:style-name="P95"><text:span text:style-name="T18">It</text:span><text:span text:style-name="T418"> often </text:span><text:span text:style-name="T40">snows</text:span><text:span text:style-name="T418"> </text:span><text:span text:style-name="T435">in the winter — Зимой часто идет снег.</text:span></text:p>
      <text:p text:style-name="P747"/>
      <text:p text:style-name="P768"><text:span text:style-name="T435">Е</text:span><text:span text:style-name="T438">ще </text:span><text:span text:style-name="T657">it</text:span><text:span text:style-name="T438"> является подлежащим в таких конструкциях:</text:span></text:p>
      <text:list xml:id="list2710588742" text:style-name="L60">
        <text:list-item>
          <text:p text:style-name="P1775"><text:span text:style-name="T649">It`s time</text:span><text:span text:style-name="T418"> — пора (после используется инфинитив для указания действия, </text:span></text:p>
          <text:p text:style-name="P1730">которое пришло время сделать);</text:p>
        </text:list-item>
        <text:list-item>
          <text:p text:style-name="P1776"><text:span text:style-name="T654">I</text:span><text:span text:style-name="T649">t</text:span><text:span text:style-name="T418"> + </text:span><text:span text:style-name="T649">be</text:span><text:span text:style-name="T418"> + прилагательное + инфинитив</text:span><text:span text:style-name="T436"> (отношение к делу);</text:span></text:p>
        </text:list-item>
        <text:list-item>
          <text:p text:style-name="P1777"><text:span text:style-name="T436">в </text:span><text:span text:style-name="T418">пассивном залоге, в оборотах </text:span><text:span text:style-name="T649">it is known</text:span><text:span text:style-name="T418"> (известно) и </text:span><text:span text:style-name="T649">it is said</text:span><text:span text:style-name="T418"> (говорят).</text:span></text:p>
        </text:list-item>
      </text:list>
      <text:p text:style-name="P703"/>
      <text:p text:style-name="P1220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703"/>
      <text:p text:style-name="P1408"><text:span text:style-name="T442">It — </text:span><text:span text:style-name="T475">переводится как «</text:span><text:span text:style-name="T442">это» </text:span><text:span text:style-name="T476">(</text:span><text:span text:style-name="T442">I</text:span><text:span text:style-name="T477">t</text:span><text:span text:style-name="T442"> is in the garden — Это в саду</text:span><text:span text:style-name="T476">)</text:span><text:span text:style-name="T442">.</text:span></text:p>
      <text:p text:style-name="P1406">(<text:span text:style-name="T1535">после it может стоять указание на место, где происходит ситуация, стр. 192</text:span><text:span text:style-name="T1536">)</text:span></text:p>
      <text:p text:style-name="P703"/>
      <text:p text:style-name="P1409"><text:span text:style-name="T430">Т</text:span><text:span text:style-name="T41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04"/>
      <text:p text:style-name="P1113"><text:span text:style-name="T425">They say this film is interesting / </text:span><text:span text:style-name="T424">This film is said to be interesting</text:span><text:span text:style-name="T425"> — </text:span></text:p>
      <text:p text:style-name="P1114">Говорят, этот фильминтересный.</text:p>
      <text:p text:style-name="P1399"/>
      <text:p text:style-name="P1373"><text:span text:style-name="T1408">М</text:span>естоимение. Pronoun</text:p>
      <text:p text:style-name="P701"/>
      <text:p text:style-name="P1372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7"/>
      <text:p text:style-name="P708">Все местоимения можно разбить на несколько группы:</text:p>
      <text:list xml:id="list3831154966" text:style-name="L61">
        <text:list-item>
          <text:p text:style-name="P1731">личные местоимения (Personal Pronouns);</text:p>
        </text:list-item>
        <text:list-item>
          <text:p text:style-name="P1731">притяжательные местоимения (Possessive Pronouns);</text:p>
        </text:list-item>
        <text:list-item>
          <text:p text:style-name="P1731">возвратные местоимения (Reflexive Pronouns);</text:p>
        </text:list-item>
        <text:list-item>
          <text:p text:style-name="P1731">указательные местоимения (Demonstrative Pronouns);</text:p>
        </text:list-item>
        <text:list-item>
          <text:p text:style-name="P1731"><text:span text:style-name="T1435">неопределенные </text:span>местоимения <text:span text:style-name="T1439">(</text:span>some, any, no и их производные<text:span text:style-name="T1439">)</text:span>.</text:p>
        </text:list-item>
      </text:list>
      <text:p text:style-name="P696"/>
      <text:p text:style-name="P21">Личные местоимения</text:p>
      <text:p text:style-name="P709"/>
      <text:p text:style-name="P1305"><text:span text:style-name="T440">Имеют только 2 формы: </text:span>именительный паде<text:span text:style-name="T1440">ж и </text:span><text:span text:style-name="T440">объектные падеж.</text:span></text:p>
      <text:p text:style-name="P710"/>
      <text:p text:style-name="P1473"><text:soft-page-break/><text:span text:style-name="T440">В </text:span><text:span text:style-name="T418">английском всего 2 падежа: именительный и объектный. </text:span><text:span text:style-name="T440">Объектный падеж соответсвует любому косвенному падежу русского языка </text:span><text:span text:style-name="T528">(</text:span><text:span text:style-name="T529">косвенные — </text:span><text:span text:style-name="T528">это все, кроме именительного)</text:span><text:span text:style-name="T440">.</text:span></text:p>
      <text:p text:style-name="P711"/>
      <text:p text:style-name="P789"><text:span text:style-name="T440">Личные местоимения в именительном падеже </text:span><text:span text:style-name="T453">заменяют</text:span><text:span text:style-name="T449"> подлежащее </text:span><text:span text:style-name="T457">(кто/</text:span><text:span text:style-name="T458">что</text:span><text:span text:style-name="T457">)</text:span><text:span text:style-name="T449">:</text:span></text:p>
      <text:p text:style-name="P745">I — я;</text:p>
      <text:p text:style-name="P745">you — ты/вы;</text:p>
      <text:p text:style-name="P745">he — он;</text:p>
      <text:p text:style-name="P745">she — она;</text:p>
      <text:p text:style-name="P745">it — он/она/оно;</text:p>
      <text:p text:style-name="P745">we — мы;</text:p>
      <text:p text:style-name="P745">they — они.</text:p>
      <text:p text:style-name="P744"/>
      <text:p text:style-name="P1304"><text:span text:style-name="T341">Местоимение </text:span><text:span text:style-name="T99">I</text:span><text:span text:style-name="T342"> заменяет первое лицо. В</text:span><text:span text:style-name="T341">сегда пишется с большой буквы.</text:span></text:p>
      <text:p text:style-name="P713"/>
      <text:p text:style-name="P714">Местоимения <text:span text:style-name="T533">he</text:span> и <text:span text:style-name="T533">she</text:span> заменяют <text:span text:style-name="T1378">человека</text:span>. Они не могут заменить неодушевленный </text:p>
      <text:p text:style-name="P714">предмет или животное.</text:p>
      <text:p text:style-name="P712"/>
      <text:p text:style-name="P1214">Местоимение you <text:span text:style-name="T1534">заменяет второе лицо.</text:span> <text:span text:style-name="T1534">П</text:span>о умолчанию означает «вы» <text:span text:style-name="T441">и лишь </text:span></text:p>
      <text:p text:style-name="P1214"><text:span text:style-name="T441">по тону и </text:span><text:span text:style-name="T442">словам</text:span><text:span text:style-name="T441"> можно догадаться что вместо «вы», хотят сказать «ты».</text:span></text:p>
      <text:p text:style-name="P712"/>
      <text:p text:style-name="P164">Hey you, kid! Come to me — Эй ты, пацан, подойди сюда. (грубо)</text:p>
      <text:p text:style-name="P164">Would you like some tea? — Не хотите ли вы чаю? (вежливо)</text:p>
      <text:p text:style-name="P712"/>
      <text:p text:style-name="P1304"><text:span text:style-name="T442">Местоимение </text:span><text:span text:style-name="T716">it</text:span><text:span text:style-name="T442"> </text:span><text:span text:style-name="T525">з</text:span><text:span text:style-name="T442">аменяет все неодушевленный предметы </text:span><text:span text:style-name="T526">(</text:span><text:span text:style-name="T442">независимо от их рода</text:span><text:span text:style-name="T526">)</text:span><text:span text:style-name="T442">, </text:span></text:p>
      <text:p text:style-name="P717">а также животных.</text:p>
      <text:p text:style-name="P715"/>
      <text:p text:style-name="P165">Where is the <text:span text:style-name="T1187">book</text:span>? <text:span text:style-name="T1187">It</text:span> is on the table — Где <text:span text:style-name="T1187">книга</text:span>? <text:span text:style-name="T1187">Она</text:span> на столе.</text:p>
      <text:p text:style-name="P165">My <text:span text:style-name="T1187">cat</text:span> is funny. <text:span text:style-name="T1187">It</text:span> plays all day long — Мой <text:span text:style-name="T1187">кот</text:span> смешной. <text:span text:style-name="T1187">Он</text:span> играет целый день.</text:p>
      <text:p text:style-name="P715"/>
      <text:p text:style-name="P1321"><text:span text:style-name="T442">Местоимение </text:span><text:span text:style-name="T716">they</text:span><text:span text:style-name="T442"> </text:span><text:span text:style-name="T527">м</text:span><text:span text:style-name="T444">ожет заменять как людей,</text:span><text:span text:style-name="T442"> </text:span><text:span text:style-name="T444">так и </text:span><text:span text:style-name="T442">неодушевленные предметы.</text:span></text:p>
      <text:p text:style-name="P219">Where are the <text:span text:style-name="T1187">keys</text:span>? <text:span text:style-name="T1187">They</text:span> are on the table — Где <text:span text:style-name="T1187">ключи</text:span>? <text:span text:style-name="T1187">Они</text:span> на столе.</text:p>
      <text:p text:style-name="P716"/>
      <text:p text:style-name="P1310"><text:span text:style-name="T447">И </text:span><text:span text:style-name="T659">they</text:span><text:span text:style-name="T447">, и </text:span><text:span text:style-name="T659">we</text:span><text:span text:style-name="T444"> </text:span><text:span text:style-name="T447">могут </text:span><text:span text:style-name="T444">заменять связки из нескольких слов, которые </text:span></text:p>
      <text:p text:style-name="P720">используются как одно подлежащее.</text:p>
      <text:p text:style-name="P719"/>
      <text:p text:style-name="P53"><text:span text:style-name="T1195">S</text:span><text:span text:style-name="T1196">ue and I</text:span><text:span text:style-name="T445"> are good friends — </text:span><text:span text:style-name="T1197">Мы со Сью</text:span><text:span text:style-name="T446"> хорошие друзья </text:span><text:span text:style-name="T448">(</text:span><text:span text:style-name="T450">я</text:span><text:span text:style-name="T448"> </text:span><text:span text:style-name="T450">+</text:span><text:span text:style-name="T448"> Сью = we)</text:span><text:span text:style-name="T445">.</text:span></text:p>
      <text:p text:style-name="P217">Where are <text:span text:style-name="T1187">Tom and Jerry</text:span>? <text:span text:style-name="T1187">They</text:span> are in the garden — Где <text:span text:style-name="T1187">Том и Джерри</text:span>? <text:span text:style-name="T1187">Они</text:span> в саду.</text:p>
      <text:p text:style-name="P217"/>
      <text:p text:style-name="P1123"><text:span text:style-name="T420">В предложениях, которые используют глаголы: </text:span><text:span text:style-name="T650">like, have, enjoy, need</text:span><text:span text:style-name="T419">, </text:span><text:span text:style-name="T420">подлежащие </text:span></text:p>
      <text:p text:style-name="P1123"><text:span text:style-name="T420">не переводятся на русский в именительном падеже</text:span><text:span text:style-name="T421">:</text:span></text:p>
      <text:p text:style-name="P1124"/>
      <text:p text:style-name="P1058">I like my job — Мне нравится моя работа (а не «Я нравится моя работа»).</text:p>
      <text:p text:style-name="P746"/>
      <text:p text:style-name="P769"><text:span text:style-name="T451">Личные местоимения в объектном падеже </text:span><text:span text:style-name="T453">заменяют</text:span><text:span text:style-name="T451"> дополнени</text:span><text:span text:style-name="T452">е </text:span><text:span text:style-name="T457">(кого, кому, кем)</text:span><text:span text:style-name="T451">:</text:span></text:p>
      <text:list xml:id="list4124951146" text:style-name="L62">
        <text:list-item>
          <text:p text:style-name="P1827">me — меня, мне, мной;</text:p>
        </text:list-item>
        <text:list-item>
          <text:p text:style-name="P1827">you — тебя, тебе, тобой / вас, вам, вами;</text:p>
        </text:list-item>
        <text:list-item>
          <text:p text:style-name="P1828">him — его, ему, <text:span text:style-name="T1427">им;</text:span></text:p>
        </text:list-item>
        <text:list-item>
          <text:p text:style-name="P1828">her — ее, ей;</text:p>
        </text:list-item>
        <text:list-item>
          <text:p text:style-name="P1829"><text:span text:style-name="T1295">it — </text:span><text:span text:style-name="T1296">этого</text:span><text:span text:style-name="T1295">, </text:span><text:span text:style-name="T1296">этому, этим </text:span><text:span text:style-name="T1298">(неодушевлен.)</text:span><text:span text:style-name="T1297">;</text:span></text:p>
        </text:list-item>
        <text:list-item>
          <text:p text:style-name="P1828">us — нас, нам, нами;</text:p>
        </text:list-item>
        <text:list-item>
          <text:p text:style-name="P1828">them — их, им, ими.</text:p>
        </text:list-item>
      </text:list>
      <text:p text:style-name="P166"><text:soft-page-break/><text:span text:style-name="T13">I</text:span> <text:span text:style-name="T26">love</text:span> <text:span text:style-name="T1412">Jave</text:span> — Я люблю Джейн</text:p>
      <text:p text:style-name="P166"><text:span text:style-name="T13">Jane</text:span> <text:span text:style-name="T26">loves</text:span> <text:span text:style-name="T1412">me</text:span> — Джейн любит меня</text:p>
      <text:p text:style-name="P721"/>
      <text:p text:style-name="P8">Притяжательные местоимения</text:p>
      <text:p text:style-name="P722"/>
      <text:p text:style-name="P1212"><text:span text:style-name="T454">Овечают на вопрос «чей?». </text:span><text:span text:style-name="T455">И</text:span><text:span text:style-name="T465">х особенность </text:span><text:span text:style-name="T464">в</text:span><text:span text:style-name="T465"> то</text:span><text:span text:style-name="T464">м</text:span><text:span text:style-name="T465">, что они заменяют артикли.</text:span></text:p>
      <text:p text:style-name="P167">The dress is blue →<text:span text:style-name="T1431"> </text:span>Her dress is blue.</text:p>
      <text:p text:style-name="P723"/>
      <text:p text:style-name="P1469"><text:span text:style-name="T23">А</text:span><text:span text:style-name="T18">ртикли и местоимения претендуют на одну и ту же позицию в предложении, </text:span></text:p>
      <text:p text:style-name="P1407">т. к. передают, по сути, один вид информации — краткую характеристику предмета.</text:p>
      <text:p text:style-name="P728"/>
      <text:p text:style-name="P1211"><text:span text:style-name="T460">П</text:span><text:span text:style-name="T456">ритяжательные местоимения первого типа — это местоимен</text:span><text:span text:style-name="T459">ия</text:span><text:span text:style-name="T456">, </text:span><text:span text:style-name="T459">которые </text:span><text:span text:style-name="T454">употребляются</text:span><text:span text:style-name="T459"> </text:span></text:p>
      <text:p text:style-name="P730">в связке с существительным (существительное обязательно идет после):</text:p>
      <text:list xml:id="list2042041807" text:style-name="L63">
        <text:list-item>
          <text:p text:style-name="P1732">my — <text:span text:style-name="T1422">мо</text:span><text:span text:style-name="T1423">й</text:span>; </text:p>
        </text:list-item>
        <text:list-item>
          <text:p text:style-name="P1732">your — <text:span text:style-name="T1422">твой/ваш</text:span>; </text:p>
        </text:list-item>
        <text:list-item>
          <text:p text:style-name="P1732">his — <text:span text:style-name="T1423">его</text:span>;</text:p>
        </text:list-item>
        <text:list-item>
          <text:p text:style-name="P1732">her — <text:span text:style-name="T1423">ее</text:span>;</text:p>
        </text:list-item>
        <text:list-item>
          <text:p text:style-name="P1745"><text:span text:style-name="T456">its — </text:span><text:span text:style-name="T469">этого</text:span><text:span text:style-name="T456">.</text:span></text:p>
        </text:list-item>
        <text:list-item>
          <text:p text:style-name="P1733">our — <text:span text:style-name="T1422">наш</text:span>; </text:p>
        </text:list-item>
        <text:list-item>
          <text:p text:style-name="P1732">their — <text:span text:style-name="T1423">их</text:span>; </text:p>
        </text:list-item>
      </text:list>
      <text:p text:style-name="P725"/>
      <text:p text:style-name="P54"><text:span text:style-name="T1198">I</text:span><text:span text:style-name="T459"> like </text:span><text:span text:style-name="T1198">my</text:span><text:span text:style-name="T459"> </text:span><text:span text:style-name="T472">work</text:span><text:span text:style-name="T459"> — Мне нравится моя </text:span><text:span text:style-name="T472">работа</text:span><text:span text:style-name="T459">.</text:span></text:p>
      <text:p text:style-name="P55"><text:span text:style-name="T1198">He</text:span><text:span text:style-name="T459"> likes </text:span><text:span text:style-name="T1198">his</text:span><text:span text:style-name="T459"> </text:span><text:span text:style-name="T472">work</text:span><text:span text:style-name="T459"> — Ему нравится его </text:span><text:span text:style-name="T472">работа</text:span><text:span text:style-name="T459">.</text:span></text:p>
      <text:p text:style-name="P732"/>
      <text:p text:style-name="P1215"><text:span text:style-name="T471">С</text:span><text:span text:style-name="T473">ледует обратить внимание, в каком контексте используется </text:span><text:span text:style-name="T660">its</text:span><text:span text:style-name="T473">.</text:span></text:p>
      <text:p text:style-name="P733"/>
      <text:p text:style-name="P96"><text:span text:style-name="T468">T</text:span><text:span text:style-name="T418">he </text:span><text:span text:style-name="T1199">plant</text:span><text:span text:style-name="T470"> likes </text:span><text:span text:style-name="T1199">its</text:span><text:span text:style-name="T470"> soil — Растению нравится его почва.</text:span></text:p>
      <text:p text:style-name="P1230"><text:span text:style-name="T674">The</text:span><text:span text:style-name="T739"> </text:span><text:span text:style-name="T740">dog</text:span><text:span text:style-name="T675"> likes </text:span><text:span text:style-name="T739">his</text:span><text:span text:style-name="T675"> food — </text:span><text:span text:style-name="T676">Собаке</text:span><text:span text:style-name="T675"> нратися е</text:span><text:span text:style-name="T676">е</text:span><text:span text:style-name="T675"> </text:span><text:span text:style-name="T677">корм </text:span><text:span text:style-name="T678">(так выдает google-переводчик)</text:span><text:span text:style-name="T675">.</text:span></text:p>
      <text:p text:style-name="P724"/>
      <text:p text:style-name="P1213"><text:span text:style-name="T457">Иногда </text:span><text:span text:style-name="T466">такие</text:span><text:span text:style-name="T459"> местоимения удобнее переводить словом «свой» </text:span><text:span text:style-name="T460">и его вариантами</text:span><text:span text:style-name="T459">.</text:span></text:p>
      <text:p text:style-name="P727"/>
      <text:p text:style-name="P168">I love <text:span text:style-name="T1187">my</text:span> native town — Я люблю <text:span text:style-name="T1187">свой</text:span> родной город.</text:p>
      <text:p text:style-name="P168">He loves <text:span text:style-name="T1187">his</text:span> native town — Он любит <text:span text:style-name="T1187">свой</text:span> родной город.</text:p>
      <text:p text:style-name="P726"/>
      <text:p text:style-name="P728">Бывают ситуации, когда после притяжательного местоимения существительного нет.</text:p>
      <text:p text:style-name="P729">В этом случае используются притяжательные местоимения второго типа. </text:p>
      <text:p text:style-name="P729"/>
      <text:p text:style-name="P734">Они употребляются самостоятельно, в конце предложения:</text:p>
      <text:list xml:id="list544042677" text:style-name="L64">
        <text:list-item>
          <text:p text:style-name="P1734"><text:span text:style-name="T1428">m</text:span>ine — <text:span text:style-name="T1428">мой</text:span>;</text:p>
        </text:list-item>
        <text:list-item>
          <text:p text:style-name="P1734">yours — <text:span text:style-name="T1428">твой/ваш</text:span>;</text:p>
        </text:list-item>
        <text:list-item>
          <text:p text:style-name="P1734">his — <text:span text:style-name="T1428">его</text:span>;</text:p>
        </text:list-item>
        <text:list-item>
          <text:p text:style-name="P1734">hers — <text:span text:style-name="T1428">ее</text:span>;</text:p>
        </text:list-item>
        <text:list-item>
          <text:p text:style-name="P1746"><text:span text:style-name="T461">its — </text:span><text:span text:style-name="T467">э</text:span><text:span text:style-name="T462">того</text:span><text:span text:style-name="T461">;</text:span></text:p>
        </text:list-item>
        <text:list-item>
          <text:p text:style-name="P1734">ours — <text:span text:style-name="T1428">наш</text:span>; </text:p>
        </text:list-item>
        <text:list-item>
          <text:p text:style-name="P1735">theirs — их.</text:p>
        </text:list-item>
      </text:list>
      <text:p text:style-name="P170"/>
      <text:p text:style-name="P56"><text:span text:style-name="T462">Don`t touch it. It`s </text:span><text:span text:style-name="T466">mine</text:span><text:span text:style-name="T462"> — </text:span><text:span text:style-name="T463">Не трогай это. Это </text:span><text:span text:style-name="T466">мое</text:span><text:span text:style-name="T463">.</text:span></text:p>
      <text:p text:style-name="P169">It`s my money (это мои деньги) → It`s mine (они мои).</text:p>
      <text:p text:style-name="P718"/>
      <text:p text:style-name="P22"/>
      <text:p text:style-name="P1573">Возвратные местоимения</text:p>
      <text:p text:style-name="P731"/>
      <text:p text:style-name="P1218"><text:span text:style-name="T474">Показывают, что человек совершает действие по отношению к самому себе. </text:span><text:span text:style-name="T1004">С</text:span><text:span text:style-name="T1006">остоят из </text:span></text:p>
      <text:p text:style-name="P1335"><text:span text:style-name="T1006">2х частей: слова </text:span><text:span text:style-name="T661">my/your/him/her/it/our/them</text:span><text:span text:style-name="T1006"> и хвостика </text:span><text:span text:style-name="T661">-self</text:span><text:span text:style-name="T1006"> или </text:span><text:span text:style-name="T661">-selves</text:span><text:span text:style-name="T1006"> </text:span><text:span text:style-name="T1021">(</text:span><text:span text:style-name="T1006">для множеств. </text:span><text:span text:style-name="T1171">ч</text:span><text:span text:style-name="T1006">исла</text:span><text:span text:style-name="T1021">)</text:span><text:span text:style-name="T1006">.</text:span></text:p>
      <text:p text:style-name="P748"><text:s/></text:p>
      <text:p text:style-name="P1225"><text:span text:style-name="T1004">В</text:span><text:span text:style-name="T1005">сегда </text:span><text:span text:style-name="T1006">идут</text:span><text:span text:style-name="T1005"> после глаголов. </text:span><text:span text:style-name="T902">На русский переводятся словами «себя, себе, собой», </text:span></text:p>
      <text:p text:style-name="P297">либо появляются у глаголов в виде окончания -сь, -ся.</text:p>
      <text:p text:style-name="P296"/>
      <text:p text:style-name="P97"><text:span text:style-name="T1441">I </text:span>looked at <text:span text:style-name="T1187">myself</text:span> in the mirror — Я посмотрела на <text:span text:style-name="T1187">себя</text:span> в зеркало.</text:p>
      <text:p text:style-name="P171">He had to explain <text:span text:style-name="T1187">himself</text:span> — Ему пришлось объяснить<text:span text:style-name="T1187">ся</text:span></text:p>
      <text:p text:style-name="P497"/>
      <text:p text:style-name="P735"><text:span text:style-name="T875">Местоимение, образованное от </text:span><text:span text:style-name="T533">you</text:span><text:span text:style-name="T875"> имеет 2 варианта: </text:span><text:span text:style-name="T533">yourself</text:span><text:span text:style-name="T875"> и </text:span><text:span text:style-name="T533">yourselves</text:span><text:span text:style-name="T875">. Это практически единственный слу</text:span><text:span text:style-name="T903">ч</text:span><text:span text:style-name="T875">ай в английском, когда видны отличия между «ты» и «вы».</text:span></text:p>
      <text:p text:style-name="P497"/>
      <text:p text:style-name="P172">You talk to yourself when you sleep — Ты говоришь с собой, когда спишь.</text:p>
      <text:p text:style-name="P172">You should belive in yourselves — Вы должны верить в себя. (во множественном)</text:p>
      <text:p text:style-name="P498"/>
      <text:p text:style-name="P498">Местоимение <text:span text:style-name="T533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8"/>
      <text:p text:style-name="P172">I hope crisis resolves itself — Я надеюсь, кризис разрешится сам собой.</text:p>
      <text:p text:style-name="P498"/>
      <text:p text:style-name="P500">Глаголы, после которых возвратные местоимения не используются:</text:p>
      <text:list xml:id="list618111800" text:style-name="L65">
        <text:list-item>
          <text:p text:style-name="P1634">concentrate — сконцентрироваться;</text:p>
        </text:list-item>
        <text:list-item>
          <text:p text:style-name="P1634">relax — расслабиться;</text:p>
        </text:list-item>
        <text:list-item>
          <text:p text:style-name="P1634">feel — чувствовать (себя);</text:p>
        </text:list-item>
        <text:list-item>
          <text:p text:style-name="P1634">meet — встретиться.</text:p>
        </text:list-item>
      </text:list>
      <text:p text:style-name="P499"/>
      <text:p text:style-name="P173">I can`t concentrate — Я не могу сконцентрировать<text:span text:style-name="T1187">ся</text:span>.</text:p>
      <text:p text:style-name="P173">I feel good — Я чувствую <text:span text:style-name="T1187">себя</text:span> хорошо.</text:p>
      <text:p text:style-name="P174">You need to relax — Тебе нужно расслабить<text:span text:style-name="T1187">ся</text:span>.</text:p>
      <text:p text:style-name="P501"/>
      <text:p text:style-name="P501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501"/>
      <text:p text:style-name="P98">I did it <text:span text:style-name="T1187">myself</text:span> — Я <text:span text:style-name="T1187">сам</text:span> это сделал.</text:p>
      <text:p text:style-name="P57"><text:span text:style-name="T1432">If you want to do it well, do it </text:span><text:span text:style-name="T1200">yourself</text:span><text:span text:style-name="T1432"> — Хочешь сделать хорошо, делай это </text:span><text:span text:style-name="T1200">сам</text:span><text:span text:style-name="T1432">.</text:span></text:p>
      <text:p text:style-name="P501"/>
      <text:p text:style-name="P1226"><text:span text:style-name="T1027">Также, в этом случае перед местоимением можно поставить предлог </text:span><text:span text:style-name="T662">by</text:span><text:span text:style-name="T1027">. </text:span><text:span text:style-name="T1025">Он лишь указывает на то, кто же сделал это самостоятельно </text:span><text:span text:style-name="T1026">(здесь </text:span><text:span text:style-name="T663">by</text:span><text:span text:style-name="T1026"> — это отсылка к пассивному залогу)</text:span><text:span text:style-name="T1025">.</text:span></text:p>
      <text:p text:style-name="P502"/>
      <text:p text:style-name="P220">I did it by myself — Я сам это сделал (обратите на меня внимание).</text:p>
      <text:p text:style-name="P502"/>
      <text:p text:style-name="P660">Указательные местоимения</text:p>
      <text:p text:style-name="P503"/>
      <text:p text:style-name="P771"><text:span text:style-name="T1000">Нужны, чтобы указать на человека, предмет </text:span><text:span text:style-name="T1007">или идею</text:span><text:span text:style-name="T1012">.</text:span></text:p>
      <text:list xml:id="list3467339495" text:style-name="L66">
        <text:list-item>
          <text:p text:style-name="P1635">this — этот;</text:p>
        </text:list-item>
        <text:list-item>
          <text:p text:style-name="P1636">that — тот;</text:p>
        </text:list-item>
        <text:list-item>
          <text:p text:style-name="P1635">these — эти;</text:p>
        </text:list-item>
        <text:list-item>
          <text:p text:style-name="P1635">those — те.</text:p>
        </text:list-item>
      </text:list>
      <text:p text:style-name="P504"/>
      <text:p text:style-name="P505"><text:soft-page-break/>Они связаны с расстоянием и показывают близко ли объект или далеко. Если объект близко, </text:p>
      <text:p text:style-name="P505">то используют <text:span text:style-name="T533">this</text:span> и <text:span text:style-name="T533">these</text:span>. Если объект далеко, и до него не дотянуться — то <text:span text:style-name="T533">that</text:span> и <text:span text:style-name="T533">th</text:span><text:span text:style-name="T595">o</text:span><text:span text:style-name="T533">s</text:span><text:span text:style-name="T595">e</text:span>. </text:p>
      <text:p text:style-name="P505">После <text:span text:style-name="T533">these</text:span> и <text:span text:style-name="T533">those</text:span> нужно использовать глагол во множественном числе.</text:p>
      <text:p text:style-name="P505"/>
      <text:p text:style-name="P58"><text:span text:style-name="T480">T</text:span><text:span text:style-name="T481">his is my friend Joe — Это мой друг Джо (</text:span><text:span text:style-name="T482">досл. </text:span><text:span text:style-name="T483">Этот есть мой друг</text:span><text:span text:style-name="T481">).</text:span></text:p>
      <text:p text:style-name="P175">Those pictures on the wall are very beautiful — Те картины на стене очень красивые.</text:p>
      <text:p text:style-name="P505"/>
      <text:p text:style-name="P1227"><text:span text:style-name="T1028">Данные</text:span><text:span text:style-name="T1007"> местоимения могут использоватьс в связке с существительным или самостоятельно.</text:span></text:p>
      <text:p text:style-name="P506">Если используются самостоятельно, то могут быть как подлежащим, так и дополнением.</text:p>
      <text:p text:style-name="P506"/>
      <text:p text:style-name="P1219"><text:span text:style-name="T1009">Очень часто </text:span><text:span text:style-name="T664">this</text:span><text:span text:style-name="T1009"> и </text:span><text:span text:style-name="T664">that</text:span><text:span text:style-name="T1009"> указывают именно на идею, </text:span><text:span text:style-name="T1010">выступа</text:span><text:span text:style-name="T1011">я</text:span><text:span text:style-name="T1008"> формальн</text:span><text:span text:style-name="T1010">ым</text:span><text:span text:style-name="T1008"> подлежа</text:span><text:span text:style-name="T1010">щим</text:span><text:span text:style-name="T1009">. </text:span></text:p>
      <text:p text:style-name="P507">В этом случае <text:span text:style-name="T533">this</text:span> соответствует тому, что человек видит сейчас, а <text:span text:style-name="T533">that</text:span> — тому, что человек видел или слышал раньше. Также <text:span text:style-name="T533">that</text:span> может указывать на событие прошлого.</text:p>
      <text:p text:style-name="P508"/>
      <text:p text:style-name="P99"><text:span text:style-name="T484">T</text:span><text:span text:style-name="T418">hanks for help. That was really nice of you — Спасибо за помощь. Это было мило </text:span></text:p>
      <text:p text:style-name="P176">с вашей стороны (that указывает на ранее произошедшее событие).</text:p>
      <text:p text:style-name="P510"/>
      <text:p text:style-name="P176">I`ve got a new job! That`s good news — Я получил работу. Это хорошие новости </text:p>
      <text:p text:style-name="P176">(that указывает на озвученную ранее мысл).</text:p>
      <text:p text:style-name="P510"/>
      <text:p text:style-name="P177">That`s OK — Все в порядке (формальное подлежащее, </text:p>
      <text:p text:style-name="P59"><text:span text:style-name="T485">я </text:span><text:span text:style-name="T1380">вижу</text:span><text:span text:style-name="T485"> что все хорошо / </text:span><text:span text:style-name="T1229">идея</text:span><text:span text:style-name="T485"> хороша</text:span><text:span text:style-name="T486">).</text:span></text:p>
      <text:p text:style-name="P511"/>
      <text:p text:style-name="P176">This is Kerry — Это Кэри (подлежащее).</text:p>
      <text:p text:style-name="P508"/>
      <text:p text:style-name="P509">Указательные местоимения можно заменить определенным артиклем <text:span text:style-name="T533">the</text:span>.</text:p>
      <text:p text:style-name="P178">This food is delicious → The food is delicious (Эта еда очень вкусная).</text:p>
      <text:p text:style-name="P512"/>
      <text:p text:style-name="P513">Когда необходимо указать на человека или предмет, то это можно сделать и через <text:span text:style-name="T533">it is</text:span>. Разницы между <text:span text:style-name="T533">this is</text:span> и <text:span text:style-name="T533">it is</text:span> в этом случае нет. Но обычно используют <text:span text:style-name="T533">it </text:span><text:span text:style-name="T596">is</text:span>, </text:p>
      <text:p text:style-name="P514">т. к. <text:span text:style-name="T1539">этот вариант</text:span> короче и является более разговорным:</text:p>
      <text:p text:style-name="P514"/>
      <text:p text:style-name="P60"><text:span text:style-name="T487">T</text:span><text:span text:style-name="T476">his is my book / </text:span><text:span text:style-name="T487">I</text:span><text:span text:style-name="T476">t is my book — </text:span><text:span text:style-name="T487">Это моя книга</text:span><text:span text:style-name="T476">. </text:span></text:p>
      <text:p text:style-name="P513"/>
      <text:p text:style-name="P9"><text:span text:style-name="T904">Н</text:span><text:span text:style-name="T875">еопределенные местоимения</text:span></text:p>
      <text:p text:style-name="P515"/>
      <text:p text:style-name="P516">Местоимения <text:span text:style-name="T533">some</text:span> и <text:span text:style-name="T533">any</text:span> означают «какой-то», «какое-то количество», «некоторый». </text:p>
      <text:p text:style-name="P516">Они связаны с чем-то неопределенным и часто выпадают при переводе.</text:p>
      <text:p text:style-name="P1401"/>
      <text:p text:style-name="P1222"><text:span text:style-name="T1019">Они стоят перед существительном во множественно числе или перед неисчисляемым существительным: </text:span><text:span text:style-name="T665">s</text:span><text:span text:style-name="T666">ome water</text:span><text:span text:style-name="T1013">, </text:span><text:span text:style-name="T665">some</text:span><text:span text:style-name="T666"> friends</text:span><text:span text:style-name="T1013"> </text:span><text:span text:style-name="T1018">и т. д.</text:span></text:p>
      <text:p text:style-name="P517"/>
      <text:p text:style-name="P518">Разница между <text:span text:style-name="T533">some</text:span> и <text:span text:style-name="T533">any</text:span> в том, что <text:span text:style-name="T533">some</text:span> используется в утверждениях, а <text:span text:style-name="T533">any</text:span> — </text:p>
      <text:p text:style-name="P518">в отрицаниях (в связке с <text:span text:style-name="T533">not</text:span>). Связка <text:span text:style-name="T533">not + any</text:span> <text:span text:style-name="T1438">обычно </text:span>переводится двойным отрицанием.</text:p>
      <text:p text:style-name="P516"/>
      <text:p text:style-name="P179">I have some friends — У меня есть друзья. (какое-то количество)</text:p>
      <text:p text:style-name="P179">I haven`t got any friends — У меня нет (никаких) друзей.</text:p>
      <text:p text:style-name="P517"/>
      <text:p text:style-name="P519">В утвержениях <text:span text:style-name="T533">some</text:span> ставить не обязательно. Его часто не указывают.</text:p>
      <text:p text:style-name="P180">I have some friends / I have friends (одно и тоже).</text:p>
      <text:p text:style-name="P519"/>
      <text:p text:style-name="P519">В вопросах можно использовать оба местоимения, но смысл они будут передавать разный.</text:p>
      <text:p text:style-name="P521"><text:soft-page-break/><text:span text:style-name="T533">Some</text:span> имеет позитивный оттенок <text:span text:style-name="T1434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21"/>
      <text:p text:style-name="P1228"><text:span text:style-name="T667">Would you like some </text:span><text:span text:style-name="T668">milk</text:span><text:span text:style-name="T667">? </text:span><text:span text:style-name="T666">—</text:span><text:span text:style-name="T667"> Вы хотите </text:span><text:span text:style-name="T668">молока</text:span><text:span text:style-name="T667">? (он</text:span><text:span text:style-name="T669">о</text:span><text:span text:style-name="T667"> у нас есть)</text:span></text:p>
      <text:p text:style-name="P61"><text:span text:style-name="T488">Could you give me some </text:span><text:span text:style-name="T489">milk</text:span><text:span text:style-name="T488">? </text:span><text:span text:style-name="T490">— </text:span><text:span text:style-name="T488">Я могу попросить </text:span><text:span text:style-name="T489">молока</text:span><text:span text:style-name="T488">? (поделитесь </text:span><text:span text:style-name="T491">пожалуйста</text:span><text:span text:style-name="T488">)</text:span></text:p>
      <text:p text:style-name="P522"/>
      <text:p text:style-name="P1221"><text:span text:style-name="T670">Any</text:span><text:span text:style-name="T1014"> передает сомнение </text:span><text:span text:style-name="T1015">в наличии объектов, о которых спрашивают, поэтому обычно используется в вопросах, </text:span><text:span text:style-name="T1016">где нужно получить </text:span><text:span text:style-name="T1028">дополнительную</text:span><text:span text:style-name="T1016"> информаци</text:span><text:span text:style-name="T1017">ю</text:span><text:span text:style-name="T1015">.</text:span></text:p>
      <text:p text:style-name="P523"/>
      <text:p text:style-name="P100"><text:span text:style-name="T492">H</text:span><text:span text:style-name="T418">ave you </text:span><text:span text:style-name="T491">got any milk in the fridge? </text:span><text:span text:style-name="T493">—</text:span><text:span text:style-name="T491"> У тебя есть молоко в холодильнике?</text:span></text:p>
      <text:p text:style-name="P101"><text:span text:style-name="T491">H</text:span><text:span text:style-name="T418">ave you bought </text:span><text:span text:style-name="T1187">any</text:span><text:span text:style-name="T418"> new closes? — Ты купила </text:span><text:span text:style-name="T1187">какую-нибудь</text:span><text:span text:style-name="T418"> новую одежду?</text:span></text:p>
      <text:p text:style-name="P520"/>
      <text:p text:style-name="P1229"><text:span text:style-name="T1016">Если зада</text:span><text:span text:style-name="T1018">ется вопрос и ожидается положительный ответ, то используется </text:span><text:span text:style-name="T665">some</text:span><text:span text:style-name="T1018">.</text:span></text:p>
      <text:p text:style-name="P68"><text:span text:style-name="T1289">Are you waiting for some </text:span><text:span text:style-name="T1290">people</text:span><text:span text:style-name="T1289">? — Ты ждешь </text:span><text:span text:style-name="T1290">каких-то людей</text:span><text:span text:style-name="T1289">? (не так ли?).</text:span></text:p>
      <text:p text:style-name="P1400"/>
      <text:p text:style-name="P1223"><text:span text:style-name="T1020">Местоимение </text:span><text:span text:style-name="T671">no</text:span><text:span text:style-name="T1020"> </text:span><text:span text:style-name="T1024">также </text:span><text:span text:style-name="T1020">используется в отрицаниях. </text:span><text:span text:style-name="T1148">Этим местоимением</text:span><text:span text:style-name="T1020"> можно заменить связку </text:span><text:span text:style-name="T671">not</text:span><text:span text:style-name="T1020"> + </text:span><text:span text:style-name="T671">any</text:span><text:span text:style-name="T1020">. В предложениях с </text:span><text:span text:style-name="T671">no</text:span><text:span text:style-name="T1020"> первая половина выглядит, как утверждение. </text:span></text:p>
      <text:p text:style-name="P524"/>
      <text:p text:style-name="P654">Местоимение <text:span text:style-name="T533">no</text:span> стоит перед существительным, а частица <text:span text:style-name="T533">not</text:span> идет вместе со вспомогательны<text:span text:style-name="T1436">м</text:span> глаголом. <text:span text:style-name="T1436">Они не могут использоваться вместе в одном предложении.</text:span></text:p>
      <text:p text:style-name="P655"/>
      <text:p text:style-name="P221">There are no shops here / There aren`t any shops here — Здесь нет<text:span text:style-name="T1437"> </text:span>магазинов.</text:p>
      <text:p text:style-name="P221"/>
      <text:p text:style-name="P1324"><text:span text:style-name="T1149">(</text:span><text:span text:style-name="T1159">На самом деле </text:span><text:span text:style-name="T724">no</text:span><text:span text:style-name="T1150"> — </text:span><text:span text:style-name="T1151">это </text:span><text:span text:style-name="T1172">вместо </text:span><text:span text:style-name="T1151">артикл</text:span><text:span text:style-name="T1172">я.</text:span><text:span text:style-name="T1151"> </text:span><text:span text:style-name="T1173">Оно </text:span><text:span text:style-name="T1151">усилива</text:span><text:span text:style-name="T1173">ет</text:span><text:span text:style-name="T1151"> отрицание; например </text:span><text:span text:style-name="T1159">предложение</text:span></text:p>
      <text:p text:style-name="P1324"><text:span text:style-name="T1151">«</text:span><text:span text:style-name="T722">з</text:span><text:span text:style-name="T720">десь нет</text:span><text:span text:style-name="T721"> </text:span><text:span text:style-name="T720">магазинов</text:span><text:span text:style-name="T1151">» он перефр</text:span><text:span text:style-name="T1159">а</text:span><text:span text:style-name="T1151">зирует на «</text:span><text:span text:style-name="T725">не</text:span><text:span text:style-name="T722">т</text:span><text:span text:style-name="T725"> </text:span><text:span text:style-name="T722">здесь магазинов</text:span><text:span text:style-name="T1151">»</text:span><text:span text:style-name="T1149">).</text:span></text:p>
      <text:p text:style-name="P525"/>
      <text:p text:style-name="P1322"><text:span text:style-name="T1021">Неопределенные местоимения </text:span><text:span text:style-name="T1153">(</text:span><text:span text:style-name="T1023">как и</text:span><text:span text:style-name="T1021"> возвратны</text:span><text:span text:style-name="T1023">е</text:span><text:span text:style-name="T1153">)</text:span><text:span text:style-name="T1021"> могут объединяться с некоторыми словами. </text:span><text:span text:style-name="T1022"><text:s/></text:span><text:span text:style-name="T1152">П</text:span><text:span text:style-name="T1021">ервой половиной будет: </text:span><text:span text:style-name="T672">some</text:span><text:span text:style-name="T1021">, </text:span><text:span text:style-name="T672">any</text:span><text:span text:style-name="T1021">, </text:span><text:span text:style-name="T672">no</text:span><text:span text:style-name="T1021">, а второй — </text:span><text:span text:style-name="T672">b</text:span><text:span text:style-name="T673">ody/one</text:span><text:span text:style-name="T1022">, </text:span><text:span text:style-name="T673">thing</text:span><text:span text:style-name="T1022"> или </text:span><text:span text:style-name="T673">where</text:span><text:span text:style-name="T1022">.</text:span></text:p>
      <text:p text:style-name="P526"/>
      <text:p text:style-name="P1323"><text:span text:style-name="T1022">Переводятся как: «кто-то», «что-то», «где-то» </text:span><text:span text:style-name="T1156">и</text:span><text:span text:style-name="T1022"> «никто», «ничто», «нигде». Могут заменять как подлежащее, так и дополнение. </text:span><text:span text:style-name="T1155">Использ</text:span><text:span text:style-name="T1157">уют</text:span><text:span text:style-name="T1155"> те же правила, что и </text:span><text:span text:style-name="T1158">для</text:span><text:span text:style-name="T1155"> </text:span><text:span text:style-name="T723">some</text:span><text:span text:style-name="T1155">, </text:span><text:span text:style-name="T723">any</text:span><text:span text:style-name="T1155">, </text:span><text:span text:style-name="T723">no</text:span><text:span text:style-name="T1155">.</text:span></text:p>
      <text:p text:style-name="P527"/>
      <text:p text:style-name="P102"><text:span text:style-name="T494">T</text:span><text:span text:style-name="T418">here is </text:span><text:span text:style-name="T1187">somebody</text:span><text:span text:style-name="T418"> in the street — </text:span><text:span text:style-name="T1187">Кто-то</text:span><text:span text:style-name="T418"> на улице.</text:span></text:p>
      <text:p text:style-name="P181">Is there <text:span text:style-name="T1187">anybody</text:span> in the street? — Есть <text:span text:style-name="T1187">кто</text:span> на улице?</text:p>
      <text:p text:style-name="P181">There is <text:span text:style-name="T1187">nobody</text:span> in the street / There isn`t <text:span text:style-name="T1187">anybody</text:span> in the street — <text:span text:style-name="T1187">Никого</text:span> нет на улице.</text:p>
      <text:p text:style-name="P526"/>
      <text:p text:style-name="P526">Если в предложении стоит <text:span text:style-name="T533">nobody</text:span>/<text:span text:style-name="T533">nothing</text:span>/<text:span text:style-name="T533">nowthere</text:span>, то отрицательная частица <text:span text:style-name="T533">not</text:span> уже </text:p>
      <text:p text:style-name="P1224"><text:span text:style-name="T1022">не нужна, подобно тому как она не используется, </text:span><text:span text:style-name="T1154">когда есть</text:span><text:span text:style-name="T1022"> </text:span><text:span text:style-name="T673">no</text:span><text:span text:style-name="T1022">.</text:span></text:p>
      <text:p text:style-name="P526"/>
      <text:p text:style-name="P1414"><text:span text:style-name="T1022">М</text:span><text:span text:style-name="T1000">естоимения с окончанием </text:span><text:span text:style-name="T649">-body</text:span><text:span text:style-name="T1000"> и </text:span><text:span text:style-name="T649">-one</text:span><text:span text:style-name="T1000"> взаимозаменяемы.</text:span></text:p>
      <text:p text:style-name="P528"/>
      <text:p text:style-name="P1427">Притяжательный падеж. Possessive Case</text:p>
      <text:p text:style-name="P532"/>
      <text:p text:style-name="P1235"><text:span text:style-name="T1029">Сообщает информацию о том, </text:span><text:span text:style-name="T998">кому</text:span><text:span text:style-name="T1029"> принадлежит </text:span><text:span text:style-name="T1033">объект</text:span><text:span text:style-name="T1029">, </text:span><text:span text:style-name="T1030">т. е. указывает на владельца.</text:span></text:p>
      <text:p text:style-name="P534"/>
      <text:p text:style-name="P1416"><text:span text:style-name="T1000">Существительно</text:span><text:span text:style-name="T1160">е</text:span><text:span text:style-name="T1000"> в притяжательном падеже, как и </text:span><text:span text:style-name="T1030">притяжательное</text:span><text:span text:style-name="T1000"> местоимение, </text:span></text:p>
      <text:p text:style-name="P1233"><text:span text:style-name="T1029">отвечает </text:span><text:span text:style-name="T1000">на вопрос «чей?». </text:span><text:span text:style-name="T1030">Они взаимозаменяемы.</text:span></text:p>
      <text:p text:style-name="P535"/>
      <text:p text:style-name="P536"><text:span text:style-name="T1030">Чтобы поставить существительное в этот падеж, нужно добавить к нему окончание </text:span><text:span text:style-name="T533">`s</text:span><text:span text:style-name="T1030">.</text:span></text:p>
      <text:p text:style-name="P533"/>
      <text:p text:style-name="P62"><text:span text:style-name="T495">This is </text:span><text:span text:style-name="T1201">Tom`s</text:span><text:span text:style-name="T496"> friend — </text:span><text:span text:style-name="T495">Это друг </text:span><text:span text:style-name="T1202">Тома</text:span><text:span text:style-name="T495"> (существительное в притяжательном падеже)</text:span></text:p>
      <text:p text:style-name="P183">This is <text:span text:style-name="T1187">his</text:span> friend — Это <text:span text:style-name="T1187">его</text:span> друг (притяжательное местоимение)</text:p>
      <text:p text:style-name="P183"><text:soft-page-break/><text:span text:style-name="T875">Если существительное </text:span><text:span text:style-name="T988">только </text:span><text:span text:style-name="T875">подразумевается, то его можно не указывать.</text:span></text:p>
      <text:p text:style-name="P182">This isn`t my car. It`s my brothers`s — Это не моя машина. Она брата.</text:p>
      <text:p text:style-name="P535"/>
      <text:p text:style-name="P537">Если существительное идет в связке с прилагательным или местоимением, то <text:span text:style-name="T533">`s</text:span> </text:p>
      <text:p text:style-name="P537">ставиться в концей всей связки: <text:span text:style-name="T533">a </text:span><text:span text:style-name="T738">big dog`s</text:span><text:span text:style-name="T533"> owner</text:span>, <text:span text:style-name="T738">my friend`s</text:span><text:span text:style-name="T533"> house</text:span>.</text:p>
      <text:p text:style-name="P537"/>
      <text:p text:style-name="P537">Если владельцев несколько, то <text:span text:style-name="T533">`s</text:span> ставится в конце словосочетания: </text:p>
      <text:p text:style-name="P184"><text:span text:style-name="T1187">Rick and Kate`s</text:span> wedding — Свадьба Рика и Кейт.</text:p>
      <text:p text:style-name="P537"/>
      <text:p text:style-name="P537">Если существительное во множественном числе, то в конце пишется только апостроф, </text:p>
      <text:p text:style-name="P1234"><text:span text:style-name="T1031">без </text:span><text:span text:style-name="T679">s</text:span><text:span text:style-name="T1031">: </text:span><text:span text:style-name="T679">my </text:span><text:span text:style-name="T741">friends`</text:span><text:span text:style-name="T679"> school</text:span><text:span text:style-name="T1031">. Но если во множественном числе слово-исключение, </text:span></text:p>
      <text:p text:style-name="P1234"><text:span text:style-name="T1031">то применяются обычные правила: </text:span><text:span text:style-name="T741">men`s</text:span><text:span text:style-name="T679"> clothes</text:span><text:span text:style-name="T1031"> (мужская одежда).</text:span></text:p>
      <text:p text:style-name="P537"/>
      <text:p text:style-name="P1325"><text:span text:style-name="T1031">П</text:span><text:span text:style-name="T1032">орядок слов </text:span><text:span text:style-name="T1161">такой</text:span><text:span text:style-name="T1032">: сначала указывается владелец в притяжательном падеже, </text:span></text:p>
      <text:p text:style-name="P538">а потом то, чем он владеет (в русском языке все наоборот).</text:p>
      <text:p text:style-name="P538"/>
      <text:p text:style-name="P1235"><text:span text:style-name="T1032">Если </text:span><text:span text:style-name="T1033">предмет</text:span><text:span text:style-name="T1032"> является частью другого </text:span><text:span text:style-name="T1033">предмета</text:span><text:span text:style-name="T1032">, то вместо притяжательного падежа используется предлог </text:span><text:span text:style-name="T680">of</text:span><text:span text:style-name="T1032">. Т. к. владельцем может быть кто-то живой.</text:span></text:p>
      <text:p text:style-name="P538"/>
      <text:p text:style-name="P103"><text:span text:style-name="T497">T</text:span><text:span text:style-name="T418">he wheel of the car — Колесо машины (Car`s wheel неправильно).</text:span></text:p>
      <text:p text:style-name="P63"><text:span text:style-name="T497">The door of the house — Двер дома </text:span><text:span text:style-name="T498">(предмет + of + больший предмет)</text:span><text:span text:style-name="T497">.</text:span></text:p>
      <text:p text:style-name="P539"/>
      <text:p text:style-name="P1418"><text:span text:style-name="T1032">С</text:span><text:span text:style-name="T1000">ловосочетания с предлогом </text:span><text:span text:style-name="T649">of</text:span><text:span text:style-name="T1000">:</text:span></text:p>
      <text:list xml:id="list1374046411" text:style-name="L67">
        <text:list-item>
          <text:p text:style-name="P1637">the beginning/end of — начало/конец чего-то;</text:p>
        </text:list-item>
        <text:list-item>
          <text:p text:style-name="P1637">the top/middle/bottom of — вершина/середина/дно чего-то;</text:p>
        </text:list-item>
        <text:list-item>
          <text:p text:style-name="P1637">the side of — сторона чего-то.</text:p>
        </text:list-item>
      </text:list>
      <text:p text:style-name="P1417"/>
      <text:p text:style-name="P1426">Существительное. Noun</text:p>
      <text:p text:style-name="P1419"/>
      <text:p text:style-name="P1236"><text:span text:style-name="T1451">Ч</text:span>асть речи, обознача<text:span text:style-name="T1451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442">в предложении. </text:span></text:p>
      <text:p text:style-name="P1420"/>
      <text:p text:style-name="P1237"><text:span text:style-name="T1442">В русском языке существительное меняется по падежам. В английском </text:span><text:span text:style-name="T1446">все</text:span><text:span text:style-name="T1442"> по другому. </text:span></text:p>
      <text:p text:style-name="P1237"><text:span text:style-name="T1442">Там за падежи отвечают предлоги, а не окончания:</text:span><text:span text:style-name="T1203"> </text:span><text:span text:style-name="T744">to</text:span><text:span text:style-name="T565"> the table </text:span><text:span text:style-name="T684">—</text:span><text:span text:style-name="T565"> </text:span><text:span text:style-name="T744">к</text:span><text:span text:style-name="T565"> стол</text:span><text:span text:style-name="T744">у</text:span><text:span text:style-name="T1442">.</text:span></text:p>
      <text:p text:style-name="P1237"/>
      <text:p text:style-name="P1266"><text:span text:style-name="T412">И</text:span><text:span text:style-name="T413">менительным и объектный падеж </text:span><text:span text:style-name="T414">распростанаются</text:span><text:span text:style-name="T413"> только </text:span><text:span text:style-name="T414">на</text:span><text:span text:style-name="T413"> местоимения!</text:span></text:p>
      <text:p text:style-name="P1420"/>
      <text:p text:style-name="P10">Множественное <text:span text:style-name="T1443">число. Plural</text:span></text:p>
      <text:p text:style-name="P1420"/>
      <text:p text:style-name="P1435">Распространяется только на существительные, и не касается прилагательных.</text:p>
      <text:p text:style-name="P1240"><text:span text:style-name="T1444">Образуется с помощью окончания </text:span><text:span text:style-name="T563">-s</text:span><text:span text:style-name="T1444"> или </text:span><text:span text:style-name="T563">-es.</text:span></text:p>
      <text:p text:style-name="P106"/>
      <text:p text:style-name="P1240"><text:span text:style-name="T564">a </text:span><text:span text:style-name="T563">blue ballon</text:span><text:span text:style-name="T743">s</text:span><text:span text:style-name="T563"> — </text:span><text:span text:style-name="T564">г</text:span><text:span text:style-name="T563">олуб</text:span><text:span text:style-name="T743">ые</text:span><text:span text:style-name="T563"> шарик</text:span><text:span text:style-name="T743">и</text:span><text:span text:style-name="T563">.</text:span></text:p>
      <text:p text:style-name="P1417"/>
      <text:p text:style-name="P540">Окончание <text:span text:style-name="T533">-es</text:span> ставится, когда:</text:p>
      <text:p text:style-name="P540"/>
      <text:list xml:id="list2345793413" text:style-name="L68">
        <text:list-item>
          <text:p text:style-name="P1638">слово заканчивается на <text:span text:style-name="T533">-s</text:span> или шипящий <text:span text:style-name="T533">-sh</text:span>, <text:span text:style-name="T533">-ch</text:span>, <text:span text:style-name="T533">-x</text:span>:</text:p>
          <text:p text:style-name="P1778">box/boxes, watch/watches, dish/dishes, bus/buses;</text:p>
          <text:p text:style-name="P1638"/>
        </text:list-item>
        <text:list-item>
          <text:p text:style-name="P1638">слово заканчивается на <text:span text:style-name="T533">-o</text:span> <text:span text:style-name="T1445">(</text:span>кроме исключений<text:span text:style-name="T1445">)</text:span>:</text:p>
          <text:p text:style-name="P1778">potato/potatoes, piano/pianos;</text:p>
          <text:p text:style-name="P1638"/>
        </text:list-item>
        <text:list-item>
          <text:p text:style-name="P1747"><text:soft-page-break/><text:span text:style-name="T1034">слово заканчивается на </text:span><text:span text:style-name="T685">-f</text:span><text:span text:style-name="T1034"> или </text:span><text:span text:style-name="T685">-fe</text:span><text:span text:style-name="T1034">, </text:span><text:span text:style-name="T1035">где</text:span><text:span text:style-name="T1034"> </text:span><text:span text:style-name="T685">-f</text:span><text:span text:style-name="T1034"> </text:span><text:span text:style-name="T1035">также </text:span><text:span text:style-name="T1034">заменяется на </text:span><text:span text:style-name="T685">-v</text:span><text:span text:style-name="T1034"> </text:span><text:span text:style-name="T1035">(кроме исключений)</text:span><text:span text:style-name="T1034">:</text:span></text:p>
          <text:p text:style-name="P1785"><text:span text:style-name="T499">s</text:span><text:span text:style-name="T418">helf/shelves, wife/wives, proof/proofs.</text:span></text:p>
        </text:list-item>
      </text:list>
      <text:p text:style-name="P541"/>
      <text:p text:style-name="P542">Слова-исключения, которые меняются не по правилам:</text:p>
      <text:list xml:id="list335021442" text:style-name="L69">
        <text:list-item>
          <text:p text:style-name="P1639">man/men — мужчина/мужчины;</text:p>
        </text:list-item>
        <text:list-item>
          <text:p text:style-name="P1639">child/children — ребенок/дети;</text:p>
        </text:list-item>
        <text:list-item>
          <text:p text:style-name="P1639">woman/women [вимен] — женщина/женщины;</text:p>
        </text:list-item>
        <text:list-item>
          <text:p text:style-name="P1639">foot/feet — нога/ноги;</text:p>
        </text:list-item>
        <text:list-item>
          <text:p text:style-name="P1639">mouse/mice — мышь/мыши;</text:p>
        </text:list-item>
        <text:list-item>
          <text:p text:style-name="P1639">sheep/sheep — овца/овцы;</text:p>
        </text:list-item>
        <text:list-item>
          <text:p text:style-name="P1787"><text:span text:style-name="T1000">tooth/teeth — </text:span><text:span text:style-name="T1036">зуб/</text:span><text:span text:style-name="T1000">зубы;</text:span></text:p>
        </text:list-item>
        <text:list-item>
          <text:p text:style-name="P1640">fish/fish — рыба/рыбы;</text:p>
        </text:list-item>
        <text:list-item>
          <text:p text:style-name="P1787"><text:span text:style-name="T1036">goose/geese — гусь/гуси.</text:span><text:span text:style-name="T1000"> </text:span></text:p>
        </text:list-item>
      </text:list>
      <text:p text:style-name="P679"/>
      <text:p text:style-name="P11"><text:span text:style-name="T905">И</text:span><text:span text:style-name="T875">счисляемые и неисчисляемые существительные</text:span></text:p>
      <text:p text:style-name="P543"/>
      <text:p text:style-name="P544">Исчисляемые существительные можно пересчитать. У них есть форма единственного </text:p>
      <text:p text:style-name="P1239"><text:span text:style-name="T1037">и множественного числа. Количество можно указать числом, наречием </text:span><text:span text:style-name="T1039">или артиклем </text:span><text:span text:style-name="T682">a</text:span><text:span text:style-name="T1039"> (one).</text:span></text:p>
      <text:p text:style-name="P545"/>
      <text:p text:style-name="P185"><text:span text:style-name="T1187">3</text:span> apples — 3 яблока;</text:p>
      <text:p text:style-name="P185"><text:span text:style-name="T1187">many</text:span> books — много книг;</text:p>
      <text:p text:style-name="P1238"><text:span text:style-name="T681">I want </text:span><text:span text:style-name="T742">a</text:span><text:span text:style-name="T681"> banana — </text:span><text:span text:style-name="T683">я</text:span><text:span text:style-name="T681"> хочу банан.</text:span></text:p>
      <text:p text:style-name="P545"/>
      <text:p text:style-name="P1421"><text:span text:style-name="T1000">Неисчисляемые существительные невозможно посчитать. К ним относятся вещества, жидкости, явления, ощущуне</text:span><text:span text:style-name="T1039">н</text:span><text:span text:style-name="T1000">ия, </text:span><text:span text:style-name="T1040">абстрактные </text:span><text:span text:style-name="T1000">понятия. </text:span><text:span text:style-name="T1042">Они и</text:span><text:span text:style-name="T1000">меют только форму единственного числа и заменяются местоимнием </text:span><text:span text:style-name="T649">it</text:span><text:span text:style-name="T1000">.</text:span></text:p>
      <text:p text:style-name="P545"/>
      <text:p text:style-name="P545">Чтобы выразить количество, используется дополнительная мерка: </text:p>
      <text:p text:style-name="P545"/>
      <text:list xml:id="list695434069" text:style-name="L70">
        <text:list-item>
          <text:p text:style-name="P1641">для жидкостей:</text:p>
          <text:list>
            <text:list-item>
              <text:p text:style-name="P1643"><text:span text:style-name="T1453">a </text:span>glass of — стакан;</text:p>
            </text:list-item>
            <text:list-item>
              <text:p text:style-name="P1643"><text:span text:style-name="T1453">a </text:span>cup of — чашка;</text:p>
            </text:list-item>
            <text:list-item>
              <text:p text:style-name="P1643"><text:span text:style-name="T1453">a</text:span> jar of — банка;</text:p>
            </text:list-item>
            <text:list-item>
              <text:p text:style-name="P1643"><text:span text:style-name="T1453">a </text:span>jug of — кувшин;</text:p>
            </text:list-item>
            <text:list-item>
              <text:p text:style-name="P1643"><text:span text:style-name="T1453">a </text:span>bottle of — бутылка;</text:p>
            </text:list-item>
          </text:list>
          <text:p text:style-name="P1642"/>
        </text:list-item>
        <text:list-item>
          <text:p text:style-name="P1641">для сыпучих веществ:</text:p>
          <text:list>
            <text:list-item>
              <text:p text:style-name="P1643"><text:span text:style-name="T1453">a </text:span>packet of — упаковка;</text:p>
            </text:list-item>
            <text:list-item>
              <text:p text:style-name="P1643"><text:span text:style-name="T1453">a </text:span>bowl of — миска;</text:p>
            </text:list-item>
            <text:list-item>
              <text:p text:style-name="P1643"><text:span text:style-name="T1453">a </text:span>bag of — мешок;</text:p>
            </text:list-item>
            <text:list-item>
              <text:p text:style-name="P1643"><text:span text:style-name="T1453">a </text:span>kilo of — килограм;</text:p>
            </text:list-item>
          </text:list>
          <text:p text:style-name="P1646"/>
        </text:list-item>
        <text:list-item>
          <text:p text:style-name="P1645">для продуктов, которые режут:</text:p>
          <text:list>
            <text:list-item>
              <text:p text:style-name="P1788"><text:span text:style-name="T1044">a </text:span><text:span text:style-name="T1000">piece/</text:span><text:span text:style-name="T1038">slice</text:span><text:span text:style-name="T1000"> of — кусо</text:span><text:span text:style-name="T1038">чек</text:span><text:span text:style-name="T1000">;</text:span></text:p>
            </text:list-item>
            <text:list-item>
              <text:p text:style-name="P1643"><text:span text:style-name="T1453">a </text:span>loaf of — буханка;</text:p>
            </text:list-item>
          </text:list>
        </text:list-item>
      </text:list>
      <text:p text:style-name="P546"/>
      <text:p text:style-name="P69"><text:span text:style-name="T500">2 loafs of bread — </text:span><text:span text:style-name="T501">д</text:span><text:span text:style-name="T500">ве буханки хлеба.</text:span></text:p>
      <text:p text:style-name="P107"><text:span text:style-name="T503">a </text:span><text:span text:style-name="T500">c</text:span><text:span text:style-name="T418">up of tea — (одна) чашка чая</text:span></text:p>
      <text:p text:style-name="P546"/>
      <text:p text:style-name="P547">Существительные, которые всегда неислисляемые:</text:p>
      <text:list xml:id="list2844226796" text:style-name="L71">
        <text:list-item>
          <text:p text:style-name="P1644"><text:soft-page-break/>news — новости;</text:p>
        </text:list-item>
        <text:list-item>
          <text:p text:style-name="P1644">money — деньги;</text:p>
        </text:list-item>
        <text:list-item>
          <text:p text:style-name="P1644">bad luck — неудача;</text:p>
        </text:list-item>
        <text:list-item>
          <text:p text:style-name="P1644">traffic — транспорт на дороге;</text:p>
        </text:list-item>
        <text:list-item>
          <text:p text:style-name="P1644">f<text:span text:style-name="T1452">u</text:span>rniture — мебель;</text:p>
        </text:list-item>
        <text:list-item>
          <text:p text:style-name="P1644">progress — прогресс;</text:p>
        </text:list-item>
        <text:list-item>
          <text:p text:style-name="P1644">information — информация;</text:p>
        </text:list-item>
        <text:list-item>
          <text:p text:style-name="P1644">advice — совет;</text:p>
        </text:list-item>
        <text:list-item>
          <text:p text:style-name="P1644">hair — волосы;</text:p>
        </text:list-item>
        <text:list-item>
          <text:p text:style-name="P1644">paper — бумага;</text:p>
        </text:list-item>
        <text:list-item>
          <text:p text:style-name="P1644">food — еда;</text:p>
        </text:list-item>
      </text:list>
      <text:p text:style-name="P546"/>
      <text:p text:style-name="P104"><text:span text:style-name="T418">It is good news — Это хорошие новости </text:span><text:span text:style-name="T502">(без артикля)</text:span><text:span text:style-name="T418">.</text:span></text:p>
      <text:p text:style-name="P105"><text:span text:style-name="T418">I need good advice — Мне нужен хороший совет </text:span><text:span text:style-name="T502">(без артикля)</text:span><text:span text:style-name="T418">.</text:span></text:p>
      <text:p text:style-name="P680"/>
      <text:p text:style-name="P12"><text:span text:style-name="T875">Два </text:span><text:span text:style-name="T906">(и более) </text:span><text:span text:style-name="T875">существительный рядом</text:span></text:p>
      <text:p text:style-name="P548"/>
      <text:p text:style-name="P1242"><text:span text:style-name="T1041">Такая цепочка обозначает один предмет, идею </text:span><text:span text:style-name="T1043">или </text:span><text:span text:style-name="T1041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1045">ь</text:span><text:span text:style-name="T1041">ся прилагательным </text:span><text:span text:style-name="T1043">или</text:span><text:span text:style-name="T1041"> существительным с предлогом).</text:span></text:p>
      <text:p text:style-name="P549"/>
      <text:p text:style-name="P186">a tennis ball — теннисный мяч / мяч для тенниса;</text:p>
      <text:p text:style-name="P186">a income tax — подоходный налог / налог на прибыль;</text:p>
      <text:p text:style-name="P550"/>
      <text:p text:style-name="P552">Первое существительное всегда стоит в единственном числе.</text:p>
      <text:p text:style-name="P552"/>
      <text:p text:style-name="P187">tennis balls — теннисные мячи;</text:p>
      <text:p text:style-name="P188">two part question (question of two parts) — <text:span text:style-name="T1454">вопрос из 2х частей;</text:span></text:p>
      <text:p text:style-name="P550"/>
      <text:p text:style-name="P1422"><text:span text:style-name="T1041">И</text:span><text:span text:style-name="T1000">ногда первое существительное имеет окончание </text:span><text:span text:style-name="T649">-ing</text:span><text:span text:style-name="T1000">.</text:span></text:p>
      <text:p text:style-name="P551"/>
      <text:p text:style-name="P186">a swimming pool — плавательный бассейн;</text:p>
      <text:p text:style-name="P188">working hours — рабочие часы;</text:p>
      <text:p text:style-name="P551"/>
      <text:p text:style-name="P1428">Артикли. Articles</text:p>
      <text:p text:style-name="P553"/>
      <text:p text:style-name="P554">Это маленькие слова перед существительными, которые передают оттенки смысла.</text:p>
      <text:p text:style-name="P554">Есть 2 вида артикля: неопределенный <text:span text:style-name="T1457">(</text:span><text:span text:style-name="T533">a/an</text:span><text:span text:style-name="T1457">)</text:span> и определенный <text:span text:style-name="T1457">(</text:span><text:span text:style-name="T533">the</text:span><text:span text:style-name="T1457">)</text:span>.</text:p>
      <text:p text:style-name="P554"/>
      <text:p text:style-name="P662">Неопределенный артикль</text:p>
      <text:p text:style-name="P554"/>
      <text:p text:style-name="P1326"><text:span text:style-name="T1046">Артикль </text:span><text:span text:style-name="T686">a</text:span><text:span text:style-name="T1046"> </text:span><text:span text:style-name="T1054">указывает на</text:span><text:span text:style-name="T1046"> </text:span><text:span text:style-name="T1047">один </text:span><text:span text:style-name="T1046">предмет. Причем не </text:span><text:span text:style-name="T1162">на</text:span><text:span text:style-name="T1046"> конкретный предмет, а</text:span><text:span text:style-name="T1047"> </text:span></text:p>
      <text:p text:style-name="P1326"><text:span text:style-name="T1162">на </text:span><text:span text:style-name="T1046">неопределенный. </text:span><text:span text:style-name="T1047">К</text:span><text:span text:style-name="T1046">аждый </text:span><text:span text:style-name="T1047">человек </text:span><text:span text:style-name="T1046">может представлять </text:span><text:span text:style-name="T1047">такой предмет </text:span><text:span text:style-name="T1046">по своему.</text:span></text:p>
      <text:p text:style-name="P555"/>
      <text:p text:style-name="P189">a house — дом (один представит большой особняк, другой — маленький домик).</text:p>
      <text:p text:style-name="P555"/>
      <text:p text:style-name="P1327"><text:span text:style-name="T1047">Его можно заменить на числительное </text:span><text:span text:style-name="T692">one </text:span><text:span text:style-name="T1053">(какой-то один)</text:span><text:span text:style-name="T1047">. </text:span><text:span text:style-name="T787">Поэтому о</text:span><text:span text:style-name="T788">н ставится </text:span></text:p>
      <text:p text:style-name="P414">перед исчисляемыми существительными в единственном числе.</text:p>
      <text:p text:style-name="P556"/>
      <text:p text:style-name="P1245"><text:span text:style-name="T687">I have </text:span><text:span text:style-name="T745">a</text:span><text:span text:style-name="T687"> cat / I have </text:span><text:span text:style-name="T745">one</text:span><text:span text:style-name="T687"> cat — У меня есть </text:span><text:span text:style-name="T694">(одна такая </text:span><text:span text:style-name="T700">прикольная</text:span><text:span text:style-name="T694">) </text:span><text:span text:style-name="T687">кошка.</text:span></text:p>
      <text:p text:style-name="P560"/>
      <text:p text:style-name="P656"><text:span text:style-name="T533">A</text:span> ставится перед согласными, а <text:span text:style-name="T533">an</text:span> — перед гласными. Оба означают одно и тоже.</text:p>
      <text:p text:style-name="P749"><text:soft-page-break/><text:span text:style-name="T996">Если гласная читается как двойной звук с первым [</text:span>йи<text:span text:style-name="T996">], то ставится </text:span><text:span text:style-name="T601">a</text:span><text:span text:style-name="T996">: </text:span><text:span text:style-name="T601">a union</text:span><text:span text:style-name="T996">, </text:span><text:span text:style-name="T601">a European</text:span><text:span text:style-name="T996">.</text:span></text:p>
      <text:p text:style-name="P657"/>
      <text:p text:style-name="P1243"><text:span text:style-name="T1049">Если первая согласная (после которой гласная) не произносится, то ставится </text:span><text:span text:style-name="T690">an</text:span><text:span text:style-name="T1049">: </text:span></text:p>
      <text:p text:style-name="P1243"><text:span text:style-name="T690">an hour </text:span><text:span text:style-name="T1049">(аувер), </text:span><text:span text:style-name="T690">an honesty </text:span><text:span text:style-name="T1049">(анэсти).</text:span></text:p>
      <text:p text:style-name="P657"/>
      <text:p text:style-name="P772"><text:span text:style-name="T1049">Т</text:span><text:span text:style-name="T1050">акже артикль </text:span><text:span text:style-name="T691">a</text:span><text:span text:style-name="T1050"> </text:span><text:span text:style-name="T1052">ставится</text:span><text:span text:style-name="T1050">, когда:</text:span></text:p>
      <text:list xml:id="list3421520283" text:style-name="L72">
        <text:list-item>
          <text:p text:style-name="P1789"><text:span text:style-name="T1000">говорят о профессии (</text:span><text:span text:style-name="T649">I`m a doctor)</text:span><text:span text:style-name="T1000">;</text:span></text:p>
        </text:list-item>
        <text:list-item>
          <text:p text:style-name="P1790"><text:span text:style-name="T1000">впервые упоминяют человека или предмет в разговоре </text:span><text:span text:style-name="T1051">(</text:span><text:span text:style-name="T687">I have a cat</text:span><text:span text:style-name="T1051">);</text:span></text:p>
        </text:list-item>
        <text:list-item>
          <text:p text:style-name="P1748"><text:span text:style-name="T1051">дается определение предмету (</text:span><text:span text:style-name="T688">He is a good man «</text:span><text:span text:style-name="T689">О</text:span><text:span text:style-name="T688">н относится к хорошим людям»</text:span><text:span text:style-name="T1051">)</text:span></text:p>
        </text:list-item>
      </text:list>
      <text:p text:style-name="P561"/>
      <text:p text:style-name="P1328">Если перед существительным сто<text:span text:style-name="T1456">и</text:span>т <text:span text:style-name="T1541">одно или несколько </text:span>прилагательн<text:span text:style-name="T1541">ых,</text:span><text:span text:style-name="T1540"> </text:span></text:p>
      <text:p text:style-name="P1328">то артикль <text:span text:style-name="T566">a</text:span><text:span text:style-name="T1460"> </text:span>ставится перед ним/<text:span text:style-name="T1541">ними</text:span>.</text:p>
      <text:p text:style-name="P559"/>
      <text:p text:style-name="P70">a big old house — большой старый дом.</text:p>
      <text:p text:style-name="P190">a black and white cat — черно-белый кот.</text:p>
      <text:p text:style-name="P556"/>
      <text:p text:style-name="P557">При этом перед прилагательным без существительного артикль <text:span text:style-name="T566">a</text:span><text:span text:style-name="T1460"> </text:span>не ставится.</text:p>
      <text:p text:style-name="P557"/>
      <text:p text:style-name="P191">This book is a good (неправильно).</text:p>
      <text:p text:style-name="P191">Th<text:span text:style-name="T1455">i</text:span>s book is good (правильно).</text:p>
      <text:p text:style-name="P556"/>
      <text:p text:style-name="P663">Определенный артикль</text:p>
      <text:p text:style-name="P558"/>
      <text:p text:style-name="P563">Артикль <text:span text:style-name="T533">the</text:span> указывает на конкретный предмет или понятие.</text:p>
      <text:p text:style-name="P563">Т. е. на то, что выделяется из общей массы.</text:p>
      <text:p text:style-name="P564"/>
      <text:p text:style-name="P565">Его можно заменить указательным местоимением (<text:span text:style-name="T533">this, that, these, those</text:span>) </text:p>
      <text:p text:style-name="P1249"><text:span text:style-name="T1055">и</text:span><text:span text:style-name="T1054"> часто удобнее </text:span><text:span text:style-name="T1057">им же </text:span><text:span text:style-name="T1066">и </text:span><text:span text:style-name="T1054">переводить.</text:span></text:p>
      <text:p text:style-name="P564"/>
      <text:p text:style-name="P564">Он может стоять как перед единственным числом, так и перед множественным; </text:p>
      <text:p text:style-name="P564">как перед исчисляемыми, так и неисчисляемыми существительными.</text:p>
      <text:p text:style-name="P566"/>
      <text:p text:style-name="P1244"><text:span text:style-name="T1055">Е</text:span><text:span text:style-name="T1048">сли предмет или человек упоминаются в </text:span><text:span text:style-name="T1058">речи </text:span><text:span text:style-name="T1048">впервые, то обычно о них ничего не известно, поэтому </text:span><text:span text:style-name="T1056">сначала</text:span><text:span text:style-name="T1048"> использ</text:span><text:span text:style-name="T1056">уется</text:span><text:span text:style-name="T1048"> неопределенный артикль </text:span><text:span text:style-name="T693">a/an</text:span><text:span text:style-name="T1048"> </text:span><text:span text:style-name="T1055">(при условии, что он нужен</text:span><text:span text:style-name="T1048">).</text:span></text:p>
      <text:p text:style-name="P1438"><text:span text:style-name="T1048">Н</text:span><text:span text:style-name="T1000">о если </text:span><text:span text:style-name="T1067">этот </text:span><text:span text:style-name="T1000">предмет или человек упоминаются в речи повторно, то уже используется определенный артикль </text:span><text:span text:style-name="T649">the</text:span><text:span text:style-name="T1000">.</text:span></text:p>
      <text:p text:style-name="P562"/>
      <text:p text:style-name="P1329"><text:span text:style-name="T726">I </text:span><text:span text:style-name="T727">have got </text:span><text:span text:style-name="T748">a</text:span><text:span text:style-name="T727"> puppy. </text:span><text:span text:style-name="T748">The</text:span><text:span text:style-name="T727"> puppy is white — У меня есть щенок. (Этот) </text:span><text:span text:style-name="T728">Щ</text:span><text:span text:style-name="T727">енок белый.</text:span></text:p>
      <text:p text:style-name="P567"/>
      <text:p text:style-name="P567">Определенный артикль может стоять не только перед существительным, но и перед прилагательным. <text:span text:style-name="T1461">В этом случае прилагательное становится существительным.</text:span></text:p>
      <text:p text:style-name="P567"/>
      <text:p text:style-name="P194">rich people — богатые люди.</text:p>
      <text:p text:style-name="P108"><text:span text:style-name="T506">t</text:span><text:span text:style-name="T418">he rich — богачи.</text:span></text:p>
      <text:p text:style-name="P567"/>
      <text:p text:style-name="P568">Также артикль <text:span text:style-name="T533">the</text:span> ставится, когда:</text:p>
      <text:p text:style-name="P568"/>
      <text:list xml:id="list3501005525" text:style-name="L73">
        <text:list-item>
          <text:p text:style-name="P1647">говорят о части помещения:</text:p>
          <text:list>
            <text:list-item>
              <text:p text:style-name="P1651">in the room — в комнате;</text:p>
            </text:list-item>
            <text:list-item>
              <text:p text:style-name="P1651">on the floor — на полу;</text:p>
            </text:list-item>
          </text:list>
          <text:p text:style-name="P1649"/>
        </text:list-item>
        <text:list-item>
          <text:p text:style-name="P1648"><text:soft-page-break/>говорят, на каком музыкальном инструменте играют:</text:p>
          <text:list>
            <text:list-item>
              <text:p text:style-name="P1652">play the piano — играть на фортепиано;</text:p>
              <text:p text:style-name="P1652"/>
            </text:list-item>
          </text:list>
        </text:list-item>
        <text:list-item>
          <text:p text:style-name="P1647">человек напрявляется в конкретное место:</text:p>
          <text:list>
            <text:list-item>
              <text:p text:style-name="P1651">go to the bank — идти в банк;</text:p>
            </text:list-item>
            <text:list-item>
              <text:p text:style-name="P1651">drive to the shop — поехать на машине в магазин;</text:p>
            </text:list-item>
          </text:list>
          <text:p text:style-name="P1649"/>
        </text:list-item>
        <text:list-item>
          <text:p text:style-name="P1656">объект, о котором идет речь, уникальный (другого такого нет):</text:p>
          <text:list>
            <text:list-item>
              <text:p text:style-name="P1655">природные объекты или явления:</text:p>
              <text:list>
                <text:list-item>
                  <text:p text:style-name="P1652">the equator — экватор;</text:p>
                </text:list-item>
                <text:list-item>
                  <text:p text:style-name="P1652">the sky — небо;</text:p>
                </text:list-item>
                <text:list-item>
                  <text:p text:style-name="P1655">the moon — луна;</text:p>
                </text:list-item>
              </text:list>
            </text:list-item>
            <text:list-item>
              <text:p text:style-name="P1655">объекты созданные человеком</text:p>
              <text:list>
                <text:list-item>
                  <text:p text:style-name="P1652">the Bible (the Book) — Библия;</text:p>
                </text:list-item>
                <text:list-item>
                  <text:p text:style-name="P1652">the Internet — Интернет;</text:p>
                </text:list-item>
                <text:list-item>
                  <text:p text:style-name="P1655">the radio — радио;</text:p>
                </text:list-item>
              </text:list>
            </text:list-item>
            <text:list-item>
              <text:p text:style-name="P1655"><text:span text:style-name="T1462">с </text:span>превосходн<text:span text:style-name="T1462">ой</text:span> степень<text:span text:style-name="T1462">ю</text:span> прилагательных:</text:p>
              <text:list>
                <text:list-item>
                  <text:p text:style-name="P1652">the longest — самый длинный;</text:p>
                </text:list-item>
                <text:list-item>
                  <text:p text:style-name="P1655">the hottest — самый жаркий;</text:p>
                </text:list-item>
              </text:list>
            </text:list-item>
            <text:list-item>
              <text:p text:style-name="P1653"><text:span text:style-name="T1463">со </text:span>словосочетани<text:span text:style-name="T1463">ем</text:span><text:span text:style-name="T533"> the same</text:span> (такой же, одинаковый):</text:p>
              <text:p text:style-name="P1779">These two photos are the same — Эти 2 фото одинаковые;</text:p>
            </text:list-item>
          </text:list>
          <text:p text:style-name="P1654"/>
        </text:list-item>
        <text:list-item>
          <text:p text:style-name="P1647">перед порядковым числительным:</text:p>
          <text:list>
            <text:list-item>
              <text:p text:style-name="P1657">the first — первый;</text:p>
            </text:list-item>
            <text:list-item>
              <text:p text:style-name="P1657">the second — второй;</text:p>
            </text:list-item>
          </text:list>
          <text:p text:style-name="P1649"/>
        </text:list-item>
        <text:list-item>
          <text:p text:style-name="P1650">перед фамилией (чтобы показать что люди принадлежат одной семье):</text:p>
          <text:p text:style-name="P1786"><text:span text:style-name="T504">The Jachsons </text:span><text:span text:style-name="T505">are very nice people — Джексоны очень милые люди;</text:span></text:p>
          <text:p text:style-name="P1649"/>
        </text:list-item>
        <text:list-item>
          <text:p text:style-name="P1658">в словосочетаниях, касающихся сторон:</text:p>
          <text:list>
            <text:list-item>
              <text:p text:style-name="P1659">the top of — верхушка (чего-то);</text:p>
            </text:list-item>
            <text:list-item>
              <text:p text:style-name="P1659">on the left — слева.</text:p>
            </text:list-item>
          </text:list>
        </text:list-item>
      </text:list>
      <text:p text:style-name="P569"/>
      <text:p text:style-name="P666">Случаи, когда артикли не используются</text:p>
      <text:p text:style-name="P569"/>
      <text:p text:style-name="P570">Такие ситуации зачастую не имеют логического объяснения и их нужно просто запомнить.</text:p>
      <text:p text:style-name="P570"/>
      <text:list xml:id="list2507089277" text:style-name="L74">
        <text:list-item>
          <text:p text:style-name="P1660">в выражениях со словами <text:span text:style-name="T533">breakfast</text:span>, <text:span text:style-name="T533">lunch</text:span>, <text:span text:style-name="T533">dinner</text:span>:</text:p>
          <text:p text:style-name="P1780">When do you usually have breakfast? — Когда ты обычно завтракаешь?</text:p>
          <text:p text:style-name="P1661"/>
        </text:list-item>
        <text:list-item>
          <text:p text:style-name="P1662">когда говорят о направлении или местонахождении словами:</text:p>
          <text:list>
            <text:list-item>
              <text:p text:style-name="P1661">work <text:span text:style-name="T1473">(</text:span><text:span text:style-name="T533">go to work, start work</text:span><text:span text:style-name="T1473">)</text:span>;</text:p>
            </text:list-item>
            <text:list-item>
              <text:p text:style-name="P1661">school, university, college <text:span text:style-name="T1473">(</text:span><text:span text:style-name="T533">go to school, start school</text:span>);</text:p>
            </text:list-item>
            <text:list-item>
              <text:p text:style-name="P1661">church, hospital, prison <text:span text:style-name="T1473">(</text:span><text:span text:style-name="T533">go to church, be at hospital</text:span><text:span text:style-name="T1473">)</text:span>;</text:p>
            </text:list-item>
            <text:list-item>
              <text:p text:style-name="P1661">home, bed <text:span text:style-name="T1473">(</text:span><text:span text:style-name="T533">go home, go to bed</text:span><text:span text:style-name="T1473">)</text:span>;</text:p>
            </text:list-item>
          </text:list>
          <text:p text:style-name="P1661"/>
        </text:list-item>
        <text:list-item>
          <text:p text:style-name="P1660"><text:soft-page-break/>в словосочетаниях <text:span text:style-name="T533">play</text:span> + вид спорта/игры:</text:p>
          <text:p text:style-name="P1780">I play football — Я играю в футбол;</text:p>
          <text:p text:style-name="P1661"/>
        </text:list-item>
        <text:list-item>
          <text:p text:style-name="P1660">перед названием языков или учебных дисциплин (котор. всегда с большой буквы):</text:p>
          <text:p text:style-name="P1780">I want to speak <text:span text:style-name="T1458">English well — Я хочу хорошо говорить по-английски;</text:span></text:p>
          <text:p text:style-name="P1661"/>
        </text:list-item>
        <text:list-item>
          <text:p text:style-name="P1663">перед именами людей и фамил<text:span text:style-name="T1542">и</text:span>ями:</text:p>
          <text:p text:style-name="P1781">My name is Bond, James Bond — Меня зовут Бонд, Джеймс Бонд.</text:p>
        </text:list-item>
      </text:list>
      <text:p text:style-name="P571"/>
      <text:p text:style-name="P664">Артикли в географических названиях</text:p>
      <text:p text:style-name="P572"/>
      <text:p text:style-name="P1246"><text:span text:style-name="T1059">Артикли не </text:span><text:span text:style-name="T1061">ставятся</text:span><text:span text:style-name="T1059"> </text:span><text:span text:style-name="T1061">с</text:span><text:span text:style-name="T1059"> названиями континентов:</text:span></text:p>
      <text:p text:style-name="P192">I live in Western Europe — Я живу в западной Европе.</text:p>
      <text:p text:style-name="P573"/>
      <text:p text:style-name="P573">Артикли не ставятся с названиям<text:span text:style-name="T1459">и</text:span> стран из 1 слова и с названиями городов:</text:p>
      <text:p text:style-name="P192">Washington is the capital of America — Вашингтон столица Америки.</text:p>
      <text:p text:style-name="P192"/>
      <text:p text:style-name="P193"><text:span text:style-name="T875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73"/>
      <text:p text:style-name="P1246"><text:span text:style-name="T1059">Артикли не нужны в названиях горных вершин, а также там, где присутсв</text:span><text:span text:style-name="T1060">ует</text:span><text:span text:style-name="T1059"> слово </text:span><text:span text:style-name="T695">Mount</text:span><text:span text:style-name="T1059">: </text:span></text:p>
      <text:p text:style-name="P1246"><text:span text:style-name="T695">Everest / Mount Everest, Makalu</text:span><text:span text:style-name="T1059">. Но </text:span><text:span text:style-name="T1060">в</text:span><text:span text:style-name="T1059"> названия</text:span><text:span text:style-name="T1060">х</text:span><text:span text:style-name="T1059"> горных цепей ставится </text:span><text:span text:style-name="T695">the</text:span><text:span text:style-name="T1059">: </text:span><text:span text:style-name="T695">the Himalayas</text:span><text:span text:style-name="T1059">.</text:span></text:p>
      <text:p text:style-name="P573"/>
      <text:p text:style-name="P1436"><text:span text:style-name="T1000">Артикль </text:span><text:span text:style-name="T649">the</text:span><text:span text:style-name="T1000"> не нужен с прилагательными, образованными от частей света или когда часть света указана вместе с названием страны: </text:span><text:span text:style-name="T649">North America, Eastern Europe.</text:span></text:p>
      <text:p text:style-name="P576"/>
      <text:p text:style-name="P1436"><text:span text:style-name="T1000">Артикль </text:span><text:span text:style-name="T649">the</text:span><text:span text:style-name="T1000"> не нужен в названиях улиц, дорог, скверов, парков:</text:span></text:p>
      <text:p text:style-name="P196">Fifth Avenue (5я Авеню), Broadway, Times Square.</text:p>
      <text:p text:style-name="P573"/>
      <text:p text:style-name="P1246"><text:span text:style-name="T1059">А</text:span><text:span text:style-name="T1062">ртикль </text:span><text:span text:style-name="T697">the</text:span><text:span text:style-name="T1062"> нужен в названиях водных объектов (океан, море, река, канал): </text:span><text:span text:style-name="T697">the Thames River, the Amazon (Амазонка), the Pacific (Тихий океан), the Baltic Sea. </text:span><text:span text:style-name="T1061">Но с названиями озер он </text:span></text:p>
      <text:p text:style-name="P1246"><text:span text:style-name="T1061">не используется: </text:span><text:span text:style-name="T696">Lake Superior (Верхнее озеро).</text:span></text:p>
      <text:p text:style-name="P578"/>
      <text:p text:style-name="P574">Также <text:span text:style-name="T533">the</text:span> нужен в названиях частей света: <text:span text:style-name="T533">the north, the south, the east, the west</text:span>.</text:p>
      <text:p text:style-name="P193">We should go to the north — Нам нужно идти на север.</text:p>
      <text:p text:style-name="P575"/>
      <text:p text:style-name="P1246"><text:span text:style-name="T1068">Следует</text:span><text:span text:style-name="T1069"> </text:span><text:span text:style-name="T1068">знать</text:span><text:span text:style-name="T1069">, что на картах не печатают артикль </text:span><text:span text:style-name="T701">the</text:span><text:span text:style-name="T1069">, даже когда он нужен.</text:span></text:p>
      <text:p text:style-name="P575"/>
      <text:p text:style-name="P665">Артикли в других названиях</text:p>
      <text:p text:style-name="P575"/>
      <text:p text:style-name="P577">Артикль не ставится в названиях административных зданий или комплексов из 2х слов.</text:p>
      <text:p text:style-name="P195"/>
      <text:p text:style-name="P195">Cambridge University, JFK Airport, Buckingham Palace.</text:p>
      <text:p text:style-name="P195">(порядок слов: сначала уникальное название, а затем категория объекта).</text:p>
      <text:p text:style-name="P577"/>
      <text:p text:style-name="P1247"><text:span text:style-name="T1063">Артикль </text:span><text:span text:style-name="T698">the</text:span><text:span text:style-name="T1063"> ставится в названиях отелей, театров, галерей, а также в названиях всемирно известных зданий:</text:span><text:span text:style-name="T698"> the Hilton Hotel, the Red Lion (бар), the White House.</text:span></text:p>
      <text:p text:style-name="P577"/>
      <text:p text:style-name="P1437"><text:span text:style-name="T1000">В названиях, где присутствует предлог </text:span><text:span text:style-name="T649">of</text:span><text:span text:style-name="T1000">, артикль </text:span><text:span text:style-name="T649">the</text:span><text:span text:style-name="T1000"> ставится всегда: </text:span></text:p>
      <text:p text:style-name="P195">the Bank of England, the Great Wall of China, the Tower of London.</text:p>
      <text:p text:style-name="P577"/>
      <text:p text:style-name="P682"/>
      <text:p text:style-name="P1564">Какой артикль выбрать</text:p>
      <text:p text:style-name="P579"/>
      <text:p text:style-name="P1248"><text:span text:style-name="T1064">Мысленно предсавить перед существительным слово «один», «один такой (</text:span><text:span text:style-name="T1065">прикольный</text:span><text:span text:style-name="T1064">)», </text:span></text:p>
      <text:p text:style-name="P1248"><text:span text:style-name="T1064">«один из» и т. д. Если логика предложения не нарушена, то скорее всего нужен </text:span><text:span text:style-name="T699">a/an</text:span><text:span text:style-name="T1064">.</text:span></text:p>
      <text:p text:style-name="P579"/>
      <text:p text:style-name="P223">I`ve got a window in my room — У меня в комнате есть окно. (обычное окно, каких много)</text:p>
      <text:p text:style-name="P579"/>
      <text:p text:style-name="P1248"><text:span text:style-name="T1064">Мысленно представить перед существительным слова: </text:span><text:span text:style-name="T699">this, that, these, those</text:span><text:span text:style-name="T1064"> или «тот самый», «именно тот», «конкретное этот» и т. д. Если смысл предложения в целом не изменился, </text:span></text:p>
      <text:p text:style-name="P1248"><text:span text:style-name="T1064">то можно ставить </text:span><text:span text:style-name="T699">the</text:span><text:span text:style-name="T1064">.</text:span></text:p>
      <text:p text:style-name="P579"/>
      <text:p text:style-name="P222">Look at the window. It`s broken — Посмотри на<text:span text:style-name="T1543"> </text:span>окно. Оно разбито. </text:p>
      <text:p text:style-name="P222">(посмотри на это конкретное окно, именно оно разбито).</text:p>
      <text:p text:style-name="P1433"/>
      <text:p text:style-name="P1433">Прилагательное. Adjective</text:p>
      <text:p text:style-name="P580"/>
      <text:p text:style-name="P1250"><text:span text:style-name="T1071">Ч</text:span><text:span text:style-name="T1070">асть речи, которая описывает качества и свойства объектов, и отвечает на вопрос «какой?».</text:span></text:p>
      <text:p text:style-name="P581"/>
      <text:p text:style-name="P1251"><text:span text:style-name="T1070">П</text:span><text:span text:style-name="T1071">рилагательное стоит перед существительным, но может появиться и без него если используется после глагола </text:span><text:span text:style-name="T702">be</text:span><text:span text:style-name="T1071">. В этом случае </text:span><text:span text:style-name="T1079">оно</text:span><text:span text:style-name="T1071"> </text:span><text:span text:style-name="T1079">обычно</text:span><text:span text:style-name="T1071"> переводиться глаголом.</text:span></text:p>
      <text:p text:style-name="P582"/>
      <text:p text:style-name="P1251"><text:span text:style-name="T1071">Если перед прилагательным стоит артикль </text:span><text:span text:style-name="T702">the</text:span><text:span text:style-name="T1071">, то оно </text:span><text:span text:style-name="T1072">становится</text:span><text:span text:style-name="T1071"> существительным.</text:span></text:p>
      <text:p text:style-name="P1252"><text:span text:style-name="T1071">Прилагательн</text:span><text:span text:style-name="T1073">ые</text:span><text:span text:style-name="T1071"> не меняется по родам, числам и падежам.</text:span></text:p>
      <text:p text:style-name="P582"/>
      <text:p text:style-name="P1439"><text:span text:style-name="T1071">П</text:span><text:span text:style-name="T1000">рилагательные делятся на 2 группы:</text:span></text:p>
      <text:p text:style-name="P584"/>
      <text:list xml:id="list944850282" text:style-name="L75">
        <text:list-item>
          <text:p text:style-name="P1664">оценочные прилагательные; они выражают личное мнение человека о предмете:</text:p>
          <text:p text:style-name="P1782">a funny cat — смешной кот (мнение, с которым можно не соглашаться)</text:p>
          <text:p text:style-name="P1664"/>
        </text:list-item>
        <text:list-item>
          <text:p text:style-name="P1664">фактовые прилагательные; они указывают на визуальную информацию, либо факты, </text:p>
          <text:p text:style-name="P1664">которые известны об объекте: размер, возраст, цвет, происхождение, и пр<text:span text:style-name="T1544">очее</text:span>:</text:p>
          <text:p text:style-name="P1782">a gray cat — серый кот (характеристика, которая не зависит от мнения)</text:p>
        </text:list-item>
      </text:list>
      <text:p text:style-name="P584"/>
      <text:p text:style-name="P584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4"/>
      <text:p text:style-name="P197">a gray funny cat (неправильно)</text:p>
      <text:p text:style-name="P197">a funny gray cat (правильно)</text:p>
      <text:p text:style-name="P584"/>
      <text:p text:style-name="P773"><text:span text:style-name="T1075">Глаголы, после которых </text:span><text:span text:style-name="T1091">всегда</text:span><text:span text:style-name="T1075"> </text:span><text:span text:style-name="T1091">идут</text:span><text:span text:style-name="T1075"> прилагательн</text:span><text:span text:style-name="T1074">ые</text:span><text:span text:style-name="T1075">:</text:span></text:p>
      <text:list xml:id="list975353008" text:style-name="L76">
        <text:list-item>
          <text:p text:style-name="P1665">be — быть;</text:p>
        </text:list-item>
        <text:list-item>
          <text:p text:style-name="P1665">get — становиться;</text:p>
        </text:list-item>
        <text:list-item>
          <text:p text:style-name="P1665">become — становиться;</text:p>
        </text:list-item>
        <text:list-item>
          <text:p text:style-name="P1665">seem — казаться;</text:p>
        </text:list-item>
        <text:list-item>
          <text:p text:style-name="P1665">look — выглядеть;</text:p>
        </text:list-item>
        <text:list-item>
          <text:p text:style-name="P1665">feel — чувствовать (себя);</text:p>
        </text:list-item>
        <text:list-item>
          <text:p text:style-name="P1665">sound — звучать;</text:p>
        </text:list-item>
        <text:list-item>
          <text:p text:style-name="P1749"><text:span text:style-name="T1075">taste — </text:span><text:span text:style-name="T1074">иметь вкус </text:span><text:span text:style-name="T1163">(</text:span><text:span text:style-name="T1164">отведать</text:span><text:span text:style-name="T1163">)</text:span><text:span text:style-name="T1075">;</text:span></text:p>
        </text:list-item>
        <text:list-item>
          <text:p text:style-name="P1791"><text:span text:style-name="T1000">smell — </text:span><text:span text:style-name="T1074">иметь запах </text:span><text:span text:style-name="T1163">(пахнуть)</text:span><text:span text:style-name="T1000">;</text:span></text:p>
        </text:list-item>
      </text:list>
      <text:p text:style-name="P993"/>
      <text:p text:style-name="P1254"><text:soft-page-break/><text:span text:style-name="T241">Обычно, в английском </text:span><text:span text:style-name="T242">языке </text:span><text:span text:style-name="T241">после глаголов стоят наречия. </text:span><text:span text:style-name="T243">Но даже если стоит прилагательное, то оно все равно будет перводится наречием (кроме случае</text:span><text:span text:style-name="T247">в</text:span><text:span text:style-name="T243"> с глаголом </text:span><text:span text:style-name="T153">be</text:span><text:span text:style-name="T243">).</text:span></text:p>
      <text:p text:style-name="P993"/>
      <text:p text:style-name="P1005"><text:span text:style-name="T418">You look nice! </text:span><text:span text:style-name="T507">— </text:span><text:span text:style-name="T418">Ты прекрасно выглядишь!</text:span></text:p>
      <text:p text:style-name="P1057">I feel bad — Я плохо себя чувствую.</text:p>
      <text:p text:style-name="P583"/>
      <text:p text:style-name="P1405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05"/>
      <text:p text:style-name="P1404"><text:span text:style-name="T418">He </text:span><text:span text:style-name="T1187">looked at</text:span><text:span text:style-name="T418"> me angrily — Он посмотрел на меня злобно</text:span></text:p>
      <text:p text:style-name="P583"/>
      <text:p text:style-name="P667">Степени сравнения прилагательных</text:p>
      <text:p text:style-name="P587"/>
      <text:p text:style-name="P588">Их всего 2: сравнительная и превосходная.</text:p>
      <text:p text:style-name="P585"/>
      <text:p text:style-name="P1253">Сравнительная степень нужна, когда сравниваются 2 альтернативы. Вторая альтернатива </text:p>
      <text:p text:style-name="P586">не обязательно должна указываться напрямую. Она может подразумеваться.</text:p>
      <text:p text:style-name="P586"/>
      <text:p text:style-name="P1332"><text:span text:style-name="T1077">Сравнительная степень образуется с помощью суффикса </text:span><text:span text:style-name="T704">-er</text:span><text:span text:style-name="T1077"> или слова </text:span><text:span text:style-name="T704">more</text:span><text:span text:style-name="T1077">. </text:span></text:p>
      <text:p text:style-name="P590"/>
      <text:p text:style-name="P793"><text:span text:style-name="T1077">Суффикс </text:span><text:span text:style-name="T704">-er</text:span><text:span text:style-name="T1077"> ставится, когда слово состоит из 1 слога или 2х, но заканчива</text:span><text:span text:style-name="T1165">ющихся</text:span><text:span text:style-name="T1077"> на </text:span><text:span text:style-name="T704">-y</text:span><text:span text:style-name="T1077">:</text:span></text:p>
      <text:list xml:id="list66563057" text:style-name="L77">
        <text:list-item>
          <text:p text:style-name="P1792">small → smaller (маленький → еще меньше); </text:p>
        </text:list-item>
        <text:list-item>
          <text:p text:style-name="P1792">funny → funnier (смешной → смешнее);</text:p>
        </text:list-item>
      </text:list>
      <text:p text:style-name="P1374"/>
      <text:p text:style-name="P776"><text:span text:style-name="T1305">Если сло</text:span><text:span text:style-name="T1306">г</text:span><text:span text:style-name="T1305"> с 1 гласной, после которой </text:span><text:span text:style-name="T1306">1 </text:span><text:span text:style-name="T1305">согласная, то эта согласная удваивается:</text:span></text:p>
      <text:list xml:id="list2257762020" text:style-name="L78">
        <text:list-item>
          <text:p text:style-name="P1793">big → bigger (большой → больше);</text:p>
        </text:list-item>
        <text:list-item>
          <text:p text:style-name="P1793">hot → hotter (горячий → горячее).</text:p>
        </text:list-item>
      </text:list>
      <text:p text:style-name="P589"/>
      <text:p text:style-name="P1254"><text:span text:style-name="T1080">С</text:span><text:span text:style-name="T1077">лово </text:span><text:span text:style-name="T704">more</text:span><text:span text:style-name="T1077"> </text:span><text:span text:style-name="T1080">(более) ставится</text:span><text:span text:style-name="T1077">, когда сло</text:span><text:span text:style-name="T1078">в</text:span><text:span text:style-name="T1077">о </text:span><text:span text:style-name="T1079">состоит </text:span><text:span text:style-name="T1077">из 2х и более слогов. </text:span></text:p>
      <text:p text:style-name="P776"><text:span text:style-name="T1099">Здесь с</text:span><text:span text:style-name="T1077">уффикс </text:span><text:span text:style-name="T704">-er</text:span><text:span text:style-name="T1077"> уже не </text:span><text:span text:style-name="T1080">используется</text:span><text:span text:style-name="T1086">:</text:span></text:p>
      <text:list xml:id="list2085966428" text:style-name="L79">
        <text:list-item>
          <text:p text:style-name="P1794">useful → more useful (полезный → более полезный);</text:p>
        </text:list-item>
        <text:list-item>
          <text:p text:style-name="P1795"><text:span text:style-name="T1464">i</text:span>nteresting → more interesting (интересный → более интересный).</text:p>
        </text:list-item>
      </text:list>
      <text:p text:style-name="P589"/>
      <text:p text:style-name="P591">Есть прилагательные, для которых сравнительная степень образовывается и так и эдак:</text:p>
      <text:p text:style-name="P1365">quiet (тихий), clever (умный), narrow (узкий), simple (простой).</text:p>
      <text:p text:style-name="P1402"/>
      <text:p text:style-name="P1365">Be quiet<text:span text:style-name="T1187">er</text:span>, please / Be <text:span text:style-name="T1187">more</text:span> quiet, please — Веди себя <text:span text:style-name="T1187">тише</text:span>, пожалуйста.</text:p>
      <text:p text:style-name="P589"/>
      <text:p text:style-name="P1255"><text:span text:style-name="T1307">П</text:span><text:span text:style-name="T1312">ри сравнении двух </text:span><text:span text:style-name="T1314">альтернатив</text:span><text:span text:style-name="T1312"> часто используется слово </text:span><text:span text:style-name="T1285">than</text:span><text:span text:style-name="T1312"> (чем).</text:span></text:p>
      <text:p text:style-name="P1375"/>
      <text:p text:style-name="P1368"><text:span text:style-name="T418">New York is </text:span><text:span text:style-name="T1187">bigger than</text:span><text:span text:style-name="T418"> Manchester — Нью Йорк </text:span><text:span text:style-name="T1187">больше, чем</text:span><text:span text:style-name="T418"> Манчестер.</text:span></text:p>
      <text:p text:style-name="P1255"><text:span text:style-name="T1279">Apples are </text:span><text:span text:style-name="T1286">testier than</text:span><text:span text:style-name="T1279"> cherries — Яблоки </text:span><text:span text:style-name="T1286">слаще</text:span><text:span text:style-name="T1279"> вишен.</text:span></text:p>
      <text:p text:style-name="P1366"/>
      <text:p text:style-name="P1382"><text:span text:style-name="T1076">Иногда после </text:span><text:span text:style-name="T703">than</text:span><text:span text:style-name="T1076"> может идти местоимение в объектной форме (</text:span><text:span text:style-name="T703">me, you, him, her</text:span><text:span text:style-name="T1076"> и т. д.).</text:span></text:p>
      <text:p text:style-name="P1255"><text:span text:style-name="T1312">Сложность этой ситуации в том, </text:span><text:span text:style-name="T1313">что при переводе</text:span><text:span text:style-name="T1312"> местоимен. </text:span><text:span text:style-name="T1307">будет </text:span><text:span text:style-name="T1312">в именительном падеже.</text:span></text:p>
      <text:p text:style-name="P1375"/>
      <text:p text:style-name="P1368"><text:span text:style-name="T418">I`m more attentive </text:span><text:span text:style-name="T1187">than him</text:span><text:span text:style-name="T418"> — Я внимательней, </text:span><text:span text:style-name="T1187">чем он</text:span><text:span text:style-name="T418">.</text:span></text:p>
      <text:p text:style-name="P1365"/>
      <text:p text:style-name="P1255"><text:span text:style-name="T1307">В качестве альтернативы</text:span><text:span text:style-name="T1308"> </text:span><text:span text:style-name="T1307">м</text:span><text:span text:style-name="T1308">ожно поставить местоимение в начальной форме, а после </text:span></text:p>
      <text:p text:style-name="P1376">него вспомогательный или модальный глагол из первой части предложения.</text:p>
      <text:p text:style-name="P1367"/>
      <text:p text:style-name="P1371"><text:soft-page-break/><text:span text:style-name="T418">I am more attentive </text:span><text:span text:style-name="T1187">than he is</text:span><text:span text:style-name="T418"> — Я внимательне, </text:span><text:span text:style-name="T1187">чем он</text:span><text:span text:style-name="T418">.</text:span></text:p>
      <text:p text:style-name="P1367">I can jump higher <text:span text:style-name="T1187">than he can</text:span> — Я прыгаю выше, <text:span text:style-name="T1187">чем он</text:span>.</text:p>
      <text:p text:style-name="P589"/>
      <text:p text:style-name="P1256"><text:span text:style-name="T1081">Прилагательн</text:span><text:span text:style-name="T1082">ые</text:span><text:span text:style-name="T1081"> в сравнительной степени </text:span><text:span text:style-name="T1082">могут</text:span><text:span text:style-name="T1081"> переводиться одинаково, будь он</text:span><text:span text:style-name="T1082">и</text:span><text:span text:style-name="T1081"> </text:span><text:span text:style-name="T1309">с суффиксом </text:span><text:span text:style-name="T1280">-er</text:span><text:span text:style-name="T1309"> или с</text:span><text:span text:style-name="T1310">о</text:span><text:span text:style-name="T1309"> словом </text:span><text:span text:style-name="T1280">more</text:span><text:span text:style-name="T1309">. Тоже самое касается и </text:span><text:span text:style-name="T1280">than</text:span><text:span text:style-name="T1309"> </text:span><text:span text:style-name="T1311">(см. внимательно примеры)</text:span><text:span text:style-name="T1309">.</text:span></text:p>
      <text:p text:style-name="P198"/>
      <text:p text:style-name="P298"><text:span text:style-name="T418">Превосходная степень </text:span><text:span text:style-name="T508">обозначает наивысшую степень качества, которая в русском соответствует усилительн</text:span><text:span text:style-name="T510">о</text:span><text:span text:style-name="T508">м</text:span><text:span text:style-name="T510">у</text:span><text:span text:style-name="T508"> суффикс</text:span><text:span text:style-name="T510">у</text:span><text:span text:style-name="T508"> </text:span><text:span text:style-name="T729">-ший</text:span><text:span text:style-name="T508"> или слову «самый».</text:span></text:p>
      <text:p text:style-name="P592"/>
      <text:p text:style-name="P299"><text:span text:style-name="T418">Она используется, когда сравнивают 3 и более объектов. Общее количество может подразумеваться или выражаться местоимением </text:span><text:span text:style-name="T649">all</text:span><text:span text:style-name="T418"> или </text:span><text:span text:style-name="T649">every</text:span><text:span text:style-name="T418">.</text:span></text:p>
      <text:p text:style-name="P593"/>
      <text:p text:style-name="P595">Превосходная степень образуется по тем же правилам, что и сравнительная, только вместо</text:p>
      <text:p text:style-name="P301"><text:span text:style-name="T418">суффикса </text:span><text:span text:style-name="T649">-er</text:span><text:span text:style-name="T418"> используется </text:span><text:span text:style-name="T649">-est</text:span><text:span text:style-name="T418">, а вместо слова </text:span><text:span text:style-name="T649">more</text:span><text:span text:style-name="T418"> используется </text:span><text:span text:style-name="T649">most</text:span><text:span text:style-name="T418"> (самый).</text:span></text:p>
      <text:p text:style-name="P199">strong → the strongest (сильный → сильнейший / самый сильный);</text:p>
      <text:p text:style-name="P199">reasonable → the most reasonable (разумный → разумнейший / самый разумный);</text:p>
      <text:p text:style-name="P594"/>
      <text:p text:style-name="P1257"><text:span text:style-name="T1083">П</text:span><text:span text:style-name="T1084">еред прилогательным </text:span><text:span text:style-name="T1083">в превосходной степени</text:span><text:span text:style-name="T1085"> </text:span><text:span text:style-name="T1084">почти всегда </text:span><text:span text:style-name="T1083">стоит</text:span><text:span text:style-name="T1084"> артикль </text:span><text:span text:style-name="T705">the</text:span><text:span text:style-name="T1084"> </text:span><text:span text:style-name="T1083">(т. к. эта степень подчеркивает уникальность). А после прилагательного — предлог </text:span><text:span text:style-name="T706">in</text:span><text:span text:style-name="T1083"> и</text:span><text:span text:style-name="T1166">ли</text:span><text:span text:style-name="T1083"> </text:span><text:span text:style-name="T706">of</text:span><text:span text:style-name="T1083">.</text:span></text:p>
      <text:p text:style-name="P596"/>
      <text:p text:style-name="P1440"><text:span text:style-name="T1000">Предлог </text:span><text:span text:style-name="T649">in</text:span><text:span text:style-name="T1000"> указывает на место, или группу людей, в которых выделяется объект.</text:span></text:p>
      <text:p text:style-name="P1257"><text:span text:style-name="T1083">А предлог </text:span><text:span text:style-name="T706">of</text:span><text:span text:style-name="T1083"> — на период времени, в котором выделяется объект.</text:span></text:p>
      <text:p text:style-name="P596"/>
      <text:p text:style-name="P109"><text:span text:style-name="T509">W</text:span><text:span text:style-name="T418">hat is the longest river in the world? — Какая самая длинная река в мире?</text:span></text:p>
      <text:p text:style-name="P1258"><text:span text:style-name="T707">It</text:span><text:span text:style-name="T708"> was the happiest day of </text:span><text:span text:style-name="T707">my</text:span><text:span text:style-name="T708"> life — </text:span><text:span text:style-name="T707">Это</text:span><text:span text:style-name="T708"> был самый счастливый день </text:span><text:span text:style-name="T707">в моей</text:span><text:span text:style-name="T708"> жизни.</text:span></text:p>
      <text:p text:style-name="P594"/>
      <text:p text:style-name="P300"><text:span text:style-name="T418">Слова-исключения </text:span><text:span text:style-name="T511">с особой сравнительной и превосходной степен</text:span><text:span text:style-name="T512">ью</text:span><text:span text:style-name="T511">:</text:span></text:p>
      <text:list xml:id="list2252248484" text:style-name="L80">
        <text:list-item>
          <text:p text:style-name="P1666">good → better → the best (хороший → лучше → самый лучший);</text:p>
        </text:list-item>
        <text:list-item>
          <text:p text:style-name="P1666">bad → worse → the worst (плохой → хуже → самый плохой);</text:p>
        </text:list-item>
        <text:list-item>
          <text:p text:style-name="P1666">far → farther → the farthest (далекий → дальше → самый далекий);</text:p>
        </text:list-item>
      </text:list>
      <text:p text:style-name="P200"/>
      <text:p text:style-name="P1429">Наречие. Adverb</text:p>
      <text:p text:style-name="P597"/>
      <text:p text:style-name="P599">Часть речи, которая отвечает на вопросы «как?», «каким образом?». </text:p>
      <text:p text:style-name="P1260"><text:span text:style-name="T1091">Оно п</text:span><text:span text:style-name="T1090">омогает описать действие и дает его более точную характеристику.</text:span></text:p>
      <text:p text:style-name="P598"/>
      <text:p text:style-name="P1259"><text:span text:style-name="T1466">Е</text:span>сли наречие относится к глаголу, то оно ст<text:span text:style-name="T1469">ои</text:span>т после него <text:span text:style-name="T1465">(</text:span><text:span text:style-name="T1315">обычно </text:span><text:span text:style-name="T1276">в </text:span><text:span text:style-name="T1316">самом</text:span><text:span text:style-name="T1276"> </text:span><text:span text:style-name="T1315">конце</text:span><text:span text:style-name="T1465">)</text:span>. </text:p>
      <text:p text:style-name="P1259"><text:span text:style-name="T1467">Е</text:span><text:span text:style-name="T1087">сли наречие относится к прилагательному, то оно сто</text:span><text:span text:style-name="T1096">и</text:span><text:span text:style-name="T1087">т перед ним.</text:span></text:p>
      <text:p text:style-name="P600"/>
      <text:p text:style-name="P201">I kwon him <text:span text:style-name="T1187">well</text:span> — Я <text:span text:style-name="T1187">хорошо</text:span> его знаю.</text:p>
      <text:p text:style-name="P201">He is <text:span text:style-name="T1187">very</text:span> serious — Он <text:span text:style-name="T1187">очень</text:span> серьезный.</text:p>
      <text:p text:style-name="P201"/>
      <text:p text:style-name="P602">В английском, начерия делятся на 2 группы: </text:p>
      <text:list xml:id="list2588868747" text:style-name="L81">
        <text:list-item>
          <text:p text:style-name="P1667">наречия, образованые от прилагательных;</text:p>
        </text:list-item>
        <text:list-item>
          <text:p text:style-name="P1667">самобытне наречия <text:span text:style-name="T1545">(</text:span>которые существуют с давних времен<text:span text:style-name="T1545">)</text:span>.</text:p>
        </text:list-item>
      </text:list>
      <text:p text:style-name="P601"/>
      <text:p text:style-name="P668">Наречия, образованные от прилагательных</text:p>
      <text:p text:style-name="P601"/>
      <text:p text:style-name="P603"><text:span text:style-name="T1468">О</text:span>ни <text:span text:style-name="T1468">о</text:span>бразуются при помощи суффикса <text:span text:style-name="T533">-ly</text:span>:</text:p>
      <text:list xml:id="list1959378927" text:style-name="L82">
        <text:list-item>
          <text:p text:style-name="P1668">quick → quickly (быстрый → быстро);</text:p>
        </text:list-item>
        <text:list-item>
          <text:p text:style-name="P1668"><text:soft-page-break/>serious → seriously (серьезный → серьезно).</text:p>
        </text:list-item>
      </text:list>
      <text:p text:style-name="P604"/>
      <text:p text:style-name="P774"><text:span text:style-name="T1094">Н</text:span><text:span text:style-name="T1088">аречи</text:span><text:span text:style-name="T1089">я</text:span><text:span text:style-name="T1088">, которые </text:span><text:span text:style-name="T1093">пишутся</text:span><text:span text:style-name="T1088"> также, как </text:span><text:span text:style-name="T1092">и </text:span><text:span text:style-name="T1088">прилагательные</text:span><text:span text:style-name="T1092">:</text:span></text:p>
      <text:list xml:id="list1580473904" text:style-name="L83">
        <text:list-item>
          <text:p text:style-name="P1796"><text:span text:style-name="T1000">fast — </text:span><text:span text:style-name="T1089">быстрый, быстро</text:span><text:span text:style-name="T1000">;</text:span></text:p>
        </text:list-item>
        <text:list-item>
          <text:p text:style-name="P1796"><text:span text:style-name="T1000">late — </text:span><text:span text:style-name="T1089">поздний, поздно</text:span><text:span text:style-name="T1000">;</text:span></text:p>
        </text:list-item>
        <text:list-item>
          <text:p text:style-name="P1796"><text:span text:style-name="T1000">hard — </text:span><text:span text:style-name="T1089">тяжелый, тяжело</text:span><text:span text:style-name="T1000">.</text:span></text:p>
        </text:list-item>
      </text:list>
      <text:p text:style-name="P608"/>
      <text:p text:style-name="P110"><text:span text:style-name="T418">Jack is a very </text:span><text:span text:style-name="T1187">fast runner</text:span><text:span text:style-name="T418"> — Джек очень быстрый бегут. (fast — это прилагательное, </text:span></text:p>
      <text:p text:style-name="P203">т. к. стоит перед существительным; см. раздел «Прилагательное»)</text:p>
      <text:p text:style-name="P203"/>
      <text:p text:style-name="P110"><text:span text:style-name="T418">Jack can </text:span><text:span text:style-name="T1187">run fast</text:span><text:span text:style-name="T418"> — Джек быстро бегает. (fast — это наречие, т. к. стоит после глагола)</text:span></text:p>
      <text:p text:style-name="P203"/>
      <text:p text:style-name="P1262"><text:span text:style-name="T1095">Наречие </text:span><text:span text:style-name="T709">well</text:span><text:span text:style-name="T1095"> (хорошо) можно использовать как прилагательное, если оно </text:span><text:span text:style-name="T1103">идет в связке </text:span></text:p>
      <text:p text:style-name="P1262"><text:span text:style-name="T1095">с глаголом </text:span><text:span text:style-name="T709">be</text:span><text:span text:style-name="T1095"> или </text:span><text:span text:style-name="T709">get </text:span><text:span text:style-name="T1095">(в разговор</text:span><text:span text:style-name="T1106">ах</text:span><text:span text:style-name="T1095"> о здоровь</text:span><text:span text:style-name="T1105">и</text:span><text:span text:style-name="T1095"> и самочувствии).</text:span></text:p>
      <text:p text:style-name="P204"/>
      <text:p text:style-name="P111"><text:span text:style-name="T513">H</text:span><text:span text:style-name="T418">ow are you? I`m </text:span><text:span text:style-name="T1187">well</text:span><text:span text:style-name="T418"> — Как ты? Я в </text:span><text:span text:style-name="T1187">порядке</text:span><text:span text:style-name="T418">.</text:span></text:p>
      <text:p text:style-name="P111"><text:span text:style-name="T418">He got </text:span><text:span text:style-name="T1187">well</text:span><text:span text:style-name="T418"> after the accident — Он </text:span><text:span text:style-name="T1187">поправился</text:span><text:span text:style-name="T418"> после аварии </text:span><text:span text:style-name="T531">(Он хорош после аварии)</text:span><text:span text:style-name="T418">.</text:span></text:p>
      <text:p text:style-name="P609"/>
      <text:p text:style-name="P669">Самобытные наречия</text:p>
      <text:p text:style-name="P610"/>
      <text:p text:style-name="P1441"><text:span text:style-name="T1091">О</text:span><text:span text:style-name="T1000">ни имеют собственную форму и используются по особым правилам.</text:span></text:p>
      <text:p text:style-name="P1331"><text:span text:style-name="T1167">Ниже приведены самы</text:span><text:span text:style-name="T1168">е</text:span><text:span text:style-name="T1167"> распространенны</text:span><text:span text:style-name="T1168">е</text:span><text:span text:style-name="T1167"> самобытны</text:span><text:span text:style-name="T1168">е</text:span><text:span text:style-name="T1167"> наречи</text:span><text:span text:style-name="T1168">я</text:span><text:span text:style-name="T1167">.</text:span></text:p>
      <text:p text:style-name="P606"/>
      <text:p text:style-name="P607">Наречия, указывающие на степень чего-либо:</text:p>
      <text:list xml:id="list4199227148" text:style-name="L84">
        <text:list-item>
          <text:p text:style-name="P1797"><text:span text:style-name="T1000">enough — </text:span><text:span text:style-name="T1097">достаточно</text:span><text:span text:style-name="T1000">;</text:span></text:p>
        </text:list-item>
        <text:list-item>
          <text:p text:style-name="P1797"><text:span text:style-name="T1000">a lot, much, many — </text:span><text:span text:style-name="T1097">много</text:span><text:span text:style-name="T1000">;</text:span></text:p>
        </text:list-item>
        <text:list-item>
          <text:p text:style-name="P1797"><text:span text:style-name="T1000">almost — </text:span><text:span text:style-name="T1097">почти</text:span><text:span text:style-name="T1000">;</text:span></text:p>
        </text:list-item>
        <text:list-item>
          <text:p text:style-name="P1669">pretty, very — довольно (очень);</text:p>
        </text:list-item>
        <text:list-item>
          <text:p text:style-name="P1669">too — слишком;</text:p>
        </text:list-item>
      </text:list>
      <text:p text:style-name="P612"/>
      <text:p text:style-name="P613">Наречия, помогающие акцентироваться на чем-либо:</text:p>
      <text:list xml:id="list3318715488" text:style-name="L85">
        <text:list-item>
          <text:p text:style-name="P1670">just — всего лишь;</text:p>
        </text:list-item>
        <text:list-item>
          <text:p text:style-name="P1670">only — только;</text:p>
        </text:list-item>
        <text:list-item>
          <text:p text:style-name="P1670">simply — просто;</text:p>
        </text:list-item>
        <text:list-item>
          <text:p text:style-name="P1670">especially — особенно.</text:p>
        </text:list-item>
      </text:list>
      <text:p text:style-name="P598"/>
      <text:p text:style-name="P775"><text:span text:style-name="T1097">Другие</text:span><text:span text:style-name="T1098"> распространенные наречи</text:span><text:span text:style-name="T1097">я</text:span><text:span text:style-name="T1098">:</text:span></text:p>
      <text:list xml:id="list2240805835" text:style-name="L86">
        <text:list-item>
          <text:p text:style-name="P1798"><text:span text:style-name="T1000">quite - </text:span><text:span text:style-name="T1097">совсем</text:span><text:span text:style-name="T1000">;</text:span></text:p>
        </text:list-item>
        <text:list-item>
          <text:p text:style-name="P1798"><text:span text:style-name="T1000">so - </text:span><text:span text:style-name="T1097">такой</text:span><text:span text:style-name="T1000">;</text:span></text:p>
        </text:list-item>
        <text:list-item>
          <text:p text:style-name="P1671">soon - <text:span text:style-name="T1470">скоро</text:span>;</text:p>
        </text:list-item>
      </text:list>
      <text:p text:style-name="P605"/>
      <text:p text:style-name="P64">Marry is pretty smart — Мэри очень умная;</text:p>
      <text:p text:style-name="P202">I almost finished my work yesterday — Я почти закончил вчера работу.</text:p>
      <text:p text:style-name="P202">We just want to ask you a question — Мы всего лишь хотим задать вам вопрос.</text:p>
      <text:p text:style-name="P112"><text:span text:style-name="T514">W</text:span><text:span text:style-name="T418">hy are you so sad? — Почему ты такой грусный?</text:span></text:p>
      <text:p text:style-name="P205">See you soon — Скоро увидимся.</text:p>
      <text:p text:style-name="P614"/>
      <text:p text:style-name="P683"/>
      <text:p text:style-name="P1565">Наречия <text:span text:style-name="T533">much</text:span>, <text:span text:style-name="T533">many</text:span>, <text:span text:style-name="T533">a lot</text:span>, <text:span text:style-name="T533">little</text:span>, <text:span text:style-name="T533">few</text:span></text:p>
      <text:p text:style-name="P611"/>
      <text:p text:style-name="P615">Наречия <text:span text:style-name="T533">much</text:span> и <text:span text:style-name="T533">many</text:span> стоят перед существительными. <text:span text:style-name="T533">Much</text:span> — перед неисчисляемыми, </text:p>
      <text:p text:style-name="P615">а <text:span text:style-name="T533">many</text:span> — перед исчисляемыми: <text:span text:style-name="T533">much work, many books</text:span>.</text:p>
      <text:p text:style-name="P615"/>
      <text:p text:style-name="P615">Связка <text:span text:style-name="T533">a lot of</text:span> (или <text:span text:style-name="T533">lots of</text:span>) может стоять как перед исчисляемыми, так и неисчисляемыми существительными: <text:span text:style-name="T533">a lot of coffee, a lot of cars</text:span>.</text:p>
      <text:p text:style-name="P615"/>
      <text:p text:style-name="P616">Англоговорящие избегают использовать <text:span text:style-name="T533">much</text:span> в утвердительных предложениях. </text:p>
      <text:p text:style-name="P616">Они заменяют его на <text:span text:style-name="T533">a lof of</text:span> <text:span text:style-name="T1471">в этих случаях</text:span>.</text:p>
      <text:p text:style-name="P616"/>
      <text:p text:style-name="P206">There is a lot of juice in the jug — В кувшине много сока.</text:p>
      <text:p text:style-name="P206">There isn`t much coffee in the cup — В чашке не много кофе.</text:p>
      <text:p text:style-name="P615"/>
      <text:p text:style-name="P617">Слова <text:span text:style-name="T533">little</text:span> и <text:span text:style-name="T533">few</text:span> переводятся как «мало». <text:span text:style-name="T1547">Слово </text:span><text:span text:style-name="T597">l</text:span><text:span text:style-name="T533">ittle</text:span> — это антоним <text:span text:style-name="T533">much</text:span>, </text:p>
      <text:p text:style-name="P617">а <text:span text:style-name="T1546">слово </text:span><text:span text:style-name="T533">few</text:span> — антоним <text:span text:style-name="T533">many</text:span>: <text:span text:style-name="T533">little work, few books</text:span>.</text:p>
      <text:p text:style-name="P617"/>
      <text:p text:style-name="P670">Наречия частности</text:p>
      <text:p text:style-name="P618"/>
      <text:p text:style-name="P1261"><text:span text:style-name="T1100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104">я</text:span><text:span text:style-name="T1100">ть правильное время)</text:span></text:p>
      <text:p text:style-name="P619"/>
      <text:p text:style-name="P1263"><text:span text:style-name="T1101">Они могут стоять почти в любой позиции в предложении, </text:span><text:span text:style-name="T1102">но </text:span><text:span text:style-name="T1107">чаще всего стоят </text:span></text:p>
      <text:p text:style-name="P624">между подлежащим и сказуемым <text:span text:style-name="T1473">(после вспомогательного глагола)</text:span>.</text:p>
      <text:p text:style-name="P621"/>
      <text:p text:style-name="P207"><text:span text:style-name="T13">I</text:span> <text:span text:style-name="T3">don`t</text:span> <text:span text:style-name="T1187">usually</text:span> <text:span text:style-name="T26">drive</text:span> to work — Обычно, я не еду (на машине) на работу.</text:p>
      <text:p text:style-name="P208"><text:span text:style-name="T13">You</text:span> <text:span text:style-name="T3">can</text:span> <text:span text:style-name="T1187">always</text:span> <text:span text:style-name="T26">call</text:span> me — Ты всегда можешь позвонить мне.</text:p>
      <text:p text:style-name="P620"/>
      <text:p text:style-name="P633">Если в предложении есть глагол <text:span text:style-name="T533">be</text:span>, то наречие частности будет стоять после него.</text:p>
      <text:p text:style-name="P211">He <text:span text:style-name="T26">was</text:span> <text:span text:style-name="T1187">sometimes</text:span> very lazy — Иногда он был очень ленивым.</text:p>
      <text:p text:style-name="P622"/>
      <text:p text:style-name="P632">Если наречие частотности стоит в связке с другим словом, то вся связка </text:p>
      <text:p text:style-name="P632">должна быть в конце предложения.</text:p>
      <text:p text:style-name="P632"/>
      <text:p text:style-name="P212">I <text:span text:style-name="T1187">often</text:span> buy coffee on my way to work — Я часто покупаю кофе по дороге на работу.</text:p>
      <text:p text:style-name="P212">I buy coffee on my way to work <text:span text:style-name="T1187">very often</text:span> — Я очень часто покупаю кофе по дороге на работу.</text:p>
      <text:p text:style-name="P622"/>
      <text:p text:style-name="P1430">Порядок слов в предложении</text:p>
      <text:p text:style-name="P623"/>
      <text:p text:style-name="P625">Любое английское предложение <text:span text:style-name="T1472">обязано</text:span> иметь подлежащее и сказуемое.</text:p>
      <text:p text:style-name="P625"/>
      <text:p text:style-name="P625">Если подлежащее отсутсвует, то на его место ставят формальное подлежащее.</text:p>
      <text:p text:style-name="P658">Если отсутствует сказуемое, то вместо него ставится глагол <text:span text:style-name="T533">be</text:span>.</text:p>
      <text:p text:style-name="P625"/>
      <text:p text:style-name="P625">Сказуемое всегда передает время. В вопросах и отрицаниях оно разделяется </text:p>
      <text:p text:style-name="P625">на вспомогательный и смысловой глаголы.</text:p>
      <text:p text:style-name="P625"/>
      <text:p text:style-name="P1264"><text:span text:style-name="T1108">Если в предло</text:span><text:span text:style-name="T1109">жении несколько смысловых глаголов, то </text:span><text:span text:style-name="T1110">лишь </text:span><text:span text:style-name="T1109">первый будет сказуемым, </text:span></text:p>
      <text:p text:style-name="P626">а остальные, в форме инфинитива или герундия, будут дополнять его.</text:p>
      <text:p text:style-name="P620"/>
      <text:p text:style-name="P1265"><text:span text:style-name="T1112">Наречие</text:span><text:span text:style-name="T1111"> обычно стоит после смыслового глагола, в конце предложения. </text:span></text:p>
      <text:p text:style-name="P627"/>
      <text:p text:style-name="P1265"><text:soft-page-break/><text:span text:style-name="T1111">Т</text:span><text:span text:style-name="T1112">акже в конце предложения ставят дополнение и обстоятельство. Для упрощения обстоятельство можно </text:span><text:span text:style-name="T1169">тоже</text:span><text:span text:style-name="T1112"> считать дополнением. </text:span></text:p>
      <text:p text:style-name="P629"/>
      <text:p text:style-name="P629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9"/>
      <text:p text:style-name="P671">В разговоре о месте и времени</text:p>
      <text:p text:style-name="P630"/>
      <text:p text:style-name="P631">Если после глагола указан человек, то сначала указывают человека, а потом говорят </text:p>
      <text:p text:style-name="P631">о месте, где все происходит.</text:p>
      <text:p text:style-name="P631">Обстоятельство времени обычно идет в конце, после слов, связанных с местом.</text:p>
      <text:p text:style-name="P631">Но если оно состоит из нескольких слов, то может переехать в самое начало предложения.</text:p>
      <text:p text:style-name="P631"/>
      <text:p text:style-name="P209">Tom walks to work <text:span text:style-name="T10">every morning</text:span> / <text:span text:style-name="T10">Every morning</text:span> Tom walks to work — </text:p>
      <text:p text:style-name="P209">Том ходит на работу каждое утро.</text:p>
      <text:p text:style-name="P631"/>
      <text:p text:style-name="P210">I`m going to Paris <text:span text:style-name="T10">on Monday</text:span> / <text:span text:style-name="T10">On Monday</text:span> I`m going to Paris — </text:p>
      <text:p text:style-name="P210">В понедельник я поеду в Париж.</text:p>
      <text:p text:style-name="P213"/>
      <text:p text:style-name="P672">Глаголы, которые требуют 2х дополнений</text:p>
      <text:p text:style-name="P634"/>
      <text:p text:style-name="P777"><text:span text:style-name="T1113">Эт</text:span><text:span text:style-name="T1114">и</text:span><text:span text:style-name="T1113"> глаголы могут направлять действие и на человека, и на предмет одновременно:</text:span></text:p>
      <text:list xml:id="list2051706788" text:style-name="L87">
        <text:list-item>
          <text:p text:style-name="P1672">give — давать, дарить;</text:p>
        </text:list-item>
        <text:list-item>
          <text:p text:style-name="P1672">lend — одалживать;</text:p>
        </text:list-item>
        <text:list-item>
          <text:p text:style-name="P1672">pass — передавать;</text:p>
        </text:list-item>
        <text:list-item>
          <text:p text:style-name="P1672">send — посылать;</text:p>
        </text:list-item>
        <text:list-item>
          <text:p text:style-name="P1672">show — показывать.</text:p>
        </text:list-item>
      </text:list>
      <text:p text:style-name="P634"/>
      <text:p text:style-name="P634">Дополнения могут указ<text:span text:style-name="T1475">ываться</text:span> двумя способами:</text:p>
      <text:p text:style-name="P634"/>
      <text:list xml:id="list3068236827" text:style-name="L88">
        <text:list-item>
          <text:p text:style-name="P1673"><text:span text:style-name="T1474">п</text:span>осле глагола указать человека, а затем предмет; без предлогов:</text:p>
          <text:p text:style-name="P1783">I lent <text:span text:style-name="T1412">Mike</text:span> some <text:span text:style-name="T1412">money </text:span><text:span text:style-name="T46">— Я одолжил</text:span><text:span text:style-name="T1412"> Майку деньги</text:span><text:span text:style-name="T46">.</text:span></text:p>
          <text:p text:style-name="P1784"><text:span text:style-name="T46">You lent </text:span><text:span text:style-name="T1412">me</text:span><text:span text:style-name="T46"> some </text:span><text:span text:style-name="T1412">money</text:span><text:span text:style-name="T46"> — Ты </text:span><text:span text:style-name="T411">одолжил </text:span><text:span text:style-name="T1420">мне деньги</text:span><text:span text:style-name="T411">.</text:span></text:p>
          <text:p text:style-name="P1598"/>
        </text:list-item>
        <text:list-item>
          <text:p text:style-name="P1750"><text:span text:style-name="T245">п</text:span><text:span text:style-name="T244">осле глагола указать предмет, а затем человека; перед человеком будет предлог </text:span><text:span text:style-name="T152">to:</text:span></text:p>
          <text:p text:style-name="P1799"><text:span text:style-name="T152">I </text:span><text:span text:style-name="T112">lent some </text:span><text:span text:style-name="T1414">money </text:span><text:span text:style-name="T112">to</text:span><text:span text:style-name="T1414"> Mike</text:span><text:span text:style-name="T112"> — Я одолжил </text:span><text:span text:style-name="T1414">деньги Майку</text:span><text:span text:style-name="T112">.</text:span></text:p>
        </text:list-item>
      </text:list>
      <text:p text:style-name="P634"/>
      <text:p text:style-name="P1431">Предлог. Preposition</text:p>
      <text:p text:style-name="P635"/>
      <text:p text:style-name="P1267"><text:span text:style-name="T1115">В английском языке предлоги заменяют падежи для существительных. </text:span><text:span text:style-name="T1116">При этом нет четкого соответствия. К одному падежу могут вести разные предлоги или вообще никаких.</text:span></text:p>
      <text:p text:style-name="P640"/>
      <text:p text:style-name="P13"><text:span text:style-name="T875">Предлоги времени </text:span><text:span text:style-name="T533">at</text:span><text:span text:style-name="T875">, </text:span><text:span text:style-name="T533">on</text:span><text:span text:style-name="T875">, </text:span><text:span text:style-name="T533">in</text:span></text:p>
      <text:p text:style-name="P641"/>
      <text:p text:style-name="P642">Отвечают на вопрос «когда?». Каждый из них обозначает разный момент времни.</text:p>
      <text:p text:style-name="P642"/>
      <text:p text:style-name="P1442"><text:span text:style-name="T1000">Предлог </text:span><text:span text:style-name="T649">at</text:span><text:span text:style-name="T1000"> используется для указания </text:span><text:span text:style-name="T1126">точного </text:span><text:span text:style-name="T1000">времени </text:span><text:span text:style-name="T1126">(</text:span><text:span text:style-name="T1000">на часах</text:span><text:span text:style-name="T1126">)</text:span><text:span text:style-name="T1000">. Иногда с помощью </text:span></text:p>
      <text:p text:style-name="P794"><text:span text:style-name="T1117">него, </text:span><text:span text:style-name="T1127">в качестве исключени</text:span><text:span text:style-name="T1170">й</text:span><text:span text:style-name="T1128">, </text:span><text:span text:style-name="T1117">указываются периоды дня и праздники:</text:span></text:p>
      <text:list xml:id="list3374173004" text:style-name="L89">
        <text:list-item>
          <text:p text:style-name="P1674">at 5 o`clock — в 5 часов;</text:p>
        </text:list-item>
        <text:list-item>
          <text:p text:style-name="P1674">at noon — днем;</text:p>
        </text:list-item>
        <text:list-item>
          <text:p text:style-name="P1674">at night — ночью;</text:p>
        </text:list-item>
        <text:list-item>
          <text:p text:style-name="P1674"><text:soft-page-break/>at luchtime — во время обеда;</text:p>
        </text:list-item>
        <text:list-item>
          <text:p text:style-name="P1674">at sunset — на рассвете;</text:p>
        </text:list-item>
        <text:list-item>
          <text:p text:style-name="P1674">at the weekdays — в будние дни;</text:p>
        </text:list-item>
        <text:list-item>
          <text:p text:style-name="P1674">at the weekend — в выходные;</text:p>
        </text:list-item>
        <text:list-item>
          <text:p text:style-name="P1674">at the moment — в данный момент;</text:p>
        </text:list-item>
        <text:list-item>
          <text:p text:style-name="P1674">at the end (of) — в конце;</text:p>
        </text:list-item>
        <text:list-item>
          <text:p text:style-name="P1674">at Christmas — на Рождество;</text:p>
        </text:list-item>
        <text:list-item>
          <text:p text:style-name="P1674">at Easter — на Пасху.</text:p>
        </text:list-item>
      </text:list>
      <text:p text:style-name="P642"/>
      <text:p text:style-name="P778"><text:span text:style-name="T1118">Предлог </text:span><text:span text:style-name="T710">on</text:span><text:span text:style-name="T1120"> </text:span><text:span text:style-name="T1118">указывает на конкретный день. Обычно это дни недели или точные даты</text:span><text:span text:style-name="T1140">:</text:span></text:p>
      <text:list xml:id="list1640677825" text:style-name="L90">
        <text:list-item>
          <text:p text:style-name="P1800"><text:span text:style-name="T1000">on Sunday — </text:span><text:span text:style-name="T1120">в воскресенье / по воскресеньям</text:span><text:span text:style-name="T1000">;</text:span></text:p>
        </text:list-item>
        <text:list-item>
          <text:p text:style-name="P1800"><text:span text:style-name="T1000">on Monday — </text:span><text:span text:style-name="T1120">в понедельник / по понелеьникам</text:span><text:span text:style-name="T1000">;</text:span></text:p>
        </text:list-item>
        <text:list-item>
          <text:p text:style-name="P1675">on Tuesday — во вторник / по вторникам;</text:p>
        </text:list-item>
        <text:list-item>
          <text:p text:style-name="P1675">on Wednesday — в срезу / по средам;</text:p>
        </text:list-item>
        <text:list-item>
          <text:p text:style-name="P1675">on Thursday — в четверг;</text:p>
        </text:list-item>
        <text:list-item>
          <text:p text:style-name="P1675">on Friday — в пятницу;</text:p>
        </text:list-item>
        <text:list-item>
          <text:p text:style-name="P1676">on Saturday — в субботу;</text:p>
        </text:list-item>
        <text:list-item>
          <text:p text:style-name="P1675">on the 8th of March — 8го марта;</text:p>
        </text:list-item>
        <text:list-item>
          <text:p text:style-name="P1676">on April, 10 — 10го апреля;</text:p>
        </text:list-item>
        <text:list-item>
          <text:p text:style-name="P1675">on my birthday — на мой день рождения;</text:p>
        </text:list-item>
        <text:list-item>
          <text:p text:style-name="P1675">on Christmas day — в день Рождества.</text:p>
        </text:list-item>
      </text:list>
      <text:p text:style-name="P643"/>
      <text:p text:style-name="P644">В английском языке дни недели, месяцы, и названия праздников пишутся с большой буквы.</text:p>
      <text:p text:style-name="P1443"><text:span text:style-name="T1119">Первым днем недели является не понедельник, а воскресенье. </text:span><text:span text:style-name="T1000">Если </text:span><text:span text:style-name="T1129">в названии </text:span><text:span text:style-name="T1000">праздник</text:span><text:span text:style-name="T1129">а</text:span><text:span text:style-name="T1000"> содержит</text:span><text:span text:style-name="T1129">ся</text:span><text:span text:style-name="T1000"> слово </text:span><text:span text:style-name="T649">day</text:span><text:span text:style-name="T1000">, то он </text:span><text:span text:style-name="T1121">также </text:span><text:span text:style-name="T1000">пишется с предлогом </text:span><text:span text:style-name="T649">on</text:span><text:span text:style-name="T1000">, а не </text:span><text:span text:style-name="T649">at</text:span><text:span text:style-name="T1000">.</text:span></text:p>
      <text:p text:style-name="P643"/>
      <text:p text:style-name="P779"><text:span text:style-name="T1123">Предлог </text:span><text:span text:style-name="T711">in</text:span><text:span text:style-name="T1123"> </text:span><text:span text:style-name="T1122">указывает на</text:span><text:span text:style-name="T1121"> </text:span><text:span text:style-name="T1122">большие</text:span><text:span text:style-name="T1121"> период</text:span><text:span text:style-name="T1122">ы</text:span><text:span text:style-name="T1121">: </text:span><text:span text:style-name="T1122">месяцы</text:span><text:span text:style-name="T1121">, </text:span><text:span text:style-name="T1122">сезоны,</text:span><text:span text:style-name="T1121"> год</text:span><text:span text:style-name="T1122">ы</text:span><text:span text:style-name="T1121">:</text:span></text:p>
      <text:list xml:id="list1349812762" text:style-name="L91">
        <text:list-item>
          <text:p text:style-name="P1801"><text:span text:style-name="T1000">In January — </text:span><text:span text:style-name="T1124">в январе</text:span><text:span text:style-name="T1000">;</text:span></text:p>
        </text:list-item>
        <text:list-item>
          <text:p text:style-name="P1801"><text:span text:style-name="T1000">in February — </text:span><text:span text:style-name="T1124">в феврале</text:span><text:span text:style-name="T1000">;</text:span></text:p>
        </text:list-item>
        <text:list-item>
          <text:p text:style-name="P1801"><text:span text:style-name="T1000">in March — </text:span><text:span text:style-name="T1124">в марте</text:span><text:span text:style-name="T1000">;</text:span></text:p>
        </text:list-item>
        <text:list-item>
          <text:p text:style-name="P1801"><text:span text:style-name="T1000">in April — </text:span><text:span text:style-name="T1124">в апреле</text:span><text:span text:style-name="T1000">;</text:span></text:p>
        </text:list-item>
        <text:list-item>
          <text:p text:style-name="P1801"><text:span text:style-name="T1000">in May — </text:span><text:span text:style-name="T1124">в мае</text:span><text:span text:style-name="T1000">;</text:span></text:p>
        </text:list-item>
        <text:list-item>
          <text:p text:style-name="P1801"><text:span text:style-name="T1000">in June — </text:span><text:span text:style-name="T1124">в июне</text:span><text:span text:style-name="T1000">;</text:span></text:p>
        </text:list-item>
        <text:list-item>
          <text:p text:style-name="P1677">in July — в июле;</text:p>
        </text:list-item>
        <text:list-item>
          <text:p text:style-name="P1801"><text:span text:style-name="T1000">in August — </text:span><text:span text:style-name="T1124">в авгесте</text:span><text:span text:style-name="T1000">;</text:span></text:p>
        </text:list-item>
        <text:list-item>
          <text:p text:style-name="P1801"><text:span text:style-name="T1000">in September — </text:span><text:span text:style-name="T1124">в сентябре</text:span><text:span text:style-name="T1000">;</text:span></text:p>
        </text:list-item>
        <text:list-item>
          <text:p text:style-name="P1801"><text:span text:style-name="T1000">in October — </text:span><text:span text:style-name="T1124">в октябре</text:span><text:span text:style-name="T1000">;</text:span></text:p>
        </text:list-item>
        <text:list-item>
          <text:p text:style-name="P1801"><text:span text:style-name="T1000">in November — </text:span><text:span text:style-name="T1124">в ноябре</text:span><text:span text:style-name="T1000">;</text:span></text:p>
        </text:list-item>
        <text:list-item>
          <text:p text:style-name="P1802"><text:span text:style-name="T1000">in December — </text:span><text:span text:style-name="T1124">в декабре</text:span><text:span text:style-name="T1000">;</text:span></text:p>
        </text:list-item>
        <text:list-item>
          <text:p text:style-name="P1801"><text:span text:style-name="T1000">in winter — </text:span><text:span text:style-name="T1124">зимой</text:span><text:span text:style-name="T1000">;</text:span></text:p>
        </text:list-item>
        <text:list-item>
          <text:p text:style-name="P1801"><text:span text:style-name="T1000">in spring — </text:span><text:span text:style-name="T1124">весной</text:span><text:span text:style-name="T1000">;</text:span></text:p>
        </text:list-item>
        <text:list-item>
          <text:p text:style-name="P1801"><text:span text:style-name="T1000">in summer — </text:span><text:span text:style-name="T1124">летом</text:span><text:span text:style-name="T1000">;</text:span></text:p>
        </text:list-item>
        <text:list-item>
          <text:p text:style-name="P1802"><text:span text:style-name="T1000">in autumn — </text:span><text:span text:style-name="T1124">осенью</text:span><text:span text:style-name="T1000">;</text:span></text:p>
        </text:list-item>
        <text:list-item>
          <text:p text:style-name="P1801"><text:span text:style-name="T1000">in the evening — </text:span><text:span text:style-name="T1124">вечером</text:span><text:span text:style-name="T1000">;</text:span></text:p>
        </text:list-item>
        <text:list-item>
          <text:p text:style-name="P1802"><text:span text:style-name="T1000">in the morning — </text:span><text:span text:style-name="T1124">утром</text:span><text:span text:style-name="T1000">;</text:span></text:p>
        </text:list-item>
        <text:list-item>
          <text:p text:style-name="P1751"><text:span text:style-name="T1121">in </text:span><text:span text:style-name="T1125">2065</text:span><text:span text:style-name="T1121"> — </text:span><text:span text:style-name="T1124">в </text:span><text:span text:style-name="T1125">2065</text:span><text:span text:style-name="T1124"> году</text:span><text:span text:style-name="T1121">;</text:span></text:p>
        </text:list-item>
        <text:list-item>
          <text:p text:style-name="P1801"><text:span text:style-name="T1000">in the 1970s — </text:span><text:span text:style-name="T1124">в 1970х годах</text:span><text:span text:style-name="T1000">;</text:span></text:p>
        </text:list-item>
        <text:list-item>
          <text:p text:style-name="P1801"><text:span text:style-name="T1000">in the 20th century — </text:span><text:span text:style-name="T1124">в 20м веке</text:span><text:span text:style-name="T1000">;</text:span></text:p>
        </text:list-item>
        <text:list-item>
          <text:p text:style-name="P1801"><text:span text:style-name="T1000">in the past — </text:span><text:span text:style-name="T1124">в прошлом</text:span><text:span text:style-name="T1000">;</text:span></text:p>
        </text:list-item>
        <text:list-item>
          <text:p text:style-name="P1801"><text:soft-page-break/><text:span text:style-name="T1000">in the future — </text:span><text:span text:style-name="T1124">в будущем</text:span><text:span text:style-name="T1000">;</text:span></text:p>
        </text:list-item>
      </text:list>
      <text:p text:style-name="P642"/>
      <text:p text:style-name="P645">Предлог <text:span text:style-name="T533">in</text:span> в связке со временем означает «через»:</text:p>
      <text:list xml:id="list4018753224" text:style-name="L92">
        <text:list-item>
          <text:p text:style-name="P1678">in 5 minutes — через 5 минут;</text:p>
        </text:list-item>
        <text:list-item>
          <text:p text:style-name="P1678">in two weeks — через две недели;</text:p>
        </text:list-item>
        <text:list-item>
          <text:p text:style-name="P1678">in no time — мигом.</text:p>
        </text:list-item>
      </text:list>
      <text:p text:style-name="P628"/>
      <text:p text:style-name="P636">Предлоги времени не используются перед словами: <text:span text:style-name="T533">last, next, this, that, each, every</text:span>.</text:p>
      <text:p text:style-name="P636"/>
      <text:p text:style-name="P214">See you next Friday — Увидимся в следующую пятницу (next заменяет on).</text:p>
      <text:p text:style-name="P214">I didn`t have breakfast this morning — Я не завтракал этим утром (this вместо in the).</text:p>
      <text:p text:style-name="P214"/>
      <text:p text:style-name="P638"><text:span text:style-name="T1476">Эти п</text:span>редлоги имеют множество не логичных исключений. Так, напрамер <text:span text:style-name="T533">in</text:span> и <text:span text:style-name="T533">at</text:span> принятно говорить с некоторыми переодами дня и пр. Это нужно просто заучить.</text:p>
      <text:p text:style-name="P637"/>
      <text:p text:style-name="P673">Предлоги времени <text:span text:style-name="T533">since, for, from … to, until</text:span></text:p>
      <text:p text:style-name="P639"/>
      <text:p text:style-name="P646">Они связаны с большими отрезками времени. Отвечают на вопрос «в какой период?»</text:p>
      <text:p text:style-name="P646"/>
      <text:p text:style-name="P1271"><text:span text:style-name="T1130">Предлог </text:span><text:span text:style-name="T712">since</text:span><text:span text:style-name="T1130"> </text:span><text:span text:style-name="T1131">означает</text:span><text:span text:style-name="T1130"> «с». Он указывает на начало периода:</text:span></text:p>
      <text:p text:style-name="P647">(с какого времени действие происходит)</text:p>
      <text:list xml:id="list835154771" text:style-name="L93">
        <text:list-item>
          <text:p text:style-name="P1679">since Wednesday — со среды;</text:p>
        </text:list-item>
        <text:list-item>
          <text:p text:style-name="P1679">since 1984 — с 1984 года;</text:p>
        </text:list-item>
        <text:list-item>
          <text:p text:style-name="P1679">since Monday — с понедельника.</text:p>
        </text:list-item>
      </text:list>
      <text:p text:style-name="P646"/>
      <text:p text:style-name="P1268"><text:span text:style-name="T1130">Предлог </text:span><text:span text:style-name="T712">for</text:span><text:span text:style-name="T1130"> </text:span><text:span text:style-name="T1138">означает</text:span><text:span text:style-name="T1130"> «</text:span><text:span text:style-name="T1131">уже</text:span><text:span text:style-name="T1130">», «в течение». Он указывает, как долго длится дейс</text:span><text:span text:style-name="T1131">т</text:span><text:span text:style-name="T1130">вие. </text:span></text:p>
      <text:p text:style-name="P790"><text:span text:style-name="T1130">После </text:span><text:span text:style-name="T1147">него</text:span><text:span text:style-name="T1130"> ставится время, в течении которого</text:span><text:span text:style-name="T1133"> длится действие</text:span><text:span text:style-name="T1130">:</text:span></text:p>
      <text:list xml:id="list1153461714" text:style-name="L94">
        <text:list-item>
          <text:p text:style-name="P1803"><text:span text:style-name="T1000">for 10 hours — </text:span><text:span text:style-name="T1132">(</text:span><text:span text:style-name="T1000">уже</text:span><text:span text:style-name="T1132">)</text:span><text:span text:style-name="T1000"> 10 часов / в течении 10 часов</text:span></text:p>
        </text:list-item>
        <text:list-item>
          <text:p text:style-name="P1803"><text:span text:style-name="T1130">f</text:span><text:span text:style-name="T1000">or two weeks — </text:span><text:span text:style-name="T1132">(</text:span><text:span text:style-name="T1000">уже</text:span><text:span text:style-name="T1132">)</text:span><text:span text:style-name="T1000"> две недели / в течении 2х недель</text:span></text:p>
        </text:list-item>
      </text:list>
      <text:p text:style-name="P646"/>
      <text:p text:style-name="P646">Предлоги <text:span text:style-name="T533">since</text:span> и <text:span text:style-name="T533">for</text:span> используются в Present Perfect Continuous.</text:p>
      <text:p text:style-name="P646"/>
      <text:p text:style-name="P1269">Составной предлог <text:span text:style-name="T533">from … to</text:span> означает «с … до». Он указыват с какого и по какое время</text:p>
      <text:p text:style-name="P649">происходит <text:span text:style-name="T1549">или</text:span> происходило действие, <text:span text:style-name="T1477">т. е. границы периода:</text:span></text:p>
      <text:list xml:id="list3785268654" text:style-name="L95">
        <text:list-item>
          <text:p text:style-name="P1680">from 9 to 5 — с девяти до пяти (часов);</text:p>
        </text:list-item>
        <text:list-item>
          <text:p text:style-name="P1680">from January to March — с января по март;</text:p>
        </text:list-item>
      </text:list>
      <text:p text:style-name="P650"/>
      <text:p text:style-name="P780"><text:span text:style-name="T1134">Предлог </text:span><text:span text:style-name="T713">until</text:span><text:span text:style-name="T1134"> (</text:span><text:span text:style-name="T713">till</text:span><text:span text:style-name="T1134">) означает «до того момента, как». Он </text:span><text:span text:style-name="T1136">обозначает</text:span><text:span text:style-name="T1134"> конец </text:span><text:span text:style-name="T1135">периода</text:span><text:span text:style-name="T1139">:</text:span></text:p>
      <text:list xml:id="list1246579279" text:style-name="L96">
        <text:list-item>
          <text:p text:style-name="P1681">until Wednesday — до среды;</text:p>
        </text:list-item>
        <text:list-item>
          <text:p text:style-name="P1681">until I come — до того, как я вернусь;</text:p>
        </text:list-item>
      </text:list>
      <text:p text:style-name="P651"/>
      <text:p text:style-name="P113"><text:span text:style-name="T418">You should come back </text:span><text:span text:style-name="T1187">till</text:span><text:span text:style-name="T418"> 10 o`clock — Ты должен вернуться </text:span><text:span text:style-name="T1187">до</text:span><text:span text:style-name="T418"> 10 часов.</text:span></text:p>
      <text:p text:style-name="P648"/>
      <text:p text:style-name="P1270"><text:span text:style-name="T1137">После </text:span><text:span text:style-name="T714">until</text:span><text:span text:style-name="T1137"> можно указывать целое предложение, которое отвечает на вопрос </text:span></text:p>
      <text:p text:style-name="P1270"><text:span text:style-name="T1137">«до какого времени?», «когда закончится / закончилось ?». В этом случае </text:span><text:span text:style-name="T714">until</text:span><text:span text:style-name="T1137"> будет </text:span></text:p>
      <text:p text:style-name="P652">работать как союз перед придаточным предложением.</text:p>
      <text:p text:style-name="P652"/>
      <text:p text:style-name="P114"><text:span text:style-name="T515">W</text:span><text:span text:style-name="T418">ait for me </text:span><text:span text:style-name="T1187">until</text:span><text:span text:style-name="T418"> I finish my work — Подожди меня </text:span><text:span text:style-name="T1187">до того момента, как</text:span><text:span text:style-name="T418"> я закончу работу.</text:span></text:p>
      <text:p text:style-name="P652"/>
      <text:p text:style-name="P684"/>
      <text:p text:style-name="P1574"><text:span text:style-name="T907">П</text:span><text:span text:style-name="T875">редлоги места </text:span><text:span text:style-name="T533">at</text:span><text:span text:style-name="T875">, </text:span><text:span text:style-name="T533">on</text:span><text:span text:style-name="T875">, </text:span><text:span text:style-name="T533">in</text:span></text:p>
      <text:p text:style-name="P652"/>
      <text:p text:style-name="P1272"><text:span text:style-name="T908">Помимо времени </text:span><text:span text:style-name="T912">они </text:span><text:span text:style-name="T908">также используются для указания местоположения.</text:span></text:p>
      <text:p text:style-name="P302"/>
      <text:p text:style-name="P303">Предлог <text:span text:style-name="T533">in</text:span> переводится как «в», «внутри». Он обозначает положение в определенном месте,</text:p>
      <text:p text:style-name="P781"><text:span text:style-name="T908">зоне, области, пространстве (место, ограниченное какими-то рамками или барьером)</text:span><text:span text:style-name="T909">:</text:span></text:p>
      <text:list xml:id="list3448849324" text:style-name="L97">
        <text:list-item>
          <text:p text:style-name="P1804"><text:span text:style-name="T908">i</text:span><text:span text:style-name="T875">n the house — в доме;</text:span></text:p>
        </text:list-item>
        <text:list-item>
          <text:p text:style-name="P1700">in a box — в коробке;</text:p>
        </text:list-item>
        <text:list-item>
          <text:p text:style-name="P1700">in the garden — в саду;</text:p>
        </text:list-item>
        <text:list-item>
          <text:p text:style-name="P1700">in a country — в стране.</text:p>
        </text:list-item>
      </text:list>
      <text:p text:style-name="P305"/>
      <text:p text:style-name="P1474"><text:span text:style-name="T875">Предлог </text:span><text:span text:style-name="T533">on</text:span><text:span text:style-name="T875"> обозначает поверхность или линию, </text:span><text:span text:style-name="T810">на</text:span><text:span text:style-name="T875"> которой располагается объект:</text:span></text:p>
      <text:list xml:id="list1599474747" text:style-name="L98">
        <text:list-item>
          <text:p text:style-name="P1805"><text:span text:style-name="T875">on the table — </text:span><text:span text:style-name="T912">на столе</text:span><text:span text:style-name="T875">;</text:span></text:p>
        </text:list-item>
        <text:list-item>
          <text:p text:style-name="P1806"><text:span text:style-name="T875">on the ceiling — </text:span><text:span text:style-name="T912">на потолке (на поверхности потолка)</text:span><text:span text:style-name="T875">;</text:span></text:p>
        </text:list-item>
        <text:list-item>
          <text:p text:style-name="P1805"><text:span text:style-name="T875">on the floor — </text:span><text:span text:style-name="T912">на полу</text:span><text:span text:style-name="T875">;</text:span></text:p>
        </text:list-item>
        <text:list-item>
          <text:p text:style-name="P1805"><text:span text:style-name="T875">on the head — </text:span><text:span text:style-name="T912">на голове</text:span><text:span text:style-name="T875">;</text:span></text:p>
        </text:list-item>
        <text:list-item>
          <text:p text:style-name="P1752"><text:span text:style-name="T930">on the page — на странице </text:span><text:span text:style-name="T931">(текс)</text:span><text:span text:style-name="T930">.</text:span></text:p>
        </text:list-item>
      </text:list>
      <text:p text:style-name="P305"/>
      <text:p text:style-name="P782"><text:span text:style-name="T909">Предлог </text:span><text:span text:style-name="T572">at</text:span><text:span text:style-name="T909"> обозначает конкретное место/точку, </text:span><text:span text:style-name="T910">где</text:span><text:span text:style-name="T909"> находится предмет</text:span><text:span text:style-name="T911">:</text:span></text:p>
      <text:list xml:id="list3196461100" text:style-name="L99">
        <text:list-item>
          <text:p text:style-name="P1807"><text:span text:style-name="T909">a</text:span><text:span text:style-name="T875">t the bus stop — на автобусной остановке;</text:span></text:p>
        </text:list-item>
        <text:list-item>
          <text:p text:style-name="P1701">at the top/bottom - наверху/внизу;</text:p>
        </text:list-item>
        <text:list-item>
          <text:p text:style-name="P1701">at the end — в конце;</text:p>
        </text:list-item>
        <text:list-item>
          <text:p text:style-name="P1701">at school — в школе.</text:p>
        </text:list-item>
      </text:list>
      <text:p text:style-name="P305"/>
      <text:p text:style-name="P304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4"><text:span text:style-name="T533">on the cornet</text:span>, и <text:span text:style-name="T533">at the corner</text:span>.</text:p>
      <text:p text:style-name="P304"/>
      <text:p text:style-name="P1311"><text:span text:style-name="T912">Очень часто предлог </text:span><text:span text:style-name="T573">in</text:span><text:span text:style-name="T912"> переводится как «на», </text:span><text:span text:style-name="T913">а </text:span><text:span text:style-name="T574">on</text:span><text:span text:style-name="T913"> — наоборот, как «в» </text:span><text:span text:style-name="T928">(</text:span><text:span text:style-name="T913">или похожим</text:span><text:span text:style-name="T928">)</text:span><text:span text:style-name="T913">.</text:span></text:p>
      <text:p text:style-name="P791"><text:span text:style-name="T914">Особенно это касается случаев, когда </text:span><text:span text:style-name="T928">они</text:span><text:span text:style-name="T914"> используются с транспортом:</text:span></text:p>
      <text:list xml:id="list2670385228" text:style-name="L100">
        <text:list-item>
          <text:p text:style-name="P1702">in the sky — на небе;</text:p>
        </text:list-item>
        <text:list-item>
          <text:p text:style-name="P1702">in the street — на улице;</text:p>
        </text:list-item>
        <text:list-item>
          <text:p text:style-name="P1808"><text:span text:style-name="T875">in a photo — на фото</text:span><text:span text:style-name="T913">;</text:span></text:p>
        </text:list-item>
        <text:list-item>
          <text:p text:style-name="P1809"><text:span text:style-name="T875">on the list — </text:span><text:span text:style-name="T914">в списке</text:span><text:span text:style-name="T875">;</text:span></text:p>
        </text:list-item>
        <text:list-item>
          <text:p text:style-name="P1809"><text:span text:style-name="T875">on the menu — </text:span><text:span text:style-name="T914">в меню</text:span><text:span text:style-name="T875">;</text:span></text:p>
        </text:list-item>
        <text:list-item>
          <text:p text:style-name="P1809"><text:span text:style-name="T875">on the left — </text:span><text:span text:style-name="T914">слева</text:span><text:span text:style-name="T875">;</text:span></text:p>
        </text:list-item>
        <text:list-item>
          <text:p text:style-name="P1810"><text:span text:style-name="T875">on the way — </text:span><text:span text:style-name="T914">по дороге;</text:span></text:p>
        </text:list-item>
        <text:list-item>
          <text:p text:style-name="P1703">on a bus — в автобусе;</text:p>
        </text:list-item>
        <text:list-item>
          <text:p text:style-name="P1703">on a plain — в самолете;</text:p>
        </text:list-item>
        <text:list-item>
          <text:p text:style-name="P1703">in a car — на машине;</text:p>
        </text:list-item>
        <text:list-item>
          <text:p text:style-name="P1703">in a taxi — на такси.</text:p>
        </text:list-item>
      </text:list>
      <text:p text:style-name="P306"/>
      <text:p text:style-name="P674">Другие предлоги места</text:p>
      <text:p text:style-name="P307"/>
      <text:p text:style-name="P308">Помогают определить нахождение объекта в пространсте:</text:p>
      <text:list xml:id="list2486578526" text:style-name="L101">
        <text:list-item>
          <text:p text:style-name="P1704">above — над;</text:p>
        </text:list-item>
        <text:list-item>
          <text:p text:style-name="P1704">under — под;</text:p>
        </text:list-item>
        <text:list-item>
          <text:p text:style-name="P1704">in front of — перед;</text:p>
        </text:list-item>
        <text:list-item>
          <text:p text:style-name="P1704">behind — позади;</text:p>
        </text:list-item>
        <text:list-item>
          <text:p text:style-name="P1704"><text:soft-page-break/>between/<text:span text:style-name="T1498">with</text:span> — между/<text:span text:style-name="T1498">c</text:span>;</text:p>
        </text:list-item>
        <text:list-item>
          <text:p text:style-name="P1704">next to — рядом с.</text:p>
        </text:list-item>
      </text:list>
      <text:p text:style-name="P307"/>
      <text:p text:style-name="P126">The cat is <text:span text:style-name="T1187">under</text:span> the ball — Кот <text:span text:style-name="T1187">под</text:span> клубком.</text:p>
      <text:p text:style-name="P126">The cat is <text:span text:style-name="T1187">in front of</text:span> the ball — Кот <text:span text:style-name="T1187">перед</text:span> клубком.</text:p>
      <text:p text:style-name="P307"/>
      <text:p text:style-name="P14"><text:span text:style-name="T875">Предллог направления </text:span><text:span text:style-name="T533">to</text:span></text:p>
      <text:p text:style-name="P307"/>
      <text:p text:style-name="P309">Указывает в какое место хочет попасть человек. Отвечает на вопрос «куда?»</text:p>
      <text:p text:style-name="P309"/>
      <text:p text:style-name="P310">Используется после глаголов движения:</text:p>
      <text:list xml:id="list3775137303" text:style-name="L102">
        <text:list-item>
          <text:p text:style-name="P1705">go — ехать, идти, направляться;</text:p>
        </text:list-item>
        <text:list-item>
          <text:p text:style-name="P1705">walk — идти пешком;</text:p>
        </text:list-item>
        <text:list-item>
          <text:p text:style-name="P1705">drive — ехать на машине (в качестве водителя);</text:p>
        </text:list-item>
        <text:list-item>
          <text:p text:style-name="P1705">come — приходить;</text:p>
        </text:list-item>
        <text:list-item>
          <text:p text:style-name="P1705">travel — путешествовать;</text:p>
        </text:list-item>
        <text:list-item>
          <text:p text:style-name="P1705">return — возвращаться;</text:p>
        </text:list-item>
        <text:list-item>
          <text:p text:style-name="P1705">send — посылать;</text:p>
        </text:list-item>
        <text:list-item>
          <text:p text:style-name="P1705">get to — добираться.</text:p>
        </text:list-item>
      </text:list>
      <text:p text:style-name="P305"/>
      <text:p text:style-name="P125">I want to <text:span text:style-name="T1187">go to</text:span> New York — Я хочу <text:span text:style-name="T1187">поехать в</text:span> Нью Йорк.</text:p>
      <text:p text:style-name="P125">Did they <text:span text:style-name="T1187">get to</text:span> London? — Они <text:span text:style-name="T1187">добрались до</text:span> Лондона?</text:p>
      <text:p text:style-name="P309"/>
      <text:p text:style-name="P311">Если в качестве направления используется слово <text:span text:style-name="T533">home</text:span>, то перед ним <text:span text:style-name="T533">to</text:span> не нужен. </text:p>
      <text:p text:style-name="P311"/>
      <text:p text:style-name="P124">Go to home (неправильно).</text:p>
      <text:p text:style-name="P124">Go home (правильно).</text:p>
      <text:p text:style-name="P311"/>
      <text:p text:style-name="P312">Если нужно сказать о том, что бывали в каком-то месте, например, в стране или городе, </text:p>
      <text:p text:style-name="P1444"><text:span text:style-name="T875">то нужно использовать Present Perfect с </text:span><text:span text:style-name="T533">to</text:span><text:span text:style-name="T875"> (</text:span><text:span text:style-name="T915">PP т. к </text:span><text:span text:style-name="T987">это </text:span><text:span text:style-name="T875">имеющийся опыт из прошлого).</text:span></text:p>
      <text:p text:style-name="P305"/>
      <text:p text:style-name="P123">The have been to Italy — Они бывали в Италии.</text:p>
      <text:p text:style-name="P123">Have you ever been to Mexico? — Ты когда-то бывал в Мексике.</text:p>
      <text:p text:style-name="P313"/>
      <text:p text:style-name="P15"><text:span text:style-name="T875">Предлог </text:span><text:span text:style-name="T533">by</text:span></text:p>
      <text:p text:style-name="P314"/>
      <text:p text:style-name="P315">Может переводится по-разному. Не нужно использовать только 1 вариант перевода.</text:p>
      <text:p text:style-name="P315"/>
      <text:p text:style-name="P783"><text:span text:style-name="T916">Он помогает сказать, </text:span><text:span text:style-name="T997">как</text:span><text:span text:style-name="T916"> что-</text:span><text:span text:style-name="T919">то</text:span><text:span text:style-name="T916"> делается или случается:</text:span></text:p>
      <text:list xml:id="list34925858" text:style-name="L103">
        <text:list-item>
          <text:p text:style-name="P1706">send by post — <text:span text:style-name="T1479">отправиться почтой</text:span>;</text:p>
        </text:list-item>
        <text:list-item>
          <text:p text:style-name="P1707">happen by mistake — <text:span text:style-name="T1479">случиться по ошибке.</text:span></text:p>
        </text:list-item>
      </text:list>
      <text:p text:style-name="P315"/>
      <text:p text:style-name="P122">Did you play for the meal by credit card — Ты заплатил за еду кредиткой?</text:p>
      <text:p text:style-name="P316"/>
      <text:p text:style-name="P784"><text:span text:style-name="T917">Таже </text:span><text:span text:style-name="T920">применяется</text:span><text:span text:style-name="T917">, когда говорят, каким транспортом воспользовались:</text:span></text:p>
      <text:list xml:id="list3419813203" text:style-name="L104">
        <text:list-item>
          <text:p text:style-name="P1708">go by car — ехать <text:span text:style-name="T1480">на машине (машиной)</text:span>;</text:p>
        </text:list-item>
        <text:list-item>
          <text:p text:style-name="P1753"><text:span text:style-name="T917">travel by bu</text:span><text:span text:style-name="T918">s</text:span><text:span text:style-name="T917"> — </text:span><text:span text:style-name="T918">путешествовать на автобусе (автобусом);</text:span></text:p>
        </text:list-item>
        <text:list-item>
          <text:p text:style-name="P1709">fly by plane — лететь на самолете (самолетом);</text:p>
        </text:list-item>
      </text:list>
      <text:p text:style-name="P317"/>
      <text:p text:style-name="P121">I prefer to travel <text:span text:style-name="T1187">by bus</text:span> than <text:span text:style-name="T1187">by car</text:span> — Я больше люблю путешествовать </text:p>
      <text:p text:style-name="P121"><text:span text:style-name="T1187">на автобусе</text:span> (автобусом), а не <text:span text:style-name="T1187">на машине</text:span> (машиной).</text:p>
      <text:p text:style-name="P1273"><text:soft-page-break/>Предлог <text:span text:style-name="T533">by</text:span> может использоваться <text:span text:style-name="T1481">в пассивном залоге, когда указывают автора действия, </text:span></text:p>
      <text:p text:style-name="P1450">а также в значении «рядом», «около». </text:p>
      <text:p text:style-name="P1274"/>
      <text:p text:style-name="P120">Sit by me — Посиди рядом со мной (около меня).</text:p>
      <text:p text:style-name="P1274"/>
      <text:p text:style-name="P16">Устойчивые связки существительных и предлогов</text:p>
      <text:p text:style-name="P1445"/>
      <text:p text:style-name="P1447">Иногда, после некоторых существительных, принятно использовать определенные предлоги.</text:p>
      <text:p text:style-name="P1446">Такие связки нужно просто запомнить. При переводе на русский предлог может выпадать.</text:p>
      <text:p text:style-name="P1446">После предлога в связке обычно идет либо еще одно существительное, либо герундий:</text:p>
      <text:p text:style-name="P1446"/>
      <text:list xml:id="list3594641302" text:style-name="L105">
        <text:list-item>
          <text:p text:style-name="P1811">a need for — нужда в;</text:p>
        </text:list-item>
        <text:list-item>
          <text:p text:style-name="P1813">a reason for — причина для <text:span text:style-name="T1486">(</text:span>чего-либо<text:span text:style-name="T1486">)</text:span>;</text:p>
        </text:list-item>
        <text:list-item>
          <text:p text:style-name="P1811">an advantage of — преимущество <text:span text:style-name="T1486">(</text:span>чего-либо<text:span text:style-name="T1486">)</text:span>;</text:p>
        </text:list-item>
        <text:list-item>
          <text:p text:style-name="P1811">a disadvantage of — <text:span text:style-name="T1483">недостаток </text:span><text:span text:style-name="T1486">(</text:span><text:span text:style-name="T1483">чего-либо</text:span><text:span text:style-name="T1486">)</text:span>;</text:p>
        </text:list-item>
        <text:list-item>
          <text:p text:style-name="P1811">a cause of — <text:span text:style-name="T1483">причина </text:span><text:span text:style-name="T1486">(</text:span><text:span text:style-name="T1483">чего-либо</text:span><text:span text:style-name="T1486">)</text:span>;</text:p>
        </text:list-item>
        <text:list-item>
          <text:p text:style-name="P1811">a photograph of — <text:span text:style-name="T1483">фото </text:span><text:span text:style-name="T1486">(</text:span><text:span text:style-name="T1483">чего-либо</text:span><text:span text:style-name="T1486">)</text:span>;</text:p>
        </text:list-item>
        <text:list-item>
          <text:p text:style-name="P1811">a picture of — <text:span text:style-name="T1483">изображение </text:span><text:span text:style-name="T1486">(</text:span><text:span text:style-name="T1483">чего-либо</text:span><text:span text:style-name="T1486">)</text:span>;</text:p>
        </text:list-item>
        <text:list-item>
          <text:p text:style-name="P1813">a map of — <text:span text:style-name="T1483">карта </text:span><text:span text:style-name="T1486">(</text:span><text:span text:style-name="T1483">чего-либо</text:span><text:span text:style-name="T1486">)</text:span>.</text:p>
        </text:list-item>
        <text:list-item>
          <text:p text:style-name="P1811">an invitation to — <text:span text:style-name="T1483">приглашение на</text:span>;</text:p>
        </text:list-item>
        <text:list-item>
          <text:p text:style-name="P1811">a solution to — <text:span text:style-name="T1483">решение какой-то проблемы</text:span>;</text:p>
        </text:list-item>
        <text:list-item>
          <text:p text:style-name="P1754"><text:span text:style-name="T1482">a key to — </text:span><text:span text:style-name="T1483">ключ к/от </text:span><text:span text:style-name="T1487">(</text:span><text:span text:style-name="T1483">чего-либо</text:span><text:span text:style-name="T1487">)</text:span><text:span text:style-name="T1482">;</text:span></text:p>
        </text:list-item>
        <text:list-item>
          <text:p text:style-name="P1811">an answer to — <text:span text:style-name="T1483">ответ на</text:span>;</text:p>
        </text:list-item>
        <text:list-item>
          <text:p text:style-name="P1811">a reaction to — <text:span text:style-name="T1483">реакция на</text:span>;</text:p>
        </text:list-item>
        <text:list-item>
          <text:p text:style-name="P1813">an attitude to — <text:span text:style-name="T1483">отношение к</text:span>;</text:p>
        </text:list-item>
        <text:list-item>
          <text:p text:style-name="P1812">a contact with/between — <text:span text:style-name="T1483">контакт с/между</text:span>;</text:p>
        </text:list-item>
        <text:list-item>
          <text:p text:style-name="P1812">a connection with/between — <text:span text:style-name="T1483">связь с/между</text:span>;</text:p>
        </text:list-item>
        <text:list-item>
          <text:p text:style-name="P1811">a relationship with/between — <text:span text:style-name="T1483">взаимосвязь с/между</text:span>;</text:p>
        </text:list-item>
      </text:list>
      <text:p text:style-name="P736"/>
      <text:p text:style-name="P215">There must be a reason for his actions — Должна быть какая-то причина его действий.</text:p>
      <text:p text:style-name="P216">What`s the advantage of living in a big city? — В чем преимущество жизни в большом городе?</text:p>
      <text:p text:style-name="P216">We`ll find a solution to the problem — Мы найдем решение этой проблемы.</text:p>
      <text:p text:style-name="P216">She has an emotion connection with him — У нее эмоциональная связь с ним.</text:p>
      <text:p text:style-name="P1448"/>
      <text:p text:style-name="P17">Устойчивые связки прилагательных и предлогов</text:p>
      <text:p text:style-name="P1449"/>
      <text:p text:style-name="P1452">После <text:span text:style-name="T1378">некоторых</text:span> прилагательных могут <text:span text:style-name="T1501">также </text:span>идти определенные предлоги. </text:p>
      <text:p text:style-name="P1279"><text:span text:style-name="T1500">Иногда </text:span><text:span text:style-name="T1501">такие связки</text:span><text:span text:style-name="T1500"> могут переводиться глаголами.</text:span></text:p>
      <text:p text:style-name="P1451"/>
      <text:p text:style-name="P786"><text:span text:style-name="T1499">П</text:span><text:span text:style-name="T1500">рилагательное + </text:span><text:span text:style-name="T577">about</text:span><text:span text:style-name="T1500"> означает «испытывать чувство из-за чего-либо»:</text:span></text:p>
      <text:list xml:id="list846327054" text:style-name="L106">
        <text:list-item>
          <text:p text:style-name="P1814">angry about — злиться из-за;</text:p>
        </text:list-item>
        <text:list-item>
          <text:p text:style-name="P1814">furious about — разозлиться из-за;</text:p>
        </text:list-item>
        <text:list-item>
          <text:p text:style-name="P1814">upset about — расстроиться из-за;</text:p>
        </text:list-item>
        <text:list-item>
          <text:p text:style-name="P1814">happy about — счаствил из-за;</text:p>
        </text:list-item>
        <text:list-item>
          <text:p text:style-name="P1814">worried about — взволнованный из-за;</text:p>
        </text:list-item>
        <text:list-item>
          <text:p text:style-name="P1814">nervous about — нервничать из-за.</text:p>
        </text:list-item>
      </text:list>
      <text:p text:style-name="P1451"/>
      <text:p text:style-name="P1333"><text:span text:style-name="T577">B</text:span><text:span text:style-name="T598">i</text:span><text:span text:style-name="T577">ll seems really </text:span><text:span text:style-name="T750">upset about</text:span><text:span text:style-name="T577"> this — Билл выглядит очень </text:span><text:span text:style-name="T750">расстроенным из-за</text:span><text:span text:style-name="T577"> этого.</text:span></text:p>
      <text:p text:style-name="P119">I was <text:span text:style-name="T1187">worried about</text:span> you — <text:span text:style-name="T1484">Я </text:span><text:span text:style-name="T1204">волновался за</text:span><text:span text:style-name="T1484"> тебя.</text:span></text:p>
      <text:p text:style-name="P1451"/>
      <text:p text:style-name="P785"><text:soft-page-break/><text:span text:style-name="T575">S</text:span><text:span text:style-name="T576">orry</text:span><text:span text:style-name="T1484"> </text:span><text:span text:style-name="T1496">в связке с</text:span><text:span text:style-name="T1484"> </text:span><text:span text:style-name="T576">about</text:span><text:span text:style-name="T1484"> и </text:span><text:span text:style-name="T576">for</text:span><text:span text:style-name="T1484"> выражает сожаление, сочувствие или просьбу о помощи:</text:span></text:p>
      <text:list xml:id="list1084974438" text:style-name="L107">
        <text:list-item>
          <text:p text:style-name="P1815">sorry about something — прости за (что-либо);</text:p>
        </text:list-item>
        <text:list-item>
          <text:p text:style-name="P1815">sorry for doing something — прости за то, что я сделал;</text:p>
        </text:list-item>
        <text:list-item>
          <text:p text:style-name="P1815">be/feel sorry for somebody — мне жаль <text:span text:style-name="T1488">(</text:span>кого-либо<text:span text:style-name="T1488">)</text:span>.</text:p>
        </text:list-item>
      </text:list>
      <text:p text:style-name="P1453"/>
      <text:p text:style-name="P118">I`m <text:span text:style-name="T1187">sorry about</text:span> my behavior — <text:span text:style-name="T1187">Прости</text:span> мое поведение.</text:p>
      <text:p text:style-name="P118"><text:span text:style-name="T1187">Sorry for</text:span> interrupting — <text:span text:style-name="T1187">Простите, что</text:span> беспокою вас.</text:p>
      <text:p text:style-name="P118">I`m <text:span text:style-name="T1187">sorry for</text:span> your loss — <text:span text:style-name="T1187">Сожалею о</text:span> вашей утрате.</text:p>
      <text:p text:style-name="P1451"/>
      <text:p text:style-name="P1455">Предлог <text:span text:style-name="T533">of</text:span> <text:span text:style-name="T1486">также </text:span>часто встречается после прилагательных. Во многих случаях он соответсвует родительскому падежу (кого/чего).</text:p>
      <text:p text:style-name="P1454"/>
      <text:p text:style-name="P1275"><text:span text:style-name="T1485">Он часто используется во фразах типа </text:span><text:span text:style-name="T567">i</text:span><text:span text:style-name="T568">t was nice/</text:span><text:span text:style-name="T575">kind/good/stupied</text:span><text:span text:style-name="T568"> of you/</text:span><text:span text:style-name="T578">them</text:span><text:span text:style-name="T568"> to</text:span><text:span text:style-name="T1485">.</text:span></text:p>
      <text:p text:style-name="P1456"/>
      <text:p text:style-name="P115">It was very stupied of you to go there — Было очень глупо с твоей стороны идти туда.</text:p>
      <text:p text:style-name="P1457"/>
      <text:p text:style-name="P1457">Предлог <text:span text:style-name="T533">of</text:span> часто используется после прилагательных, выражающий отношение </text:p>
      <text:p text:style-name="P1458">к чему-либо, которые в этих значениях переводятся глаголом:</text:p>
      <text:list xml:id="list1650099314" text:style-name="L108">
        <text:list-item>
          <text:p text:style-name="P1816">afraid of — бояться (кого-то/чего-то);</text:p>
        </text:list-item>
        <text:list-item>
          <text:p text:style-name="P1817">ashamed of — стыдиться (кого-то/чего-то);</text:p>
        </text:list-item>
        <text:list-item>
          <text:p text:style-name="P1817">proud of — гордиться (кем-то/чем-то).</text:p>
        </text:list-item>
      </text:list>
      <text:p text:style-name="P1459"/>
      <text:p text:style-name="P117">Are you afraid of dogs? — Ты боишься собак?</text:p>
      <text:p text:style-name="P117">I`m so proud of you! — Я так горжусь тобой!</text:p>
      <text:p text:style-name="P1459"/>
      <text:p text:style-name="P1461">Другие связки с пред<text:span text:style-name="T1496">л</text:span>ого<text:span text:style-name="T1496">м</text:span> <text:span text:style-name="T533">of</text:span>:</text:p>
      <text:list xml:id="list2189817921" text:style-name="L109">
        <text:list-item>
          <text:p text:style-name="P1818">full of — полон (чего-то);</text:p>
        </text:list-item>
        <text:list-item>
          <text:p text:style-name="P1818">short of — не хватает (чего-то);</text:p>
        </text:list-item>
        <text:list-item>
          <text:p text:style-name="P1818">tired of — уставать от;</text:p>
        </text:list-item>
        <text:list-item>
          <text:p text:style-name="P1818">sure of — быть уверенным в (чем-то).</text:p>
        </text:list-item>
      </text:list>
      <text:p text:style-name="P1460"/>
      <text:p text:style-name="P116">This bag is full of cash — В этой сумке полно денег.</text:p>
      <text:p text:style-name="P116">I`m tired of all this — Я устал от всего этого.</text:p>
      <text:p text:style-name="P116">I`m sure of him — Я уверен в нем.</text:p>
      <text:p text:style-name="P116"/>
      <text:p text:style-name="P675">Устойчивые связки глаголов и предлогов</text:p>
      <text:p text:style-name="P318"/>
      <text:p text:style-name="P319">Предлог, который стоит после глагола может целенаправленно меня<text:span text:style-name="T1548">ть</text:span> его значение.</text:p>
      <text:p text:style-name="P321">Такие связки называются фразовыми глаголами. <text:span text:style-name="T1533">Они состовляют основу современного разговорного английского.</text:span></text:p>
      <text:p text:style-name="P319"/>
      <text:p text:style-name="P320">Многие фразовые глаголы вытеснели из речи глаголы, <text:span text:style-name="T1497">предназначенные специально для той или иной ситуации</text:span>. Например вместо <text:span text:style-name="T533">search</text:span> чаще используется связка <text:span text:style-name="T533">look for</text:span>.</text:p>
      <text:p text:style-name="P319"/>
      <text:p text:style-name="P329">Связки глаголов и предлогов, которые всегда используются вместе:</text:p>
      <text:list xml:id="list2861114672" text:style-name="L110">
        <text:list-item>
          <text:p text:style-name="P1710">belong to — принадлежать <text:span text:style-name="T1550">к</text:span>;</text:p>
        </text:list-item>
        <text:list-item>
          <text:p text:style-name="P1710">happen to — случилось с;</text:p>
        </text:list-item>
        <text:list-item>
          <text:p text:style-name="P1710">listen to — слушать (что-то);</text:p>
        </text:list-item>
        <text:list-item>
          <text:p text:style-name="P1710">speak to / talk to — говорить с (кем-то);</text:p>
        </text:list-item>
        <text:list-item>
          <text:p text:style-name="P1710">ask for — просить (чего-то);</text:p>
        </text:list-item>
        <text:list-item>
          <text:p text:style-name="P1710"><text:soft-page-break/>thank for — благодарить за;</text:p>
        </text:list-item>
        <text:list-item>
          <text:p text:style-name="P1710">wait for — ждать (чего-то);</text:p>
        </text:list-item>
        <text:list-item>
          <text:p text:style-name="P1710">depend on — зависить от;</text:p>
        </text:list-item>
        <text:list-item>
          <text:p text:style-name="P1710">think about/of — думать о;</text:p>
        </text:list-item>
      </text:list>
      <text:p text:style-name="P330"/>
      <text:p text:style-name="P127">We <text:span text:style-name="T1187">belong to</text:span> different world — Мы <text:span text:style-name="T1187">принадлежим к</text:span> разным мирам.</text:p>
      <text:p text:style-name="P127">I would not let it <text:span text:style-name="T1187">happen to</text:span> you — Я не позволю, чтобы это <text:span text:style-name="T1187">случилось с</text:span> тобой.</text:p>
      <text:p text:style-name="P128">If you are in trouble, you should <text:span text:style-name="T1187">ask for</text:span> help — Если ты в беде, нужно <text:span text:style-name="T1187">просить о</text:span> помощи.</text:p>
      <text:p text:style-name="P322"/>
      <text:p text:style-name="P323">Фразовые глаголы нельзя переводить по отдельности (отдельно глагол, отдельно предлог).</text:p>
      <text:p text:style-name="P323">Предлоги в этом слуае работаю<text:span text:style-name="T1502">т</text:span> примерно также, как приставки в русском языке:</text:p>
      <text:p text:style-name="P129">come back — приехать (приставка «при» и корень «ехать»).</text:p>
      <text:p text:style-name="P323"/>
      <text:p text:style-name="P792"><text:span text:style-name="T929">П</text:span><text:span text:style-name="T921">редлоги, передаю</text:span><text:span text:style-name="T929">щие</text:span><text:span text:style-name="T921"> особый контекст </text:span><text:span text:style-name="T929">для </text:span><text:span text:style-name="T921">глагол</text:span><text:span text:style-name="T929">ов</text:span><text:span text:style-name="T921"> движения </text:span><text:span text:style-name="T922">и перемещения</text:span><text:span text:style-name="T921">:</text:span></text:p>
      <text:list xml:id="list3240770844" text:style-name="L111">
        <text:list-item>
          <text:p text:style-name="P1711">in — переместить<text:span text:style-name="T1492">(</text:span>ся<text:span text:style-name="T1492">)</text:span> в закрытое пространство <text:span text:style-name="T1492">(</text:span><text:span text:style-name="T533">go on — войти</text:span><text:span text:style-name="T1492">)</text:span>;</text:p>
        </text:list-item>
        <text:list-item>
          <text:p text:style-name="P1711">out — покинуть закрытое пространство <text:span text:style-name="T1492">(</text:span><text:span text:style-name="T533">go out — выйти</text:span><text:span text:style-name="T1492">)</text:span>;</text:p>
        </text:list-item>
        <text:list-item>
          <text:p text:style-name="P1712">on — переместить(ся) на поверхность (<text:span text:style-name="T533">go on — продложать (движение)</text:span>);</text:p>
        </text:list-item>
        <text:list-item>
          <text:p text:style-name="P1755"><text:span text:style-name="T921">off — убрать с поверхности (</text:span><text:span text:style-name="T569">go off — </text:span><text:span text:style-name="T571">уходить, сходить</text:span><text:span text:style-name="T921">);</text:span></text:p>
        </text:list-item>
        <text:list-item>
          <text:p text:style-name="P1712">up — переместить(ся) выше уровнем (<text:span text:style-name="T533">go up — подняться</text:span>);</text:p>
        </text:list-item>
        <text:list-item>
          <text:p text:style-name="P1712">down — переместить(ся) ниже уровнем (<text:span text:style-name="T533">go down — опускаться</text:span>);</text:p>
        </text:list-item>
        <text:list-item>
          <text:p text:style-name="P1755"><text:span text:style-name="T921">away — убрать(ся) прочь (</text:span><text:span text:style-name="T569">go away — уходить, </text:span><text:span text:style-name="T571">разойтись</text:span><text:span text:style-name="T921">);</text:span></text:p>
        </text:list-item>
        <text:list-item>
          <text:p text:style-name="P1712">back — <text:span text:style-name="T1493">вернуть(ся) (</text:span><text:span text:style-name="T570">go back — возвращаться</text:span><text:span text:style-name="T1493">)</text:span>.</text:p>
        </text:list-item>
      </text:list>
      <text:p text:style-name="P325"/>
      <text:p text:style-name="P1277"><text:span text:style-name="T923">Если фразовый глагол имеет дополнение (направлен на какой-то объект), то дополнение может стоять </text:span><text:span text:style-name="T924">как </text:span><text:span text:style-name="T925">в середине связки</text:span><text:span text:style-name="T923">, </text:span><text:span text:style-name="T924">так и</text:span><text:span text:style-name="T923"> после. </text:span><text:span text:style-name="T925">Но если дополнение заменяется местоимением, то оно всегда будет между глаголом и предлогом.</text:span></text:p>
      <text:p text:style-name="P326"/>
      <text:p text:style-name="P130">I <text:span text:style-name="T1187">turned</text:span> <text:span text:style-name="T1412">the light</text:span> <text:span text:style-name="T1187">off / </text:span><text:span text:style-name="T516">I </text:span><text:span text:style-name="T1205">turned off</text:span><text:span text:style-name="T516"> </text:span><text:span text:style-name="T1421">the light</text:span><text:span text:style-name="T1187"> </text:span>— Я выключил свет.</text:p>
      <text:p text:style-name="P131">I <text:span text:style-name="T1187">turned</text:span> <text:span text:style-name="T1412">it</text:span> <text:span text:style-name="T1187">off</text:span> — Я выключил это.</text:p>
      <text:p text:style-name="P326"/>
      <text:p text:style-name="P1278"><text:span text:style-name="T925">Когда предлог отрывается от глагола, </text:span><text:span text:style-name="T926">то </text:span><text:span text:style-name="T927">порой</text:span><text:span text:style-name="T925"> сложно определить что это фразовый глагол.</text:span></text:p>
      <text:p text:style-name="P328"/>
      <text:p text:style-name="P1432">Сложные предложения</text:p>
      <text:p text:style-name="P333"/>
      <text:p text:style-name="P331">Простое предложение содержит 1 подлежащее и 1 <text:span text:style-name="T1551">(</text:span>и более<text:span text:style-name="T1551">)</text:span> сказуемых.</text:p>
      <text:p text:style-name="P332">Сложное предложение содержит 2 <text:span text:style-name="T1551">(</text:span>и более<text:span text:style-name="T1551">)</text:span> подлежащих, и 2 <text:span text:style-name="T1551">(</text:span>и более<text:span text:style-name="T1551">)</text:span> сказуемых.</text:p>
      <text:p text:style-name="P331"/>
      <text:p text:style-name="P133"><text:span text:style-name="T13">I</text:span> <text:span text:style-name="T26">woke</text:span> up at 7 o`clock — Я проснулся в 7 часов <text:span text:style-name="T1507">(простое предложение)</text:span>.</text:p>
      <text:p text:style-name="P133"/>
      <text:p text:style-name="P134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504">(перед and нет запятой, т. к. простое предложение)</text:span>.</text:p>
      <text:p text:style-name="P334"/>
      <text:p text:style-name="P132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27"/>
      <text:p text:style-name="P1291"><text:span text:style-name="T1299">Сложное предложение делится на </text:span><text:span text:style-name="T1300">1</text:span><text:span text:style-name="T1299"> главную часть и остальные, зависимые. </text:span><text:span text:style-name="T386">В английском, зависим</text:span><text:span text:style-name="T387">ая</text:span><text:span text:style-name="T386"> част</text:span><text:span text:style-name="T387">ь</text:span><text:span text:style-name="T386"> называется clause, а в русском — придаточным предложением.</text:span></text:p>
      <text:p text:style-name="P1383"><text:span text:style-name="T340">Г</text:span><text:span text:style-name="T268">лавная часть также называется главным предложением.</text:span></text:p>
      <text:p text:style-name="P1094"/>
      <text:p text:style-name="P885">Виды придаточных предложений:</text:p>
      <text:list xml:id="list1705127833" text:style-name="L112">
        <text:list-item>
          <text:p text:style-name="P1622">reperted clause (reported speech) — косвенная речь;</text:p>
        </text:list-item>
        <text:list-item>
          <text:p text:style-name="P1622">if clause (conditional) — условные предложения;</text:p>
        </text:list-item>
        <text:list-item>
          <text:p text:style-name="P1622"><text:soft-page-break/>relative clause — придаточные определительные предложения.</text:p>
        </text:list-item>
      </text:list>
      <text:p text:style-name="P327"/>
      <text:p text:style-name="P676">Союзы <text:span text:style-name="T533">and</text:span>, <text:span text:style-name="T533">but</text:span>, <text:span text:style-name="T533">or</text:span>, <text:span text:style-name="T533">so</text:span>, <text:span text:style-name="T533">because</text:span></text:p>
      <text:p text:style-name="P335"/>
      <text:p text:style-name="P336">Они объединяют части сложного предложения. <text:span text:style-name="T1503">Но могут встречаться и в простых предложениях, чтобы объеднить между собой отдельные слова.</text:span></text:p>
      <text:p text:style-name="P336"/>
      <text:p text:style-name="P337">Самые популярные союзы:</text:p>
      <text:list xml:id="list3252945938" text:style-name="L113">
        <text:list-item>
          <text:p text:style-name="P1713">and — и;</text:p>
        </text:list-item>
        <text:list-item>
          <text:p text:style-name="P1713">or — или;</text:p>
        </text:list-item>
        <text:list-item>
          <text:p text:style-name="P1713">but — но;</text:p>
        </text:list-item>
        <text:list-item>
          <text:p text:style-name="P1713">so — поэтому;</text:p>
        </text:list-item>
        <text:list-item>
          <text:p text:style-name="P1713">because — потому что.</text:p>
        </text:list-item>
      </text:list>
      <text:p text:style-name="P340"/>
      <text:p text:style-name="P1281"><text:span text:style-name="T932">Части сложного предложения </text:span><text:span text:style-name="T933">всегда </text:span><text:span text:style-name="T932">разделяются запятыми, за исключением случаев, </text:span></text:p>
      <text:p text:style-name="P340">когда используются союз <text:span text:style-name="T533">because</text:span>. Но если союзы <text:span text:style-name="T1506">стоят </text:span>в простом предложении, </text:p>
      <text:p text:style-name="P1281"><text:span text:style-name="T936">то</text:span><text:span text:style-name="T932"> перед ними запятые не </text:span><text:span text:style-name="T939">нужны</text:span><text:span text:style-name="T932">.</text:span></text:p>
      <text:p text:style-name="P338"/>
      <text:p text:style-name="P135">I met Jill, <text:span text:style-name="T1187">and</text:span> we went for a wolk — Я встретила Джил <text:span text:style-name="T1187">и</text:span> мы пошли гулять.</text:p>
      <text:p text:style-name="P135">I was very tired, <text:span text:style-name="T1187">so</text:span> I went to sleep early — Я очень устал, <text:span text:style-name="T1187">поэтому</text:span> я пошел спать раньше.</text:p>
      <text:p text:style-name="P135"/>
      <text:p text:style-name="P143">We can`t go to the party <text:span text:style-name="T1187">because</text:span> we were going away that weekend — </text:p>
      <text:p text:style-name="P143">Мы не сможет пойти <text:span text:style-name="T875">на вечеринку, </text:span><text:span text:style-name="T1179">потому что</text:span><text:span text:style-name="T875"> уезжаем в эти выходные.</text:span></text:p>
      <text:p text:style-name="P339"/>
      <text:p text:style-name="P1282"><text:span text:style-name="T932">В </text:span><text:span text:style-name="T940">русском и английском язык</text:span><text:span text:style-name="T939">ах</text:span><text:span text:style-name="T940"> расстановка запятых </text:span><text:span text:style-name="T946">часто </text:span><text:span text:style-name="T940">не совпадает!</text:span></text:p>
      <text:p text:style-name="P341"/>
      <text:p text:style-name="P1280"><text:span text:style-name="T934">Иногда встречаются сложные предложения состоящие из </text:span><text:span text:style-name="T935">2</text:span><text:span text:style-name="T934">х и более простых предложений, объединенных вместе, но без запятых. Это сильно сбивает по началу.</text:span></text:p>
      <text:p text:style-name="P342"/>
      <text:p text:style-name="P65"><text:span text:style-name="T1224">It`s the fitst time I have driven a car — </text:span><text:span text:style-name="T1230">Это впервые, когда я веду машину.</text:span></text:p>
      <text:p text:style-name="P138"><text:span text:style-name="T1230">S</text:span><text:span text:style-name="T1217">he told me she wanted to go — Она сказал мне, что хочет уйти.</text:span></text:p>
      <text:p text:style-name="P237"/>
      <text:p text:style-name="P18"><text:span text:style-name="T1505">В</text:span>опросительные <text:span text:style-name="T1505">c</text:span>ложные предложения</text:p>
      <text:p text:style-name="P19"/>
      <text:p text:style-name="P741">Главная часть сохраняет вопросительный порядок слов. В зависимых частях порядок </text:p>
      <text:p text:style-name="P1283"><text:span text:style-name="T520">слов такой же, как в утверждениях. </text:span><text:span text:style-name="T519">Зависимая част</text:span><text:span text:style-name="T521">ь</text:span><text:span text:style-name="T519"> разделя</text:span><text:span text:style-name="T521">е</text:span><text:span text:style-name="T519">тся вопросительным словом, которое в данном случае </text:span><text:span text:style-name="T523">является</text:span><text:span text:style-name="T521"> </text:span><text:span text:style-name="T519">союз</text:span><text:span text:style-name="T523">ом</text:span><text:span text:style-name="T519">.</text:span></text:p>
      <text:p text:style-name="P738"/>
      <text:p text:style-name="P137"><text:span text:style-name="T418">Why is she crying? </text:span><text:span text:style-name="T517">(простое предложение)</text:span></text:p>
      <text:p text:style-name="P137"><text:span text:style-name="T1231">D</text:span><text:span text:style-name="T1217">o you know</text:span><text:span text:style-name="T418"> </text:span><text:span text:style-name="T1235">why</text:span><text:span text:style-name="T1217"> she is crying</text:span><text:span text:style-name="T418">? </text:span><text:span text:style-name="T517">(сложное предложение; </text:span><text:span text:style-name="T519">why — это союз</text:span><text:span text:style-name="T517">)</text:span></text:p>
      <text:p text:style-name="P740"/>
      <text:p text:style-name="P742">Если вопрос общий (без вопросительного слова), то зависимая часть разделяется </text:p>
      <text:p text:style-name="P1284"><text:span text:style-name="T522">союзом</text:span><text:span text:style-name="T519"> </text:span><text:span text:style-name="T715">if/whether</text:span><text:span text:style-name="T519">, </text:span><text:span text:style-name="T521">котор</text:span><text:span text:style-name="T523">ый</text:span><text:span text:style-name="T519"> перевод</text:span><text:span text:style-name="T521">и</text:span><text:span text:style-name="T519">тся частицей «ли».</text:span></text:p>
      <text:p text:style-name="P739"/>
      <text:p text:style-name="P136"><text:span text:style-name="T518">C</text:span><text:span text:style-name="T418">an you tell </text:span><text:span text:style-name="T1187">if</text:span><text:span text:style-name="T418"> this house belongs to Jerry? — Скажите, этот </text:span><text:span text:style-name="T1187">ли</text:span><text:span text:style-name="T418"> дом принадлежит Джерри?</text:span></text:p>
      <text:p text:style-name="P737"/>
      <text:p text:style-name="P743">Если вопросительное слово или союз <text:span text:style-name="T533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0"/>
      <text:p text:style-name="P20"/>
      <text:p text:style-name="P1575">Косвенная речь</text:p>
      <text:p text:style-name="P324"/>
      <text:p text:style-name="P1285"><text:span text:style-name="T937">Это </text:span><text:span text:style-name="T938">способ передать слова другого человека, т. е. дословный пересказ речи.</text:span></text:p>
      <text:p text:style-name="P348"/>
      <text:p text:style-name="P346">Части предложения разделяются вопросительным словом или союзом<text:span text:style-name="T1509"> </text:span><text:span text:style-name="T533">if/whether</text:span> <text:span text:style-name="T1509">и др</text:span>. </text:p>
      <text:p text:style-name="P1289"><text:span text:style-name="T938">В главной части указывается автор слов. В зависимой части меняется время </text:span><text:span text:style-name="T1509">(</text:span><text:span text:style-name="T1514">на прошлое</text:span><text:span text:style-name="T1515">).</text:span></text:p>
      <text:p text:style-name="P349"/>
      <text:p text:style-name="P139"><text:span text:style-name="T1207">I </text:span><text:span text:style-name="T1187">want to eat</text:span> — Я хочу есть (прямая речь; Джон)</text:p>
      <text:p text:style-name="P139">John said that <text:span text:style-name="T1187">he wanted to eat</text:span> — Джон сказал, что он хочет есть (ковенная речь)</text:p>
      <text:p text:style-name="P350"/>
      <text:p text:style-name="P343"><text:span text:style-name="T875">Союз </text:span><text:span text:style-name="T533">that</text:span><text:span text:style-name="T875"> означает «что». Он часто выпадает при переводе.</text:span></text:p>
      <text:p text:style-name="P347"/>
      <text:p text:style-name="P346">Косвенную речь принято выражать в форме прошедшего, поэтому если слова автора были </text:p>
      <text:p text:style-name="P346">в Present, то при пересказе они станут в Past, а если были в Future, то станут </text:p>
      <text:p text:style-name="P1290"><text:span text:style-name="T943">в future-in-the-past </text:span><text:span text:style-name="T944">(это когда will меняется на would)</text:span><text:span text:style-name="T943">. </text:span><text:span text:style-name="T951">(перевод не обязательно </text:span><text:span text:style-name="T953">будет </text:span></text:p>
      <text:p text:style-name="P1290"><text:span text:style-name="T951">в прошедшем; прошедшее указывается </text:span><text:span text:style-name="T952">просто</text:span><text:span text:style-name="T951"> грамматически)</text:span></text:p>
      <text:p text:style-name="P355"/>
      <text:p text:style-name="P66"><text:span text:style-name="T1508">W</text:span>hen <text:span text:style-name="T1187">will</text:span> <text:span text:style-name="T1511">Joe</text:span> <text:span text:style-name="T1187">come</text:span><text:span text:style-name="T1511"> to the meeting</text:span>? <text:span text:style-name="T1510">—</text:span> <text:span text:style-name="T1511">Когда Джо </text:span><text:span text:style-name="T1206">придет</text:span><text:span text:style-name="T1511"> на собрание?</text:span></text:p>
      <text:p text:style-name="P66"><text:span text:style-name="T1511">I asked when Joe </text:span><text:span text:style-name="T1206">would</text:span><text:span text:style-name="T1511"> </text:span><text:span text:style-name="T1206">come</text:span><text:span text:style-name="T1511"> to the meeting? — Я спросил, когда Джо </text:span><text:span text:style-name="T1206">придет</text:span><text:span text:style-name="T1511"> на собрание?</text:span></text:p>
      <text:p text:style-name="P345"/>
      <text:p text:style-name="P1286"><text:span text:style-name="T943">Модальные глаголы </text:span><text:span text:style-name="T945">также </text:span><text:span text:style-name="T943">меняются на аналогичные в прошедшей форме или на </text:span></text:p>
      <text:p text:style-name="P346">заменяющие их модальные конструкции.</text:p>
      <text:p text:style-name="P345"/>
      <text:p text:style-name="P1288"><text:span text:style-name="T942">Если пересказывается просьба или приказ в утвердительной форме, то перед </text:span><text:span text:style-name="T941">зависимой</text:span><text:span text:style-name="T942"> частью ставится слово </text:span><text:span text:style-name="T579">to</text:span><text:span text:style-name="T942">, а если в отрицательной </text:span><text:span text:style-name="T949">форме</text:span><text:span text:style-name="T942"> — то </text:span><text:span text:style-name="T579">not to</text:span><text:span text:style-name="T942">. </text:span><text:span text:style-name="T949">При этом </text:span></text:p>
      <text:p text:style-name="P1288"><text:span text:style-name="T949">зависимая часть уже не меняется </text:span><text:span text:style-name="T958">по</text:span><text:span text:style-name="T949"> времени </text:span><text:span text:style-name="T950">(уточнить)</text:span><text:span text:style-name="T949">.</text:span></text:p>
      <text:p text:style-name="P351"/>
      <text:p text:style-name="P140">Stop the car, Tom →<text:span text:style-name="T1512"> She told Tom </text:span><text:span text:style-name="T1208">to</text:span><text:span text:style-name="T1512"> stop the car.</text:span></text:p>
      <text:p text:style-name="P141">Don`t stop the car, Tom → She told Tom <text:span text:style-name="T1187">not to</text:span> stop the car.</text:p>
      <text:p text:style-name="P352"/>
      <text:p text:style-name="P1287"><text:span text:style-name="T947">Если пересказывается вопрос, то </text:span><text:span text:style-name="T948">дополнительно</text:span><text:span text:style-name="T947"> </text:span><text:span text:style-name="T948">подключаться все</text:span><text:span text:style-name="T947"> те же правила, </text:span></text:p>
      <text:p text:style-name="P353">что в вопросительном сложном предложении.</text:p>
      <text:p text:style-name="P354"/>
      <text:p text:style-name="P142">Do you like cars, Tom → She asked Tom <text:span text:style-name="T418">if</text:span> he liked <text:span text:style-name="T1513">cars (Она спросила Тома, </text:span></text:p>
      <text:p text:style-name="P144">любит ли он машины)</text:p>
      <text:p text:style-name="P354"/>
      <text:p text:style-name="P677">Условные предложения</text:p>
      <text:p text:style-name="P357"/>
      <text:p text:style-name="P1292"><text:span text:style-name="T954">Если ситуация, описанная в главно</text:span><text:span text:style-name="T958">й</text:span><text:span text:style-name="T954"> </text:span><text:span text:style-name="T958">части</text:span><text:span text:style-name="T954">, может случиться только при условии, </text:span><text:span text:style-name="T974">у</text:span><text:span text:style-name="T954">казан</text:span><text:span text:style-name="T974">ном</text:span><text:span text:style-name="T954"> </text:span></text:p>
      <text:p text:style-name="P1292"><text:span text:style-name="T954">в </text:span><text:span text:style-name="T958">зависимой</text:span><text:span text:style-name="T954"> </text:span><text:span text:style-name="T958">части</text:span><text:span text:style-name="T954">, то </text:span><text:span text:style-name="T956">так</text:span><text:span text:style-name="T960">ое</text:span><text:span text:style-name="T954"> предложени</text:span><text:span text:style-name="T960">е</text:span><text:span text:style-name="T954"> </text:span><text:span text:style-name="T960">называется</text:span><text:span text:style-name="T956"> </text:span><text:span text:style-name="T954">условным.</text:span><text:span text:style-name="T955"> </text:span></text:p>
      <text:p text:style-name="P358"/>
      <text:p text:style-name="P67"><text:span text:style-name="T1516">When I com home (</text:span><text:span text:style-name="T1517">зависимая часть</text:span><text:span text:style-name="T1516">), I always watch TV (главн</text:span><text:span text:style-name="T1517">ая часть</text:span><text:span text:style-name="T1516">) — </text:span></text:p>
      <text:p text:style-name="P149">Когда я прихожу домой, я всегда смотрю телевизор.</text:p>
      <text:p text:style-name="P344"/>
      <text:p text:style-name="P1299"><text:span text:style-name="T954">В условном предложении </text:span><text:span text:style-name="T958">зависимая часть</text:span><text:span text:style-name="T954"> начинается с </text:span><text:span text:style-name="T957">союза</text:span><text:span text:style-name="T954"> </text:span><text:span text:style-name="T580">when</text:span><text:span text:style-name="T954"> или </text:span><text:span text:style-name="T580">if</text:span><text:span text:style-name="T954">. </text:span><text:span text:style-name="T975">Если действие случится наверняка, то используется </text:span><text:span text:style-name="T587">when</text:span><text:span text:style-name="T975">. </text:span><text:span text:style-name="T954">Если уверенности нет, но есть </text:span><text:span text:style-name="T964">только</text:span><text:span text:style-name="T954"> </text:span></text:p>
      <text:p text:style-name="P1299"><text:span text:style-name="T954">вероятность, что случится, то </text:span><text:span text:style-name="T976">используется</text:span><text:span text:style-name="T954"> </text:span><text:span text:style-name="T581">if</text:span><text:span text:style-name="T964">.</text:span></text:p>
      <text:p text:style-name="P356"/>
      <text:p text:style-name="P787"><text:span text:style-name="T966">С</text:span><text:span text:style-name="T963">оюзы в условных предложениях:</text:span></text:p>
      <text:list xml:id="list1949561508" text:style-name="L114">
        <text:list-item>
          <text:p text:style-name="P1714">when — когда;</text:p>
        </text:list-item>
        <text:list-item>
          <text:p text:style-name="P1714">if — если;</text:p>
        </text:list-item>
        <text:list-item>
          <text:p text:style-name="P1715">while — в то время, как;</text:p>
        </text:list-item>
        <text:list-item>
          <text:p text:style-name="P1716"><text:soft-page-break/>before — до того, как;</text:p>
        </text:list-item>
        <text:list-item>
          <text:p text:style-name="P1716">after — после;</text:p>
        </text:list-item>
        <text:list-item>
          <text:p text:style-name="P1716">until (till) — до того момента, как.</text:p>
        </text:list-item>
      </text:list>
      <text:p text:style-name="P364"/>
      <text:p text:style-name="P1295"><text:span text:style-name="T964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81">if</text:span><text:span text:style-name="T964"> запятая может вовсе не ставиться.</text:span></text:p>
      <text:p text:style-name="P362"/>
      <text:p text:style-name="P363"><text:span text:style-name="T1522">Е</text:span><text:span text:style-name="T1525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2"/>
      <text:p text:style-name="P1291"><text:span text:style-name="T958">Когда </text:span><text:span text:style-name="T959">в </text:span><text:span text:style-name="T958">главн</text:span><text:span text:style-name="T959">ой</text:span><text:span text:style-name="T958"> </text:span><text:span text:style-name="T959">части</text:span><text:span text:style-name="T958"> </text:span><text:span text:style-name="T973">стоит </text:span><text:span text:style-name="T958">настояще</text:span><text:span text:style-name="T959">е </text:span><text:span text:style-name="T973">время</text:span><text:span text:style-name="T958">, то так</text:span><text:span text:style-name="T959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61">(уклад жизни)</text:span><text:span text:style-name="T959">.</text:span></text:p>
      <text:p text:style-name="P359"/>
      <text:p text:style-name="P146"><text:span text:style-name="T1518">W</text:span>ater boils when the temperature is 100 degrees — Вода кипит, когда температ<text:span text:style-name="T1526">ура</text:span> 100 град.</text:p>
      <text:p text:style-name="P146">When the sun goes down, it gets dark — Когда солнце садится, становится темно.</text:p>
      <text:p text:style-name="P146">If I am late for work, my boss gets angree — Если я опаздывают на работу, мой шеф злится.</text:p>
      <text:p text:style-name="P360"/>
      <text:p text:style-name="P1293"><text:span text:style-name="T961">Когда в главной части </text:span><text:span text:style-name="T963">стоит </text:span><text:span text:style-name="T961">будущее, </text:span><text:span text:style-name="T962">то </text:span><text:span text:style-name="T961">такие предложения называются условными</text:span></text:p>
      <text:p text:style-name="P1294"><text:span text:style-name="T961">предложениями первого типа (first conditionals). </text:span><text:span text:style-name="T965">С помощью них</text:span><text:span text:style-name="T961"> говорят, при каких условиях </text:span><text:span text:style-name="T1301">произойдут будущие события (планы).</text:span></text:p>
      <text:p text:style-name="P1379"/>
      <text:p text:style-name="P145">If it`s nice day tomorrow, I will go <text:span text:style-name="T1519">the beach — Если завтра будет хор. день, я пойду на пляж.</text:span></text:p>
      <text:p text:style-name="P147">I will go shopping if I have time — Я зайду в магазин, если у меня будет время.</text:p>
      <text:p text:style-name="P361"/>
      <text:p text:style-name="P1294"><text:span text:style-name="T1302">В </text:span><text:span text:style-name="T1303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304">ь удобнее</text:span><text:span text:style-name="T1303"> будущим.</text:span></text:p>
      <text:p text:style-name="P1380"/>
      <text:p text:style-name="P1369">If I <text:span text:style-name="T1187">see</text:span> him, I <text:span text:style-name="T1187">will </text:span><text:span text:style-name="T1209">tell</text:span><text:span text:style-name="T1521"> </text:span>him exactly how angry I am — Если я <text:span text:style-name="T1187">увижу</text:span> его, я <text:span text:style-name="T1187">выскажусь</text:span> ему </text:p>
      <text:p text:style-name="P1378"><text:span text:style-name="T582">в подробностях о том, как я разозлилась </text:span><text:span text:style-name="T583">(first conditional)</text:span><text:span text:style-name="T582">. </text:span><text:span text:style-name="T1520"><text:s/></text:span></text:p>
      <text:p text:style-name="P148"/>
      <text:p text:style-name="P1296"><text:span text:style-name="T1142">Условные предложения второго типа </text:span><text:span text:style-name="T1143">используются </text:span><text:span text:style-name="T1141">для описания нереальных </text:span><text:span text:style-name="T1144">либо</text:span><text:span text:style-name="T1141"> маловероятных ситуаций, связанных с насто</text:span><text:span text:style-name="T1144">я</text:span><text:span text:style-name="T1141">щим (альтернативн</text:span><text:span text:style-name="T1144">ая</text:span><text:span text:style-name="T1141"> реальност</text:span><text:span text:style-name="T1144">ь</text:span><text:span text:style-name="T1141">).</text:span></text:p>
      <text:p text:style-name="P365"/>
      <text:p text:style-name="P1297"><text:span text:style-name="T968">Главная часть содержит связку </text:span><text:span text:style-name="T586">would</text:span><text:span text:style-name="T968"> + инфинитив. Зависимая часть, грамматически, </text:span></text:p>
      <text:p text:style-name="P1297"><text:span text:style-name="T967">стоит </text:span><text:span text:style-name="T968">в прошешем времени, </text:span><text:span text:style-name="T969">но </text:span><text:span text:style-name="T971">привязана</text:span><text:span text:style-name="T970"> к</text:span><text:span text:style-name="T969"> настоящ</text:span><text:span text:style-name="T970">ему</text:span><text:span text:style-name="T968">. </text:span><text:span text:style-name="T967">Со</text:span><text:span text:style-name="T971">ю</text:span><text:span text:style-name="T967">з </text:span><text:span text:style-name="T585">if</text:span><text:span text:style-name="T967"> переводится </text:span><text:span text:style-name="T972">как «если бы».</text:span></text:p>
      <text:p text:style-name="P1377"/>
      <text:p text:style-name="P1370"><text:span text:style-name="T1210">I</text:span><text:span text:style-name="T1211">f</text:span><text:span text:style-name="T524"> he was rich (зависимая часть), he </text:span><text:span text:style-name="T1211">would buy</text:span><text:span text:style-name="T524"> Lamborgini (главная часть) — </text:span></text:p>
      <text:p text:style-name="P1300"><text:span text:style-name="T1287">Если бы</text:span><text:span text:style-name="T1281"> он был богатым, он </text:span><text:span text:style-name="T1287">бы купил</text:span><text:span text:style-name="T1281"> Ламборджини </text:span><text:span text:style-name="T1282">(would </text:span><text:span text:style-name="T1284">и</text:span><text:span text:style-name="T1283"> will </text:span><text:span text:style-name="T1282">заменя</text:span><text:span text:style-name="T1283">ю</text:span><text:span text:style-name="T1282">т to?)</text:span><text:span text:style-name="T1281">.</text:span></text:p>
      <text:p text:style-name="P1381"/>
      <text:p text:style-name="P1462"><text:span text:style-name="T966">О</text:span><text:span text:style-name="T875">чень часто в условных предложениях второго типа в if-части, глагол </text:span><text:span text:style-name="T533">be</text:span><text:span text:style-name="T875"> стоит в форме </text:span><text:span text:style-name="T533">were</text:span><text:span text:style-name="T875">, даже после </text:span><text:span text:style-name="T533">I, he, she, it</text:span><text:span text:style-name="T875">. Это исключение из правил, которое нужно запомнить.</text:span></text:p>
      <text:p text:style-name="P367"/>
      <text:p text:style-name="P1298"><text:span text:style-name="T584">If </text:span><text:span text:style-name="T746">he were</text:span><text:span text:style-name="T584"> rich, he would buy Lamborgini — Если бы </text:span><text:span text:style-name="T746">он был</text:span><text:span text:style-name="T584"> богатым, он бы купил Ламборджини (такой вариант тоже считается правильным)</text:span></text:p>
      <text:p text:style-name="P366"/>
      <text:p text:style-name="P678">Придаточные определительные предложения</text:p>
      <text:p text:style-name="P368"/>
      <text:p text:style-name="P369">Дополняют по смыслу главн<text:span text:style-name="T1528">ую часть</text:span>, <text:span text:style-name="T1527">сообщают дополнительную информацию </text:span></text:p>
      <text:p text:style-name="P373">и обычно относятся к какому-то существительному или прилагательному.</text:p>
      <text:p text:style-name="P373"/>
      <text:p text:style-name="P1463"><text:soft-page-break/><text:span text:style-name="T977">Могут стоять и в середине, и в конце предложения, </text:span><text:span text:style-name="T875">при этом запятыми не выделяются </text:span></text:p>
      <text:p text:style-name="P1301"><text:span text:style-name="T875">(в отличии от русского). </text:span><text:span text:style-name="T979">Часто н</text:span><text:span text:style-name="T875">ачинаются с союза или союзной конструкции.</text:span></text:p>
      <text:p text:style-name="P373"/>
      <text:p text:style-name="P150"><text:span text:style-name="T1527">T</text:span>he <text:span text:style-name="T13">woman</text:span> <text:span text:style-name="T1187">who lives next door</text:span> is a doctor — <text:span text:style-name="T13">Женщина</text:span>, <text:span text:style-name="T1187">которая живет по соседству</text:span>, </text:p>
      <text:p text:style-name="P1301"><text:span text:style-name="T592">работает доктором (выделенная часть </text:span><text:span text:style-name="T593">относится к </text:span><text:span text:style-name="T592">«женщин</text:span><text:span text:style-name="T593">е</text:span><text:span text:style-name="T592">»).</text:span></text:p>
      <text:p text:style-name="P374"/>
      <text:p text:style-name="P376">Союзы, с которых начинается придаточное предложение:</text:p>
      <text:list xml:id="list4251690771" text:style-name="L115">
        <text:list-item>
          <text:p text:style-name="P1717">who — который (о людях);</text:p>
        </text:list-item>
        <text:list-item>
          <text:p text:style-name="P1717">which — который (о предметах и животных);</text:p>
        </text:list-item>
        <text:list-item>
          <text:p text:style-name="P1717">that — который (о людях, предметах и животных);</text:p>
        </text:list-item>
        <text:list-item>
          <text:p text:style-name="P1717">where — где;</text:p>
        </text:list-item>
        <text:list-item>
          <text:p text:style-name="P1717">whose — чей.</text:p>
        </text:list-item>
      </text:list>
      <text:p text:style-name="P374"/>
      <text:p text:style-name="P1302"><text:span text:style-name="T978">Союзы ставить не обязательно. </text:span><text:span text:style-name="T980">Вс</text:span><text:span text:style-name="T981">ё</text:span><text:span text:style-name="T980"> п</text:span><text:span text:style-name="T978">редложение может быть без союзов и запятых. </text:span></text:p>
      <text:p text:style-name="P375"/>
      <text:p text:style-name="Standard"><text:span text:style-name="T533">The movie </text:span><text:span text:style-name="T738">we saw last weak</text:span><text:span text:style-name="T533"> was rather good — Филь, </text:span><text:span text:style-name="T738">который мы смотрели на прошлой неделе</text:span><text:span text:style-name="T533">, оказался довольно хорошим (</text:span><text:span text:style-name="T588">при</text:span><text:span text:style-name="T533"> переводе союзы </text:span><text:span text:style-name="T588">и запятые</text:span><text:span text:style-name="T533"> </text:span><text:span text:style-name="T588">будут</text:span><text:span text:style-name="T533">).</text:span></text:p>
      <text:p text:style-name="P371"/>
      <text:p text:style-name="P1464"><text:span text:style-name="T983">С помощью </text:span><text:span text:style-name="T985">придаточного определительного предложения</text:span><text:span text:style-name="T983"> можно также объединять несколько простых предложений, в одно сложное.</text:span></text:p>
      <text:p text:style-name="P371"/>
      <text:p text:style-name="P1465"><text:span text:style-name="T983">В </text:span><text:span text:style-name="T984">этом случае </text:span><text:span text:style-name="T986">у</text:span><text:span text:style-name="T984"> одно</text:span><text:span text:style-name="T986">го</text:span><text:span text:style-name="T984"> из предложений подлежащее выпадет, а его место займет союз </text:span><text:span text:style-name="T982">who, which </text:span><text:span text:style-name="T984">или</text:span><text:span text:style-name="T982"> that, </text:span><text:span text:style-name="T984">который теперь обязан стоять. Иначе</text:span><text:span text:style-name="T983"> наручится логика английского.</text:span></text:p>
      <text:p text:style-name="P370"/>
      <text:p text:style-name="P371">Например, объединим 2 предложения: I work in an office. It is in Park street.</text:p>
      <text:p text:style-name="P371"/>
      <text:p text:style-name="P151">I work in an office <text:span text:style-name="T18">which</text:span> <text:span text:style-name="T26">is</text:span> in Park street — Я работаю в офисе, <text:span text:style-name="T22">который</text:span><text:span text:style-name="T1529"> </text:span><text:span text:style-name="T42">расположен</text:span><text:span text:style-name="T1529"> </text:span></text:p>
      <text:p text:style-name="P1465"><text:span text:style-name="T589">на Парк стрит (which </text:span><text:span text:style-name="T591">заменяет</text:span><text:span text:style-name="T589"> </text:span><text:span text:style-name="T590">подлежащ</text:span><text:span text:style-name="T591">ие</text:span><text:span text:style-name="T590"> It</text:span><text:span text:style-name="T589">).</text:span></text:p>
      <text:p text:style-name="P151"/>
      <text:p text:style-name="P377">Но если после союза в придаточном предложении остается <text:s/>подлежащее и сказуемое, </text:p>
      <text:p text:style-name="P372"><text:span text:style-name="T1530">то союз все-таки можно убрать. </text:span><text:span text:style-name="T1531">Такие варианты будут встречаться чаще </text:span><text:span text:style-name="T1532">всего</text:span><text:span text:style-name="T1531">.</text:span></text:p>
      <text:p text:style-name="P372"/>
      <text:p text:style-name="P1466"><text:span text:style-name="T591">This is the shirt </text:span><text:span text:style-name="T747">which</text:span><text:span text:style-name="T591"> </text:span><text:span text:style-name="T16">I</text:span><text:span text:style-name="T591"> </text:span><text:span text:style-name="T30">bought</text:span><text:span text:style-name="T591"> in the sales / This is shirt </text:span><text:span text:style-name="T15">I</text:span><text:span text:style-name="T533"> </text:span><text:span text:style-name="T29">bought</text:span><text:span text:style-name="T591"> in the sales — </text:span></text:p>
      <text:p text:style-name="P1466"><text:span text:style-name="T591">Это рубкашка, </text:span><text:span text:style-name="T738">которую</text:span><text:span text:style-name="T533"> </text:span><text:span text:style-name="T15">я</text:span><text:span text:style-name="T533"> </text:span><text:span text:style-name="T29">купил</text:span><text:span text:style-name="T533"> </text:span><text:span text:style-name="T591">на распродаже</text:span><text:span text:style-name="T594">.</text:span></text:p>
      <text:p text:style-name="P156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02258233216">
          <table:table-cell table:style-name="Table7.A1" office:value-type="string">
            <text:p text:style-name="P1496"/>
          </table:table-cell>
          <table:table-cell table:style-name="Table7.A1" office:value-type="string">
            <text:p text:style-name="P1477">Past</text:p>
          </table:table-cell>
          <table:table-cell table:style-name="Table7.A1" office:value-type="string">
            <text:p text:style-name="P1477">Present</text:p>
          </table:table-cell>
          <table:table-cell table:style-name="Table7.D1" office:value-type="string">
            <text:p text:style-name="P1477">Future</text:p>
          </table:table-cell>
        </table:table-row>
        <table:table-row table:style-name="TableLine94802253225808">
          <table:table-cell table:style-name="Table7.A2" office:value-type="string">
            <text:p text:style-name="P1484">+</text:p>
          </table:table-cell>
          <table:table-cell table:style-name="Table7.A2" office:value-type="string">
            <text:p text:style-name="P1519">I/y<text:span text:style-name="T1324">ou</text:span>/w<text:span text:style-name="T1324">e</text:span>/t<text:span text:style-name="T1324">hey</text:span>/he/she/it started</text:p>
          </table:table-cell>
          <table:table-cell table:style-name="Table7.A2" office:value-type="string">
            <text:p text:style-name="P1510">I/you/we/they start</text:p>
            <text:p text:style-name="P1510">He/she/it starts</text:p>
          </table:table-cell>
          <table:table-cell table:style-name="Table7.D2" office:value-type="string">
            <text:p text:style-name="P1522">I/y<text:span text:style-name="T1324">ou</text:span>/w<text:span text:style-name="T1324">e</text:span>/t<text:span text:style-name="T1324">hey</text:span>/he/she/it </text:p>
            <text:p text:style-name="P1522">will start</text:p>
          </table:table-cell>
        </table:table-row>
        <table:table-row table:style-name="TableLine94802253235792">
          <table:table-cell table:style-name="Table7.A2" office:value-type="string">
            <text:p text:style-name="P1478">-</text:p>
          </table:table-cell>
          <table:table-cell table:style-name="Table7.A2" office:value-type="string">
            <text:p text:style-name="P1519">I/y<text:span text:style-name="T1324">ou</text:span>/w<text:span text:style-name="T1324">e</text:span>/t<text:span text:style-name="T1324">hey</text:span>/he/she/it</text:p>
            <text:p text:style-name="P1519">didn`t start</text:p>
          </table:table-cell>
          <table:table-cell table:style-name="Table7.A2" office:value-type="string">
            <text:p text:style-name="P1510">I/you/we/they don`t start</text:p>
            <text:p text:style-name="P1510">He/she/it doesn`t start</text:p>
          </table:table-cell>
          <table:table-cell table:style-name="Table7.D2" office:value-type="string">
            <text:p text:style-name="P1522">I/y<text:span text:style-name="T1324">ou</text:span>/w<text:span text:style-name="T1324">e</text:span>/t<text:span text:style-name="T1324">hey</text:span>/he/she/it</text:p>
            <text:p text:style-name="P1522">won`t start</text:p>
          </table:table-cell>
        </table:table-row>
        <table:table-row table:style-name="TableLine94802253248480">
          <table:table-cell table:style-name="Table7.A2" office:value-type="string">
            <text:p text:style-name="P1478">?</text:p>
          </table:table-cell>
          <table:table-cell table:style-name="Table7.A2" office:value-type="string">
            <text:p text:style-name="P1520">Did I/y<text:span text:style-name="T1324">ou</text:span>/w<text:span text:style-name="T1324">e</text:span>/t<text:span text:style-name="T1324">hey</text:span>/he</text:p>
            <text:p text:style-name="P1520">/she/it start?</text:p>
          </table:table-cell>
          <table:table-cell table:style-name="Table7.A2" office:value-type="string">
            <text:p text:style-name="P1510">Do I/you/we/they start?</text:p>
            <text:p text:style-name="P1510">Does he/she/it start?</text:p>
          </table:table-cell>
          <table:table-cell table:style-name="Table7.D2" office:value-type="string">
            <text:p text:style-name="P1523">Will I/y<text:span text:style-name="T1324">ou</text:span>/w<text:span text:style-name="T1324">e</text:span>/t<text:span text:style-name="T1324">hey</text:span>/he</text:p>
            <text:p text:style-name="P1523">/she/it start?</text:p>
          </table:table-cell>
        </table:table-row>
      </table:table>
      <text:p text:style-name="P262"/>
      <text:p text:style-name="P760"><text:span text:style-name="T880">Таблица времен группы Continu</text:span><text:span text:style-name="T881">ou</text:span><text:span text:style-name="T88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02253271456">
          <table:table-cell table:style-name="Table8.A1" office:value-type="string">
            <text:p text:style-name="P1509"/>
          </table:table-cell>
          <table:table-cell table:style-name="Table8.A1" office:value-type="string">
            <text:p text:style-name="P1477">Past</text:p>
          </table:table-cell>
          <table:table-cell table:style-name="Table8.A1" office:value-type="string">
            <text:p text:style-name="P1477">Present</text:p>
          </table:table-cell>
          <table:table-cell table:style-name="Table8.D1" office:value-type="string">
            <text:p text:style-name="P1477">Future</text:p>
          </table:table-cell>
        </table:table-row>
        <table:table-row table:style-name="TableLine94802253331264">
          <table:table-cell table:style-name="Table8.A2" office:value-type="string">
            <text:p text:style-name="P1478">+</text:p>
          </table:table-cell>
          <table:table-cell table:style-name="Table8.A2" office:value-type="string">
            <text:p text:style-name="P1521">I/<text:span text:style-name="T1323">he/she/it</text:span> <text:span text:style-name="T1323">was starting</text:span></text:p>
            <text:p text:style-name="P1521"><text:span text:style-name="T1323">Y</text:span><text:span text:style-name="T1324">ou</text:span><text:span text:style-name="T1323">/w</text:span><text:span text:style-name="T1324">e</text:span><text:span text:style-name="T1323">/t</text:span><text:span text:style-name="T1324">hey</text:span><text:span text:style-name="T1323"> were starting</text:span></text:p>
          </table:table-cell>
          <table:table-cell table:style-name="Table8.A2" office:value-type="string">
            <text:p text:style-name="P1512">I am starting</text:p>
            <text:p text:style-name="P1513">He/she/it is starting</text:p>
            <text:p text:style-name="P1512">You/we/they are starting</text:p>
          </table:table-cell>
          <table:table-cell table:style-name="Table8.D2" office:value-type="string">
            <text:p text:style-name="P1496"/>
          </table:table-cell>
        </table:table-row>
        <table:table-row table:style-name="TableLine94802253381968">
          <table:table-cell table:style-name="Table8.A2" office:value-type="string">
            <text:p text:style-name="P1478">-</text:p>
          </table:table-cell>
          <table:table-cell table:style-name="Table8.A2" office:value-type="string">
            <text:p text:style-name="P1522">I/he/she/it wasn`t starting</text:p>
            <text:p text:style-name="P1522">Y<text:span text:style-name="T1324">ou</text:span>/w<text:span text:style-name="T1324">e</text:span>/t<text:span text:style-name="T1324">hey</text:span> weren`t starting</text:p>
          </table:table-cell>
          <table:table-cell table:style-name="Table8.A2" office:value-type="string">
            <text:p text:style-name="P1512">I`m not starting</text:p>
            <text:p text:style-name="P1513">He/she/it isn`t starting</text:p>
            <text:p text:style-name="P1512">You/we/they aren`t starting</text:p>
          </table:table-cell>
          <table:table-cell table:style-name="Table8.D2" office:value-type="string">
            <text:p text:style-name="P1496"/>
          </table:table-cell>
        </table:table-row>
        <table:table-row table:style-name="TableLine94802253414064">
          <table:table-cell table:style-name="Table8.A2" office:value-type="string">
            <text:p text:style-name="P1478">?</text:p>
          </table:table-cell>
          <table:table-cell table:style-name="Table8.A2" office:value-type="string">
            <text:p text:style-name="P1522">Was I/he/she/it starting?</text:p>
            <text:p text:style-name="P1522">Were y<text:span text:style-name="T1324">ou</text:span>/w<text:span text:style-name="T1324">e</text:span>/t<text:span text:style-name="T1324">hey</text:span> starting?</text:p>
          </table:table-cell>
          <table:table-cell table:style-name="Table8.A2" office:value-type="string">
            <text:p text:style-name="P1512">Am I starting?</text:p>
            <text:p text:style-name="P1513">Is he/she/it starting?</text:p>
            <text:p text:style-name="P1512">Are you/we/they starting?</text:p>
          </table:table-cell>
          <table:table-cell table:style-name="Table8.D2" office:value-type="string">
            <text:p text:style-name="P1496"/>
          </table:table-cell>
        </table:table-row>
      </table:table>
      <text:p text:style-name="P262"/>
      <text:p text:style-name="P26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02253418704">
          <table:table-cell table:style-name="Table9.A1" office:value-type="string">
            <text:p text:style-name="P1509"/>
          </table:table-cell>
          <table:table-cell table:style-name="Table9.A1" office:value-type="string">
            <text:p text:style-name="P1477">Past</text:p>
          </table:table-cell>
          <table:table-cell table:style-name="Table9.A1" office:value-type="string">
            <text:p text:style-name="P1477">Present</text:p>
          </table:table-cell>
          <table:table-cell table:style-name="Table9.D1" office:value-type="string">
            <text:p text:style-name="P1477">Future</text:p>
          </table:table-cell>
        </table:table-row>
        <table:table-row table:style-name="TableLine94802253459952">
          <table:table-cell table:style-name="Table9.A2" office:value-type="string">
            <text:p text:style-name="P1478">+</text:p>
          </table:table-cell>
          <table:table-cell table:style-name="Table9.A2" office:value-type="string">
            <text:p text:style-name="P1496"/>
          </table:table-cell>
          <table:table-cell table:style-name="Table9.A2" office:value-type="string">
            <text:p text:style-name="P1512">I/you/we/they have started</text:p>
            <text:p text:style-name="P1512">He/she/it has started</text:p>
          </table:table-cell>
          <table:table-cell table:style-name="Table9.D2" office:value-type="string">
            <text:p text:style-name="P1496"/>
          </table:table-cell>
        </table:table-row>
        <table:table-row table:style-name="TableLine94802253487040">
          <table:table-cell table:style-name="Table9.A2" office:value-type="string">
            <text:p text:style-name="P1478">-</text:p>
          </table:table-cell>
          <table:table-cell table:style-name="Table9.A2" office:value-type="string">
            <text:p text:style-name="P1496"/>
          </table:table-cell>
          <table:table-cell table:style-name="Table9.A2" office:value-type="string">
            <text:p text:style-name="P1512">I/y<text:span text:style-name="T1263">ou</text:span>/w<text:span text:style-name="T1263">e</text:span>/t<text:span text:style-name="T1263">hey</text:span> haven`t started</text:p>
            <text:p text:style-name="P1512">He/she/it hasn`t started</text:p>
          </table:table-cell>
          <table:table-cell table:style-name="Table9.D2" office:value-type="string">
            <text:p text:style-name="P1496"/>
          </table:table-cell>
        </table:table-row>
        <table:table-row table:style-name="TableLine94802253489952">
          <table:table-cell table:style-name="Table9.A2" office:value-type="string">
            <text:p text:style-name="P1478">?</text:p>
          </table:table-cell>
          <table:table-cell table:style-name="Table9.A2" office:value-type="string">
            <text:p text:style-name="P1496"/>
          </table:table-cell>
          <table:table-cell table:style-name="Table9.A2" office:value-type="string">
            <text:p text:style-name="P1512">Have I/y<text:span text:style-name="T1264">ou</text:span>/w<text:span text:style-name="T1264">e</text:span>/t<text:span text:style-name="T1264">hey</text:span> started?</text:p>
            <text:p text:style-name="P1512">Has he/she/it started?</text:p>
          </table:table-cell>
          <table:table-cell table:style-name="Table9.D2" office:value-type="string">
            <text:p text:style-name="P1496"/>
          </table:table-cell>
        </table:table-row>
      </table:table>
      <text:p text:style-name="P264"/>
      <text:p text:style-name="P26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02253496192">
          <table:table-cell table:style-name="Table1.A1" office:value-type="string">
            <text:p text:style-name="P1511"/>
          </table:table-cell>
          <table:table-cell table:style-name="Table1.A1" office:value-type="string">
            <text:p text:style-name="P1479">Past</text:p>
          </table:table-cell>
          <table:table-cell table:style-name="Table1.A1" office:value-type="string">
            <text:p text:style-name="P1479">Present</text:p>
          </table:table-cell>
          <table:table-cell table:style-name="Table1.D1" office:value-type="string">
            <text:p text:style-name="P1479">Future</text:p>
          </table:table-cell>
        </table:table-row>
        <table:table-row table:style-name="TableLine94802253531408">
          <table:table-cell table:style-name="Table1.A2" office:value-type="string">
            <text:p text:style-name="P1479">+</text:p>
          </table:table-cell>
          <table:table-cell table:style-name="Table1.A2" office:value-type="string">
            <text:p text:style-name="P1497"/>
          </table:table-cell>
          <table:table-cell table:style-name="Table1.A2" office:value-type="string">
            <text:p text:style-name="P1518">I/y<text:span text:style-name="T1324">ou</text:span>/w<text:span text:style-name="T1324">e</text:span>/t<text:span text:style-name="T1324">hey</text:span> have been starting</text:p>
            <text:p text:style-name="P1518">He/she/it has been starting</text:p>
          </table:table-cell>
          <table:table-cell table:style-name="Table1.D2" office:value-type="string">
            <text:p text:style-name="P1497"/>
          </table:table-cell>
        </table:table-row>
        <table:table-row table:style-name="TableLine94802253542592">
          <table:table-cell table:style-name="Table1.A2" office:value-type="string">
            <text:p text:style-name="P1479">-</text:p>
          </table:table-cell>
          <table:table-cell table:style-name="Table1.A2" office:value-type="string">
            <text:p text:style-name="P1497"/>
          </table:table-cell>
          <table:table-cell table:style-name="Table1.A2" office:value-type="string">
            <text:p text:style-name="P1518">I/y<text:span text:style-name="T1324">ou</text:span>/w<text:span text:style-name="T1324">e</text:span>/t<text:span text:style-name="T1324">hey</text:span> haven`t been starting</text:p>
            <text:p text:style-name="P1518">He/she/it hasn`t been starting</text:p>
          </table:table-cell>
          <table:table-cell table:style-name="Table1.D2" office:value-type="string">
            <text:p text:style-name="P1497"/>
          </table:table-cell>
        </table:table-row>
        <table:table-row table:style-name="TableLine94802253559184">
          <table:table-cell table:style-name="Table1.A2" office:value-type="string">
            <text:p text:style-name="P1479">?</text:p>
          </table:table-cell>
          <table:table-cell table:style-name="Table1.A2" office:value-type="string">
            <text:p text:style-name="P1497"/>
          </table:table-cell>
          <table:table-cell table:style-name="Table1.A2" office:value-type="string">
            <text:p text:style-name="P1518">Have I/y<text:span text:style-name="T1324">ou</text:span>/w<text:span text:style-name="T1324">e</text:span>/t<text:span text:style-name="T1324">hey</text:span> been starting?</text:p>
            <text:p text:style-name="P1518">Has he/she/it been starting?</text:p>
          </table:table-cell>
          <table:table-cell table:style-name="Table1.D2" office:value-type="string">
            <text:p text:style-name="P1497"/>
          </table:table-cell>
        </table:table-row>
      </table:table>
      <text:p text:style-name="P1566"><text:span text:style-name="T771">Таблица </text:span><text:span text:style-name="T782">форм </text:span><text:span text:style-name="T771">пассивно</text:span><text:span text:style-name="T783">го</text:span><text:span text:style-name="T771"> залог</text:span><text:span text:style-name="T783">а</text:span><text:span text:style-name="T771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02254761792">
          <table:table-cell table:style-name="Table4.A1" office:value-type="string">
            <text:p text:style-name="P1499"/>
          </table:table-cell>
          <table:table-cell table:style-name="Table4.A1" office:value-type="string">
            <text:p text:style-name="P1488">Past</text:p>
          </table:table-cell>
          <table:table-cell table:style-name="Table4.A1" office:value-type="string">
            <text:p text:style-name="P1488">Present</text:p>
          </table:table-cell>
          <table:table-cell table:style-name="Table4.D1" office:value-type="string">
            <text:p text:style-name="P1488">Future</text:p>
          </table:table-cell>
        </table:table-row>
        <table:table-row table:style-name="TableLine94802253741920">
          <table:table-cell table:style-name="Table4.A2" office:value-type="string">
            <text:p text:style-name="P1489">Simple</text:p>
          </table:table-cell>
          <table:table-cell table:style-name="Table4.A2" office:value-type="string">
            <text:p text:style-name="P1499"><text:span text:style-name="T1351">I/</text:span><text:span text:style-name="T1352">he/she/it</text:span><text:span text:style-name="T1351"> </text:span><text:span text:style-name="T1352">was</text:span><text:span text:style-name="T1351"> </text:span><text:span text:style-name="T229">taught</text:span></text:p>
            <text:p text:style-name="P1529">You/we/they were <text:span text:style-name="T229">taught</text:span></text:p>
          </table:table-cell>
          <table:table-cell table:style-name="Table4.A2" office:value-type="string">
            <text:p text:style-name="P1530">I am <text:span text:style-name="T229">taught</text:span></text:p>
            <text:p text:style-name="P1529">He/she/it is <text:span text:style-name="T229">taught</text:span></text:p>
            <text:p text:style-name="P1529">You/we/the<text:span text:style-name="T1353">y</text:span> are <text:span text:style-name="T229">taught</text:span></text:p>
          </table:table-cell>
          <table:table-cell table:style-name="Table4.D2" office:value-type="string">
            <text:p text:style-name="P1528">I/you/we/they/he/she/it</text:p>
            <text:p text:style-name="P1528">will be <text:span text:style-name="T229">taught</text:span></text:p>
          </table:table-cell>
        </table:table-row>
        <table:table-row table:style-name="TableLine94802253747888">
          <table:table-cell table:style-name="Table4.A2" office:value-type="string">
            <text:p text:style-name="P1489">Contin.</text:p>
          </table:table-cell>
          <table:table-cell table:style-name="Table4.A2" office:value-type="string">
            <text:p text:style-name="P1499"><text:span text:style-name="T1353">I/he/she/it was being </text:span><text:span text:style-name="T229">taught</text:span></text:p>
            <text:p text:style-name="P1499"><text:span text:style-name="T231">You/we/the</text:span><text:span text:style-name="T230">y</text:span><text:span text:style-name="T231"> </text:span><text:span text:style-name="T230">were</text:span><text:span text:style-name="T231"> </text:span><text:span text:style-name="T230">being</text:span><text:span text:style-name="T231"> </text:span><text:span text:style-name="T229">taught</text:span></text:p>
          </table:table-cell>
          <table:table-cell table:style-name="Table4.A2" office:value-type="string">
            <text:p text:style-name="P1528">I am being <text:span text:style-name="T229">taught</text:span></text:p>
            <text:p text:style-name="P1528"><text:span text:style-name="T229">H</text:span><text:span text:style-name="T168">e/she/it is being taught</text:span></text:p>
            <text:p text:style-name="P1529"><text:span text:style-name="T168">You/we/the</text:span><text:span text:style-name="T230">y</text:span><text:span text:style-name="T168"> are </text:span><text:span text:style-name="T230">being</text:span><text:span text:style-name="T168"> </text:span><text:span text:style-name="T229">taught</text:span></text:p>
          </table:table-cell>
          <table:table-cell table:style-name="Table4.D2" office:value-type="string">
            <text:p text:style-name="P1528">— </text:p>
          </table:table-cell>
        </table:table-row>
        <table:table-row table:style-name="TableLine94802253760848">
          <table:table-cell table:style-name="Table4.A2" office:value-type="string">
            <text:p text:style-name="P1489">Perfect</text:p>
          </table:table-cell>
          <table:table-cell table:style-name="Table4.A2" office:value-type="string">
            <text:p text:style-name="P1499"><text:span text:style-name="T1354">I/you/we/they/</text:span><text:span text:style-name="T232">he/she/it</text:span><text:span text:style-name="T1354"> </text:span></text:p>
            <text:p text:style-name="P1499"><text:span text:style-name="T1354">had been </text:span><text:span text:style-name="T229">taught</text:span></text:p>
          </table:table-cell>
          <table:table-cell table:style-name="Table4.A2" office:value-type="string">
            <text:p text:style-name="P1531">I/you/we/they have been <text:span text:style-name="T229">taught</text:span></text:p>
            <text:p text:style-name="P1531"><text:span text:style-name="T229">H</text:span><text:span text:style-name="T168">e/she/it has been </text:span><text:span text:style-name="T229">taught</text:span></text:p>
          </table:table-cell>
          <table:table-cell table:style-name="Table4.D2" office:value-type="string">
            <text:p text:style-name="P1499"><text:span text:style-name="T1354">I/you/we/they/</text:span><text:span text:style-name="T232">he/she/it</text:span><text:span text:style-name="T1354"> </text:span></text:p>
            <text:p text:style-name="P1499"><text:span text:style-name="T1354">will have been </text:span><text:span text:style-name="T229">taught</text:span></text:p>
          </table:table-cell>
        </table:table-row>
      </table:table>
      <text:p text:style-name="P403"/>
      <text:p text:style-name="P764"><text:span text:style-name="T771">Таблица </text:span><text:span text:style-name="T772">форм</text:span><text:span text:style-name="T771"> глагола </text:span><text:span text:style-name="T623">b</text:span><text:span text:style-name="T624">e</text:span><text:span text:style-name="T771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02253786128">
          <table:table-cell table:style-name="Table5.A1" office:value-type="string">
            <text:p text:style-name="P1483">Подлежащее</text:p>
          </table:table-cell>
          <table:table-cell table:style-name="Table5.A1" office:value-type="string">
            <text:p text:style-name="P1480">Past</text:p>
          </table:table-cell>
          <table:table-cell table:style-name="Table5.A1" office:value-type="string">
            <text:p text:style-name="P1480">Present</text:p>
          </table:table-cell>
          <table:table-cell table:style-name="Table5.D1" office:value-type="string">
            <text:p text:style-name="P1480">Future</text:p>
          </table:table-cell>
        </table:table-row>
        <table:table-row table:style-name="TableLine94802253836736">
          <table:table-cell table:style-name="Table5.A2" office:value-type="string">
            <text:p text:style-name="P1517">I</text:p>
          </table:table-cell>
          <table:table-cell table:style-name="Table5.A2" office:value-type="string">
            <text:p text:style-name="P1518">was</text:p>
          </table:table-cell>
          <table:table-cell table:style-name="Table5.A2" office:value-type="string">
            <text:p text:style-name="P1514">am</text:p>
          </table:table-cell>
          <table:table-cell table:style-name="Table5.D2" office:value-type="string">
            <text:p text:style-name="P1524">will be</text:p>
          </table:table-cell>
        </table:table-row>
        <table:table-row table:style-name="TableLine94802253854496">
          <table:table-cell table:style-name="Table5.A2" office:value-type="string">
            <text:p text:style-name="P1516">he/she/<text:span text:style-name="T1271">it</text:span></text:p>
          </table:table-cell>
          <table:table-cell table:style-name="Table5.A2" office:value-type="string">
            <text:p text:style-name="P1518">was</text:p>
          </table:table-cell>
          <table:table-cell table:style-name="Table5.A2" office:value-type="string">
            <text:p text:style-name="P1515">is</text:p>
          </table:table-cell>
          <table:table-cell table:style-name="Table5.D2" office:value-type="string">
            <text:p text:style-name="P1524">will be</text:p>
          </table:table-cell>
        </table:table-row>
        <table:table-row table:style-name="TableLine94802253863328">
          <table:table-cell table:style-name="Table5.A2" office:value-type="string">
            <text:p text:style-name="P1516">you/we/they</text:p>
          </table:table-cell>
          <table:table-cell table:style-name="Table5.A2" office:value-type="string">
            <text:p text:style-name="P1518">were</text:p>
          </table:table-cell>
          <table:table-cell table:style-name="Table5.A2" office:value-type="string">
            <text:p text:style-name="P1515">are</text:p>
          </table:table-cell>
          <table:table-cell table:style-name="Table5.D2" office:value-type="string">
            <text:p text:style-name="P1524">will be</text:p>
          </table:table-cell>
        </table:table-row>
      </table:table>
      <text:p text:style-name="P400"/>
      <text:p text:style-name="P400">Таблица модальных глаголов:</text:p>
      <table:table table:name="Table2" table:style-name="Table2">
        <table:table-column table:style-name="Table2.A" table:number-columns-repeated="3"/>
        <table:table-row table:style-name="TableLine94802253866704">
          <table:table-cell table:style-name="Table2.A1" office:value-type="string">
            <text:p text:style-name="P1486">Глагол</text:p>
          </table:table-cell>
          <table:table-cell table:style-name="Table2.A1" office:value-type="string">
            <text:p text:style-name="P1498"><text:span text:style-name="T1190">З</text:span><text:span text:style-name="T1191">начение</text:span></text:p>
          </table:table-cell>
          <table:table-cell table:style-name="Table2.C1" office:value-type="string">
            <text:p text:style-name="P1498"><text:span text:style-name="T1190">В</text:span><text:span text:style-name="T1191">рем</text:span><text:span text:style-name="T1190">я</text:span></text:p>
          </table:table-cell>
        </table:table-row>
        <table:table-row table:style-name="TableLine94802253940864">
          <table:table-cell table:style-name="Table2.A2" office:value-type="string">
            <text:p text:style-name="P1553">can</text:p>
          </table:table-cell>
          <table:table-cell table:style-name="Table2.A2" office:value-type="string">
            <text:p text:style-name="P1553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53">настоящее и будущее</text:p>
          </table:table-cell>
        </table:table-row>
        <table:table-row table:style-name="TableLine94802253963648">
          <table:table-cell table:style-name="Table2.A2" office:value-type="string">
            <text:p text:style-name="P1553">could</text:p>
          </table:table-cell>
          <table:table-cell table:style-name="Table2.A2" office:value-type="string">
            <text:p text:style-name="P1553">мог, умел</text:p>
          </table:table-cell>
          <table:table-cell table:style-name="Table2.C2" office:value-type="string">
            <text:p text:style-name="P1553">прошедшее</text:p>
          </table:table-cell>
        </table:table-row>
        <table:table-row table:style-name="TableLine94802253967888">
          <table:table-cell table:style-name="Table2.A2" office:value-type="string">
            <text:p text:style-name="P1553">might, may</text:p>
          </table:table-cell>
          <table:table-cell table:style-name="Table2.A2" office:value-type="string">
            <text:p text:style-name="P1554">может быть, мог бы,</text:p>
            <text:p text:style-name="P1554">возможно, наверное</text:p>
          </table:table-cell>
          <table:table-cell table:style-name="Table2.C2" office:value-type="string">
            <text:p text:style-name="P1553">настоящее и будущие</text:p>
          </table:table-cell>
        </table:table-row>
        <table:table-row table:style-name="TableLine94802253971552">
          <table:table-cell table:style-name="Table2.A2" office:value-type="string">
            <text:p text:style-name="P1553">must</text:p>
          </table:table-cell>
          <table:table-cell table:style-name="Table2.A2" office:value-type="string">
            <text:p text:style-name="P1553">должен, обязан, нужно, запрет, нельзя</text:p>
          </table:table-cell>
          <table:table-cell table:style-name="Table2.C2" office:value-type="string">
            <text:p text:style-name="P1553">настоящее</text:p>
          </table:table-cell>
        </table:table-row>
        <table:table-row table:style-name="TableLine94802253975632">
          <table:table-cell table:style-name="Table2.A2" office:value-type="string">
            <text:p text:style-name="P1553">should</text:p>
          </table:table-cell>
          <table:table-cell table:style-name="Table2.A2" office:value-type="string">
            <text:p text:style-name="P1553">следует сделать, следовало бы сделать; (совет)</text:p>
          </table:table-cell>
          <table:table-cell table:style-name="Table2.C2" office:value-type="string">
            <text:p text:style-name="P1553">настоящее и будущие</text:p>
          </table:table-cell>
        </table:table-row>
        <table:table-row table:style-name="TableLine94802254004240">
          <table:table-cell table:style-name="Table2.A2" office:value-type="string">
            <text:p text:style-name="P1553">would</text:p>
          </table:table-cell>
          <table:table-cell table:style-name="Table2.A2" office:value-type="string">
            <text:p text:style-name="P1553">частица «бы», предложение услуги, привычка прошлого</text:p>
          </table:table-cell>
          <table:table-cell table:style-name="Table2.C2" office:value-type="string">
            <text:p text:style-name="P1553">настоящее, прошедшее, будущие</text:p>
          </table:table-cell>
        </table:table-row>
      </table:table>
      <text:p text:style-name="P401"/>
      <text:p text:style-name="P40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02254006800">
          <table:table-cell table:style-name="Table3.A1" office:value-type="string">
            <text:p text:style-name="P1487">Конструкция</text:p>
          </table:table-cell>
          <table:table-cell table:style-name="Table3.A1" office:value-type="string">
            <text:p text:style-name="P1487">Значение</text:p>
          </table:table-cell>
          <table:table-cell table:style-name="Table3.C1" office:value-type="string">
            <text:p text:style-name="P1487">Время</text:p>
          </table:table-cell>
        </table:table-row>
        <table:table-row table:style-name="TableLine94802253969744">
          <table:table-cell table:style-name="Table3.A2" office:value-type="string">
            <text:p text:style-name="P1525">be able to</text:p>
          </table:table-cell>
          <table:table-cell table:style-name="Table3.A2" office:value-type="string">
            <text:p text:style-name="P1525">могу (близко к can)</text:p>
          </table:table-cell>
          <table:table-cell table:style-name="Table3.C2" office:value-type="string">
            <text:p text:style-name="P1525">be меняется по временам</text:p>
          </table:table-cell>
        </table:table-row>
        <table:table-row table:style-name="TableLine94802254032128">
          <table:table-cell table:style-name="Table3.A2" office:value-type="string">
            <text:p text:style-name="P1525">have to</text:p>
          </table:table-cell>
          <table:table-cell table:style-name="Table3.A2" office:value-type="string">
            <text:p text:style-name="P1525">должен (близко к must)</text:p>
          </table:table-cell>
          <table:table-cell table:style-name="Table3.C2" office:value-type="string">
            <text:p text:style-name="P1525">have меняется по временам</text:p>
          </table:table-cell>
        </table:table-row>
        <table:table-row table:style-name="TableLine94802254035680">
          <table:table-cell table:style-name="Table3.A2" office:value-type="string">
            <text:p text:style-name="P1525">used to</text:p>
          </table:table-cell>
          <table:table-cell table:style-name="Table3.A2" office:value-type="string">
            <text:p text:style-name="P1525">делал раньше, имел привычку делать (близко к would)</text:p>
          </table:table-cell>
          <table:table-cell table:style-name="Table3.C2" office:value-type="string">
            <text:p text:style-name="P1525">всегда стоит в прошедшем;</text:p>
            <text:p text:style-name="P1525">меняется как Past Simple</text:p>
          </table:table-cell>
        </table:table-row>
      </table:table>
      <text:p text:style-name="P402"/>
      <text:p text:style-name="P408"/>
      <text:p text:style-name="P1567"><text:span text:style-name="T464">Таблица </text:span><text:span text:style-name="T478">личны</text:span><text:span text:style-name="T479">х</text:span><text:span text:style-name="T478"> и притяжательных </text:span><text:span text:style-name="T46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02254058384">
          <table:table-cell table:style-name="Table11.A1" table:number-columns-spanned="2" office:value-type="string">
            <text:p text:style-name="P1490">Личные местоимения</text:p>
          </table:table-cell>
          <table:covered-table-cell/>
          <table:table-cell table:style-name="Table11.C1" table:number-columns-spanned="2" office:value-type="string">
            <text:p text:style-name="P1490">Притяжательные местоимения</text:p>
          </table:table-cell>
          <table:covered-table-cell/>
        </table:table-row>
        <table:table-row table:style-name="TableLine94802254125456">
          <table:table-cell table:style-name="Table11.A2" office:value-type="string">
            <text:p text:style-name="P1500"><text:span text:style-name="T1433">и</text:span><text:span text:style-name="T1429">менительный падеж</text:span></text:p>
            <text:p text:style-name="P1533"><text:span text:style-name="T1430">(</text:span>кто/что<text:span text:style-name="T1430">)</text:span></text:p>
          </table:table-cell>
          <table:table-cell table:style-name="Table11.A2" office:value-type="string">
            <text:p text:style-name="P1500"><text:span text:style-name="T1433">о</text:span><text:span text:style-name="T1429">бъектный падеж</text:span></text:p>
            <text:p text:style-name="P1533"><text:span text:style-name="T1430">(</text:span>кого, <text:span text:style-name="T1430">к</text:span>ому, кем<text:span text:style-name="T1430">)</text:span></text:p>
          </table:table-cell>
          <table:table-cell table:style-name="Table11.A2" office:value-type="string">
            <text:p text:style-name="P1532"><text:span text:style-name="T1430">с</text:span> существительным</text:p>
            <text:p text:style-name="P1534">(чей)</text:p>
          </table:table-cell>
          <table:table-cell table:style-name="Table11.D2" office:value-type="string">
            <text:p text:style-name="P1500"><text:span text:style-name="T1430">о</text:span><text:span text:style-name="T1429">тдельно</text:span></text:p>
            <text:p text:style-name="P1534">(чей)</text:p>
          </table:table-cell>
        </table:table-row>
        <table:table-row table:style-name="TableLine94802254144704">
          <table:table-cell table:style-name="Table11.A2" office:value-type="string">
            <text:p text:style-name="P1537">I</text:p>
          </table:table-cell>
          <table:table-cell table:style-name="Table11.A2" office:value-type="string">
            <text:p text:style-name="P1537">me</text:p>
          </table:table-cell>
          <table:table-cell table:style-name="Table11.A2" office:value-type="string">
            <text:p text:style-name="P1535">my</text:p>
          </table:table-cell>
          <table:table-cell table:style-name="Table11.D2" office:value-type="string">
            <text:p text:style-name="P1535">mine</text:p>
          </table:table-cell>
        </table:table-row>
        <table:table-row table:style-name="TableLine94802254148144">
          <table:table-cell table:style-name="Table11.A2" office:value-type="string">
            <text:p text:style-name="P1537">you</text:p>
          </table:table-cell>
          <table:table-cell table:style-name="Table11.A2" office:value-type="string">
            <text:p text:style-name="P1537">you</text:p>
          </table:table-cell>
          <table:table-cell table:style-name="Table11.A2" office:value-type="string">
            <text:p text:style-name="P1535">your</text:p>
          </table:table-cell>
          <table:table-cell table:style-name="Table11.D2" office:value-type="string">
            <text:p text:style-name="P1535">yours</text:p>
          </table:table-cell>
        </table:table-row>
        <table:table-row table:style-name="TableLine94802254153296">
          <table:table-cell table:style-name="Table11.A2" office:value-type="string">
            <text:p text:style-name="P1537">he</text:p>
          </table:table-cell>
          <table:table-cell table:style-name="Table11.A2" office:value-type="string">
            <text:p text:style-name="P1537">him</text:p>
          </table:table-cell>
          <table:table-cell table:style-name="Table11.A2" office:value-type="string">
            <text:p text:style-name="P1535">his</text:p>
          </table:table-cell>
          <table:table-cell table:style-name="Table11.D2" office:value-type="string">
            <text:p text:style-name="P1536">his</text:p>
          </table:table-cell>
        </table:table-row>
        <table:table-row table:style-name="TableLine94802254157360">
          <table:table-cell table:style-name="Table11.A2" office:value-type="string">
            <text:p text:style-name="P1537">she</text:p>
          </table:table-cell>
          <table:table-cell table:style-name="Table11.A2" office:value-type="string">
            <text:p text:style-name="P1535">her</text:p>
          </table:table-cell>
          <table:table-cell table:style-name="Table11.A2" office:value-type="string">
            <text:p text:style-name="P1535">her</text:p>
          </table:table-cell>
          <table:table-cell table:style-name="Table11.D2" office:value-type="string">
            <text:p text:style-name="P1535">hers</text:p>
          </table:table-cell>
        </table:table-row>
        <table:table-row table:style-name="TableLine94802254170736">
          <table:table-cell table:style-name="Table11.A2" office:value-type="string">
            <text:p text:style-name="P1537">it</text:p>
          </table:table-cell>
          <table:table-cell table:style-name="Table11.A2" office:value-type="string">
            <text:p text:style-name="P1535">it</text:p>
          </table:table-cell>
          <table:table-cell table:style-name="Table11.A2" office:value-type="string">
            <text:p text:style-name="P1535">its</text:p>
          </table:table-cell>
          <table:table-cell table:style-name="Table11.D2" office:value-type="string">
            <text:p text:style-name="P1536">its</text:p>
          </table:table-cell>
        </table:table-row>
        <table:table-row table:style-name="TableLine94802254187184">
          <table:table-cell table:style-name="Table11.A2" office:value-type="string">
            <text:p text:style-name="P1537">we</text:p>
          </table:table-cell>
          <table:table-cell table:style-name="Table11.A2" office:value-type="string">
            <text:p text:style-name="P1535">us</text:p>
          </table:table-cell>
          <table:table-cell table:style-name="Table11.A2" office:value-type="string">
            <text:p text:style-name="P1535">our</text:p>
          </table:table-cell>
          <table:table-cell table:style-name="Table11.D2" office:value-type="string">
            <text:p text:style-name="P1535">ours</text:p>
          </table:table-cell>
        </table:table-row>
        <table:table-row table:style-name="TableLine94802254200048">
          <table:table-cell table:style-name="Table11.A2" office:value-type="string">
            <text:p text:style-name="P1537">they</text:p>
          </table:table-cell>
          <table:table-cell table:style-name="Table11.A2" office:value-type="string">
            <text:p text:style-name="P1535">them</text:p>
          </table:table-cell>
          <table:table-cell table:style-name="Table11.A2" office:value-type="string">
            <text:p text:style-name="P1535">their</text:p>
          </table:table-cell>
          <table:table-cell table:style-name="Table11.D2" office:value-type="string">
            <text:p text:style-name="P1535">theirs</text:p>
          </table:table-cell>
        </table:table-row>
      </table:table>
      <text:p text:style-name="P409"/>
      <text:p text:style-name="P653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802254204896">
          <table:table-cell table:style-name="Table15.A1" office:value-type="string">
            <text:p text:style-name="P1495">Лицо</text:p>
          </table:table-cell>
          <table:table-cell table:style-name="Table15.A1" office:value-type="string">
            <text:p text:style-name="P1495">Единственное число</text:p>
          </table:table-cell>
          <table:table-cell table:style-name="Table15.C1" office:value-type="string">
            <text:p text:style-name="P1495">Множественное число</text:p>
          </table:table-cell>
        </table:table-row>
        <table:table-row table:style-name="TableLine94802254214064">
          <table:table-cell table:style-name="Table15.A2" office:value-type="string">
            <text:p text:style-name="P1560">1</text:p>
          </table:table-cell>
          <table:table-cell table:style-name="Table15.A2" office:value-type="string">
            <text:p text:style-name="P1560">I</text:p>
          </table:table-cell>
          <table:table-cell table:style-name="Table15.C2" office:value-type="string">
            <text:p text:style-name="P1561">we</text:p>
          </table:table-cell>
        </table:table-row>
        <table:table-row table:style-name="TableLine94802254220816">
          <table:table-cell table:style-name="Table15.A2" office:value-type="string">
            <text:p text:style-name="P1560">2</text:p>
          </table:table-cell>
          <table:table-cell table:style-name="Table15.A2" office:value-type="string">
            <text:p text:style-name="P1560">you</text:p>
          </table:table-cell>
          <table:table-cell table:style-name="Table15.C2" office:value-type="string">
            <text:p text:style-name="P1561">you</text:p>
          </table:table-cell>
        </table:table-row>
        <table:table-row table:style-name="TableLine94802254222912">
          <table:table-cell table:style-name="Table15.A2" office:value-type="string">
            <text:p text:style-name="P1560">3</text:p>
          </table:table-cell>
          <table:table-cell table:style-name="Table15.A2" office:value-type="string">
            <text:p text:style-name="P1560">he/she/<text:span text:style-name="T1410">it</text:span></text:p>
          </table:table-cell>
          <table:table-cell table:style-name="Table15.C2" office:value-type="string">
            <text:p text:style-name="P1561">they</text:p>
          </table:table-cell>
        </table:table-row>
      </table:table>
      <text:p text:style-name="P530"/>
      <text:p text:style-name="P529">Таблица производных местоимений от <text:span text:style-name="T533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02254216592">
          <table:table-cell table:style-name="Table12.A1" office:value-type="string">
            <text:p text:style-name="P1485"/>
          </table:table-cell>
          <table:table-cell table:style-name="Table12.A1" office:value-type="string">
            <text:p text:style-name="P1491">body/one</text:p>
          </table:table-cell>
          <table:table-cell table:style-name="Table12.A1" office:value-type="string">
            <text:p text:style-name="P1491">thing</text:p>
          </table:table-cell>
          <table:table-cell table:style-name="Table12.D1" office:value-type="string">
            <text:p text:style-name="P1491">where</text:p>
          </table:table-cell>
        </table:table-row>
        <table:table-row table:style-name="TableLine94802254275488">
          <table:table-cell table:style-name="Table12.A2" office:value-type="string">
            <text:p text:style-name="P1491">some </text:p>
          </table:table-cell>
          <table:table-cell table:style-name="Table12.A2" office:value-type="string">
            <text:p text:style-name="P1538">somebody/someone (кто-то)</text:p>
          </table:table-cell>
          <table:table-cell table:style-name="Table12.A2" office:value-type="string">
            <text:p text:style-name="P1538">something </text:p>
            <text:p text:style-name="P1538">(что-то)</text:p>
          </table:table-cell>
          <table:table-cell table:style-name="Table12.D2" office:value-type="string">
            <text:p text:style-name="P1538">somewhere </text:p>
            <text:p text:style-name="P1538">(где-то)</text:p>
          </table:table-cell>
        </table:table-row>
        <table:table-row table:style-name="TableLine94802254281792">
          <table:table-cell table:style-name="Table12.A2" office:value-type="string">
            <text:p text:style-name="P1491">any</text:p>
          </table:table-cell>
          <table:table-cell table:style-name="Table12.A2" office:value-type="string">
            <text:p text:style-name="P1538">anybody/anyone </text:p>
            <text:p text:style-name="P1538">(кто-то)</text:p>
          </table:table-cell>
          <table:table-cell table:style-name="Table12.A2" office:value-type="string">
            <text:p text:style-name="P1538">anything </text:p>
            <text:p text:style-name="P1538">(что-то)</text:p>
          </table:table-cell>
          <table:table-cell table:style-name="Table12.D2" office:value-type="string">
            <text:p text:style-name="P1538">anywhere </text:p>
            <text:p text:style-name="P1538">(где-то)</text:p>
          </table:table-cell>
        </table:table-row>
        <table:table-row table:style-name="TableLine94802254304816">
          <table:table-cell table:style-name="Table12.A2" office:value-type="string">
            <text:p text:style-name="P1491">no</text:p>
          </table:table-cell>
          <table:table-cell table:style-name="Table12.A2" office:value-type="string">
            <text:p text:style-name="P1538">nobody/noone </text:p>
            <text:p text:style-name="P1538">(никто)</text:p>
          </table:table-cell>
          <table:table-cell table:style-name="Table12.A2" office:value-type="string">
            <text:p text:style-name="P1538">nothing </text:p>
            <text:p text:style-name="P1538">(ничто)</text:p>
          </table:table-cell>
          <table:table-cell table:style-name="Table12.D2" office:value-type="string">
            <text:p text:style-name="P1538">nowhere </text:p>
            <text:p text:style-name="P1538">(нигде)</text:p>
          </table:table-cell>
        </table:table-row>
      </table:table>
      <text:p text:style-name="P412"/>
      <text:p text:style-name="P788"><text:span text:style-name="T794">Таблица </text:span><text:span text:style-name="T795">условных предложений</text:span><text:span text:style-name="T794">:</text:span></text:p>
      <table:table table:name="Table14" table:style-name="Table14">
        <table:table-column table:style-name="Table14.A"/>
        <table:table-column table:style-name="Table14.B"/>
        <table:table-row table:style-name="TableLine94802254310352">
          <table:table-cell table:style-name="Table14.A1" office:value-type="string">
            <text:p text:style-name="P1494">Тип</text:p>
          </table:table-cell>
          <table:table-cell table:style-name="Table14.B1" office:value-type="string">
            <text:p text:style-name="P1494">Пример</text:p>
          </table:table-cell>
        </table:table-row>
        <table:table-row table:style-name="TableLine94802254369360">
          <table:table-cell table:style-name="Table14.A2" office:value-type="string">
            <text:p text:style-name="P1556">zero conditionals</text:p>
          </table:table-cell>
          <table:table-cell table:style-name="Table14.B2" office:value-type="string">
            <text:p text:style-name="P1557"><text:span text:style-name="T1523">If I </text:span><text:span text:style-name="T731">drive</text:span><text:span text:style-name="T1523"> home early, I </text:span><text:span text:style-name="T731">watch</text:span><text:span text:style-name="T1523"> some movie (уклад жизни) — </text:span></text:p>
            <text:p text:style-name="P1555">Если я приезжаю домой рано, я смотрю какой-нибудь фильм.</text:p>
          </table:table-cell>
        </table:table-row>
        <table:table-row table:style-name="TableLine94802254371440">
          <table:table-cell table:style-name="Table14.A2" office:value-type="string">
            <text:p text:style-name="P1556">first conditionals</text:p>
          </table:table-cell>
          <table:table-cell table:style-name="Table14.B2" office:value-type="string">
            <text:p text:style-name="P1555">If I <text:span text:style-name="T730">drive</text:span> home early today, I <text:span text:style-name="T730">will watch</text:span> some movie (планы) — </text:p>
            <text:p text:style-name="P1555">Если я сегодня приеду домой раньше, я посмотрю какой-нибудь фильм.</text:p>
          </table:table-cell>
        </table:table-row>
        <table:table-row table:style-name="TableLine94802254372080">
          <table:table-cell table:style-name="Table14.A2" office:value-type="string">
            <text:p text:style-name="P1556">second conditionals</text:p>
          </table:table-cell>
          <table:table-cell table:style-name="Table14.B2" office:value-type="string">
            <text:p text:style-name="P1559"><text:span text:style-name="T1523">If I </text:span><text:span text:style-name="T731">drove</text:span><text:span text:style-name="T1523"> home earcly, I </text:span><text:span text:style-name="T731">would watch</text:span><text:span text:style-name="T1523"> some movie (</text:span><text:span text:style-name="T1524">нереальность</text:span><text:span text:style-name="T1523">) — </text:span></text:p>
            <text:p text:style-name="P1558">Если бы я приехал домой раньше, я бы посмотрел какой-нибудь фильм.</text:p>
          </table:table-cell>
        </table:table-row>
      </table:table>
      <text:p text:style-name="P410"/>
      <text:p text:style-name="P411"/>
      <text:p text:style-name="P1568"><text:span text:style-name="T791">Таблица попу</text:span><text:span text:style-name="T793">л</text:span><text:span text:style-name="T791">я</text:span><text:span text:style-name="T793">р</text:span><text:span text:style-name="T791">ных</text:span><text:span text:style-name="T79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802254389664">
          <table:table-cell table:style-name="Table13.A1" office:value-type="string">
            <text:p text:style-name="P1492">Связка</text:p>
          </table:table-cell>
          <table:table-cell table:style-name="Table13.A1" office:value-type="string">
            <text:p text:style-name="P1492">Значение</text:p>
          </table:table-cell>
          <table:table-cell table:style-name="Table13.C1" office:value-type="string">
            <text:p text:style-name="P1493">Контекст</text:p>
          </table:table-cell>
        </table:table-row>
        <table:table-row table:style-name="TableLine94802254599520">
          <table:table-cell table:style-name="Table13.A2" office:value-type="string">
            <text:p text:style-name="P1540">back off</text:p>
          </table:table-cell>
          <table:table-cell table:style-name="Table13.A2" office:value-type="string">
            <text:p text:style-name="P1540">отступать</text:p>
          </table:table-cell>
          <table:table-cell table:style-name="Table13.C2" office:value-type="string">
            <text:p text:style-name="P1539"><text:span text:style-name="T1494">The police told the protesters to </text:span><text:span text:style-name="T734">back off</text:span><text:span text:style-name="T1494"> — </text:span></text:p>
            <text:p text:style-name="P1539"><text:span text:style-name="T1494">Полиция сказала протестующим </text:span><text:span text:style-name="T734">отступи</text:span><text:span text:style-name="T735">ть</text:span><text:span text:style-name="T1494">.</text:span></text:p>
          </table:table-cell>
        </table:table-row>
        <table:table-row table:style-name="TableLine94802254610048">
          <table:table-cell table:style-name="Table13.A2" office:value-type="string">
            <text:p text:style-name="P1540">be away</text:p>
          </table:table-cell>
          <table:table-cell table:style-name="Table13.A2" office:value-type="string">
            <text:p text:style-name="P1541">отсутствовать, </text:p>
            <text:p text:style-name="P1541">быть в отпуске</text:p>
          </table:table-cell>
          <table:table-cell table:style-name="Table13.C2" office:value-type="string">
            <text:p text:style-name="P1543">She <text:span text:style-name="T733">is away</text:span> on business for three weeks — </text:p>
            <text:p text:style-name="P1543">Она <text:span text:style-name="T733">отсутствует</text:span> по делам 3 недели.</text:p>
          </table:table-cell>
        </table:table-row>
        <table:table-row table:style-name="TableLine94802254613168">
          <table:table-cell table:style-name="Table13.A2" office:value-type="string">
            <text:p text:style-name="P1540">break up</text:p>
          </table:table-cell>
          <table:table-cell table:style-name="Table13.A2" office:value-type="string">
            <text:p text:style-name="P1541">разойтись, заканчивать отноше<text:span text:style-name="T1494">н</text:span>ия, </text:p>
            <text:p text:style-name="P1541">разбиться на части</text:p>
          </table:table-cell>
          <table:table-cell table:style-name="Table13.C2" office:value-type="string">
            <text:p text:style-name="P1544">Yesterday we decided to <text:span text:style-name="T733">break up</text:span> — </text:p>
            <text:p text:style-name="P1542">Вчера мы решили <text:span text:style-name="T733">разойтись</text:span>.</text:p>
            <text:p text:style-name="P1546">Tha plate <text:span text:style-name="T733">broke up</text:span> when he dropped it on the floor <text:span text:style-name="T1494">—</text:span></text:p>
            <text:p text:style-name="P1546">Тарелка <text:span text:style-name="T733">разбилась</text:span>, когда он уронил ее на пол.</text:p>
          </table:table-cell>
        </table:table-row>
        <table:table-row table:style-name="TableLine94802254615088">
          <table:table-cell table:style-name="Table13.A2" office:value-type="string">
            <text:p text:style-name="P1540">call back</text:p>
          </table:table-cell>
          <table:table-cell table:style-name="Table13.A2" office:value-type="string">
            <text:p text:style-name="P1540">перезванивать</text:p>
          </table:table-cell>
          <table:table-cell table:style-name="Table13.C2" office:value-type="string">
            <text:p text:style-name="P1546">I must <text:span text:style-name="T733">call</text:span> her <text:span text:style-name="T733">back</text:span> when <text:span text:style-name="T1495">we get to the office — </text:span></text:p>
            <text:p text:style-name="P1546"><text:span text:style-name="T1495">Я должен </text:span><text:span text:style-name="T736">перезвонить</text:span><text:span text:style-name="T1495"> ей, когда вернемся в офис.</text:span></text:p>
          </table:table-cell>
        </table:table-row>
        <table:table-row table:style-name="TableLine94802254617840">
          <table:table-cell table:style-name="Table13.A2" office:value-type="string">
            <text:p text:style-name="P1540">fall down</text:p>
          </table:table-cell>
          <table:table-cell table:style-name="Table13.A2" office:value-type="string">
            <text:p text:style-name="P1540">упасть на землю</text:p>
          </table:table-cell>
          <table:table-cell table:style-name="Table13.C2" office:value-type="string">
            <text:p text:style-name="P1547">I slipped on the ice and <text:span text:style-name="T733">fell down</text:span> — </text:p>
            <text:p text:style-name="P1547">Я подскользнулся на льду и <text:span text:style-name="T733">упал</text:span><text:span text:style-name="T757">.</text:span></text:p>
          </table:table-cell>
        </table:table-row>
        <table:table-row table:style-name="TableLine94802254619760">
          <table:table-cell table:style-name="Table13.A2" office:value-type="string">
            <text:p text:style-name="P1540">eat out</text:p>
          </table:table-cell>
          <table:table-cell table:style-name="Table13.A2" office:value-type="string">
            <text:p text:style-name="P1541">есть вне дома</text:p>
            <text:p text:style-name="P1541"><text:span text:style-name="T1494">(</text:span>в кафе <text:span text:style-name="T1494">или </text:span>ресторане<text:span text:style-name="T1494">)</text:span></text:p>
          </table:table-cell>
          <table:table-cell table:style-name="Table13.C2" office:value-type="string">
            <text:p text:style-name="P1548">I don`t <text:span text:style-name="T733">eat out</text:span> much — Я не часто <text:span text:style-name="T733">хожу в кафе</text:span>.</text:p>
          </table:table-cell>
        </table:table-row>
        <table:table-row table:style-name="TableLine94802254621680">
          <table:table-cell table:style-name="Table13.A2" office:value-type="string">
            <text:p text:style-name="P1540">get out</text:p>
          </table:table-cell>
          <table:table-cell table:style-name="Table13.A2" office:value-type="string">
            <text:p text:style-name="P1501"><text:span text:style-name="T1555">вынимать</text:span><text:span text:style-name="T1556">, </text:span></text:p>
            <text:p text:style-name="P1541">покинуть помещение</text:p>
          </table:table-cell>
          <table:table-cell table:style-name="Table13.C2" office:value-type="string">
            <text:p text:style-name="P1548">I can <text:span text:style-name="T733">get out</text:span> if you want — </text:p>
            <text:p text:style-name="P1548">Я могу <text:span text:style-name="T733">выйти</text:span>, если ты хочешь.</text:p>
          </table:table-cell>
        </table:table-row>
        <table:table-row table:style-name="TableLine94802254626544">
          <table:table-cell table:style-name="Table13.A2" office:value-type="string">
            <text:p text:style-name="P1540">work out</text:p>
          </table:table-cell>
          <table:table-cell table:style-name="Table13.A2" office:value-type="string">
            <text:p text:style-name="P1541">заниматься спортом, </text:p>
            <text:p text:style-name="P1541">делать упражнения, </text:p>
            <text:p text:style-name="P1541">решать проблему</text:p>
          </table:table-cell>
          <table:table-cell table:style-name="Table13.C2" office:value-type="string">
            <text:p text:style-name="P1548">Don`t worry. We`ll <text:span text:style-name="T730">work</text:span> it <text:span text:style-name="T730">out</text:span> — </text:p>
            <text:p text:style-name="P1548">Не волнуйся, мы <text:span text:style-name="T730">найдем выход</text:span> из этой ситуации.</text:p>
          </table:table-cell>
        </table:table-row>
        <table:table-row table:style-name="TableLine94802254632304">
          <table:table-cell table:style-name="Table13.A2" office:value-type="string">
            <text:p text:style-name="P1540">find out</text:p>
          </table:table-cell>
          <table:table-cell table:style-name="Table13.A2" office:value-type="string">
            <text:p text:style-name="P1541">выяснить, </text:p>
            <text:p text:style-name="P1541">узнать правду</text:p>
          </table:table-cell>
          <table:table-cell table:style-name="Table13.C2" office:value-type="string">
            <text:p text:style-name="P1548">Let`s <text:span text:style-name="T730">find out</text:span> what`s going on here — </text:p>
            <text:p text:style-name="P1548">Давайте <text:span text:style-name="T730">выясним</text:span>, что здесь происходит.</text:p>
          </table:table-cell>
        </table:table-row>
        <table:table-row table:style-name="TableLine94802254635104">
          <table:table-cell table:style-name="Table13.A2" office:value-type="string">
            <text:p text:style-name="P1540">turn out</text:p>
          </table:table-cell>
          <table:table-cell table:style-name="Table13.A2" office:value-type="string">
            <text:p text:style-name="P1545">выясняться, </text:p>
            <text:p text:style-name="P1545">открывать правду</text:p>
          </table:table-cell>
          <table:table-cell table:style-name="Table13.C2" office:value-type="string">
            <text:p text:style-name="P1549">It <text:span text:style-name="T730">turned out</text:span> that Mike knew the truth all the time —</text:p>
            <text:p text:style-name="P1549"><text:span text:style-name="T730">Выяснилось</text:span>, что Майк знал правду все время.</text:p>
          </table:table-cell>
        </table:table-row>
        <table:table-row table:style-name="TableLine94802254638736">
          <table:table-cell table:style-name="Table13.A2" office:value-type="string">
            <text:p text:style-name="P1540">turn on</text:p>
          </table:table-cell>
          <table:table-cell table:style-name="Table13.A2" office:value-type="string">
            <text:p text:style-name="P1545">включить</text:p>
          </table:table-cell>
          <table:table-cell table:style-name="Table13.C2" office:value-type="string">
            <text:p text:style-name="P1548">It`s dark. Let`s <text:span text:style-name="T730">turn</text:span> the light <text:span text:style-name="T730">on</text:span> — </text:p>
            <text:p text:style-name="P1548">Стало темно. Давай <text:span text:style-name="T730">включим</text:span> свет.</text:p>
          </table:table-cell>
        </table:table-row>
        <table:table-row table:style-name="TableLine94802254647520">
          <table:table-cell table:style-name="Table13.A2" office:value-type="string">
            <text:p text:style-name="P1540">turn off</text:p>
          </table:table-cell>
          <table:table-cell table:style-name="Table13.A2" office:value-type="string">
            <text:p text:style-name="P1545">выключить</text:p>
          </table:table-cell>
          <table:table-cell table:style-name="Table13.C2" office:value-type="string">
            <text:p text:style-name="P1550">Could you <text:span text:style-name="T730">turn off</text:span> the TV? — </text:p>
            <text:p text:style-name="P1550">Не мог бы ты <text:span text:style-name="T730">выключить</text:span> телевизор?</text:p>
          </table:table-cell>
        </table:table-row>
        <table:table-row table:style-name="TableLine94802254650688">
          <table:table-cell table:style-name="Table13.A2" office:value-type="string">
            <text:p text:style-name="P1540">go on</text:p>
          </table:table-cell>
          <table:table-cell table:style-name="Table13.A2" office:value-type="string">
            <text:p text:style-name="P1545">происходить (о ситуации)</text:p>
          </table:table-cell>
          <table:table-cell table:style-name="Table13.C2" office:value-type="string">
            <text:p text:style-name="P1550">What`s <text:span text:style-name="T730">going on</text:span> here? — Что здесь <text:span text:style-name="T730">происходит</text:span>?</text:p>
          </table:table-cell>
        </table:table-row>
        <table:table-row table:style-name="TableLine94802254653536">
          <table:table-cell table:style-name="Table13.A2" office:value-type="string">
            <text:p text:style-name="P1540">carry on</text:p>
          </table:table-cell>
          <table:table-cell table:style-name="Table13.A2" office:value-type="string">
            <text:p text:style-name="P1545">продолжать</text:p>
          </table:table-cell>
          <table:table-cell table:style-name="Table13.C2" office:value-type="string">
            <text:p text:style-name="P1550">I`d like to <text:span text:style-name="T730">carry on</text:span> if you don`t mind — </text:p>
            <text:p text:style-name="P1550">Я бы хотел <text:span text:style-name="T730">продолжить</text:span>, если вы не возражаете.</text:p>
          </table:table-cell>
        </table:table-row>
        <table:table-row table:style-name="TableLine94802254656800">
          <table:table-cell table:style-name="Table13.A2" office:value-type="string">
            <text:p text:style-name="P1540">keep on</text:p>
          </table:table-cell>
          <table:table-cell table:style-name="Table13.A2" office:value-type="string">
            <text:p text:style-name="P1545">постоянно делать</text:p>
          </table:table-cell>
          <table:table-cell table:style-name="Table13.C2" office:value-type="string">
            <text:p text:style-name="P1550"><text:span text:style-name="T730">Keep on</text:span> working in order to succeed — </text:p>
            <text:p text:style-name="P1550"><text:span text:style-name="T730">Продолжай</text:span> работать, чтобы добиться успеха.</text:p>
          </table:table-cell>
        </table:table-row>
        <table:table-row table:style-name="TableLine94802254660272">
          <table:table-cell table:style-name="Table13.A2" office:value-type="string">
            <text:p text:style-name="P1540">put on</text:p>
          </table:table-cell>
          <table:table-cell table:style-name="Table13.A2" office:value-type="string">
            <text:p text:style-name="P1545">надевать (одежду), </text:p>
            <text:p text:style-name="P1545">набирать вес</text:p>
          </table:table-cell>
          <table:table-cell table:style-name="Table13.C2" office:value-type="string">
            <text:p text:style-name="P1550">I see you`ve <text:span text:style-name="T730">put on</text:span> a few kilos — </text:p>
            <text:p text:style-name="P1550">Вижу, ты <text:span text:style-name="T730">поправился</text:span> на пару килограммов.</text:p>
          </table:table-cell>
        </table:table-row>
        <table:table-row table:style-name="TableLine94802254679808">
          <table:table-cell table:style-name="Table13.A2" office:value-type="string">
            <text:p text:style-name="P1540">take off</text:p>
          </table:table-cell>
          <table:table-cell table:style-name="Table13.A2" office:value-type="string">
            <text:p text:style-name="P1545">снимать (одежду)</text:p>
          </table:table-cell>
          <table:table-cell table:style-name="Table13.C2" office:value-type="string">
            <text:p text:style-name="P1550">You should <text:span text:style-name="T730">take off</text:span> these ugly pants — </text:p>
            <text:p text:style-name="P1550">Тебе следует <text:span text:style-name="T730">снять</text:span> эти ужасные штаны.</text:p>
          </table:table-cell>
        </table:table-row>
        <table:table-row table:style-name="TableLine94802254677584">
          <table:table-cell table:style-name="Table13.A2" office:value-type="string">
            <text:p text:style-name="P1540">calm down</text:p>
          </table:table-cell>
          <table:table-cell table:style-name="Table13.A2" office:value-type="string">
            <text:p text:style-name="P1545">успокоиться</text:p>
          </table:table-cell>
          <table:table-cell table:style-name="Table13.C2" office:value-type="string">
            <text:p text:style-name="P1550">Please, dear, <text:span text:style-name="T730">calm down</text:span> — </text:p>
            <text:p text:style-name="P1550">Прошу тебя, <text:span text:style-name="T730">успокойся</text:span>, дорогая.</text:p>
          </table:table-cell>
        </table:table-row>
        <table:table-row table:style-name="TableLine94802254692560">
          <table:table-cell table:style-name="Table13.A2" office:value-type="string">
            <text:p text:style-name="P1540">keep away</text:p>
          </table:table-cell>
          <table:table-cell table:style-name="Table13.A2" office:value-type="string">
            <text:p text:style-name="P1545">держаться подальше, </text:p>
            <text:p text:style-name="P1545">не приближаться</text:p>
          </table:table-cell>
          <table:table-cell table:style-name="Table13.C2" office:value-type="string">
            <text:p text:style-name="P1551">Hazard! <text:span text:style-name="T730">Keep away</text:span> — </text:p>
            <text:p text:style-name="P1551">Опасность! <text:span text:style-name="T730">Держитесь подальше</text:span>.</text:p>
          </table:table-cell>
        </table:table-row>
        <table:table-row table:style-name="TableLine94802254702832">
          <table:table-cell table:style-name="Table13.A2" office:value-type="string">
            <text:p text:style-name="P1540">give up</text:p>
          </table:table-cell>
          <table:table-cell table:style-name="Table13.A2" office:value-type="string">
            <text:p text:style-name="P1545">сдаваться</text:p>
          </table:table-cell>
          <table:table-cell table:style-name="Table13.C2" office:value-type="string">
            <text:p text:style-name="P1552">Never <text:span text:style-name="T730">give up</text:span>! — Никогда не <text:span text:style-name="T730">сдавайся</text:span>!</text:p>
          </table:table-cell>
        </table:table-row>
      </table:table>
      <text:p text:style-name="P408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02254704752">
          <table:table-cell table:style-name="Table6.A1" office:value-type="string">
            <text:p text:style-name="P1482">Перевод</text:p>
          </table:table-cell>
          <table:table-cell table:style-name="Table6.A1" office:value-type="string">
            <text:p text:style-name="P1481">Начальная форма</text:p>
          </table:table-cell>
          <table:table-cell table:style-name="Table6.A1" office:value-type="string">
            <text:p text:style-name="P1481">2я форма</text:p>
          </table:table-cell>
          <table:table-cell table:style-name="Table6.D1" office:value-type="string">
            <text:p text:style-name="P1482">3я форма</text:p>
          </table:table-cell>
        </table:table-row>
        <table:table-row table:style-name="TableLine94802254979488">
          <table:table-cell table:style-name="Table6.A2" office:value-type="string">
            <text:p text:style-name="P1502">начинать</text:p>
          </table:table-cell>
          <table:table-cell table:style-name="Table6.A2" office:value-type="string">
            <text:p text:style-name="P1503">begin</text:p>
          </table:table-cell>
          <table:table-cell table:style-name="Table6.A2" office:value-type="string">
            <text:p text:style-name="P1503">began</text:p>
          </table:table-cell>
          <table:table-cell table:style-name="Table6.D2" office:value-type="string">
            <text:p text:style-name="P1502">begun</text:p>
          </table:table-cell>
        </table:table-row>
        <table:table-row table:style-name="TableLine94802254993744">
          <table:table-cell table:style-name="Table6.A2" office:value-type="string">
            <text:p text:style-name="P1502">ломать</text:p>
          </table:table-cell>
          <table:table-cell table:style-name="Table6.A2" office:value-type="string">
            <text:p text:style-name="P1503">break</text:p>
          </table:table-cell>
          <table:table-cell table:style-name="Table6.A2" office:value-type="string">
            <text:p text:style-name="P1503">broke</text:p>
          </table:table-cell>
          <table:table-cell table:style-name="Table6.D2" office:value-type="string">
            <text:p text:style-name="P1502">broken</text:p>
          </table:table-cell>
        </table:table-row>
        <table:table-row table:style-name="TableLine94802254996144">
          <table:table-cell table:style-name="Table6.A2" office:value-type="string">
            <text:p text:style-name="P1502">приносить</text:p>
          </table:table-cell>
          <table:table-cell table:style-name="Table6.A2" office:value-type="string">
            <text:p text:style-name="P1503">bring</text:p>
          </table:table-cell>
          <table:table-cell table:style-name="Table6.A2" office:value-type="string">
            <text:p text:style-name="P1503">brought</text:p>
          </table:table-cell>
          <table:table-cell table:style-name="Table6.D2" office:value-type="string">
            <text:p text:style-name="P1502">brought</text:p>
          </table:table-cell>
        </table:table-row>
        <table:table-row table:style-name="TableLine94802255002800">
          <table:table-cell table:style-name="Table6.A2" office:value-type="string">
            <text:p text:style-name="P1502">покупать</text:p>
          </table:table-cell>
          <table:table-cell table:style-name="Table6.A2" office:value-type="string">
            <text:p text:style-name="P1503">buy</text:p>
          </table:table-cell>
          <table:table-cell table:style-name="Table6.A2" office:value-type="string">
            <text:p text:style-name="P1503">bought</text:p>
          </table:table-cell>
          <table:table-cell table:style-name="Table6.D2" office:value-type="string">
            <text:p text:style-name="P1502">bought</text:p>
          </table:table-cell>
        </table:table-row>
        <table:table-row table:style-name="TableLine94802255008176">
          <table:table-cell table:style-name="Table6.A2" office:value-type="string">
            <text:p text:style-name="P1502">приходить</text:p>
          </table:table-cell>
          <table:table-cell table:style-name="Table6.A2" office:value-type="string">
            <text:p text:style-name="P1503">come</text:p>
          </table:table-cell>
          <table:table-cell table:style-name="Table6.A2" office:value-type="string">
            <text:p text:style-name="P1503">came</text:p>
          </table:table-cell>
          <table:table-cell table:style-name="Table6.D2" office:value-type="string">
            <text:p text:style-name="P1502">come</text:p>
          </table:table-cell>
        </table:table-row>
        <table:table-row table:style-name="TableLine94802255011392">
          <table:table-cell table:style-name="Table6.A2" office:value-type="string">
            <text:p text:style-name="P1502">делать</text:p>
          </table:table-cell>
          <table:table-cell table:style-name="Table6.A2" office:value-type="string">
            <text:p text:style-name="P1503">do</text:p>
          </table:table-cell>
          <table:table-cell table:style-name="Table6.A2" office:value-type="string">
            <text:p text:style-name="P1503">did</text:p>
          </table:table-cell>
          <table:table-cell table:style-name="Table6.D2" office:value-type="string">
            <text:p text:style-name="P1502">done</text:p>
          </table:table-cell>
        </table:table-row>
        <table:table-row table:style-name="TableLine94802255037584">
          <table:table-cell table:style-name="Table6.A2" office:value-type="string">
            <text:p text:style-name="P1502">пить</text:p>
          </table:table-cell>
          <table:table-cell table:style-name="Table6.A2" office:value-type="string">
            <text:p text:style-name="P1503">drink</text:p>
          </table:table-cell>
          <table:table-cell table:style-name="Table6.A2" office:value-type="string">
            <text:p text:style-name="P1503">drank</text:p>
          </table:table-cell>
          <table:table-cell table:style-name="Table6.D2" office:value-type="string">
            <text:p text:style-name="P1502">drunk</text:p>
          </table:table-cell>
        </table:table-row>
        <table:table-row table:style-name="TableLine94802255043712">
          <table:table-cell table:style-name="Table6.A2" office:value-type="string">
            <text:p text:style-name="P1502">есть</text:p>
          </table:table-cell>
          <table:table-cell table:style-name="Table6.A2" office:value-type="string">
            <text:p text:style-name="P1503">eat</text:p>
          </table:table-cell>
          <table:table-cell table:style-name="Table6.A2" office:value-type="string">
            <text:p text:style-name="P1503">ate</text:p>
          </table:table-cell>
          <table:table-cell table:style-name="Table6.D2" office:value-type="string">
            <text:p text:style-name="P1502">eaten</text:p>
          </table:table-cell>
        </table:table-row>
        <table:table-row table:style-name="TableLine94802255062784">
          <table:table-cell table:style-name="Table6.A2" office:value-type="string">
            <text:p text:style-name="P1502">падать</text:p>
          </table:table-cell>
          <table:table-cell table:style-name="Table6.A2" office:value-type="string">
            <text:p text:style-name="P1504">fall</text:p>
          </table:table-cell>
          <table:table-cell table:style-name="Table6.A2" office:value-type="string">
            <text:p text:style-name="P1504">fell</text:p>
          </table:table-cell>
          <table:table-cell table:style-name="Table6.D2" office:value-type="string">
            <text:p text:style-name="P1502">fallen</text:p>
          </table:table-cell>
        </table:table-row>
        <table:table-row table:style-name="TableLine94802255080272">
          <table:table-cell table:style-name="Table6.A2" office:value-type="string">
            <text:p text:style-name="P1502">летать</text:p>
          </table:table-cell>
          <table:table-cell table:style-name="Table6.A2" office:value-type="string">
            <text:p text:style-name="P1504">fly</text:p>
          </table:table-cell>
          <table:table-cell table:style-name="Table6.A2" office:value-type="string">
            <text:p text:style-name="P1504">flew</text:p>
          </table:table-cell>
          <table:table-cell table:style-name="Table6.D2" office:value-type="string">
            <text:p text:style-name="P1502">flown</text:p>
          </table:table-cell>
        </table:table-row>
        <table:table-row table:style-name="TableLine94802255101776">
          <table:table-cell table:style-name="Table6.A2" office:value-type="string">
            <text:p text:style-name="P1502">забывать</text:p>
          </table:table-cell>
          <table:table-cell table:style-name="Table6.A2" office:value-type="string">
            <text:p text:style-name="P1504">forget</text:p>
          </table:table-cell>
          <table:table-cell table:style-name="Table6.A2" office:value-type="string">
            <text:p text:style-name="P1504">forgot</text:p>
          </table:table-cell>
          <table:table-cell table:style-name="Table6.D2" office:value-type="string">
            <text:p text:style-name="P1502">forgotten</text:p>
          </table:table-cell>
        </table:table-row>
        <table:table-row table:style-name="TableLine94802255119328">
          <table:table-cell table:style-name="Table6.A2" office:value-type="string">
            <text:p text:style-name="P1502">получать</text:p>
          </table:table-cell>
          <table:table-cell table:style-name="Table6.A2" office:value-type="string">
            <text:p text:style-name="P1504">get</text:p>
          </table:table-cell>
          <table:table-cell table:style-name="Table6.A2" office:value-type="string">
            <text:p text:style-name="P1504">got</text:p>
          </table:table-cell>
          <table:table-cell table:style-name="Table6.D2" office:value-type="string">
            <text:p text:style-name="P1502">got</text:p>
          </table:table-cell>
        </table:table-row>
        <table:table-row table:style-name="TableLine94802255126688">
          <table:table-cell table:style-name="Table6.A2" office:value-type="string">
            <text:p text:style-name="P1505">давать</text:p>
          </table:table-cell>
          <table:table-cell table:style-name="Table6.A2" office:value-type="string">
            <text:p text:style-name="P1506">give</text:p>
          </table:table-cell>
          <table:table-cell table:style-name="Table6.A2" office:value-type="string">
            <text:p text:style-name="P1506">gave</text:p>
          </table:table-cell>
          <table:table-cell table:style-name="Table6.D2" office:value-type="string">
            <text:p text:style-name="P1505">given</text:p>
          </table:table-cell>
        </table:table-row>
        <table:table-row table:style-name="TableLine94802255136032">
          <table:table-cell table:style-name="Table6.A2" office:value-type="string">
            <text:p text:style-name="P1505">идти</text:p>
          </table:table-cell>
          <table:table-cell table:style-name="Table6.A2" office:value-type="string">
            <text:p text:style-name="P1506">go</text:p>
          </table:table-cell>
          <table:table-cell table:style-name="Table6.A2" office:value-type="string">
            <text:p text:style-name="P1506">went</text:p>
          </table:table-cell>
          <table:table-cell table:style-name="Table6.D2" office:value-type="string">
            <text:p text:style-name="P1505">gone</text:p>
          </table:table-cell>
        </table:table-row>
        <table:table-row table:style-name="TableLine94802255153296">
          <table:table-cell table:style-name="Table6.A2" office:value-type="string">
            <text:p text:style-name="P1507">иметь </text:p>
          </table:table-cell>
          <table:table-cell table:style-name="Table6.A2" office:value-type="string">
            <text:p text:style-name="P1508">have</text:p>
          </table:table-cell>
          <table:table-cell table:style-name="Table6.A2" office:value-type="string">
            <text:p text:style-name="P1508">had</text:p>
          </table:table-cell>
          <table:table-cell table:style-name="Table6.D2" office:value-type="string">
            <text:p text:style-name="P1507">had</text:p>
          </table:table-cell>
        </table:table-row>
        <table:table-row table:style-name="TableLine94802255159168">
          <table:table-cell table:style-name="Table6.A2" office:value-type="string">
            <text:p text:style-name="P1507">слышать</text:p>
          </table:table-cell>
          <table:table-cell table:style-name="Table6.A2" office:value-type="string">
            <text:p text:style-name="P1508">hear</text:p>
          </table:table-cell>
          <table:table-cell table:style-name="Table6.A2" office:value-type="string">
            <text:p text:style-name="P1508">heard</text:p>
          </table:table-cell>
          <table:table-cell table:style-name="Table6.D2" office:value-type="string">
            <text:p text:style-name="P1507">heard</text:p>
          </table:table-cell>
        </table:table-row>
        <table:table-row table:style-name="TableLine94802255165472">
          <table:table-cell table:style-name="Table6.A2" office:value-type="string">
            <text:p text:style-name="P1507">знать</text:p>
          </table:table-cell>
          <table:table-cell table:style-name="Table6.A2" office:value-type="string">
            <text:p text:style-name="P1508">know</text:p>
          </table:table-cell>
          <table:table-cell table:style-name="Table6.A2" office:value-type="string">
            <text:p text:style-name="P1508">knew</text:p>
          </table:table-cell>
          <table:table-cell table:style-name="Table6.D2" office:value-type="string">
            <text:p text:style-name="P1507">known</text:p>
          </table:table-cell>
        </table:table-row>
        <table:table-row table:style-name="TableLine94802255174464">
          <table:table-cell table:style-name="Table6.A2" office:value-type="string">
            <text:p text:style-name="P1507">терять</text:p>
          </table:table-cell>
          <table:table-cell table:style-name="Table6.A2" office:value-type="string">
            <text:p text:style-name="P1508">lose</text:p>
          </table:table-cell>
          <table:table-cell table:style-name="Table6.A2" office:value-type="string">
            <text:p text:style-name="P1508">lost</text:p>
          </table:table-cell>
          <table:table-cell table:style-name="Table6.D2" office:value-type="string">
            <text:p text:style-name="P1507">lost</text:p>
          </table:table-cell>
        </table:table-row>
        <table:table-row table:style-name="TableLine94802255178512">
          <table:table-cell table:style-name="Table6.A2" office:value-type="string">
            <text:p text:style-name="P1507">делать</text:p>
          </table:table-cell>
          <table:table-cell table:style-name="Table6.A2" office:value-type="string">
            <text:p text:style-name="P1508">make</text:p>
          </table:table-cell>
          <table:table-cell table:style-name="Table6.A2" office:value-type="string">
            <text:p text:style-name="P1508">made</text:p>
          </table:table-cell>
          <table:table-cell table:style-name="Table6.D2" office:value-type="string">
            <text:p text:style-name="P1507">made</text:p>
          </table:table-cell>
        </table:table-row>
        <table:table-row table:style-name="TableLine94802255181408">
          <table:table-cell table:style-name="Table6.A2" office:value-type="string">
            <text:p text:style-name="P1507">платить</text:p>
          </table:table-cell>
          <table:table-cell table:style-name="Table6.A2" office:value-type="string">
            <text:p text:style-name="P1508">pay</text:p>
          </table:table-cell>
          <table:table-cell table:style-name="Table6.A2" office:value-type="string">
            <text:p text:style-name="P1508">paid</text:p>
          </table:table-cell>
          <table:table-cell table:style-name="Table6.D2" office:value-type="string">
            <text:p text:style-name="P1507">paid</text:p>
          </table:table-cell>
        </table:table-row>
        <table:table-row table:style-name="TableLine94802255185296">
          <table:table-cell table:style-name="Table6.A2" office:value-type="string">
            <text:p text:style-name="P1507">класть</text:p>
          </table:table-cell>
          <table:table-cell table:style-name="Table6.A2" office:value-type="string">
            <text:p text:style-name="P1508">put</text:p>
          </table:table-cell>
          <table:table-cell table:style-name="Table6.A2" office:value-type="string">
            <text:p text:style-name="P1508">put</text:p>
          </table:table-cell>
          <table:table-cell table:style-name="Table6.D2" office:value-type="string">
            <text:p text:style-name="P1507">put</text:p>
          </table:table-cell>
        </table:table-row>
        <table:table-row table:style-name="TableLine94802255188368">
          <table:table-cell table:style-name="Table6.A2" office:value-type="string">
            <text:p text:style-name="P1507">читать</text:p>
          </table:table-cell>
          <table:table-cell table:style-name="Table6.A2" office:value-type="string">
            <text:p text:style-name="P1508">read</text:p>
          </table:table-cell>
          <table:table-cell table:style-name="Table6.A2" office:value-type="string">
            <text:p text:style-name="P1508">read</text:p>
          </table:table-cell>
          <table:table-cell table:style-name="Table6.D2" office:value-type="string">
            <text:p text:style-name="P1508">read</text:p>
          </table:table-cell>
        </table:table-row>
        <table:table-row table:style-name="TableLine94802255192752">
          <table:table-cell table:style-name="Table6.A2" office:value-type="string">
            <text:p text:style-name="P1507">сказать</text:p>
          </table:table-cell>
          <table:table-cell table:style-name="Table6.A2" office:value-type="string">
            <text:p text:style-name="P1508">say</text:p>
          </table:table-cell>
          <table:table-cell table:style-name="Table6.A2" office:value-type="string">
            <text:p text:style-name="P1508">said</text:p>
          </table:table-cell>
          <table:table-cell table:style-name="Table6.D2" office:value-type="string">
            <text:p text:style-name="P1508">said</text:p>
          </table:table-cell>
        </table:table-row>
        <table:table-row table:style-name="TableLine94802255198064">
          <table:table-cell table:style-name="Table6.A2" office:value-type="string">
            <text:p text:style-name="P1507">говорить</text:p>
          </table:table-cell>
          <table:table-cell table:style-name="Table6.A2" office:value-type="string">
            <text:p text:style-name="P1508">speak</text:p>
          </table:table-cell>
          <table:table-cell table:style-name="Table6.A2" office:value-type="string">
            <text:p text:style-name="P1508">spoke</text:p>
          </table:table-cell>
          <table:table-cell table:style-name="Table6.D2" office:value-type="string">
            <text:p text:style-name="P1507">spoken</text:p>
          </table:table-cell>
        </table:table-row>
        <table:table-row table:style-name="TableLine94802255217136">
          <table:table-cell table:style-name="Table6.A2" office:value-type="string">
            <text:p text:style-name="P1507">видеть</text:p>
          </table:table-cell>
          <table:table-cell table:style-name="Table6.A2" office:value-type="string">
            <text:p text:style-name="P1508">see</text:p>
          </table:table-cell>
          <table:table-cell table:style-name="Table6.A2" office:value-type="string">
            <text:p text:style-name="P1508">saw</text:p>
          </table:table-cell>
          <table:table-cell table:style-name="Table6.D2" office:value-type="string">
            <text:p text:style-name="P1507">seen</text:p>
          </table:table-cell>
        </table:table-row>
        <table:table-row table:style-name="TableLine94802255221728">
          <table:table-cell table:style-name="Table6.A2" office:value-type="string">
            <text:p text:style-name="P1507">сидеть</text:p>
          </table:table-cell>
          <table:table-cell table:style-name="Table6.A2" office:value-type="string">
            <text:p text:style-name="P1508">sit</text:p>
          </table:table-cell>
          <table:table-cell table:style-name="Table6.A2" office:value-type="string">
            <text:p text:style-name="P1508">sat</text:p>
          </table:table-cell>
          <table:table-cell table:style-name="Table6.D2" office:value-type="string">
            <text:p text:style-name="P1507">sat</text:p>
          </table:table-cell>
        </table:table-row>
        <table:table-row table:style-name="TableLine94802255224928">
          <table:table-cell table:style-name="Table6.A2" office:value-type="string">
            <text:p text:style-name="P1507">брать</text:p>
          </table:table-cell>
          <table:table-cell table:style-name="Table6.A2" office:value-type="string">
            <text:p text:style-name="P1508">take</text:p>
          </table:table-cell>
          <table:table-cell table:style-name="Table6.A2" office:value-type="string">
            <text:p text:style-name="P1508">took</text:p>
          </table:table-cell>
          <table:table-cell table:style-name="Table6.D2" office:value-type="string">
            <text:p text:style-name="P1507">taken</text:p>
          </table:table-cell>
        </table:table-row>
        <table:table-row table:style-name="TableLine94802255228000">
          <table:table-cell table:style-name="Table6.A2" office:value-type="string">
            <text:p text:style-name="P1526">обучать</text:p>
          </table:table-cell>
          <table:table-cell table:style-name="Table6.A2" office:value-type="string">
            <text:p text:style-name="P1526">teach</text:p>
          </table:table-cell>
          <table:table-cell table:style-name="Table6.A2" office:value-type="string">
            <text:p text:style-name="P1527">taught</text:p>
          </table:table-cell>
          <table:table-cell table:style-name="Table6.D2" office:value-type="string">
            <text:p text:style-name="P1526">taught</text:p>
          </table:table-cell>
        </table:table-row>
        <table:table-row table:style-name="TableLine94802255232048">
          <table:table-cell table:style-name="Table6.A2" office:value-type="string">
            <text:p text:style-name="P1507">рассказывать</text:p>
          </table:table-cell>
          <table:table-cell table:style-name="Table6.A2" office:value-type="string">
            <text:p text:style-name="P1508">tell</text:p>
          </table:table-cell>
          <table:table-cell table:style-name="Table6.A2" office:value-type="string">
            <text:p text:style-name="P1508">told</text:p>
          </table:table-cell>
          <table:table-cell table:style-name="Table6.D2" office:value-type="string">
            <text:p text:style-name="P1507">told</text:p>
          </table:table-cell>
        </table:table-row>
        <table:table-row table:style-name="TableLine94802255247040">
          <table:table-cell table:style-name="Table6.A2" office:value-type="string">
            <text:p text:style-name="P1507">думать</text:p>
          </table:table-cell>
          <table:table-cell table:style-name="Table6.A2" office:value-type="string">
            <text:p text:style-name="P1508">think</text:p>
          </table:table-cell>
          <table:table-cell table:style-name="Table6.A2" office:value-type="string">
            <text:p text:style-name="P1508">thought</text:p>
          </table:table-cell>
          <table:table-cell table:style-name="Table6.D2" office:value-type="string">
            <text:p text:style-name="P1507">thought</text:p>
          </table:table-cell>
        </table:table-row>
        <table:table-row table:style-name="TableLine94802255250432">
          <table:table-cell table:style-name="Table6.A2" office:value-type="string">
            <text:p text:style-name="P1507">побеждать</text:p>
          </table:table-cell>
          <table:table-cell table:style-name="Table6.A2" office:value-type="string">
            <text:p text:style-name="P1508">win</text:p>
          </table:table-cell>
          <table:table-cell table:style-name="Table6.A2" office:value-type="string">
            <text:p text:style-name="P1508">won</text:p>
          </table:table-cell>
          <table:table-cell table:style-name="Table6.D2" office:value-type="string">
            <text:p text:style-name="P1507">won</text:p>
          </table:table-cell>
        </table:table-row>
        <table:table-row table:style-name="TableLine94802255252992">
          <table:table-cell table:style-name="Table6.A2" office:value-type="string">
            <text:p text:style-name="P1507">писать</text:p>
          </table:table-cell>
          <table:table-cell table:style-name="Table6.A2" office:value-type="string">
            <text:p text:style-name="P1508">write</text:p>
          </table:table-cell>
          <table:table-cell table:style-name="Table6.A2" office:value-type="string">
            <text:p text:style-name="P1508">wrote</text:p>
          </table:table-cell>
          <table:table-cell table:style-name="Table6.D2" office:value-type="string">
            <text:p text:style-name="P1507">written</text:p>
          </table:table-cell>
        </table:table-row>
      </table:table>
      <text:p text:style-name="P406"/>
      <text:p text:style-name="P406"/>
      <text:p text:style-name="P1276"><text:span text:style-name="T789">Отделить </text:span><text:span text:style-name="T790">грамматические</text:span><text:span text:style-name="T789"> правила от информации, которую нужно заучить</text:span></text:p>
      <text:p text:style-name="P407"><text:span text:style-name="T1489">(устойчивые связки, фразовые глаголы и т. п.; </text:span><text:span text:style-name="T1491">можно в таблицах</text:span><text:span text:style-name="T1490">).</text:span></text:p>
      <text:p text:style-name="P407"/>
      <text:p text:style-name="P415"><text:soft-page-break/>Нигде не упоминается про here <text:span text:style-name="T1553">(здесь)</text:span> и there <text:span text:style-name="T1553">(там/то)</text:span>. <text:span text:style-name="T1552">Слово there упоминается лишь в качестве формального подлежашего, но в текстах его можно встретить и как обстоятельство.</text:span></text:p>
      <text:p text:style-name="P415"><text:s/></text:p>
      <text:p text:style-name="P422">Не упоминается про everybody, everything, everywhere.</text:p>
      <text:p text:style-name="P421">Не упоминмается про then (тогда/<text:span text:style-name="T1554">потом/затем</text:span>).</text:p>
      <text:p text:style-name="P420">Не упоминается отдельно про from (от).</text:p>
      <text:p text:style-name="P423">Не упоминается про разницу между big и large, и про little и small.</text:p>
      <text:p text:style-name="P419"/>
      <text:p text:style-name="P416">Чем in отличается от into?</text:p>
      <text:p text:style-name="P416"/>
      <text:p text:style-name="P1334"><text:span text:style-name="T627">I was + I am = I have been</text:span><text:span text:style-name="T796"> (т. е. я был и есть). </text:span><text:span text:style-name="T797">Если к примеру Continouos </text:span><text:span text:style-name="T798">дословно </text:span><text:span text:style-name="T797">означает </text:span></text:p>
      <text:p text:style-name="P417">«я есть делающий то то». То <text:span text:style-name="T533">Perfect Continuous</text:span> означает «я был и есть делающий то то».</text:p>
      <text:p text:style-name="P1475"><text:span text:style-name="T796">(</text:span><text:span text:style-name="T757">насчет </text:span><text:span text:style-name="T799">правильности </text:span><text:span text:style-name="T797">«я был и есть делающий то то»</text:span><text:span text:style-name="T757"> узнать получше)</text:span></text:p>
      <text:p text:style-name="P418"/>
      <text:p text:style-name="P71"><text:span text:style-name="T1232">I </text:span><text:span text:style-name="T1239">have been</text:span><text:span text:style-name="T1232"> here all this time — Я </text:span><text:span text:style-name="T1239">(был и) нахожусь</text:span><text:span text:style-name="T1232"> здесь все это время.</text:span></text:p>
      <text:p text:style-name="P31"><text:span text:style-name="T1232">I </text:span><text:span text:style-name="T1239">have been learning</text:span><text:span text:style-name="T1232"> English for 2 years. </text:span><text:span text:style-name="T1233">—</text:span><text:span text:style-name="T1232"> Я </text:span><text:span text:style-name="T1239">учу</text:span><text:span text:style-name="T1232"> английский уже 2 года </text:span><text:span text:style-name="T1234">(т. е. учил и учу)</text:span></text:p>
      <text:p text:style-name="P418"/>
      <text:p text:style-name="P1336"><text:span text:style-name="T625">Job</text:span><text:span text:style-name="T800"> отличается от </text:span><text:span text:style-name="T626">w</text:span><text:span text:style-name="T625">ork</text:span><text:span text:style-name="T800"> тем, что является работой оплачеваемой, а </text:span><text:span text:style-name="T625">work</text:span><text:span text:style-name="T800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2-09T20:44:55.299407600</dc:date>
    <meta:editing-duration>P3DT18H6M56S</meta:editing-duration>
    <meta:editing-cycles>1687</meta:editing-cycles>
    <meta:generator>LibreOffice/6.4.7.2$Linux_X86_64 LibreOffice_project/40$Build-2</meta:generator>
    <meta:document-statistic meta:table-count="14" meta:image-count="0" meta:object-count="0" meta:page-count="66" meta:paragraph-count="2463" meta:word-count="19540" meta:character-count="122967" meta:non-whitespace-character-count="105160"/>
  </office:meta>
</office:document-meta>
</file>